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line-height="100%" fo:text-align="justify" style:justify-single-word="false"/>
      <style:text-properties officeooo:paragraph-rsid="0463bcf0"/>
    </style:style>
    <style:style style:name="P2" style:family="paragraph" style:parent-style-name="Standard">
      <style:paragraph-properties fo:margin-top="0.101cm" fo:margin-bottom="0.101cm" style:contextual-spacing="false" fo:line-height="100%" fo:text-align="justify" style:justify-single-word="false"/>
      <style:text-properties officeooo:paragraph-rsid="0492c7ad"/>
    </style:style>
    <style:style style:name="P3" style:family="paragraph" style:parent-style-name="Heading_20_1">
      <style:paragraph-properties fo:break-before="page"/>
    </style:style>
    <style:style style:name="P4" style:family="paragraph" style:parent-style-name="Standard" style:list-style-name="L1">
      <style:paragraph-properties fo:margin-top="0.101cm" fo:margin-bottom="0.101cm" style:contextual-spacing="false" fo:line-height="100%" fo:text-align="justify" style:justify-single-word="false"/>
      <style:text-properties officeooo:paragraph-rsid="0463bcf0"/>
    </style:style>
    <style:style style:name="P5" style:family="paragraph" style:parent-style-name="Standard" style:list-style-name="L2">
      <style:paragraph-properties fo:margin-top="0.101cm" fo:margin-bottom="0.101cm" style:contextual-spacing="false" fo:line-height="100%" fo:text-align="justify" style:justify-single-word="false"/>
      <style:text-properties officeooo:paragraph-rsid="0463bcf0"/>
    </style:style>
    <style:style style:name="P6" style:family="paragraph" style:parent-style-name="Standard">
      <style:paragraph-properties fo:margin-top="0.101cm" fo:margin-bottom="0.101cm" style:contextual-spacing="false" fo:line-height="100%" fo:text-align="justify" style:justify-single-word="false"/>
      <style:text-properties officeooo:paragraph-rsid="0499a8b2"/>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49b9255"/>
    </style:style>
    <style:style style:name="P8" style:family="paragraph" style:parent-style-name="Standard">
      <style:paragraph-properties fo:margin-top="0.101cm" fo:margin-bottom="0.101cm" style:contextual-spacing="false" fo:line-height="100%" fo:text-align="justify" style:justify-single-word="false"/>
      <style:text-properties officeooo:paragraph-rsid="049bc9c4"/>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4a395a9"/>
    </style:style>
    <style:style style:name="P10" style:family="paragraph" style:parent-style-name="Standard">
      <style:paragraph-properties fo:margin-top="0.101cm" fo:margin-bottom="0.101cm" style:contextual-spacing="false" fo:line-height="100%" fo:text-align="justify" style:justify-single-word="false"/>
      <style:text-properties officeooo:paragraph-rsid="049bbe81"/>
    </style:style>
    <style:style style:name="P11" style:family="paragraph" style:parent-style-name="Standard" style:list-style-name="L3">
      <style:paragraph-properties fo:margin-top="0.101cm" fo:margin-bottom="0.101cm" style:contextual-spacing="false" fo:line-height="100%" fo:text-align="justify" style:justify-single-word="false"/>
      <style:text-properties officeooo:paragraph-rsid="049e15b7"/>
    </style:style>
    <style:style style:name="P12" style:family="paragraph" style:parent-style-name="Standard">
      <style:paragraph-properties fo:margin-top="0.101cm" fo:margin-bottom="0.101cm" style:contextual-spacing="false" fo:line-height="100%" fo:text-align="justify" style:justify-single-word="false"/>
      <style:text-properties officeooo:paragraph-rsid="04c78199"/>
    </style:style>
    <style:style style:name="P13" style:family="paragraph" style:parent-style-name="Standard">
      <style:paragraph-properties fo:margin-top="0.101cm" fo:margin-bottom="0.101cm" style:contextual-spacing="false" fo:line-height="100%" fo:text-align="justify" style:justify-single-word="false"/>
      <style:text-properties officeooo:paragraph-rsid="046bf081"/>
    </style:style>
    <style:style style:name="P14" style:family="paragraph" style:parent-style-name="Standard">
      <style:paragraph-properties fo:margin-top="0.101cm" fo:margin-bottom="0.101cm" style:contextual-spacing="false" fo:line-height="100%" fo:text-align="justify" style:justify-single-word="false"/>
      <style:text-properties officeooo:paragraph-rsid="046d3bf0"/>
    </style:style>
    <style:style style:name="P15" style:family="paragraph" style:parent-style-name="Standard">
      <style:paragraph-properties fo:margin-top="0.101cm" fo:margin-bottom="0.101cm" style:contextual-spacing="false" fo:line-height="100%" fo:text-align="justify" style:justify-single-word="false"/>
      <style:text-properties officeooo:paragraph-rsid="0470207e"/>
    </style:style>
    <style:style style:name="P16" style:family="paragraph" style:parent-style-name="Standard">
      <style:paragraph-properties fo:margin-top="0.101cm" fo:margin-bottom="0.101cm" style:contextual-spacing="false" fo:line-height="100%" fo:text-align="justify" style:justify-single-word="false"/>
      <style:text-properties officeooo:paragraph-rsid="0470a835"/>
    </style:style>
    <style:style style:name="P17" style:family="paragraph" style:parent-style-name="Standard">
      <style:paragraph-properties fo:margin-top="0.101cm" fo:margin-bottom="0.101cm" style:contextual-spacing="false" fo:line-height="100%" fo:text-align="justify" style:justify-single-word="false"/>
      <style:text-properties officeooo:paragraph-rsid="04723c6f"/>
    </style:style>
    <style:style style:name="P18" style:family="paragraph" style:parent-style-name="Standard">
      <style:paragraph-properties fo:margin-top="0.101cm" fo:margin-bottom="0.101cm" style:contextual-spacing="false" fo:line-height="100%" fo:text-align="justify" style:justify-single-word="false"/>
      <style:text-properties officeooo:paragraph-rsid="04746dba"/>
    </style:style>
    <style:style style:name="P19" style:family="paragraph" style:parent-style-name="Standard">
      <style:paragraph-properties fo:margin-top="0.101cm" fo:margin-bottom="0.101cm" style:contextual-spacing="false" fo:line-height="100%" fo:text-align="justify" style:justify-single-word="false"/>
      <style:text-properties officeooo:paragraph-rsid="04d59d2e"/>
    </style:style>
    <style:style style:name="P20" style:family="paragraph" style:parent-style-name="Standard">
      <style:paragraph-properties fo:margin-top="0.101cm" fo:margin-bottom="0.101cm" style:contextual-spacing="false" fo:line-height="100%" fo:text-align="justify" style:justify-single-word="false"/>
      <style:text-properties officeooo:paragraph-rsid="04d9f083"/>
    </style:style>
    <style:style style:name="P21" style:family="paragraph" style:parent-style-name="Standard">
      <style:paragraph-properties fo:margin-top="0.101cm" fo:margin-bottom="0.101cm" style:contextual-spacing="false" fo:line-height="100%" fo:text-align="justify" style:justify-single-word="false"/>
      <style:text-properties officeooo:paragraph-rsid="0476d590"/>
    </style:style>
    <style:style style:name="P22" style:family="paragraph" style:parent-style-name="Standard">
      <style:paragraph-properties fo:margin-top="0.101cm" fo:margin-bottom="0.101cm" style:contextual-spacing="false" fo:line-height="100%" fo:text-align="justify" style:justify-single-word="false"/>
      <style:text-properties officeooo:paragraph-rsid="046681af"/>
    </style:style>
    <style:style style:name="P23" style:family="paragraph" style:parent-style-name="Standard">
      <style:paragraph-properties fo:margin-top="0.101cm" fo:margin-bottom="0.101cm" style:contextual-spacing="false" fo:line-height="100%" fo:text-align="justify" style:justify-single-word="false"/>
      <style:text-properties officeooo:paragraph-rsid="04be035e"/>
    </style:style>
    <style:style style:name="P24" style:family="paragraph" style:parent-style-name="Standard">
      <style:paragraph-properties fo:margin-top="0.101cm" fo:margin-bottom="0.101cm" style:contextual-spacing="false" fo:line-height="100%" fo:text-align="justify" style:justify-single-word="false"/>
      <style:text-properties officeooo:paragraph-rsid="047cd3c6"/>
    </style:style>
    <style:style style:name="P25" style:family="paragraph" style:parent-style-name="Standard">
      <style:paragraph-properties fo:margin-top="0.101cm" fo:margin-bottom="0.101cm" style:contextual-spacing="false" fo:line-height="100%" fo:text-align="justify" style:justify-single-word="false"/>
      <style:text-properties officeooo:paragraph-rsid="047eacde"/>
    </style:style>
    <style:style style:name="P26" style:family="paragraph" style:parent-style-name="Standard">
      <style:paragraph-properties fo:margin-top="0.101cm" fo:margin-bottom="0.101cm" style:contextual-spacing="false" fo:line-height="100%" fo:text-align="justify" style:justify-single-word="false"/>
      <style:text-properties officeooo:paragraph-rsid="04814f94"/>
    </style:style>
    <style:style style:name="P27" style:family="paragraph" style:parent-style-name="Standard">
      <style:paragraph-properties fo:margin-top="0.101cm" fo:margin-bottom="0.101cm" style:contextual-spacing="false" fo:line-height="100%" fo:text-align="justify" style:justify-single-word="false"/>
      <style:text-properties officeooo:paragraph-rsid="0482b0c8"/>
    </style:style>
    <style:style style:name="P28" style:family="paragraph" style:parent-style-name="Standard">
      <style:paragraph-properties fo:margin-top="0.101cm" fo:margin-bottom="0.101cm" style:contextual-spacing="false" fo:line-height="100%" fo:text-align="justify" style:justify-single-word="false"/>
      <style:text-properties officeooo:paragraph-rsid="0483c571"/>
    </style:style>
    <style:style style:name="P29" style:family="paragraph" style:parent-style-name="Standard">
      <style:paragraph-properties fo:margin-top="0.101cm" fo:margin-bottom="0.101cm" style:contextual-spacing="false" fo:line-height="100%" fo:text-align="justify" style:justify-single-word="false"/>
      <style:text-properties officeooo:paragraph-rsid="048565ba"/>
    </style:style>
    <style:style style:name="P30" style:family="paragraph" style:parent-style-name="Standard">
      <style:paragraph-properties fo:margin-top="0.101cm" fo:margin-bottom="0.101cm" style:contextual-spacing="false" fo:line-height="100%" fo:text-align="justify" style:justify-single-word="false"/>
      <style:text-properties officeooo:paragraph-rsid="04857214"/>
    </style:style>
    <style:style style:name="P31" style:family="paragraph" style:parent-style-name="Standard">
      <style:paragraph-properties fo:margin-top="0.101cm" fo:margin-bottom="0.101cm" style:contextual-spacing="false" fo:line-height="100%" fo:text-align="justify" style:justify-single-word="false"/>
      <style:text-properties officeooo:paragraph-rsid="0485b05e"/>
    </style:style>
    <style:style style:name="P32" style:family="paragraph" style:parent-style-name="Standard">
      <style:paragraph-properties fo:margin-top="0.101cm" fo:margin-bottom="0.101cm" style:contextual-spacing="false" fo:line-height="100%" fo:text-align="justify" style:justify-single-word="false"/>
      <style:text-properties officeooo:paragraph-rsid="0485c85f"/>
    </style:style>
    <style:style style:name="P33" style:family="paragraph" style:parent-style-name="Standard">
      <style:paragraph-properties fo:margin-top="0.101cm" fo:margin-bottom="0.101cm" style:contextual-spacing="false" fo:line-height="100%" fo:text-align="justify" style:justify-single-word="false"/>
      <style:text-properties officeooo:paragraph-rsid="04860429"/>
    </style:style>
    <style:style style:name="P34" style:family="paragraph" style:parent-style-name="Standard">
      <style:paragraph-properties fo:margin-top="0.101cm" fo:margin-bottom="0.101cm" style:contextual-spacing="false" fo:line-height="100%" fo:text-align="justify" style:justify-single-word="false"/>
      <style:text-properties officeooo:paragraph-rsid="048786d6"/>
    </style:style>
    <style:style style:name="P35" style:family="paragraph" style:parent-style-name="Standard">
      <style:paragraph-properties fo:margin-top="0.101cm" fo:margin-bottom="0.101cm" style:contextual-spacing="false" fo:line-height="100%" fo:text-align="justify" style:justify-single-word="false"/>
      <style:text-properties officeooo:paragraph-rsid="0487a7ed"/>
    </style:style>
    <style:style style:name="P36" style:family="paragraph" style:parent-style-name="Standard">
      <style:paragraph-properties fo:margin-top="0.101cm" fo:margin-bottom="0.101cm" style:contextual-spacing="false" fo:line-height="100%" fo:text-align="justify" style:justify-single-word="false"/>
      <style:text-properties officeooo:paragraph-rsid="0489542c"/>
    </style:style>
    <style:style style:name="P37" style:family="paragraph" style:parent-style-name="Standard">
      <style:paragraph-properties fo:margin-top="0.101cm" fo:margin-bottom="0.101cm" style:contextual-spacing="false" fo:line-height="100%" fo:text-align="justify" style:justify-single-word="false"/>
      <style:text-properties officeooo:paragraph-rsid="048c04b4"/>
    </style:style>
    <style:style style:name="P38" style:family="paragraph" style:parent-style-name="Standard">
      <style:paragraph-properties fo:margin-top="0.101cm" fo:margin-bottom="0.101cm" style:contextual-spacing="false" fo:line-height="100%" fo:text-align="justify" style:justify-single-word="false"/>
      <style:text-properties officeooo:paragraph-rsid="048c80e9"/>
    </style:style>
    <style:style style:name="P39" style:family="paragraph" style:parent-style-name="Standard">
      <style:paragraph-properties fo:margin-top="0.101cm" fo:margin-bottom="0.101cm" style:contextual-spacing="false" fo:line-height="100%" fo:text-align="justify" style:justify-single-word="false"/>
      <style:text-properties officeooo:paragraph-rsid="0490ae38"/>
    </style:style>
    <style:style style:name="P40" style:family="paragraph" style:parent-style-name="Standard">
      <style:paragraph-properties fo:margin-top="0.101cm" fo:margin-bottom="0.101cm" style:contextual-spacing="false" fo:line-height="100%" fo:text-align="justify" style:justify-single-word="false"/>
      <style:text-properties officeooo:paragraph-rsid="0492c5d9"/>
    </style:style>
    <style:style style:name="P41" style:family="paragraph" style:parent-style-name="Standard">
      <style:paragraph-properties fo:margin-top="0.101cm" fo:margin-bottom="0.101cm" style:contextual-spacing="false" fo:line-height="100%" fo:text-align="justify" style:justify-single-word="false"/>
      <style:text-properties officeooo:paragraph-rsid="0495ac24"/>
    </style:style>
    <style:style style:name="P42" style:family="paragraph" style:parent-style-name="Standard">
      <style:paragraph-properties fo:margin-top="0.101cm" fo:margin-bottom="0.101cm" style:contextual-spacing="false" fo:line-height="100%" fo:text-align="justify" style:justify-single-word="false"/>
      <style:text-properties officeooo:paragraph-rsid="04973912"/>
    </style:style>
    <style:style style:name="P43" style:family="paragraph" style:parent-style-name="Standard">
      <style:paragraph-properties fo:margin-top="0.101cm" fo:margin-bottom="0.101cm" style:contextual-spacing="false" fo:line-height="100%" fo:text-align="justify" style:justify-single-word="false"/>
      <style:text-properties officeooo:paragraph-rsid="04a74f15"/>
    </style:style>
    <style:style style:name="P44" style:family="paragraph" style:parent-style-name="Standard">
      <style:paragraph-properties fo:margin-top="0.101cm" fo:margin-bottom="0.101cm" style:contextual-spacing="false" fo:line-height="100%" fo:text-align="justify" style:justify-single-word="false"/>
      <style:text-properties officeooo:paragraph-rsid="04b5bee2"/>
    </style:style>
    <style:style style:name="P45" style:family="paragraph" style:parent-style-name="Standard">
      <style:paragraph-properties fo:margin-top="0.101cm" fo:margin-bottom="0.101cm" style:contextual-spacing="false" fo:line-height="100%" fo:text-align="justify" style:justify-single-word="false"/>
      <style:text-properties officeooo:paragraph-rsid="04bb1fef"/>
    </style:style>
    <style:style style:name="P46" style:family="paragraph" style:parent-style-name="Standard">
      <style:paragraph-properties fo:margin-top="0.101cm" fo:margin-bottom="0.101cm" style:contextual-spacing="false" fo:line-height="100%" fo:text-align="justify" style:justify-single-word="false"/>
      <style:text-properties officeooo:paragraph-rsid="04c1b99c"/>
    </style:style>
    <style:style style:name="P47" style:family="paragraph" style:parent-style-name="Standard">
      <style:paragraph-properties fo:margin-top="0.101cm" fo:margin-bottom="0.101cm" style:contextual-spacing="false" fo:line-height="100%" fo:text-align="justify" style:justify-single-word="false"/>
      <style:text-properties officeooo:paragraph-rsid="04c33c83"/>
    </style:style>
    <style:style style:name="P48" style:family="paragraph" style:parent-style-name="Standard">
      <style:paragraph-properties fo:margin-top="0.101cm" fo:margin-bottom="0.101cm" style:contextual-spacing="false" fo:line-height="100%" fo:text-align="justify" style:justify-single-word="false"/>
      <style:text-properties officeooo:paragraph-rsid="04c83c34"/>
    </style:style>
    <style:style style:name="P49" style:family="paragraph" style:parent-style-name="Standard">
      <style:paragraph-properties fo:margin-top="0.101cm" fo:margin-bottom="0.101cm" style:contextual-spacing="false" fo:line-height="100%" fo:text-align="justify" style:justify-single-word="false"/>
      <style:text-properties officeooo:paragraph-rsid="04c8fc3f"/>
    </style:style>
    <style:style style:name="P50" style:family="paragraph" style:parent-style-name="Standard">
      <style:paragraph-properties fo:margin-top="0.101cm" fo:margin-bottom="0.101cm" style:contextual-spacing="false" fo:line-height="100%" fo:text-align="justify" style:justify-single-word="false"/>
      <style:text-properties officeooo:paragraph-rsid="04c96999"/>
    </style:style>
    <style:style style:name="P51" style:family="paragraph" style:parent-style-name="Standard">
      <style:paragraph-properties fo:margin-top="0.101cm" fo:margin-bottom="0.101cm" style:contextual-spacing="false" fo:line-height="100%" fo:text-align="justify" style:justify-single-word="false"/>
      <style:text-properties officeooo:paragraph-rsid="04cb5577"/>
    </style:style>
    <style:style style:name="P52" style:family="paragraph" style:parent-style-name="Standard">
      <style:paragraph-properties fo:margin-top="0.101cm" fo:margin-bottom="0.101cm" style:contextual-spacing="false" fo:line-height="100%" fo:text-align="justify" style:justify-single-word="false"/>
      <style:text-properties officeooo:paragraph-rsid="04ccbde1"/>
    </style:style>
    <style:style style:name="P53" style:family="paragraph" style:parent-style-name="Standard">
      <style:paragraph-properties fo:margin-top="0.101cm" fo:margin-bottom="0.101cm" style:contextual-spacing="false" fo:line-height="100%" fo:text-align="justify" style:justify-single-word="false"/>
      <style:text-properties officeooo:paragraph-rsid="04d2e6b5"/>
    </style:style>
    <style:style style:name="P54" style:family="paragraph" style:parent-style-name="Standard">
      <style:paragraph-properties fo:margin-top="0.101cm" fo:margin-bottom="0.101cm" style:contextual-spacing="false" fo:line-height="100%" fo:text-align="justify" style:justify-single-word="false"/>
      <style:text-properties officeooo:paragraph-rsid="04d3fc08"/>
    </style:style>
    <style:style style:name="P55" style:family="paragraph" style:parent-style-name="Standard">
      <style:paragraph-properties fo:margin-top="0.101cm" fo:margin-bottom="0.101cm" style:contextual-spacing="false" fo:line-height="100%" fo:text-align="justify" style:justify-single-word="false"/>
      <style:text-properties officeooo:paragraph-rsid="04d42e57"/>
    </style:style>
    <style:style style:name="T1" style:family="text">
      <style:text-properties fo:language="de" fo:country="AT" style:script-type="latin"/>
    </style:style>
    <style:style style:name="T2" style:family="text">
      <style:text-properties fo:language="de" fo:country="AT" fo:font-style="normal" style:text-underline-style="none" fo:font-weight="normal" officeooo:rsid="0465b5b4" style:language-asian="zxx" style:country-asian="none" style:font-style-asian="normal" style:font-weight-asian="normal" style:language-complex="zxx" style:country-complex="none" style:font-style-complex="normal" style:font-weight-complex="normal" style:script-type="latin"/>
    </style:style>
    <style:style style:name="T3" style:family="text">
      <style:text-properties fo:language="de" fo:country="AT" fo:font-style="italic" style:text-underline-style="none" fo:font-weight="normal" officeooo:rsid="0465b5b4" style:language-asian="zxx" style:country-asian="none" style:font-style-asian="italic" style:font-weight-asian="normal" style:language-complex="zxx" style:country-complex="none" style:font-style-complex="italic" style:font-weight-complex="normal" style:script-type="latin"/>
    </style:style>
    <style:style style:name="T4" style:family="text">
      <style:text-properties fo:language="de" fo:country="AT" fo:font-style="italic" style:text-underline-style="none" fo:font-weight="normal" officeooo:rsid="049ffbc2" style:language-asian="zxx" style:country-asian="none" style:font-style-asian="italic" style:font-weight-asian="normal" style:language-complex="zxx" style:country-complex="none" style:font-style-complex="italic" style:font-weight-complex="normal" style:script-type="latin"/>
    </style:style>
    <style:style style:name="T5" style:family="text">
      <style:text-properties fo:language="de" fo:country="AT" fo:font-style="normal" style:text-underline-style="none" fo:font-weight="normal" officeooo:rsid="0492c7ad" style:language-asian="zxx" style:country-asian="none" style:font-style-asian="normal" style:font-weight-asian="normal" style:language-complex="zxx" style:country-complex="none" style:font-style-complex="normal" style:font-weight-complex="normal" style:script-type="latin"/>
    </style:style>
    <style:style style:name="T6" style:family="text">
      <style:text-properties fo:language="de" fo:country="AT" fo:font-style="normal" style:text-underline-style="none" fo:font-weight="normal" officeooo:rsid="04b5259d" style:language-asian="zxx" style:country-asian="none" style:font-style-asian="normal" style:font-weight-asian="normal" style:language-complex="zxx" style:country-complex="none" style:font-style-complex="normal" style:font-weight-complex="normal" style:script-type="latin"/>
    </style:style>
    <style:style style:name="T7" style:family="text">
      <style:text-properties fo:language="de" fo:country="AT" fo:font-style="normal" style:text-underline-style="none" fo:font-weight="normal" officeooo:rsid="04a11b5f" style:language-asian="zxx" style:country-asian="none" style:font-style-asian="normal" style:font-weight-asian="normal" style:language-complex="zxx" style:country-complex="none" style:font-style-complex="normal" style:font-weight-complex="normal" style:script-type="latin"/>
    </style:style>
    <style:style style:name="T8" style:family="text">
      <style:text-properties fo:language="de" fo:country="AT" fo:font-style="normal" style:text-underline-style="none" fo:font-weight="normal" officeooo:rsid="049c4bc4" style:language-asian="zxx" style:country-asian="none" style:font-style-asian="normal" style:font-weight-asian="normal" style:language-complex="zxx" style:country-complex="none" style:font-style-complex="normal" style:font-weight-complex="normal" style:script-type="latin"/>
    </style:style>
    <style:style style:name="T9" style:family="text">
      <style:text-properties fo:language="de" fo:country="AT" fo:font-style="normal" style:text-underline-style="none" fo:font-weight="normal" officeooo:rsid="0499a8b2" style:language-asian="zxx" style:country-asian="none" style:font-style-asian="normal" style:font-weight-asian="normal" style:language-complex="zxx" style:country-complex="none" style:font-style-complex="normal" style:font-weight-complex="normal" style:script-type="latin"/>
    </style:style>
    <style:style style:name="T10" style:family="text">
      <style:text-properties fo:language="de" fo:country="AT" fo:font-style="normal" style:text-underline-style="none" fo:font-weight="normal" officeooo:rsid="049aee19" style:language-asian="zxx" style:country-asian="none" style:font-style-asian="normal" style:font-weight-asian="normal" style:language-complex="zxx" style:country-complex="none" style:font-style-complex="normal" style:font-weight-complex="normal" style:script-type="latin"/>
    </style:style>
    <style:style style:name="T11" style:family="text">
      <style:text-properties fo:language="de" fo:country="AT" fo:font-style="normal" style:text-underline-style="none" fo:font-weight="normal" officeooo:rsid="049b9255" style:language-asian="zxx" style:country-asian="none" style:font-style-asian="normal" style:font-weight-asian="normal" style:language-complex="zxx" style:country-complex="none" style:font-style-complex="normal" style:font-weight-complex="normal" style:script-type="latin"/>
    </style:style>
    <style:style style:name="T12" style:family="text">
      <style:text-properties fo:language="de" fo:country="AT" fo:font-style="normal" style:text-underline-style="none" fo:font-weight="bold" officeooo:rsid="049b9255" style:language-asian="zxx" style:country-asian="none" style:font-style-asian="normal" style:font-weight-asian="bold" style:language-complex="zxx" style:country-complex="none" style:font-style-complex="normal" style:font-weight-complex="bold" style:script-type="latin"/>
    </style:style>
    <style:style style:name="T13" style:family="text">
      <style:text-properties fo:language="de" fo:country="AT" fo:font-style="normal" style:text-underline-style="none" fo:font-weight="bold" officeooo:rsid="04a8a2b3" style:language-asian="zxx" style:country-asian="none" style:font-style-asian="normal" style:font-weight-asian="bold" style:language-complex="zxx" style:country-complex="none" style:font-style-complex="normal" style:font-weight-complex="bold" style:script-type="latin"/>
    </style:style>
    <style:style style:name="T14" style:family="text">
      <style:text-properties fo:language="de" fo:country="AT" fo:font-style="normal" style:text-underline-style="none" fo:font-weight="normal" officeooo:rsid="049bc9c4" style:language-asian="zxx" style:country-asian="none" style:font-style-asian="normal" style:font-weight-asian="normal" style:language-complex="zxx" style:country-complex="none" style:font-style-complex="normal" style:font-weight-complex="normal" style:script-type="latin"/>
    </style:style>
    <style:style style:name="T15" style:family="text">
      <style:text-properties fo:language="de" fo:country="AT" fo:font-style="normal" style:text-underline-style="none" fo:font-weight="normal" officeooo:rsid="04a395a9" style:language-asian="zxx" style:country-asian="none" style:font-style-asian="normal" style:font-weight-asian="normal" style:language-complex="zxx" style:country-complex="none" style:font-style-complex="normal" style:font-weight-complex="normal" style:script-type="latin"/>
    </style:style>
    <style:style style:name="T16" style:family="text">
      <style:text-properties fo:language="de" fo:country="AT" fo:font-style="normal" style:text-underline-style="none" fo:font-weight="bold" officeooo:rsid="0465b5b4" style:language-asian="zxx" style:country-asian="none" style:font-style-asian="normal" style:font-weight-asian="bold" style:language-complex="zxx" style:country-complex="none" style:font-style-complex="normal" style:font-weight-complex="bold" style:script-type="latin"/>
    </style:style>
    <style:style style:name="T17" style:family="text">
      <style:text-properties fo:language="de" fo:country="AT" fo:font-style="normal" style:text-underline-style="none" fo:font-weight="normal" officeooo:rsid="049bbe81" style:language-asian="zxx" style:country-asian="none" style:font-style-asian="normal" style:font-weight-asian="normal" style:language-complex="zxx" style:country-complex="none" style:font-style-complex="normal" style:font-weight-complex="normal" style:script-type="latin"/>
    </style:style>
    <style:style style:name="T18" style:family="text">
      <style:text-properties fo:language="de" fo:country="AT" fo:font-style="normal" style:text-underline-style="none" fo:font-weight="normal" officeooo:rsid="04a501df" style:language-asian="zxx" style:country-asian="none" style:font-style-asian="normal" style:font-weight-asian="normal" style:language-complex="zxx" style:country-complex="none" style:font-style-complex="normal" style:font-weight-complex="normal" style:script-type="latin"/>
    </style:style>
    <style:style style:name="T19" style:family="text">
      <style:text-properties fo:language="de" fo:country="AT" fo:font-style="normal" style:text-underline-style="none" fo:font-weight="normal" officeooo:rsid="049e15b7" style:language-asian="zxx" style:country-asian="none" style:font-style-asian="normal" style:font-weight-asian="normal" style:language-complex="zxx" style:country-complex="none" style:font-style-complex="normal" style:font-weight-complex="normal" style:script-type="latin"/>
    </style:style>
    <style:style style:name="T20" style:family="text">
      <style:text-properties fo:language="de" fo:country="AT" fo:font-style="normal" style:text-underline-style="none" fo:font-weight="normal" officeooo:rsid="048a508a" style:language-asian="zxx" style:country-asian="none" style:font-style-asian="normal" style:font-weight-asian="normal" style:language-complex="zxx" style:country-complex="none" style:font-style-complex="normal" style:font-weight-complex="normal" style:script-type="latin"/>
    </style:style>
    <style:style style:name="T21" style:family="text">
      <style:text-properties fo:language="de" fo:country="AT" fo:font-style="normal" style:text-underline-style="none" fo:font-weight="normal" officeooo:rsid="049f9156" style:language-asian="zxx" style:country-asian="none" style:font-style-asian="normal" style:font-weight-asian="normal" style:language-complex="zxx" style:country-complex="none" style:font-style-complex="normal" style:font-weight-complex="normal" style:script-type="latin"/>
    </style:style>
    <style:style style:name="T22" style:family="text">
      <style:text-properties fo:language="de" fo:country="AT" fo:font-style="normal" style:text-underline-style="none" fo:font-weight="normal" officeooo:rsid="04ab0e66" style:language-asian="zxx" style:country-asian="none" style:font-style-asian="normal" style:font-weight-asian="normal" style:language-complex="zxx" style:country-complex="none" style:font-style-complex="normal" style:font-weight-complex="normal" style:script-type="latin"/>
    </style:style>
    <style:style style:name="T23" style:family="text">
      <style:text-properties fo:language="de" fo:country="AT" fo:font-style="normal" style:text-underline-style="none" fo:font-weight="normal" officeooo:rsid="04b08132" style:language-asian="zxx" style:country-asian="none" style:font-style-asian="normal" style:font-weight-asian="normal" style:language-complex="zxx" style:country-complex="none" style:font-style-complex="normal" style:font-weight-complex="normal" style:script-type="latin"/>
    </style:style>
    <style:style style:name="T24" style:family="text">
      <style:text-properties fo:language="de" fo:country="AT" fo:font-style="normal" style:text-underline-style="none" fo:font-weight="normal" officeooo:rsid="04accbee" style:language-asian="zxx" style:country-asian="none" style:font-style-asian="normal" style:font-weight-asian="normal" style:language-complex="zxx" style:country-complex="none" style:font-style-complex="normal" style:font-weight-complex="normal" style:script-type="latin"/>
    </style:style>
    <style:style style:name="T25" style:family="text">
      <style:text-properties fo:language="de" fo:country="AT" fo:font-style="normal" style:text-underline-style="none" fo:font-weight="normal" officeooo:rsid="04b0f1ca" style:language-asian="zxx" style:country-asian="none" style:font-style-asian="normal" style:font-weight-asian="normal" style:language-complex="zxx" style:country-complex="none" style:font-style-complex="normal" style:font-weight-complex="normal" style:script-type="latin"/>
    </style:style>
    <style:style style:name="T26" style:family="text">
      <style:text-properties fo:language="de" fo:country="AT" fo:font-style="normal" style:text-underline-style="none" fo:font-weight="normal" officeooo:rsid="04b191d5" style:language-asian="zxx" style:country-asian="none" style:font-style-asian="normal" style:font-weight-asian="normal" style:language-complex="zxx" style:country-complex="none" style:font-style-complex="normal" style:font-weight-complex="normal" style:script-type="latin"/>
    </style:style>
    <style:style style:name="T27" style:family="text">
      <style:text-properties fo:language="de" fo:country="AT" fo:font-style="normal" style:text-underline-style="none" fo:font-weight="normal" officeooo:rsid="04b2c1b0" style:language-asian="zxx" style:country-asian="none" style:font-style-asian="normal" style:font-weight-asian="normal" style:language-complex="zxx" style:country-complex="none" style:font-style-complex="normal" style:font-weight-complex="normal" style:script-type="latin"/>
    </style:style>
    <style:style style:name="T28" style:family="text">
      <style:text-properties fo:language="de" fo:country="AT" fo:font-style="normal" style:text-underline-style="none" fo:font-weight="normal" officeooo:rsid="04b34244" style:language-asian="zxx" style:country-asian="none" style:font-style-asian="normal" style:font-weight-asian="normal" style:language-complex="zxx" style:country-complex="none" style:font-style-complex="normal" style:font-weight-complex="normal" style:script-type="latin"/>
    </style:style>
    <style:style style:name="T29" style:family="text">
      <style:text-properties fo:language="de" fo:country="AT" fo:font-style="normal" style:text-underline-style="none" fo:font-weight="normal" officeooo:rsid="04ae351d" style:language-asian="zxx" style:country-asian="none" style:font-style-asian="normal" style:font-weight-asian="normal" style:language-complex="zxx" style:country-complex="none" style:font-style-complex="normal" style:font-weight-complex="normal" style:script-type="latin"/>
    </style:style>
    <style:style style:name="T30" style:family="text">
      <style:text-properties fo:language="de" fo:country="AT" fo:font-style="normal" style:text-underline-style="none" fo:font-weight="normal" officeooo:rsid="04aedb63" style:language-asian="zxx" style:country-asian="none" style:font-style-asian="normal" style:font-weight-asian="normal" style:language-complex="zxx" style:country-complex="none" style:font-style-complex="normal" style:font-weight-complex="normal" style:script-type="latin"/>
    </style:style>
    <style:style style:name="T31" style:family="text">
      <style:text-properties fo:language="de" fo:country="AT" fo:font-style="normal" style:text-underline-style="none" fo:font-weight="normal" officeooo:rsid="04b87b3a" style:language-asian="zxx" style:country-asian="none" style:font-style-asian="normal" style:font-weight-asian="normal" style:language-complex="zxx" style:country-complex="none" style:font-style-complex="normal" style:font-weight-complex="normal" style:script-type="latin"/>
    </style:style>
    <style:style style:name="T32" style:family="text">
      <style:text-properties fo:language="de" fo:country="AT" fo:font-style="normal" style:text-underline-style="none" fo:font-weight="normal" officeooo:rsid="04b6ad7c" style:language-asian="zxx" style:country-asian="none" style:font-style-asian="normal" style:font-weight-asian="normal" style:language-complex="zxx" style:country-complex="none" style:font-style-complex="normal" style:font-weight-complex="normal" style:script-type="latin"/>
    </style:style>
    <style:style style:name="T33" style:family="text">
      <style:text-properties fo:language="de" fo:country="AT" fo:font-style="italic" style:text-underline-style="none" fo:font-weight="normal" officeooo:rsid="04cf858e" style:language-asian="zxx" style:country-asian="none" style:font-style-asian="italic" style:font-weight-asian="normal" style:language-complex="zxx" style:country-complex="none" style:font-style-complex="italic" style:font-weight-complex="normal" style:script-type="latin"/>
    </style:style>
    <style:style style:name="T34" style:family="text">
      <style:text-properties fo:language="de" fo:country="AT" fo:font-style="normal" style:text-underline-style="none" fo:font-weight="normal" officeooo:rsid="046bf081" style:language-asian="zxx" style:country-asian="none" style:font-style-asian="normal" style:font-weight-asian="normal" style:language-complex="zxx" style:country-complex="none" style:font-style-complex="normal" style:font-weight-complex="normal" style:script-type="latin"/>
    </style:style>
    <style:style style:name="T35" style:family="text">
      <style:text-properties fo:language="de" fo:country="AT" fo:font-style="normal" style:text-underline-style="none" fo:font-weight="normal" officeooo:rsid="046d3bf0" style:language-asian="zxx" style:country-asian="none" style:font-style-asian="normal" style:font-weight-asian="normal" style:language-complex="zxx" style:country-complex="none" style:font-style-complex="normal" style:font-weight-complex="normal" style:script-type="latin"/>
    </style:style>
    <style:style style:name="T36" style:family="text">
      <style:text-properties fo:language="de" fo:country="AT" fo:font-style="normal" style:text-underline-style="none" fo:font-weight="normal" officeooo:rsid="0470207e" style:language-asian="zxx" style:country-asian="none" style:font-style-asian="normal" style:font-weight-asian="normal" style:language-complex="zxx" style:country-complex="none" style:font-style-complex="normal" style:font-weight-complex="normal" style:script-type="latin"/>
    </style:style>
    <style:style style:name="T37" style:family="text">
      <style:text-properties fo:language="de" fo:country="AT" fo:font-style="normal" style:text-underline-style="none" fo:font-weight="normal" officeooo:rsid="04814f94" style:language-asian="zxx" style:country-asian="none" style:font-style-asian="normal" style:font-weight-asian="normal" style:language-complex="zxx" style:country-complex="none" style:font-style-complex="normal" style:font-weight-complex="normal" style:script-type="latin"/>
    </style:style>
    <style:style style:name="T38" style:family="text">
      <style:text-properties fo:language="de" fo:country="AT" fo:font-style="normal" style:text-underline-style="none" fo:font-weight="normal" officeooo:rsid="04716983" style:language-asian="zxx" style:country-asian="none" style:font-style-asian="normal" style:font-weight-asian="normal" style:language-complex="zxx" style:country-complex="none" style:font-style-complex="normal" style:font-weight-complex="normal" style:script-type="latin"/>
    </style:style>
    <style:style style:name="T39" style:family="text">
      <style:text-properties fo:language="de" fo:country="AT" fo:font-style="normal" style:text-underline-style="none" fo:font-weight="normal" officeooo:rsid="04746dba" style:language-asian="zxx" style:country-asian="none" style:font-style-asian="normal" style:font-weight-asian="normal" style:language-complex="zxx" style:country-complex="none" style:font-style-complex="normal" style:font-weight-complex="normal" style:script-type="latin"/>
    </style:style>
    <style:style style:name="T40" style:family="text">
      <style:text-properties fo:language="de" fo:country="AT" fo:font-style="normal" style:text-underline-style="none" fo:font-weight="normal" officeooo:rsid="0470a835" style:language-asian="zxx" style:country-asian="none" style:font-style-asian="normal" style:font-weight-asian="normal" style:language-complex="zxx" style:country-complex="none" style:font-style-complex="normal" style:font-weight-complex="normal" style:script-type="latin"/>
    </style:style>
    <style:style style:name="T41" style:family="text">
      <style:text-properties fo:language="de" fo:country="AT" fo:font-style="normal" style:text-underline-style="none" fo:font-weight="normal" officeooo:rsid="04723c6f" style:language-asian="zxx" style:country-asian="none" style:font-style-asian="normal" style:font-weight-asian="normal" style:language-complex="zxx" style:country-complex="none" style:font-style-complex="normal" style:font-weight-complex="normal" style:script-type="latin"/>
    </style:style>
    <style:style style:name="T42" style:family="text">
      <style:text-properties fo:language="de" fo:country="AT" fo:font-style="normal" style:text-underline-style="none" fo:font-weight="normal" officeooo:rsid="047a578b" style:language-asian="zxx" style:country-asian="none" style:font-style-asian="normal" style:font-weight-asian="normal" style:language-complex="zxx" style:country-complex="none" style:font-style-complex="normal" style:font-weight-complex="normal" style:script-type="latin"/>
    </style:style>
    <style:style style:name="T43" style:family="text">
      <style:text-properties fo:language="de" fo:country="AT" fo:font-style="normal" style:text-underline-style="none" fo:font-weight="normal" officeooo:rsid="047268d1" style:language-asian="zxx" style:country-asian="none" style:font-style-asian="normal" style:font-weight-asian="normal" style:language-complex="zxx" style:country-complex="none" style:font-style-complex="normal" style:font-weight-complex="normal" style:script-type="latin"/>
    </style:style>
    <style:style style:name="T44" style:family="text">
      <style:text-properties fo:language="de" fo:country="AT" fo:font-style="normal" style:text-underline-style="none" fo:font-weight="normal" officeooo:rsid="0472892e" style:language-asian="zxx" style:country-asian="none" style:font-style-asian="normal" style:font-weight-asian="normal" style:language-complex="zxx" style:country-complex="none" style:font-style-complex="normal" style:font-weight-complex="normal" style:script-type="latin"/>
    </style:style>
    <style:style style:name="T45" style:family="text">
      <style:text-properties fo:language="de" fo:country="AT" fo:font-style="normal" style:text-underline-style="none" fo:font-weight="normal" officeooo:rsid="0473ba45" style:language-asian="zxx" style:country-asian="none" style:font-style-asian="normal" style:font-weight-asian="normal" style:language-complex="zxx" style:country-complex="none" style:font-style-complex="normal" style:font-weight-complex="normal" style:script-type="latin"/>
    </style:style>
    <style:style style:name="T46" style:family="text">
      <style:text-properties fo:language="de" fo:country="AT" fo:font-style="normal" style:text-underline-style="none" fo:font-weight="normal" officeooo:rsid="04d59d2e" style:language-asian="zxx" style:country-asian="none" style:font-style-asian="normal" style:font-weight-asian="normal" style:language-complex="zxx" style:country-complex="none" style:font-style-complex="normal" style:font-weight-complex="normal" style:script-type="latin"/>
    </style:style>
    <style:style style:name="T47" style:family="text">
      <style:text-properties fo:language="de" fo:country="AT" fo:font-style="normal" style:text-underline-style="none" fo:font-weight="normal" officeooo:rsid="04d94b91" style:language-asian="zxx" style:country-asian="none" style:font-style-asian="normal" style:font-weight-asian="normal" style:language-complex="zxx" style:country-complex="none" style:font-style-complex="normal" style:font-weight-complex="normal" style:script-type="latin"/>
    </style:style>
    <style:style style:name="T48" style:family="text">
      <style:text-properties fo:language="de" fo:country="AT" fo:font-style="normal" style:text-underline-style="none" fo:font-weight="normal" officeooo:rsid="04d6f305" style:language-asian="zxx" style:country-asian="none" style:font-style-asian="normal" style:font-weight-asian="normal" style:language-complex="zxx" style:country-complex="none" style:font-style-complex="normal" style:font-weight-complex="normal" style:script-type="latin"/>
    </style:style>
    <style:style style:name="T49" style:family="text">
      <style:text-properties fo:language="de" fo:country="AT" fo:font-style="normal" style:text-underline-style="none" fo:font-weight="normal" officeooo:rsid="04d876f2" style:language-asian="zxx" style:country-asian="none" style:font-style-asian="normal" style:font-weight-asian="normal" style:language-complex="zxx" style:country-complex="none" style:font-style-complex="normal" style:font-weight-complex="normal" style:script-type="latin"/>
    </style:style>
    <style:style style:name="T50" style:family="text">
      <style:text-properties fo:language="de" fo:country="AT" fo:font-style="normal" style:text-underline-style="none" fo:font-weight="normal" officeooo:rsid="04d9807b" style:language-asian="zxx" style:country-asian="none" style:font-style-asian="normal" style:font-weight-asian="normal" style:language-complex="zxx" style:country-complex="none" style:font-style-complex="normal" style:font-weight-complex="normal" style:script-type="latin"/>
    </style:style>
    <style:style style:name="T51" style:family="text">
      <style:text-properties fo:language="de" fo:country="AT" fo:font-style="normal" style:text-underline-style="none" fo:font-weight="normal" officeooo:rsid="04d9f083" style:language-asian="zxx" style:country-asian="none" style:font-style-asian="normal" style:font-weight-asian="normal" style:language-complex="zxx" style:country-complex="none" style:font-style-complex="normal" style:font-weight-complex="normal" style:script-type="latin"/>
    </style:style>
    <style:style style:name="T52" style:family="text">
      <style:text-properties fo:language="de" fo:country="AT" fo:font-style="normal" style:text-underline-style="none" fo:font-weight="normal" officeooo:rsid="0476d590" style:language-asian="zxx" style:country-asian="none" style:font-style-asian="normal" style:font-weight-asian="normal" style:language-complex="zxx" style:country-complex="none" style:font-style-complex="normal" style:font-weight-complex="normal" style:script-type="latin"/>
    </style:style>
    <style:style style:name="T53" style:family="text">
      <style:text-properties fo:language="de" fo:country="AT" fo:font-style="normal" style:text-underline-style="none" fo:font-weight="normal" officeooo:rsid="0470085f" style:language-asian="zxx" style:country-asian="none" style:font-style-asian="normal" style:font-weight-asian="normal" style:language-complex="zxx" style:country-complex="none" style:font-style-complex="normal" style:font-weight-complex="normal" style:script-type="latin"/>
    </style:style>
    <style:style style:name="T54" style:family="text">
      <style:text-properties fo:language="de" fo:country="AT" fo:font-style="normal" style:text-underline-style="none" fo:font-weight="normal" officeooo:rsid="046681af" style:language-asian="zxx" style:country-asian="none" style:font-style-asian="normal" style:font-weight-asian="normal" style:language-complex="zxx" style:country-complex="none" style:font-style-complex="normal" style:font-weight-complex="normal" style:script-type="latin"/>
    </style:style>
    <style:style style:name="T55" style:family="text">
      <style:text-properties fo:language="de" fo:country="AT" fo:font-style="normal" style:text-underline-style="none" fo:font-weight="normal" officeooo:rsid="0478c8f8" style:language-asian="zxx" style:country-asian="none" style:font-style-asian="normal" style:font-weight-asian="normal" style:language-complex="zxx" style:country-complex="none" style:font-style-complex="normal" style:font-weight-complex="normal" style:script-type="latin"/>
    </style:style>
    <style:style style:name="T56" style:family="text">
      <style:text-properties fo:language="de" fo:country="AT" fo:font-style="normal" style:text-underline-style="none" fo:font-weight="normal" officeooo:rsid="048dc289" style:language-asian="zxx" style:country-asian="none" style:font-style-asian="normal" style:font-weight-asian="normal" style:language-complex="zxx" style:country-complex="none" style:font-style-complex="normal" style:font-weight-complex="normal" style:script-type="latin"/>
    </style:style>
    <style:style style:name="T57" style:family="text">
      <style:text-properties fo:language="de" fo:country="AT" fo:font-style="normal" style:text-underline-style="none" fo:font-weight="normal" officeooo:rsid="047eacde" style:language-asian="zxx" style:country-asian="none" style:font-style-asian="normal" style:font-weight-asian="normal" style:language-complex="zxx" style:country-complex="none" style:font-style-complex="normal" style:font-weight-complex="normal" style:script-type="latin"/>
    </style:style>
    <style:style style:name="T58" style:family="text">
      <style:text-properties fo:language="de" fo:country="AT" fo:font-style="normal" style:text-underline-style="none" fo:font-weight="normal" officeooo:rsid="0475f63b" style:language-asian="zxx" style:country-asian="none" style:font-style-asian="normal" style:font-weight-asian="normal" style:language-complex="zxx" style:country-complex="none" style:font-style-complex="normal" style:font-weight-complex="normal" style:script-type="latin"/>
    </style:style>
    <style:style style:name="T59" style:family="text">
      <style:text-properties fo:language="de" fo:country="AT" fo:font-style="normal" style:text-underline-style="none" fo:font-weight="normal" officeooo:rsid="04be035e" style:language-asian="zxx" style:country-asian="none" style:font-style-asian="normal" style:font-weight-asian="normal" style:language-complex="zxx" style:country-complex="none" style:font-style-complex="normal" style:font-weight-complex="normal" style:script-type="latin"/>
    </style:style>
    <style:style style:name="T60" style:family="text">
      <style:text-properties fo:language="de" fo:country="AT" fo:font-style="normal" style:text-underline-style="none" fo:font-weight="normal" officeooo:rsid="047cd3c6" style:language-asian="zxx" style:country-asian="none" style:font-style-asian="normal" style:font-weight-asian="normal" style:language-complex="zxx" style:country-complex="none" style:font-style-complex="normal" style:font-weight-complex="normal" style:script-type="latin"/>
    </style:style>
    <style:style style:name="T61" style:family="text">
      <style:text-properties fo:language="de" fo:country="AT" fo:font-style="normal" style:text-underline-style="none" fo:font-weight="normal" officeooo:rsid="047df834" style:language-asian="zxx" style:country-asian="none" style:font-style-asian="normal" style:font-weight-asian="normal" style:language-complex="zxx" style:country-complex="none" style:font-style-complex="normal" style:font-weight-complex="normal" style:script-type="latin"/>
    </style:style>
    <style:style style:name="T62" style:family="text">
      <style:text-properties fo:language="de" fo:country="AT" fo:font-style="normal" style:text-underline-style="none" fo:font-weight="normal" officeooo:rsid="047ebd37" style:language-asian="zxx" style:country-asian="none" style:font-style-asian="normal" style:font-weight-asian="normal" style:language-complex="zxx" style:country-complex="none" style:font-style-complex="normal" style:font-weight-complex="normal" style:script-type="latin"/>
    </style:style>
    <style:style style:name="T63" style:family="text">
      <style:text-properties fo:language="de" fo:country="AT" fo:font-style="normal" style:text-underline-style="none" fo:font-weight="normal" officeooo:rsid="0482b0c8" style:language-asian="zxx" style:country-asian="none" style:font-style-asian="normal" style:font-weight-asian="normal" style:language-complex="zxx" style:country-complex="none" style:font-style-complex="normal" style:font-weight-complex="normal" style:script-type="latin"/>
    </style:style>
    <style:style style:name="T64" style:family="text">
      <style:text-properties fo:language="de" fo:country="AT" fo:font-style="normal" style:text-underline-style="none" fo:font-weight="normal" officeooo:rsid="0483c571" style:language-asian="zxx" style:country-asian="none" style:font-style-asian="normal" style:font-weight-asian="normal" style:language-complex="zxx" style:country-complex="none" style:font-style-complex="normal" style:font-weight-complex="normal" style:script-type="latin"/>
    </style:style>
    <style:style style:name="T65" style:family="text">
      <style:text-properties fo:language="de" fo:country="AT" fo:font-style="normal" style:text-underline-style="none" fo:font-weight="normal" officeooo:rsid="048565ba" style:language-asian="zxx" style:country-asian="none" style:font-style-asian="normal" style:font-weight-asian="normal" style:language-complex="zxx" style:country-complex="none" style:font-style-complex="normal" style:font-weight-complex="normal" style:script-type="latin"/>
    </style:style>
    <style:style style:name="T66" style:family="text">
      <style:text-properties fo:language="de" fo:country="AT" fo:font-style="normal" style:text-underline-style="none" fo:font-weight="normal" officeooo:rsid="04857214" style:language-asian="zxx" style:country-asian="none" style:font-style-asian="normal" style:font-weight-asian="normal" style:language-complex="zxx" style:country-complex="none" style:font-style-complex="normal" style:font-weight-complex="normal" style:script-type="latin"/>
    </style:style>
    <style:style style:name="T67" style:family="text">
      <style:text-properties fo:language="de" fo:country="AT" fo:font-style="normal" style:text-underline-style="none" fo:font-weight="normal" officeooo:rsid="0485c85f" style:language-asian="zxx" style:country-asian="none" style:font-style-asian="normal" style:font-weight-asian="normal" style:language-complex="zxx" style:country-complex="none" style:font-style-complex="normal" style:font-weight-complex="normal" style:script-type="latin"/>
    </style:style>
    <style:style style:name="T68" style:family="text">
      <style:text-properties fo:language="de" fo:country="AT" fo:font-style="normal" style:text-underline-style="none" fo:font-weight="normal" officeooo:rsid="0485b05e" style:language-asian="zxx" style:country-asian="none" style:font-style-asian="normal" style:font-weight-asian="normal" style:language-complex="zxx" style:country-complex="none" style:font-style-complex="normal" style:font-weight-complex="normal" style:script-type="latin"/>
    </style:style>
    <style:style style:name="T69" style:family="text">
      <style:text-properties fo:language="de" fo:country="AT" fo:font-style="normal" style:text-underline-style="none" fo:font-weight="normal" officeooo:rsid="04860429" style:language-asian="zxx" style:country-asian="none" style:font-style-asian="normal" style:font-weight-asian="normal" style:language-complex="zxx" style:country-complex="none" style:font-style-complex="normal" style:font-weight-complex="normal" style:script-type="latin"/>
    </style:style>
    <style:style style:name="T70" style:family="text">
      <style:text-properties fo:language="de" fo:country="AT" fo:font-style="normal" style:text-underline-style="none" fo:font-weight="normal" officeooo:rsid="04876950" style:language-asian="zxx" style:country-asian="none" style:font-style-asian="normal" style:font-weight-asian="normal" style:language-complex="zxx" style:country-complex="none" style:font-style-complex="normal" style:font-weight-complex="normal" style:script-type="latin"/>
    </style:style>
    <style:style style:name="T71" style:family="text">
      <style:text-properties fo:language="de" fo:country="AT" fo:font-style="normal" style:text-underline-style="none" fo:font-weight="normal" officeooo:rsid="048786d6" style:language-asian="zxx" style:country-asian="none" style:font-style-asian="normal" style:font-weight-asian="normal" style:language-complex="zxx" style:country-complex="none" style:font-style-complex="normal" style:font-weight-complex="normal" style:script-type="latin"/>
    </style:style>
    <style:style style:name="T72" style:family="text">
      <style:text-properties fo:language="de" fo:country="AT" fo:font-style="normal" style:text-underline-style="none" fo:font-weight="normal" officeooo:rsid="0487a7ed" style:language-asian="zxx" style:country-asian="none" style:font-style-asian="normal" style:font-weight-asian="normal" style:language-complex="zxx" style:country-complex="none" style:font-style-complex="normal" style:font-weight-complex="normal" style:script-type="latin"/>
    </style:style>
    <style:style style:name="T73" style:family="text">
      <style:text-properties fo:language="de" fo:country="AT" fo:font-style="normal" style:text-underline-style="none" fo:font-weight="normal" officeooo:rsid="0489542c" style:language-asian="zxx" style:country-asian="none" style:font-style-asian="normal" style:font-weight-asian="normal" style:language-complex="zxx" style:country-complex="none" style:font-style-complex="normal" style:font-weight-complex="normal" style:script-type="latin"/>
    </style:style>
    <style:style style:name="T74" style:family="text">
      <style:text-properties fo:language="de" fo:country="AT" fo:font-style="normal" style:text-underline-style="none" fo:font-weight="normal" officeooo:rsid="048c04b4" style:language-asian="zxx" style:country-asian="none" style:font-style-asian="normal" style:font-weight-asian="normal" style:language-complex="zxx" style:country-complex="none" style:font-style-complex="normal" style:font-weight-complex="normal" style:script-type="latin"/>
    </style:style>
    <style:style style:name="T75" style:family="text">
      <style:text-properties fo:language="de" fo:country="AT" fo:font-style="normal" style:text-underline-style="none" fo:font-weight="normal" officeooo:rsid="04ce5470" style:language-asian="zxx" style:country-asian="none" style:font-style-asian="normal" style:font-weight-asian="normal" style:language-complex="zxx" style:country-complex="none" style:font-style-complex="normal" style:font-weight-complex="normal" style:script-type="latin"/>
    </style:style>
    <style:style style:name="T76" style:family="text">
      <style:text-properties fo:language="de" fo:country="AT" fo:font-style="normal" style:text-underline-style="none" fo:font-weight="normal" officeooo:rsid="048c80e9" style:language-asian="zxx" style:country-asian="none" style:font-style-asian="normal" style:font-weight-asian="normal" style:language-complex="zxx" style:country-complex="none" style:font-style-complex="normal" style:font-weight-complex="normal" style:script-type="latin"/>
    </style:style>
    <style:style style:name="T77" style:family="text">
      <style:text-properties fo:language="de" fo:country="AT" fo:font-style="normal" style:text-underline-style="none" fo:font-weight="normal" officeooo:rsid="049028e1" style:language-asian="zxx" style:country-asian="none" style:font-style-asian="normal" style:font-weight-asian="normal" style:language-complex="zxx" style:country-complex="none" style:font-style-complex="normal" style:font-weight-complex="normal" style:script-type="latin"/>
    </style:style>
    <style:style style:name="T78" style:family="text">
      <style:text-properties fo:language="de" fo:country="AT" fo:font-style="normal" style:text-underline-style="none" fo:font-weight="normal" officeooo:rsid="0490ae38" style:language-asian="zxx" style:country-asian="none" style:font-style-asian="normal" style:font-weight-asian="normal" style:language-complex="zxx" style:country-complex="none" style:font-style-complex="normal" style:font-weight-complex="normal" style:script-type="latin"/>
    </style:style>
    <style:style style:name="T79" style:family="text">
      <style:text-properties fo:language="de" fo:country="AT" fo:font-style="normal" style:text-underline-style="none" fo:font-weight="normal" officeooo:rsid="0495ac24" style:language-asian="zxx" style:country-asian="none" style:font-style-asian="normal" style:font-weight-asian="normal" style:language-complex="zxx" style:country-complex="none" style:font-style-complex="normal" style:font-weight-complex="normal" style:script-type="latin"/>
    </style:style>
    <style:style style:name="T80" style:family="text">
      <style:text-properties fo:language="de" fo:country="AT" fo:font-style="normal" style:text-underline-style="none" fo:font-weight="normal" officeooo:rsid="04920887" style:language-asian="zxx" style:country-asian="none" style:font-style-asian="normal" style:font-weight-asian="normal" style:language-complex="zxx" style:country-complex="none" style:font-style-complex="normal" style:font-weight-complex="normal" style:script-type="latin"/>
    </style:style>
    <style:style style:name="T81" style:family="text">
      <style:text-properties fo:language="de" fo:country="AT" fo:font-style="normal" style:text-underline-style="none" fo:font-weight="normal" officeooo:rsid="0492c5d9" style:language-asian="zxx" style:country-asian="none" style:font-style-asian="normal" style:font-weight-asian="normal" style:language-complex="zxx" style:country-complex="none" style:font-style-complex="normal" style:font-weight-complex="normal" style:script-type="latin"/>
    </style:style>
    <style:style style:name="T82" style:family="text">
      <style:text-properties fo:language="de" fo:country="AT" fo:font-style="normal" style:text-underline-style="none" fo:font-weight="normal" officeooo:rsid="0494bf00" style:language-asian="zxx" style:country-asian="none" style:font-style-asian="normal" style:font-weight-asian="normal" style:language-complex="zxx" style:country-complex="none" style:font-style-complex="normal" style:font-weight-complex="normal" style:script-type="latin"/>
    </style:style>
    <style:style style:name="T83" style:family="text">
      <style:text-properties fo:language="de" fo:country="AT" fo:font-style="normal" style:text-underline-style="none" fo:font-weight="normal" officeooo:rsid="04973912" style:language-asian="zxx" style:country-asian="none" style:font-style-asian="normal" style:font-weight-asian="normal" style:language-complex="zxx" style:country-complex="none" style:font-style-complex="normal" style:font-weight-complex="normal" style:script-type="latin"/>
    </style:style>
    <style:style style:name="T84" style:family="text">
      <style:text-properties fo:language="de" fo:country="AT" fo:font-style="normal" style:text-underline-style="none" fo:font-weight="normal" officeooo:rsid="0498ddce" style:language-asian="zxx" style:country-asian="none" style:font-style-asian="normal" style:font-weight-asian="normal" style:language-complex="zxx" style:country-complex="none" style:font-style-complex="normal" style:font-weight-complex="normal" style:script-type="latin"/>
    </style:style>
    <style:style style:name="T85" style:family="text">
      <style:text-properties fo:language="de" fo:country="AT" fo:font-style="normal" style:text-underline-style="none" fo:font-weight="normal" officeooo:rsid="04a74f15" style:language-asian="zxx" style:country-asian="none" style:font-style-asian="normal" style:font-weight-asian="normal" style:language-complex="zxx" style:country-complex="none" style:font-style-complex="normal" style:font-weight-complex="normal" style:script-type="latin"/>
    </style:style>
    <style:style style:name="T86" style:family="text">
      <style:text-properties fo:language="de" fo:country="AT" fo:font-style="normal" style:text-underline-style="none" fo:font-weight="normal" officeooo:rsid="04a89419" style:language-asian="zxx" style:country-asian="none" style:font-style-asian="normal" style:font-weight-asian="normal" style:language-complex="zxx" style:country-complex="none" style:font-style-complex="normal" style:font-weight-complex="normal" style:script-type="latin"/>
    </style:style>
    <style:style style:name="T87" style:family="text">
      <style:text-properties fo:language="de" fo:country="AT" fo:font-style="normal" style:text-underline-style="none" fo:font-weight="normal" officeooo:rsid="04bbcf85" style:language-asian="zxx" style:country-asian="none" style:font-style-asian="normal" style:font-weight-asian="normal" style:language-complex="zxx" style:country-complex="none" style:font-style-complex="normal" style:font-weight-complex="normal" style:script-type="latin"/>
    </style:style>
    <style:style style:name="T88" style:family="text">
      <style:text-properties fo:language="de" fo:country="AT" fo:font-style="normal" style:text-underline-style="none" fo:font-weight="normal" officeooo:rsid="04b5bee2" style:language-asian="zxx" style:country-asian="none" style:font-style-asian="normal" style:font-weight-asian="normal" style:language-complex="zxx" style:country-complex="none" style:font-style-complex="normal" style:font-weight-complex="normal" style:script-type="latin"/>
    </style:style>
    <style:style style:name="T89" style:family="text">
      <style:text-properties fo:language="de" fo:country="AT" fo:font-style="normal" style:text-underline-style="none" fo:font-weight="normal" officeooo:rsid="04bb1fef" style:language-asian="zxx" style:country-asian="none" style:font-style-asian="normal" style:font-weight-asian="normal" style:language-complex="zxx" style:country-complex="none" style:font-style-complex="normal" style:font-weight-complex="normal" style:script-type="latin"/>
    </style:style>
    <style:style style:name="T90" style:family="text">
      <style:text-properties fo:language="de" fo:country="AT" fo:font-style="normal" style:text-underline-style="none" fo:font-weight="normal" officeooo:rsid="04bf62e9" style:language-asian="zxx" style:country-asian="none" style:font-style-asian="normal" style:font-weight-asian="normal" style:language-complex="zxx" style:country-complex="none" style:font-style-complex="normal" style:font-weight-complex="normal" style:script-type="latin"/>
    </style:style>
    <style:style style:name="T91" style:family="text">
      <style:text-properties fo:language="de" fo:country="AT" fo:font-style="normal" style:text-underline-style="none" fo:font-weight="normal" officeooo:rsid="04c0c7d0" style:language-asian="zxx" style:country-asian="none" style:font-style-asian="normal" style:font-weight-asian="normal" style:language-complex="zxx" style:country-complex="none" style:font-style-complex="normal" style:font-weight-complex="normal" style:script-type="latin"/>
    </style:style>
    <style:style style:name="T92" style:family="text">
      <style:text-properties fo:language="de" fo:country="AT" fo:font-style="normal" style:text-underline-style="none" fo:font-weight="normal" officeooo:rsid="04c1b99c" style:language-asian="zxx" style:country-asian="none" style:font-style-asian="normal" style:font-weight-asian="normal" style:language-complex="zxx" style:country-complex="none" style:font-style-complex="normal" style:font-weight-complex="normal" style:script-type="latin"/>
    </style:style>
    <style:style style:name="T93" style:family="text">
      <style:text-properties fo:language="de" fo:country="AT" fo:font-style="normal" style:text-underline-style="none" fo:font-weight="normal" officeooo:rsid="04c33c83" style:language-asian="zxx" style:country-asian="none" style:font-style-asian="normal" style:font-weight-asian="normal" style:language-complex="zxx" style:country-complex="none" style:font-style-complex="normal" style:font-weight-complex="normal" style:script-type="latin"/>
    </style:style>
    <style:style style:name="T94" style:family="text">
      <style:text-properties fo:language="de" fo:country="AT" fo:font-style="normal" style:text-underline-style="none" fo:font-weight="normal" officeooo:rsid="04c4b9bf" style:language-asian="zxx" style:country-asian="none" style:font-style-asian="normal" style:font-weight-asian="normal" style:language-complex="zxx" style:country-complex="none" style:font-style-complex="normal" style:font-weight-complex="normal" style:script-type="latin"/>
    </style:style>
    <style:style style:name="T95" style:family="text">
      <style:text-properties fo:language="de" fo:country="AT" fo:font-style="normal" style:text-underline-style="none" fo:font-weight="normal" officeooo:rsid="04c83c34" style:language-asian="zxx" style:country-asian="none" style:font-style-asian="normal" style:font-weight-asian="normal" style:language-complex="zxx" style:country-complex="none" style:font-style-complex="normal" style:font-weight-complex="normal" style:script-type="latin"/>
    </style:style>
    <style:style style:name="T96" style:family="text">
      <style:text-properties fo:language="de" fo:country="AT" fo:font-style="normal" style:text-underline-style="none" fo:font-weight="normal" officeooo:rsid="04c8fc3f" style:language-asian="zxx" style:country-asian="none" style:font-style-asian="normal" style:font-weight-asian="normal" style:language-complex="zxx" style:country-complex="none" style:font-style-complex="normal" style:font-weight-complex="normal" style:script-type="latin"/>
    </style:style>
    <style:style style:name="T97" style:family="text">
      <style:text-properties fo:language="de" fo:country="AT" fo:font-style="normal" style:text-underline-style="none" fo:font-weight="normal" officeooo:rsid="04c96999" style:language-asian="zxx" style:country-asian="none" style:font-style-asian="normal" style:font-weight-asian="normal" style:language-complex="zxx" style:country-complex="none" style:font-style-complex="normal" style:font-weight-complex="normal" style:script-type="latin"/>
    </style:style>
    <style:style style:name="T98" style:family="text">
      <style:text-properties fo:language="de" fo:country="AT" fo:font-style="normal" style:text-underline-style="none" fo:font-weight="normal" officeooo:rsid="04cb5577" style:language-asian="zxx" style:country-asian="none" style:font-style-asian="normal" style:font-weight-asian="normal" style:language-complex="zxx" style:country-complex="none" style:font-style-complex="normal" style:font-weight-complex="normal" style:script-type="latin"/>
    </style:style>
    <style:style style:name="T99" style:family="text">
      <style:text-properties fo:language="de" fo:country="AT" fo:font-style="normal" style:text-underline-style="none" fo:font-weight="normal" officeooo:rsid="04ccbde1" style:language-asian="zxx" style:country-asian="none" style:font-style-asian="normal" style:font-weight-asian="normal" style:language-complex="zxx" style:country-complex="none" style:font-style-complex="normal" style:font-weight-complex="normal" style:script-type="latin"/>
    </style:style>
    <style:style style:name="T100" style:family="text">
      <style:text-properties fo:language="de" fo:country="AT" fo:font-style="normal" style:text-underline-style="none" fo:font-weight="normal" officeooo:rsid="04d10d13" style:language-asian="zxx" style:country-asian="none" style:font-style-asian="normal" style:font-weight-asian="normal" style:language-complex="zxx" style:country-complex="none" style:font-style-complex="normal" style:font-weight-complex="normal" style:script-type="latin"/>
    </style:style>
    <style:style style:name="T101" style:family="text">
      <style:text-properties fo:language="de" fo:country="AT" fo:font-style="normal" style:text-underline-style="none" fo:font-weight="normal" officeooo:rsid="04d2e6b5" style:language-asian="zxx" style:country-asian="none" style:font-style-asian="normal" style:font-weight-asian="normal" style:language-complex="zxx" style:country-complex="none" style:font-style-complex="normal" style:font-weight-complex="normal" style:script-type="latin"/>
    </style:style>
    <style:style style:name="T102" style:family="text">
      <style:text-properties fo:language="de" fo:country="AT" fo:font-style="normal" style:text-underline-style="none" fo:font-weight="normal" officeooo:rsid="04d3b8cd" style:language-asian="zxx" style:country-asian="none" style:font-style-asian="normal" style:font-weight-asian="normal" style:language-complex="zxx" style:country-complex="none" style:font-style-complex="normal" style:font-weight-complex="normal" style:script-type="latin"/>
    </style:style>
    <style:style style:name="T103" style:family="text">
      <style:text-properties fo:language="de" fo:country="AT" fo:font-style="normal" style:text-underline-style="none" fo:font-weight="normal" officeooo:rsid="04d3fc08" style:language-asian="zxx" style:country-asian="none" style:font-style-asian="normal" style:font-weight-asian="normal" style:language-complex="zxx" style:country-complex="none" style:font-style-complex="normal" style:font-weight-complex="normal" style:script-type="latin"/>
    </style:style>
    <style:style style:name="T104" style:family="text">
      <style:text-properties fo:language="de" fo:country="AT" fo:font-style="normal" style:text-underline-style="none" fo:font-weight="normal" officeooo:rsid="04d42e57" style:language-asian="zxx" style:country-asian="none" style:font-style-asian="normal" style:font-weight-asian="normal" style:language-complex="zxx" style:country-complex="none" style:font-style-complex="normal" style:font-weight-complex="normal" style:script-type="lat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Emphasis"><text:span text:style-name="T1">Das Wichteln</text:span></text:span></text:h>
      <text:p text:style-name="P1"><text:span text:style-name="Emphasis"><text:span text:style-name="T2">Es ist der Tag vor den Weihnachtsferien und es ist der Teil des Tages wo die Wichtelgeschenke ausgetauscht werden.</text:span></text:span></text:p>
      <text:p text:style-name="P1"><text:span text:style-name="Emphasis"><text:span text:style-name="T2">Klassenlehrerin: „Flurina, wen hast du?“</text:span></text:span></text:p>
      <text:p text:style-name="P1"><text:span text:style-name="Emphasis"><text:span text:style-name="T2">Flurina ist etwas nervös, da sie ihren Crush – das Gothgirl in ihrer Klasse – gezogen hatte und sie nicht wirklich weiß ob die Karte richtig ankommt: „Ich hab die Emma.“</text:span></text:span></text:p>
      <text:p text:style-name="P1"><text:span text:style-name="Emphasis"><text:span text:style-name="T2">Als Flurina bei Emma ist, redet sie in einem wesentlich höheren Ton als sie normalerweise redet: „Ich hoffe das Geschenk gefällt dir.“</text:span></text:span></text:p>
      <text:p text:style-name="P1"><text:span text:style-name="Emphasis"><text:span text:style-name="T2">Emma merkt sofort, dass Flurina etwas nervös ist und da mehr dran ist als sie zeigt. Sie nimmt das Paket mit etwas zitternden Händen an: „Danke.“</text:span></text:span></text:p>
      <text:p text:style-name="P1"><text:span text:style-name="Emphasis"><text:span text:style-name="T2">Als Emma das Paket aufmacht, fällt ihr die Karte entgegen. Sie macht diese auf und liest diese durch. Es steht drinnen:</text:span></text:span></text:p>
      <text:p text:style-name="P1"><text:span text:style-name="Emphasis"><text:span text:style-name="T3">‚Ich weiß </text:span></text:span><text:span text:style-name="Emphasis"><text:span text:style-name="T4">zwar</text:span></text:span><text:span text:style-name="Emphasis"><text:span text:style-name="T3">, dass du Weihnachten kitschig findest, aber ich hoffe die Stiefel gefallen dir trotzdem. Diese sind nicht nur zum Begehen von Straßen, sondern auch zum Besteigen von bösen Mädchen da.‘</text:span></text:span></text:p>
      <text:p text:style-name="P1"><text:span text:style-name="Emphasis"><text:span text:style-name="T2">Nach dem Durchlesen merkt Emma warum Flurina zu hoch gesprochen hatte und errötet leicht, was jedoch durch ihre Schminke überdeckt wird.</text:span></text:span></text:p>
      <text:p text:style-name="P1"><text:span text:style-name="Emphasis"><text:span text:style-name="T2">Lehrerin: „Emma was hat Flurina geschrieben?“</text:span></text:span></text:p>
      <text:p text:style-name="P1"><text:span text:style-name="Emphasis"><text:span text:style-name="T2">Emma schaut zu Flurina und sieht einen flehenden Blick, diese Karte nicht vorzulesen: „Es ist etwas privates.“</text:span></text:span></text:p>
      <text:p text:style-name="P2"><text:span text:style-name="Emphasis"><text:span text:style-name="T2">Emma geht nach der Weihnachtsstunde zur Flurina zu und presst die Aussage aus sich heraus: „Hey Flurina... ich weiß, dass du etwas mehr von mir erwartest... ich weiß nicht ganz ob ich dir das so geben kann wie du das willst, aber... können wir dann nach der Schule auf einer Freundschaftlichen Ebene... auf einen Kakao </text:span></text:span><text:span text:style-name="Emphasis"><text:span text:style-name="T5">beim Café </text:span></text:span><text:span text:style-name="Emphasis"><text:span text:style-name="Strong_20_Emphasis"><text:span text:style-name="T5">Federleicht</text:span></text:span></text:span><text:span text:style-name="Emphasis"><text:span text:style-name="T2"> hier um die Ecke gehen?“</text:span></text:span></text:p>
      <text:p text:style-name="P1"><text:span text:style-name="Emphasis"><text:span text:style-name="T2">Flurina stockt der Atem: „...Das würdest du tun?“</text:span></text:span></text:p>
      <text:p text:style-name="P1"><text:span text:style-name="Emphasis"><text:span text:style-name="T2">Emma: „Ja, aber nur wenn du das willst.“</text:span></text:span></text:p>
      <text:p text:style-name="P1"><text:span text:style-name="Emphasis"><text:span text:style-name="T2">Es kommen Flurina die Tränen. „Natürlich will ich das tun!", dann umarmt Flurina Emma.</text:span></text:span></text:p>
      <text:p text:style-name="P1"><text:span text:style-name="Emphasis"><text:span text:style-name="T2">Flurina: „Emma, darf ich deine Sachen zum Café tragen?“</text:span></text:span></text:p>
      <text:p text:style-name="P1"><text:span text:style-name="Emphasis"><text:span text:style-name="T2">Emma schaut Flurina etwas irritiert an, da sie nicht gewohnt ist, dass jemand ihre Sachen tragt, vor allem nicht danach fragt ob die andere Person diese tragen darf: „Ich bin gerade etwas irritirt, wie meinst du das jetzt?“</text:span></text:span></text:p>
      <text:p text:style-name="P1"><text:span text:style-name="Emphasis"><text:span text:style-name="T2">Flurina: „Im letzten Satz von der Karte hatte ich mit dem 'bösen Mädchen' mich gemeint, was heißt, ich will eine etwas andere Art von Verhältnis zu dir und da gehört auch dazu, dass ich deine Sachen trage.“</text:span></text:span></text:p>
      <text:p text:style-name="P1"><text:span text:style-name="Emphasis"><text:span text:style-name="T2">Emma: „Ich bin gerade etwas überfordert mit der Situation, passt es wenn wir zu dem Café um die Ecke gehen um einen Kakao zu trinken um uns dort etwas besser kennen zu lernen und dann zu mir heimgehen? Dann können wir bei mir zuhause etwas genauer darüber reden was du willst. Wenn du wirklich willst, kannst du aber meine Sachen dort hin tragen.“</text:span></text:span></text:p>
      <text:p text:style-name="P1"><text:span text:style-name="Emphasis"><text:span text:style-name="T2"/></text:span></text:p>
      <text:h text:style-name="P3" text:outline-level="1"><text:span text:style-name="Emphasis"><text:span text:style-name="T1">Das Café</text:span></text:span></text:h>
      <text:p text:style-name="P1"><text:span text:style-name="Emphasis"><text:span text:style-name="T2">Beim Café angekommen, fragt Emma: „Flurina, gibt es hier einen Platz den du gerne hast?“</text:span></text:span></text:p>
      <text:p text:style-name="P1"><text:span text:style-name="Emphasis"><text:span text:style-name="T2">Flurina: „Nein, ich bin hier das erste mal. Such du aus.“</text:span></text:span></text:p>
      <text:p text:style-name="P1"><text:span text:style-name="Emphasis"><text:span text:style-name="T2">Emma: „Hast du etwas gegen frei fliegende Papageien beim Tisch?“</text:span></text:span></text:p>
      <text:p text:style-name="P1"><text:span text:style-name="Emphasis"><text:span text:style-name="T2">Flurina: „Nicht wirklich, warum?“</text:span></text:span></text:p>
      <text:p text:style-name="P1"><text:span text:style-name="Emphasis"><text:span text:style-name="T2">Emma: „Weil da hinten es einen Bereich mit Papageien gibt und ich dort recht gern sitze. Da du gesagt hast, dass du nicht wirklich was gegen frei fliegende Papageien hast, würde ich mich dort recht gern hinsetzen, passt das eh für dich?“</text:span></text:span></text:p>
      <text:p text:style-name="P1"><text:span text:style-name="Emphasis"><text:span text:style-name="T2">Flurinas Herz rast und sie wird kurzatmig, da sie es nicht fassen kann, dass sie mit Emma, der Person wo sie so viel fantasiert hatte, sich unterwerfen, mit ihr auf einen Kakao in einem Café ist: „Natürlich.“</text:span></text:span></text:p>
      <text:p text:style-name="P1"><text:span text:style-name="Emphasis"><text:span text:style-name="T2">Die zwei Mädchen setzen sich zum Papageien. Dort stellt Flurina Emmas Sachen auf den Stuhl neben sich und setzt sich Emma gegenüber, welche mit dem Rücken zum Papageienkäfig sitzt.</text:span></text:span></text:p>
      <text:p text:style-name="P1"><text:span text:style-name="Emphasis"><text:span text:style-name="T2">Emma: „Woher weißt du, dass ich Weihnachten zu kitschig finde?“</text:span></text:span></text:p>
      <text:p text:style-name="P1"><text:span text:style-name="Emphasis"><text:span text:style-name="T2">Flurina hat nur Augen für Emma und nicht für die Papageien im und um das Geh</text:span></text:span><text:span text:style-name="Emphasis"><text:span text:style-name="T6">e</text:span></text:span><text:span text:style-name="Emphasis"><text:span text:style-name="T2">ge hinter ihr: „Einerseits wechselst du nie dein Outfit zu etwas weihnachtlichen, und andererseits lässt du die Nachrichten zu weihnachtlichen Themen immer ungelesen, bis eine Nachricht kommt, welche nichts mit Weihnachten zu tun hat. Du lässt aber auch immer die Nachrichten zu Weihnachten unbeantwortet. Hast du eigentlich noch 𐌻𐌿𐌶𐌹𐍆𐌰𐌹𐍂 (Luzifair, Gotische Form von Lucifer)?“</text:span></text:span></text:p>
      <text:p text:style-name="P1"><text:span text:style-name="Emphasis"><text:span text:style-name="T2">Emma ist etwas überrascht, das Flurina nach ihrer Katze fragt.</text:span></text:span></text:p>
      <text:p text:style-name="P1"><text:span text:style-name="Emphasis"><text:span text:style-name="T2">„Ja, warum fragst du?“</text:span></text:span></text:p>
      <text:p text:style-name="P1"><text:span text:style-name="Emphasis"><text:span text:style-name="T2">„Weil er auf deinem Profilbild extremst süß aussieht.“</text:span></text:span></text:p>
      <text:p text:style-name="P1"><text:span text:style-name="Emphasis"><text:span text:style-name="T2">„Findest du?“</text:span></text:span></text:p>
      <text:p text:style-name="P1"><text:span text:style-name="Emphasis"><text:span text:style-name="T2">„Ja. So wie die schwarze Katze auf deinem Schoß liegt und dich anschaut... so süß.“</text:span></text:span></text:p>
      <text:p text:style-name="P1"><text:span text:style-name="Emphasis"><text:span text:style-name="T2">„Hast du auch eine Katze?“</text:span></text:span></text:p>
      <text:p text:style-name="P1"><text:span text:style-name="Emphasis"><text:span text:style-name="T2">„Nein, meine Eltern erlauben mir keine Haustiere, da diese sagen, dass ich mich mit auf die Schule konzentrieren sollte.“</text:span></text:span></text:p>
      <text:p text:style-name="P1"><text:span text:style-name="Emphasis"><text:span text:style-name="T2">"Ich wusste gar nicht, dass du dich so für meine Katze interessierst. Ich glaube, dass ich gerade nicht den gleichen Entusiasmus dir entgegenbringen kann als du mir gerade entgegenbringst.“</text:span></text:span></text:p>
      <text:p text:style-name="P1"><text:span text:style-name="Emphasis"><text:span text:style-name="T2">Flurina: „Das musst du auch nicht. Das ist genau der Grund warum ich mich für dich interessiere, du bist so anders, etwas was in meiner Familie fehlt. Also bleib bitte im Kern so wie du jetzt bist.“</text:span></text:span></text:p>
      <text:p text:style-name="P1"><text:span text:style-name="Emphasis"><text:span text:style-name="T2">Emma sieht den Wellensittich Sparkles auf den Tisch zufliegen, hört ihn ‚hallo‘ sagen und schaut hin: „Oh hallo Sparkles, wie geht's dir heute?“</text:span></text:span></text:p>
      <text:p text:style-name="P1"><text:span text:style-name="Emphasis"><text:span text:style-name="T2">Sparkles zwitschert fröhlich.</text:span></text:span></text:p>
      <text:p text:style-name="P1"><text:span text:style-name="Emphasis"><text:span text:style-name="T2">„Das ist schön dass es dir gut geht. Mir geht es auch gut.“</text:span></text:span></text:p>
      <text:p text:style-name="P1"><text:span text:style-name="Emphasis"><text:span text:style-name="T2">Flurina schaut wie Emma mit Sparkles redet und wie fröhlich dieser wirkt. Dabei wird ihr klar, dass man Emma Zeit geben muss um einen an sich ran zu lassen.</text:span></text:span></text:p>
      <text:p text:style-name="P1"><text:span text:style-name="Emphasis"><text:span text:style-name="T2">Emma und Sparkles reden noch ein paar Momente weiter bevor er wieder wegfliegt und sich zu anderen Wellensittichen setzt.</text:span></text:span></text:p>
      <text:p text:style-name="P1"><text:soft-page-break/><text:span text:style-name="Emphasis"><text:span text:style-name="T2">Flurina: „Ist das nicht gefährlich wenn Wellensittiche frei herumfliegen?“</text:span></text:span></text:p>
      <text:p text:style-name="P1"><text:span text:style-name="Emphasis"><text:span text:style-name="T2">Emma kichert etwas: „Nein, hier gibt es keine Vögel welche agressiv sind. Die wären für ein solches Café zu gefährlich. Die großen Papageiarten wären auch zu umständlich um hier in diesem kleinen Café zu halten.“</text:span></text:span></text:p>
      <text:p text:style-name="P1"><text:span text:style-name="Emphasis"><text:span text:style-name="T2">Flurina: „Gibt es ein gewisses Muster zu wem sich Sparkles setzt?“</text:span></text:span></text:p>
      <text:p text:style-name="P1"><text:span text:style-name="Emphasis"><text:span text:style-name="T2">Emma: „Ich weiß es nicht wirklich. Die Vögel hier beobachten die Menschen bevor sie zu denen kommen. Wenn jemand jedoch sehr viel mit Bewegungen redet, verziehen sich die Vögel wieder oder kommen erst gar nicht. Das sich Sparkles sich gerne zu mir setzt liegt daran, dass wir zwei uns schon länger kennen und es kann immer wieder zu witzigen Situationen kommen.“</text:span></text:span></text:p>
      <text:p text:style-name="P1"><text:span text:style-name="Emphasis"><text:span text:style-name="T2">Flurina: „Zum Beispiel?“</text:span></text:span></text:p>
      <text:p text:style-name="P1"><text:span text:style-name="Emphasis"><text:span text:style-name="T2">Emma: „Ich hatte mich vor ein paar Monaten mal hier mit meinem Laptop herein gesetzt um an einem Buch zu schreiben, und dann hatte sich Sparkles auf den Laptop gesetzt und hatte mit seinem kleinen Schnabel auf die Tastatur gepickt und ist darauf herumgesprungen. Das hatte natürlich zu einem Buchstabensalat geführt. Das war aber irgendwie recht lustig.“</text:span></text:span></text:p>
      <text:p text:style-name="P1"><text:span text:style-name="Emphasis"><text:span text:style-name="T2">Flurina: „Funktioniert dein Laptop noch?“</text:span></text:span></text:p>
      <text:p text:style-name="P1"><text:span text:style-name="Emphasis"><text:span text:style-name="T2">Emma: „Natürlich, Sparkles ist nicht so schwer wie ein Ara, sondern leicht, da er ein Wellensittich ist.”</text:span></text:span></text:p>
      <text:p text:style-name="P1"><text:span text:style-name="Emphasis"><text:span text:style-name="T2">Flurina: „Hast du den Buchstabensalat drinnen gelassen?“</text:span></text:span></text:p>
      <text:p text:style-name="P1"><text:span text:style-name="Emphasis"><text:span text:style-name="T2">Emma: „</text:span></text:span><text:span text:style-name="Emphasis"><text:span text:style-name="T7">Ich hab den Buchstabensalat in ein anderes Dokument kopiert und schreibe um diesen</text:span></text:span><text:span text:style-name="Emphasis"><text:span text:style-name="T2"> Buchstabensalat </text:span></text:span><text:span text:style-name="Emphasis"><text:span text:style-name="T7">ein eigenes Buch</text:span></text:span><text:span text:style-name="Emphasis"><text:span text:style-name="T2">.“</text:span></text:span></text:p>
      <text:p text:style-name="P1"><text:span text:style-name="Emphasis"><text:span text:style-name="T2">Flurina: „Ist das </text:span></text:span><text:span text:style-name="Emphasis"><text:span text:style-name="T7">ursprüngliche Buch</text:span></text:span><text:span text:style-name="Emphasis"><text:span text:style-name="T2"> schon fertig, oder bist du noch am Schreiben?“</text:span></text:span></text:p>
      <text:p text:style-name="P1"><text:span text:style-name="Emphasis"><text:span text:style-name="T2">Emma: „Ich bin schon fertig, aber es ist </text:span></text:span><text:span text:style-name="Emphasis"><text:span text:style-name="T7">sehr traurig</text:span></text:span><text:span text:style-name="Emphasis"><text:span text:style-name="T2"> geworden.“</text:span></text:span></text:p>
      <text:p text:style-name="P1"><text:span text:style-name="Emphasis"><text:span text:style-name="T2">Flurina: „Worum geht es?“</text:span></text:span></text:p>
      <text:p text:style-name="P1"><text:span text:style-name="Emphasis"><text:span text:style-name="T2">Emma: „Es geht um ein 1</text:span></text:span><text:span text:style-name="Emphasis"><text:span text:style-name="T7">0</text:span></text:span><text:span text:style-name="Emphasis"><text:span text:style-name="T2">-jähriges Mädchen, w</text:span></text:span><text:span text:style-name="Emphasis"><text:span text:style-name="T7">o ihre beste Freundin gestürzt ist, und dadurch Bewusstlos wurde</text:span></text:span><text:span text:style-name="Emphasis"><text:span text:style-name="T2">. </text:span></text:span><text:span text:style-name="Emphasis"><text:span text:style-name="T7">Die Freundin hat sofort nach Hilfe gerufen, da sie nicht wusste was sie machen sollte, und die Erwachsenen glaubten ihr anfangs nicht, bis dass die Mutter von ihrer Freundin endlich mitkam um das Mädchen zu beruhigen, dass alles in Ordnung ist, aber hatte dann gesehen, dass ihre Tochter sich wirklich nicht bewegte. Im Krankenhaus konnte dann nur noch ein Hirntot festgestellt werde, und die Freundin wurde dann künstlich am Leben erhalten. Die Hauptcharakterin wird immer depressiver und springt dann am Ende vom Buch aus dem Fenster.</text:span></text:span><text:span text:style-name="Emphasis"><text:span text:style-name="T2">“</text:span></text:span></text:p>
      <text:p text:style-name="P1"><text:span text:style-name="Emphasis"><text:span text:style-name="T2">Flurina: „Das ist zwar etwas dunkel, aber darf ich das Buch trotzdem lesen?“</text:span></text:span></text:p>
      <text:p text:style-name="P1"><text:span text:style-name="Emphasis"><text:span text:style-name="T2">Emma: „OK ich schicke es dir nach dem Kakao und wenn wir bei mir zuhause 𐌻𐌿𐌶𐌹𐍆𐌰𐌹𐍂 gefüttert haben. Was machst du eigentlich gerne?“</text:span></text:span></text:p>
      <text:p text:style-name="P1"><text:span text:style-name="Emphasis"><text:span text:style-name="T2">Flurina: „Ich? Ich lese gerne und gehe mit Anna und Paula gerne ins Gym.“</text:span></text:span></text:p>
      <text:p text:style-name="P1"><text:span text:style-name="Emphasis"><text:span text:style-name="T2">Emma: „Welche Genre liest du gerne?“</text:span></text:span></text:p>
      <text:p text:style-name="P1"><text:span text:style-name="Emphasis"><text:span text:style-name="T2">Flurina schaut beschämt zur Seite: „Horror und Dark Romance.“</text:span></text:span></text:p>
      <text:p text:style-name="P1"><text:span text:style-name="Emphasis"><text:span text:style-name="T2">Emma: „Ich hab dich dann irgendwie falsch eingeschätzt. Ich hätte gedacht, dass du eher leichterer Litaratur befasst. Ich glaub, dass das Buch nicht ganz verkehrt für dich ist. Wenn dir das Buch gefällt, könnte ich es online veröffentlichen.“</text:span></text:span></text:p>
      <text:p text:style-name="P1"><text:span text:style-name="Emphasis"><text:span text:style-name="T2">Flurina: „Warte mal, wie hast du mich eingeschätzt? Und das wäre schön wenn ich die Ehre hab die Geschichte testzulesen.“</text:span></text:span></text:p>
      <text:p text:style-name="P1"><text:soft-page-break/><text:span text:style-name="Emphasis"><text:span text:style-name="T2">Emma: „Ich hätte dich eher als eher ruhigeres, mutiges, weltoffenes Mädchen gehalten, welches neue Situationen und Sachen eher vom Hintergrund beobachtet und gerne Reiten geht und eher fröhliche Romanzen liest. Aber als ich deine Karte gelesen hab, hab ich gemerkt, dass du doch nicht so 'normal' bist wie ich gedacht hätte.“</text:span></text:span></text:p>
      <text:p text:style-name="P1"><text:span text:style-name="Emphasis"><text:span text:style-name="T2">Flurina errötet leicht, da sie sich geschmeichelt fühlt: “Du hattest mich, selbst vor der Karte, wirklich als mutig gesehen?”</text:span></text:span></text:p>
      <text:p text:style-name="P1"><text:span text:style-name="Emphasis"><text:span text:style-name="T2">Emma: “Ja. Immerhin hattest du dich vor der ganzen Klasse als bisexuell geoutet. Das zeigt Mut, etwas was ich an dir bewundere.”</text:span></text:span></text:p>
      <text:p text:style-name="P1"><text:span text:style-name="Emphasis"><text:span text:style-name="T2">Flurina wusste nicht, dass diese Aktion von ihren Crush als mutig angesehen wurden. Sie dachte vor einem Monat einfach nur daran, dass sie sich danach nicht mehr verstellen muss, was ihre Sexualität angeht, aber jetzt? Sie hat eine Eigenschaft, welche die Change erhöht mit ihrem Crush zusammen zu sein und sich ihr zu unterwerfen. Als sie Emma so anschaut, merkt sie gar nicht wie die Kellnerin sie fragt was sie will.</text:span></text:span></text:p>
      <text:p text:style-name="P1"><text:span text:style-name="Emphasis"><text:span text:style-name="T2">Emma ruft in einem sanften Ton: „Flurina!“</text:span></text:span></text:p>
      <text:p text:style-name="P1"><text:span text:style-name="Emphasis"><text:span text:style-name="T2">„Entschuldigung, was gibts?“</text:span></text:span></text:p>
      <text:p text:style-name="P1"><text:span text:style-name="Emphasis"><text:span text:style-name="T2">Emma macht eine Kopfbewegung Richtung Kellnerin: „Was willst du?“</text:span></text:span></text:p>
      <text:p text:style-name="P1"><text:span text:style-name="Emphasis"><text:span text:style-name="T2">„Äh… Emma hast du schon bestellt?“</text:span></text:span></text:p>
      <text:p text:style-name="P1"><text:span text:style-name="Emphasis"><text:span text:style-name="T2">„Ja.“</text:span></text:span></text:p>
      <text:p text:style-name="P1"><text:span text:style-name="Emphasis"><text:span text:style-name="T2">„Dann das gleiche wie sie bitte.“</text:span></text:span></text:p>
      <text:p text:style-name="P1"><text:span text:style-name="Emphasis"><text:span text:style-name="T2">Kellnerin: „Natürlich.“</text:span></text:span></text:p>
      <text:p text:style-name="P1"><text:span text:style-name="Emphasis"><text:span text:style-name="T2">„Wo warst du mit deinem Kopf?“</text:span></text:span></text:p>
      <text:p text:style-name="P1"><text:span text:style-name="Emphasis"><text:span text:style-name="T2">„Ich war gerade dabei es zu verarbeiten wie ich mit einer Person zusammen in einem Café zu sein, die ich als unantastbar empfunden hatte. Bitte nicht falsch verstehen.“</text:span></text:span></text:p>
      <text:p text:style-name="P1"><text:span text:style-name="Emphasis"><text:span text:style-name="T2">„Keine Sorge. Ich seh doch das du eher positiv über mich denkst.“</text:span></text:span></text:p>
      <text:p text:style-name="P1"><text:span text:style-name="Emphasis"><text:span text:style-name="T2">Flurinas Gesicht strahlt: „Wirklich?“</text:span></text:span></text:p>
      <text:p text:style-name="P1"><text:span text:style-name="Emphasis"><text:span text:style-name="T2">Emma: „Natürlich. Wieso sonst hättest du mich gefragt ob du meine Sachen tragen darfst?“</text:span></text:span></text:p>
      <text:p text:style-name="P1"><text:span text:style-name="Emphasis"><text:span text:style-name="T2">Flurina schaut etwas beschämt auf ihren Schoß.</text:span></text:span></text:p>
      <text:p text:style-name="P1"><text:span text:style-name="Emphasis"><text:span text:style-name="T2">Emma: „Anyway, welches Buch liest du gerade?“</text:span></text:span></text:p>
      <text:p text:style-name="P1"><text:span text:style-name="Emphasis"><text:span text:style-name="T2">Flurina: „Ich lese gerade 'Die Hexen aus Graubünden'. Es ist ein Horrorroman über eine Frau, welche versucht einen Kult von Hexen ausfindig zu machen, die die Weltordnung umstoßen wollen, indem sie ein uraltes Wesen wiedererwecken.“</text:span></text:span></text:p>
      <text:p text:style-name="P1"><text:span text:style-name="Emphasis"><text:span text:style-name="T2">„Und wie findest du es soweit?“</text:span></text:span></text:p>
      <text:p text:style-name="P1"><text:span text:style-name="Emphasis"><text:span text:style-name="T2">„Es ist extremst spannend, vor allem da ihr Mann, welcher ihr Anfangs komplett unterworfen hatte und ihr immer half, sich aber immer mehr verändert und die Nachforschungen immer mehr verlangsamt indem er die Aufmerksamkeit der Frau auf unwichtige Sachen lenkt, aber damit sie ihm trotzdem vertraut, immer wieder auf sinnvolle Sachen aufmerksam macht.“</text:span></text:span></text:p>
      <text:p text:style-name="P1"><text:span text:style-name="Emphasis"><text:span text:style-name="T2">„Wie ist die Frau auf den Kult aufmerksam geworden?“</text:span></text:span></text:p>
      <text:p text:style-name="P1"><text:span text:style-name="Emphasis"><text:span text:style-name="T2">„Ihr Mann hatte ihr von einem alten Buch erzählt, wo es um alte Rituale geht. Er hatte auch gesagt, dass er sich nicht mehr ganz sicher ist, wo er von diesem Buch gehört hatte. Da hatte die Frau im Internet rechachiert, aber nichts gefunden. Dann sind die von Zug in die Stadtbibliothek Chur gefahren. Dort hatten sie Hinweise für einen Hexenkult ‚in den Bergen‘ gefunden. In Chur konnte </text:span></text:span><text:soft-page-break/><text:span text:style-name="Emphasis"><text:span text:style-name="T2">der Bereich auf ein paar wenige Bergketten und Täler zwischen Graubünden und Italien begrenzt werden, aber auch nicht mehr. Die zwei sind dort hingefahren, und dann herausgefunden, dass der Hexenkult zwar immer wieder in Italien gesehen wurde, jedoch hauptsächlich in Graubünden tätig ist. In Zernez hatten sie dann herausgefunden, dass dieser Kult ein uraltes Wesen wiedererwecken will um die Weltordnung umzuwerfen. Die Frau weiß nur, dass es sich um mächtige Hexen handelt und dieses Wesen höchst wahrscheinlich weiblich ist, da in den Texten oft ‚Die Hexen wollen sie befreien um die Weltordnung umzuwerfen‘ referenziert wird. Ihr devoter Mann führt sie aber immer mehr auf eine falsche Fährte. Recht viel weiter bin ich im Roman aber noch nicht. Der Roman könnte dir gefallen.“</text:span></text:span></text:p>
      <text:p text:style-name="P1"><text:span text:style-name="Emphasis"><text:span text:style-name="T2">Kellnerin: „Hier sind eure Kuchen und warme Kakaos.“</text:span></text:span></text:p>
      <text:p text:style-name="P1"><text:span text:style-name="Emphasis"><text:span text:style-name="T2">Flurina: „Danke.“</text:span></text:span></text:p>
      <text:p text:style-name="P1"><text:span text:style-name="Emphasis"><text:span text:style-name="T2">Emma: „Danke.“</text:span></text:span></text:p>
      <text:p text:style-name="P1"><text:span text:style-name="Emphasis"><text:span text:style-name="T2">Kellnerin: „Emma hast du Sparkles gesehen?“</text:span></text:span></text:p>
      <text:p text:style-name="P1"><text:span text:style-name="Emphasis"><text:span text:style-name="T2">„Ja, er sitzt gerade auf meinem Schoß.“</text:span></text:span></text:p>
      <text:p text:style-name="P1"><text:span text:style-name="Emphasis"><text:span text:style-name="T2">„OK danke, dann brauchen wir uns keine Sorgen machen, dass er draußen erfroren ist“, darauf geht die Kellnerin weg.</text:span></text:span></text:p>
      <text:p text:style-name="P1"><text:span text:style-name="Emphasis"><text:span text:style-name="T2">Danach dreht sich Emma wieder zur Flurina: „Sollte ihr devoter Mann nicht eigentlich ihren Erfolg über ihre Irreführung setzen?“</text:span></text:span></text:p>
      <text:p text:style-name="P1"><text:span text:style-name="Emphasis"><text:span text:style-name="T2">Flurina: „Eigentlich ja, das hatte er am Anfang auch, aber ich glaub, dass er manipuliert wird, da er immer weiter davon wegtrifftet. Ich glaub, dass es das Ziel des Hexenkults ist, so wenig Aufmerksamkeit wie möglich zu erzeugen, zumindest bis diese deren Ziel erreicht haben. Da diese die Frau anscheinend nicht beeinflussen können, verlangsamen sie sie durch ihren Mann.“</text:span></text:span></text:p>
      <text:p text:style-name="P1"><text:span text:style-name="Emphasis"><text:span text:style-name="T2">„Das klingt wirklich spannend. Wo hast du das Buch her?“</text:span></text:span></text:p>
      <text:p text:style-name="P1"><text:span text:style-name="Emphasis"><text:span text:style-name="T2">„Ich habs aus der Buchhandlung beim See.“</text:span></text:span></text:p>
      <text:p text:style-name="P1"><text:span text:style-name="Emphasis"><text:span text:style-name="T2">„Wirklich? Wie oft bist du dort? Ich bin dort auch immer wieder drinnen aber seh dich dort höchstens vorbeigehen.“</text:span></text:span></text:p>
      <text:p text:style-name="P1"><text:span text:style-name="Emphasis"><text:span text:style-name="T2">„Ich bin dort so alle 3, 4 Monate einmal. Ich bin dort aber oft vor der Schule. Wann bist du dort?“</text:span></text:span></text:p>
      <text:p text:style-name="P1"><text:span text:style-name="Emphasis"><text:span text:style-name="T2">Emma: „Ich bin dort so alle 2-3 Monate, aber eher so am Nachmittag nach der Schule.“</text:span></text:span></text:p>
      <text:p text:style-name="P1"><text:span text:style-name="Emphasis"><text:span text:style-name="T2">Flurina: „Ah darum sehen wir uns da drinnen nie.“</text:span></text:span></text:p>
      <text:p text:style-name="P1"><text:span text:style-name="Emphasis"><text:span text:style-name="T2">Sparkles fliegt von Emmas Schoß und als das Gothgirl schaut zu ihrem Kakao um ihn zu nehmen, und sieht, wie Sparkles zu der Tasse fliegt und dann seinen Kopf durch den Henkel legt und mit dem Kopf Richtung Emma aus dem Henkel kommt. Daraufhin senkt Emma etwas ihren Kopf und sagt: „Sparkles, das ist jetzt neu, dass du das so machst.“</text:span></text:span></text:p>
      <text:p text:style-name="P1"><text:span text:style-name="Emphasis"><text:span text:style-name="T2">Daraufhin zwitschert Sparkles Richtung Emma. Das löst bei dem Mädchen die Assoziation von ‚Ich kann doch nichts dafür, dass der Kakao so warm ist und ich mich bei dem wärmen kann‘ aus. Sie weiß zwar, dass Sparkles das nicht so meint, aber sie kann trotzdem nicht anders als auf diese Assoziation zu reagieren.</text:span></text:span></text:p>
      <text:p text:style-name="P1"><text:span text:style-name="Emphasis"><text:span text:style-name="T2">„Sparkles, da stimm ich dir zu dass der Kakao angenehm warm ist.“</text:span></text:span></text:p>
      <text:p text:style-name="P1"><text:span text:style-name="Emphasis"><text:span text:style-name="T2">Flurina muss etwas kichern: „Wie macht er es sonst immer?“</text:span></text:span></text:p>
      <text:p text:style-name="P1"><text:span text:style-name="Emphasis"><text:span text:style-name="T2">„Er setzt sich normalerweise auf den Henkel von der Tasse, also es ist neu, dass er seinen Kopf durch den Henkel legt.“</text:span></text:span></text:p>
      <text:p text:style-name="P1"><text:span text:style-name="Emphasis"><text:span text:style-name="T2">„Oh verstehe.“</text:span></text:span></text:p>
      <text:p text:style-name="P1"><text:soft-page-break/><text:span text:style-name="Emphasis"><text:span text:style-name="T2">Danach essen die zwei Mädchen etwas in Ruhe deren Kuchen, wobei Flurina nicht anders kann, als Sparkles geflecktes Muster zu bewundern.</text:span></text:span></text:p>
      <text:p text:style-name="P1"><text:span text:style-name="Emphasis"><text:span text:style-name="T2">Emma bemerkt wie Flurina gerade Sparkles anschaut und findet es süß, da sie die Bewunderung in ihren Augen sieht.</text:span></text:span></text:p>
      <text:p text:style-name="P1"><text:span text:style-name="Emphasis"><text:span text:style-name="T2">„Du findest wohl Sparkles faszinierend, nicht wahr?“</text:span></text:span></text:p>
      <text:p text:style-name="P1"><text:span text:style-name="Emphasis"><text:span text:style-name="T2">„Ja schon, immerhin ist er ja zutraulich und hat seinen Kopf gerade so süß in den Henkel gelegt. Das Muster ist auch irgendwie schön.“</text:span></text:span></text:p>
      <text:p text:style-name="P1"><text:span text:style-name="Emphasis"><text:span text:style-name="T2">Emma schaut wie Flurina Sparkles faszinierend beobachtet. Sie findet ihre Klassenkameradin in diesem Zustand irgendwie süßer als wenn sie in der Schule über ihren Büchern hängt oder mit ihren Freundinnen lacht, wodurch sich ein Lächeln über ihr Gesicht zaubert.</text:span></text:span></text:p>
      <text:p text:style-name="P1"><text:span text:style-name="Emphasis"><text:span text:style-name="T2">„Ich glaub du findest 𐌻𐌿𐌶𐌹𐍆𐌰𐌹𐍂 dann bei mir zuhause sogar noch süßer.“</text:span></text:span></text:p>
      <text:p text:style-name="P1"><text:span text:style-name="Emphasis"><text:span text:style-name="T2">Flurina schaut mit einem fragenden Blick zu Emma: „Wie meinst du?“</text:span></text:span></text:p>
      <text:p text:style-name="P1"><text:span text:style-name="Emphasis"><text:span text:style-name="T2">„Naja, du immerhin findest seine Pose auf meinem Profilbild schon süß, und wenn du dann siehst wie er mich immer Begrüßt, ich glaube du schmilzt dann vor Niedlichkeit weg.“</text:span></text:span></text:p>
      <text:p text:style-name="P1"><text:span text:style-name="Emphasis"><text:span text:style-name="T2">Bei dieser Aussage sieht Emma wie Flurina errötet und leicht neben ihren Schoß schaut um ihren Blick zu entweichen. Dabei muss Emma etwas kichern.</text:span></text:span></text:p>
      <text:p text:style-name="P1"><text:span text:style-name="Emphasis"><text:span text:style-name="T2">„Ach du brauchst dich nicht zu schämen. Dass du Tiere putzig findest ist etwas normales.“</text:span></text:span></text:p>
      <text:p text:style-name="P1"><text:span text:style-name="Emphasis"><text:span text:style-name="T2">„Das heißt, ich darf dann bei 𐌻𐌿𐌶𐌹𐍆𐌰𐌹𐍂 wegschmelzen?“</text:span></text:span></text:p>
      <text:p text:style-name="P1"><text:span text:style-name="Emphasis"><text:span text:style-name="T2">„Natürlich.“</text:span></text:span></text:p>
      <text:p text:style-name="P1"><text:span text:style-name="Emphasis"><text:span text:style-name="T2">Als Emma das gesagt hatte, zwitschert Sparkles, zustimmend und bewegt seinen Kopf nach oben und unten.</text:span></text:span></text:p>
      <text:p text:style-name="P1"><text:span text:style-name="Emphasis"><text:span text:style-name="T2">Emma sagt zu Sparkles während sie nickt: „Ge Sparkles, da stimmst du mir zu.“</text:span></text:span></text:p>
      <text:p text:style-name="P1"><text:span text:style-name="Emphasis"><text:span text:style-name="T2">Flurina muss bei dieser Aussage und Aktion etwas kichern, etwas was Emma unweigerlich schmunzeln lässt.</text:span></text:span></text:p>
      <text:p text:style-name="P1"><text:span text:style-name="Emphasis"><text:span text:style-name="T2">Als die zwei Mädchen fertig gegessen hatten, läuft Sparkles zu Flurina.</text:span></text:span></text:p>
      <text:p text:style-name="P1"><text:span text:style-name="Emphasis"><text:span text:style-name="T2">Emma: „Er testet gerade aus wie du bist. Stell dich vor.“</text:span></text:span></text:p>
      <text:p text:style-name="P1"><text:span text:style-name="Emphasis"><text:span text:style-name="T2">Flurina: „Oh OK. Hallo Sparkles, ich bin die Flurina und bin eine Klassenkameradin von der Emma, welche du schon kennst.“</text:span></text:span></text:p>
      <text:p text:style-name="P1"><text:span text:style-name="Emphasis"><text:span text:style-name="T2">Sparkles zwitschert etwas und bewegt seinen Kopf nach oben und unten.</text:span></text:span></text:p>
      <text:p text:style-name="P1"><text:span text:style-name="Emphasis"><text:span text:style-name="T2">Als Sparkles fertig ist, bewegt Flurina mit ihren Arm ungefähr 20cm vor Sparkles: „Wie sehr magst du auf mir sitzen?“</text:span></text:span></text:p>
      <text:p text:style-name="P1"><text:span text:style-name="Emphasis"><text:span text:style-name="T2">Daraufhin hüpft Sparkles auf Flurinas Hand und läuft sich dann über ihren Arm auf ihre Schulter.</text:span></text:span></text:p>
      <text:p text:style-name="P1"><text:span text:style-name="Emphasis"><text:span text:style-name="T2">„Er mag dich wohl.“</text:span></text:span></text:p>
      <text:p text:style-name="P1"><text:span text:style-name="Emphasis"><text:span text:style-name="T2">„Glaubst du?“</text:span></text:span></text:p>
      <text:p text:style-name="P1"><text:span text:style-name="Emphasis"><text:span text:style-name="T2">„Ja, er macht das nicht bei jeden.“</text:span></text:span></text:p>
      <text:p text:style-name="P1"><text:span text:style-name="Emphasis"><text:span text:style-name="T2">Da stahlt das Mädchen auf, da sie schon seit längerem einen Wellensittich halten wollte.</text:span></text:span></text:p>
      <text:p text:style-name="P1"><text:span text:style-name="Emphasis"><text:span text:style-name="T2">„Er ist so süß.“</text:span></text:span></text:p>
      <text:p text:style-name="P1"><text:span text:style-name="Emphasis"><text:span text:style-name="T2">„Ich weiß. Es ist auch süß zu sehen, wie du so strahlst.“</text:span></text:span></text:p>
      <text:p text:style-name="P1"><text:span text:style-name="Emphasis"><text:span text:style-name="T2">„Ach komm schon, so süß bin ich doch gar nicht.“</text:span></text:span></text:p>
      <text:p text:style-name="P1"><text:soft-page-break/><text:span text:style-name="Emphasis"><text:span text:style-name="T2">„Schon bist du, aber du weißt das einfach nur nicht.“</text:span></text:span></text:p>
      <text:p text:style-name="P1"><text:span text:style-name="Emphasis"><text:span text:style-name="T2">Flurina schließt ihre Augen, atmet einmal tief durch, öffnet ihre Augen wieder und sagt dann: „Meinst du das ernst?“</text:span></text:span></text:p>
      <text:p text:style-name="P1"><text:span text:style-name="Emphasis"><text:span text:style-name="T2">„Ja, ich wollte dich eigentlich schon länger nach einem Date fragen, aber ich hatte mich nie getraut, weil ich immer dachte, dass du mich nicht magst, da ich immerhin eher dunkel angezogen bin und die üblichen Sachen für Mädchen als zu kitschig finde. Deine Karte hatte mir den Mut gegeben, dich endlich danach zu fragen“, antwortet Emma mit einer erdrückten Stimme, da dieses Geständnis tiefer liegt, als ihr lieb ist.</text:span></text:span></text:p>
      <text:p text:style-name="P1"><text:span text:style-name="Emphasis"><text:span text:style-name="T2">Flurina spürt wie Sparkles seinen Kopf an ihre Wange streichelt.</text:span></text:span></text:p>
      <text:p text:style-name="P1"><text:span text:style-name="Emphasis"><text:span text:style-name="T2">„Ich wusste gar nicht dass du so über mich fühlst… ich dachte immer ich wär dir zu kitschig und dadurch warst du für mich immer diese eine unantastbare welche ich niemals als Freundin haben kann. Ich…“</text:span></text:span></text:p>
      <text:p text:style-name="P1"><text:span text:style-name="Emphasis"><text:span text:style-name="T2">Sie atmet aus, da sie nicht weiß was sie sagen sollte. Darauf legt Emma ihre Hand auf Flurinas Hand.</text:span></text:span></text:p>
      <text:p text:style-name="P1"><text:span text:style-name="Emphasis"><text:span text:style-name="T2">„Ich weiß was du meinst, du musst es nicht sagen.“</text:span></text:span></text:p>
      <text:p text:style-name="P1"><text:span text:style-name="Emphasis"><text:span text:style-name="T2">Flurina schaut in mit einem zufriedenen Lächeln des Ankommens in das Gesicht von dem Goth Girl, wo sie jetzt nicht das kalte Mädchen von der Schule sieht, sondern ein Mädchen, welches ihre kalte Schale für sie abgelegt hatte.</text:span></text:span></text:p>
      <text:p text:style-name="P1"><text:span text:style-name="Emphasis"><text:span text:style-name="T2">„Danke.“</text:span></text:span></text:p>
      <text:p text:style-name="P1"><text:span text:style-name="Emphasis"><text:span text:style-name="T2">Emma lächelt zurück, zwar etwas zurückhaltender, aber ehrlich verliebt.</text:span></text:span></text:p>
      <text:p text:style-name="P1"><text:span text:style-name="Emphasis"><text:span text:style-name="T2">„Wie wärs wenn ich für uns jetzt zahle und wir dann zu mir heim gehen, damit ich dir dort 𐌻𐌿𐌶𐌹𐍆𐌰𐌹𐍂 vorstellen kann? Wir können bei mir zuhause dann freier reden als hier.“</text:span></text:span></text:p>
      <text:p text:style-name="P1"><text:span text:style-name="Emphasis"><text:span text:style-name="T2">„Warte, du würdest für uns beide zahlen?“</text:span></text:span></text:p>
      <text:p text:style-name="P1"><text:span text:style-name="Emphasis"><text:span text:style-name="T2">„Warum sollte ich nicht? Du hattest immerhin meine Sachen hergetragen und ich hab vorgeschlagen, dass wir hier her kommen. Da ist es in meinen Augen nur fair, dass ich zahle.“</text:span></text:span></text:p>
      <text:p text:style-name="P1"><text:span text:style-name="Emphasis"><text:span text:style-name="T2">„OK wenn du meinst.“</text:span></text:span></text:p>
      <text:p text:style-name="P1"><text:span text:style-name="Emphasis"><text:span text:style-name="T2">„Wie hättest du es dir vorgestellt?“</text:span></text:span></text:p>
      <text:p text:style-name="P1"><text:span text:style-name="Emphasis"><text:span text:style-name="T2">„Dass ich zahle, oder zumindest getrennt.“</text:span></text:span></text:p>
      <text:p text:style-name="P1"><text:span text:style-name="Emphasis"><text:span text:style-name="T2">Die Kellnerin kommt vorbei um den Tisch abzuräumen. Da diese die Situation sieht, sagt sie: „Das geht aufs Haus.“</text:span></text:span></text:p>
      <text:p text:style-name="P1"><text:span text:style-name="Emphasis"><text:span text:style-name="T2">Emma antwortet etwas verlegen, da sie das nicht erwartet hätte: „Äh... Danke?“</text:span></text:span></text:p>
      <text:p text:style-name="P1"><text:span text:style-name="Emphasis"><text:span text:style-name="T2">Kellnerin: „Nichts zu danken, immerhin bist du eine Stammkundin und ich sehe in welcher Situation ihr zwei gerade seid.“</text:span></text:span></text:p>
      <text:p text:style-name="P1"><text:span text:style-name="Emphasis"><text:span text:style-name="T2">Flurina: „Du Emma, wie machen wir das jetzt mit Sparkles?“</text:span></text:span></text:p>
      <text:p text:style-name="P1"><text:span text:style-name="Emphasis"><text:span text:style-name="T2">Emma: „Gute Frage. Es scheint so, als ob er sich auf dir gerade recht wohl fühlt.“</text:span></text:span></text:p>
      <text:p text:style-name="P1"><text:span text:style-name="Emphasis"><text:span text:style-name="T2">„Findest du?“</text:span></text:span></text:p>
      <text:p text:style-name="P1"><text:span text:style-name="Emphasis"><text:span text:style-name="T2">„Definitiv, sonst wär er sich nicht deinen Arm gehüpft und auch seinen Kopf nicht so auf deiner Wange gerieben. Würde es passen wenn ich noch ein Foto von euch zwei mach?“</text:span></text:span></text:p>
      <text:p text:style-name="P1"><text:span text:style-name="Emphasis"><text:span text:style-name="T2">„Wenn du es mir schickst, ja.“</text:span></text:span></text:p>
      <text:p text:style-name="P1"><text:span text:style-name="Emphasis"><text:span text:style-name="T2">Emma zieht ihr Handy aus ihrer Hosentasche: „Natürlich schicke ich dir das Foto.“</text:span></text:span></text:p>
      <text:p text:style-name="P1"><text:soft-page-break/><text:span text:style-name="Emphasis"><text:span text:style-name="T2">Nach ein paar Fotos fliegt Sparkles weg.</text:span></text:span></text:p>
      <text:p text:style-name="P1"><text:span text:style-name="Emphasis"><text:span text:style-name="T2">Flurina schaut fragend zur Emma.</text:span></text:span></text:p>
      <text:p text:style-name="P1"><text:span text:style-name="Emphasis"><text:span text:style-name="T2">„Es scheint so, als ob Sparkles merkt, dass wir zwei jetzt zu mir heim wollen.“</text:span></text:span></text:p>
      <text:p text:style-name="P1"><text:span text:style-name="Emphasis"><text:span text:style-name="T2">Flurina sieht wie Sparkles auf dem Tisch landet, schaut kurz zurück, ahmt kurz das Wort ‚tschüss‘ nach und dann weiter Richtung seinem Käfig fliegt.</text:span></text:span></text:p>
      <text:p text:style-name="P1"><text:span text:style-name="Emphasis"><text:span text:style-name="T2">Emma: „Ich glaub es gibt gleich Mittagessen für ihn, sonst ist er eher selten auf den Weg Richtung seinem Käfig.“</text:span></text:span></text:p>
      <text:p text:style-name="P1"><text:span text:style-name="Emphasis"><text:span text:style-name="T2">„Glaubst du?“</text:span></text:span></text:p>
      <text:p text:style-name="P1"><text:span text:style-name="Emphasis"><text:span text:style-name="T2">Emma schaut kurz auf die Uhr, welche an der Wand befestigt ist: „Ja ich glaub schon, da es immerhin gleich Mittag ist.“</text:span></text:span></text:p>
      <text:p text:style-name="P1"><text:span text:style-name="Emphasis"><text:span text:style-name="T2">Die zwei Mädchen gehen aus dem Café raus und Flurina trägt wieder Emmas Sachen, so wie sie es beim Hergehen gemacht hatte.</text:span></text:span></text:p>
      <text:p text:style-name="P1"><text:span text:style-name="Emphasis"><text:span text:style-name="T2"/></text:span></text:p>
      <text:h text:style-name="P3" text:outline-level="1"><text:span text:style-name="Emphasis"><text:span text:style-name="T1">Emmas Zimmer</text:span></text:span></text:h>
      <text:p text:style-name="P1"><text:span text:style-name="Emphasis"><text:span text:style-name="T2">Als beide Mädchen draußen waren, fragt Emma: „Und Flurina, wie hat’s dir hier gefallen?“</text:span></text:span></text:p>
      <text:p text:style-name="P1"><text:span text:style-name="Emphasis"><text:span text:style-name="T2">„Es war schön. Ich fand es besonders süß wie Sparkles sich dann am Ende auf meine Schulter gesetzt hatte und dann seinen Kopf auf meiner Wange gestreichelt hatte.“</text:span></text:span></text:p>
      <text:p text:style-name="P1"><text:span text:style-name="Emphasis"><text:span text:style-name="T2">„Ja das war wirklich süß, vor allem wie du da gestrahlt hattest, etwas wodurch ich mich noch mehr in dich verliebt hab.“</text:span></text:span></text:p>
      <text:p text:style-name="P1"><text:span text:style-name="Emphasis"><text:span text:style-name="T2">Als die zwei Mädchen zu Emma gehen, äußert Flurina ihr Angst über 𐌻𐌿𐌶𐌹𐍆𐌰𐌹𐍂: „Ich hoffe, dass 𐌻𐌿𐌶𐌹𐍆𐌰𐌹𐍂 keine Angst vor mir hat und dann dadurch beißt oder weg geht.“</text:span></text:span></text:p>
      <text:p text:style-name="P1"><text:span text:style-name="Emphasis"><text:span text:style-name="T2">„Wenn du dich ähnlich ruhig wie bei Sparkles verhältst, wird 𐌻𐌿𐌶𐌹𐍆𐌰𐌹𐍂 wahrscheinlich nicht weg gehen.“</text:span></text:span></text:p>
      <text:p text:style-name="P1"><text:span text:style-name="Emphasis"><text:span text:style-name="T2">„Glaubst du?“</text:span></text:span></text:p>
      <text:p text:style-name="P1"><text:span text:style-name="Emphasis"><text:span text:style-name="T2">Emma: „𐌻𐌿𐌶𐌹𐍆𐌰𐌹𐍂 mag - ähnlich wie Sparkles - Leute lieber, welche eher ruhig sind und eher wenig durch Bewegung reden. Was machst du außer lesen noch gerne?“</text:span></text:span></text:p>
      <text:p text:style-name="P1"><text:span text:style-name="Emphasis"><text:span text:style-name="T2">Flurina: „Ich bin gerne am See und im Wald spazieren. Oft verbinde ich das mit dem Lesen.“</text:span></text:span></text:p>
      <text:p text:style-name="P1"><text:span text:style-name="Emphasis"><text:span text:style-name="T2">Emma: „Hast du einen Lieblingsplatz wo du gerne liest?“</text:span></text:span></text:p>
      <text:p text:style-name="P1"><text:span text:style-name="Emphasis"><text:span text:style-name="T2">Flurina: „Du kennst sicher den einen Platz bei der einen Wiese da auf dem einen Hügel wo man nur durch den Wald hin kommt, richtig? Das ist mein Lieblingsplatz zum lesen, aber bin auch oft an anderen Plätzen um einfach nur zu spazieren.“</text:span></text:span></text:p>
      <text:p text:style-name="P1"><text:span text:style-name="Emphasis"><text:span text:style-name="T2">Emma: „Ich kanns voll nachvollziehen warum du dort gerne bist, da man dort immerhin eine schöne Aussicht auf den See hat.“</text:span></text:span></text:p>
      <text:p text:style-name="P1"><text:span text:style-name="Emphasis"><text:span text:style-name="T2">Flurina: „Was machst du außer schreiben, dich mit Tieren beschäftigen und das übliche Mädchen und Gesellschaftszeug zu kitschig finden sonst gerne?“</text:span></text:span></text:p>
      <text:p text:style-name="P1"><text:span text:style-name="Emphasis"><text:span text:style-name="T2">Emma: „Ich weiß zwar nicht ob ich das als eigenes Hobby zählen sollte, aber ich fotografiere gerne 𐌻𐌿𐌶𐌹𐍆𐌰𐌹𐍂. Ich beschäftige mich auch gerne mit der Sprache Gotik.“</text:span></text:span></text:p>
      <text:p text:style-name="P1"><text:span text:style-name="Emphasis"><text:span text:style-name="T2">„Ach darum ist das Foto von 𐌻𐌿𐌶𐌹𐍆𐌰𐌹𐍂 bei deinem Profilbild so gut geworden und ich kann jetzt verstehen warum du ihm einen Gotischen Namen gegeben hast.“</text:span></text:span></text:p>
      <text:p text:style-name="P1"><text:span text:style-name="Emphasis"><text:span text:style-name="T2">Die zwei gehen die letzten paar Meter zu Emma in Stille und treffen dort Emmas Mutter gerade die Türe aufsperren.</text:span></text:span></text:p>
      <text:p text:style-name="P1"><text:span text:style-name="Emphasis"><text:span text:style-name="T2">„Hallo Mama, also das ist meine Freundin und Klassenkameradin die Flurina, und Flurina, das ist meine Mutter die Prisca.”</text:span></text:span></text:p>
      <text:p text:style-name="P1"><text:span text:style-name="Emphasis"><text:span text:style-name="T2">Prisca: „Hallo Flurina, schön dich kennen zu lernen, komm rein. Es ist selten, dass Emma Leute von der Schule einlädt.“</text:span></text:span></text:p>
      <text:p text:style-name="P1"><text:span text:style-name="Emphasis"><text:span text:style-name="T2">Flurina: „Ich weiß, deshalb fühl ich mich auch geehrt her kommen zu dürfen.“</text:span></text:span></text:p>
      <text:p text:style-name="P1"><text:span text:style-name="Emphasis"><text:span text:style-name="T2">Prisca: „Falls ihr in Emmas Zimmer geht, bitte nicht erschrecken, sie hat eine Katze die nicht jeden mag.“</text:span></text:span></text:p>
      <text:p text:style-name="P1"><text:span text:style-name="Emphasis"><text:span text:style-name="T2">Emma ist von dem Aufmerksam machen auf 𐌻𐌿𐌶𐌹𐍆𐌰𐌹𐍂 von ihrer Mutter leicht genervt: „Mama, dass weiß sie schon. Immerhin hab ich 𐌻𐌿𐌶𐌹𐍆𐌰𐌹𐍂 als Profilbild.“</text:span></text:span></text:p>
      <text:p text:style-name="P1"><text:span text:style-name="Emphasis"><text:span text:style-name="T2">„Da hast du auch wieder recht Schatz.“</text:span></text:span></text:p>
      <text:p text:style-name="P1"><text:span text:style-name="Emphasis"><text:span text:style-name="T2">Darauf gehen die drei nacheinander Hände waschen.</text:span></text:span></text:p>
      <text:p text:style-name="P1"><text:soft-page-break/><text:span text:style-name="Emphasis"><text:span text:style-name="T2">Emma: „Komm Flurina, lass mich dir 𐌻𐌿𐌶𐌹𐍆𐌰𐌹𐍂 zeigen und uns sie dann füttern bevor wir etwas anderes machen.“</text:span></text:span></text:p>
      <text:p text:style-name="P1"><text:span text:style-name="Emphasis"><text:span text:style-name="T2">Flurina: „OK.“</text:span></text:span></text:p>
      <text:p text:style-name="P1"><text:span text:style-name="Emphasis"><text:span text:style-name="T2">Als die zwei Mädchen in das Zimmer von Emma gehen, zeigt Emma in eine Ecke: „Stell mal die Sachen dort ab. Ich zeig dir dann 𐌻𐌿𐌶𐌹𐍆𐌰𐌹𐍂.“</text:span></text:span></text:p>
      <text:p text:style-name="P1"><text:span text:style-name="Emphasis"><text:span text:style-name="T2">Als Flurina die Sachen abgestellt hat, geht sie zu Emma, welche schon am Bett sitzt und 𐌻𐌿𐌶𐌹𐍆𐌰𐌹𐍂 auf ihrem Schoß sitzt und seinen Kopf an ihren Bauch reibt. Als sie näher kommt, schaut 𐌻𐌿𐌶𐌹𐍆𐌰𐌹𐍂 zu ihr und beobachtet Flurina genaustens.</text:span></text:span></text:p>
      <text:p text:style-name="P1"><text:span text:style-name="Emphasis"><text:span text:style-name="T2">Emma: „So 𐌻𐌿𐌶𐌹𐍆𐌰𐌹𐍂, das ist Flurina, meine Freundin, Flurina, das ist 𐌻𐌿𐌶𐌹𐍆𐌰𐌹𐍂.“</text:span></text:span></text:p>
      <text:p text:style-name="P1"><text:span text:style-name="Emphasis"><text:span text:style-name="T2">Flurina winkt leicht, und sagt in einer etwas höheren Stimme: „Hallo 𐌻𐌿𐌶𐌹𐍆𐌰𐌹𐍂“</text:span></text:span></text:p>
      <text:p text:style-name="P1"><text:span text:style-name="Emphasis"><text:span text:style-name="T2">𐌻𐌿𐌶𐌹𐍆𐌰𐌹𐍂 senkt ihren Kopf zu Emmas Bauch und lässt sich weiter von Emma streicheln.</text:span></text:span></text:p>
      <text:p text:style-name="P1"><text:span text:style-name="Emphasis"><text:span text:style-name="T2">„Emma hattest du nicht eigentlich gesagt, dass wir ihn jetzt füttern?“</text:span></text:span></text:p>
      <text:p text:style-name="P1"><text:span text:style-name="Emphasis"><text:span text:style-name="T2">„Eigentlich schon, aber jetzt scheint es so, dass er nicht wirklich hungrig ist, sondern lieber gestreichelt werden will. Wahrscheinlich weil ich etwas früher nach hause gekommen bin als sonst.“</text:span></text:span></text:p>
      <text:p text:style-name="P1"><text:span text:style-name="Emphasis"><text:span text:style-name="T2">Darauf schaut 𐌻𐌿𐌶𐌹𐍆𐌰𐌹𐍂 auf und gibt ein leichtes miauen von sich.</text:span></text:span></text:p>
      <text:p text:style-name="P1"><text:span text:style-name="Emphasis"><text:span text:style-name="T2">„Doch hungrig? OK gut, dafür musst du aber von meinem Schoß herunter.“</text:span></text:span></text:p>
      <text:p text:style-name="P1"><text:span text:style-name="Emphasis"><text:span text:style-name="T2">Dadurch springt 𐌻𐌿𐌶𐌹𐍆𐌰𐌹𐍂 von ihrem Schoß und geht vor Emma hin und her als sie zu ihrem Schrank geht um das Katzenfutter in die Schale zu legen.</text:span></text:span></text:p>
      <text:p text:style-name="P1"><text:span text:style-name="Emphasis"><text:span text:style-name="T2">Beim Schrank angekommen, fragt Emma ihre Klassenkameradin: „Du Flurina willst du ihr das Katzenfutter in die Schüssel geben, oder sollte ich das machen?“</text:span></text:span></text:p>
      <text:p text:style-name="P1"><text:span text:style-name="Emphasis"><text:span text:style-name="T2">„Darf ich das machen?“</text:span></text:span></text:p>
      <text:p text:style-name="P1"><text:span text:style-name="Emphasis"><text:span text:style-name="T2">„Natürlich“, daraufhin übergibt Emma Flurina den Katzenfuttersack.</text:span></text:span></text:p>
      <text:p text:style-name="P1"><text:span text:style-name="Emphasis"><text:span text:style-name="T2">Als die zwei Mädchen zurück in Emmas Zimmer waren, sieht Flurina die zwei Schüsseln, welche beide leer sind: „So in welche sollte ich das Futter hineingeben?“</text:span></text:span></text:p>
      <text:p text:style-name="P1"><text:span text:style-name="Emphasis"><text:span text:style-name="T2">„In die rechte,“ darauf wendet sich Emma zu ihrer Katze, „Du 𐌻𐌿𐌶𐌹𐍆𐌰𐌹𐍂, warum sagst du den nichts das dein Wasser auch leer ist?“</text:span></text:span></text:p>
      <text:p text:style-name="P1"><text:span text:style-name="Emphasis"><text:span text:style-name="T2">Die zwei Mädchen gehen in die Küche und Emma füllt einen Wasserbehälter beim Waschbecken auf: „Du Flurina, das kommt in die andere Schüssel.“</text:span></text:span></text:p>
      <text:p text:style-name="P1"><text:span text:style-name="Emphasis"><text:span text:style-name="T2">„OK.“</text:span></text:span></text:p>
      <text:p text:style-name="P1"><text:span text:style-name="Emphasis"><text:span text:style-name="T2">Beide gehen zurück und im Zimmer erwartet sie schon 𐌻𐌿𐌶𐌹𐍆𐌰𐌹𐍂, mit einer Pfote an der Schale wo normalerweise das Wasser hineinkommt, und einem vorwurfsvollen ‚Miiiiaaaauuuu’.</text:span></text:span></text:p>
      <text:p text:style-name="P1"><text:span text:style-name="Emphasis"><text:span text:style-name="T2">Emma: „Ist ja schon gut, wir haben dir ja schon das Wasser geholt.“</text:span></text:span></text:p>
      <text:p text:style-name="P1"><text:span text:style-name="Emphasis"><text:span text:style-name="T2">Flurina füllt diese Schale mit Wasser und 𐌻𐌿𐌶𐌹𐍆𐌰𐌹𐍂 trinkt sofort daraus. Während die Katze so aus der Schale trinkt, setzt sich Flurina auf den Boden und beobachtet Emmas Haustier aufmerksam.</text:span></text:span></text:p>
      <text:p text:style-name="P1"><text:span text:style-name="Emphasis"><text:span text:style-name="T2">Das Gothgirl schaut ihre Klassenkameradin fasziniert an und fragt sich wie ein solches Mädchen sich für Horrorromane und Dark Romance Romane interessieren kann, wenn sie doch wie ein kleines Kind die Tiere beobachtet.</text:span></text:span></text:p>
      <text:p text:style-name="P1"><text:span text:style-name="Emphasis"><text:span text:style-name="T2">„Flurina, willst du jetzt über das Beziehungsmodell zwischen uns zwei reden, oder willst du 𐌻𐌿𐌶𐌹𐍆𐌰𐌹𐍂 noch etwas weiter beobachten?“</text:span></text:span></text:p>
      <text:p text:style-name="P1"><text:soft-page-break/><text:span text:style-name="Emphasis"><text:span text:style-name="T2">„Passt es, wenn ich 𐌻𐌿𐌶𐌹𐍆𐌰𐌹𐍂 so lange beobachte, bis er fertig gefressen und getrunken hat und dann weggeht?“</text:span></text:span></text:p>
      <text:p text:style-name="P1"><text:span text:style-name="Emphasis"><text:span text:style-name="T2">„Ja das passt.“</text:span></text:span></text:p>
      <text:p text:style-name="P1"><text:span text:style-name="Emphasis"><text:span text:style-name="T2">Nach ungefähr 5min geht 𐌻𐌿𐌶𐌹𐍆𐌰𐌹𐍂 durch die Katzentüre in Emmas Zimmertüre und Flurina dreht sich zu Emma um.</text:span></text:span></text:p>
      <text:p text:style-name="P1"><text:span text:style-name="Emphasis"><text:span text:style-name="T2">Emma schlägt vor, dass sich beide aufs Bett setzen und dann dort reden: „Also was sind wir jetzt eigentlich?“</text:span></text:span></text:p>
      <text:p text:style-name="P1"><text:span text:style-name="Emphasis"><text:span text:style-name="T2">„Du hattest mich hier her zu dir nach Hause eingeladen, ein Raum welcher für jemanden wie dich wahrscheinlich zu wichtig ist um einfach jeden hineinzulassen. Würde es für dich passen, wenn wir jetzt zusammen sind?“</text:span></text:span></text:p>
      <text:p text:style-name="P1"><text:span text:style-name="Emphasis"><text:span text:style-name="T2">„Das wäre schön wenn wir das so machen würden und ich würde mich geehrt fühlen.“</text:span></text:span></text:p>
      <text:p text:style-name="P1"><text:span text:style-name="Emphasis"><text:span text:style-name="T2">Emma macht eine kurze Pause: „Flurina, du hattest nach der Schule gesagt, dass du eine andere Art von Beziehung mit mir willst, wie würde die für dich ausschauen?“</text:span></text:span></text:p>
      <text:p text:style-name="P1"><text:span text:style-name="Emphasis"><text:span text:style-name="T2">„Ich… ich will dir das Leben leichter machen indem… ich mich dir untergebe. Ich hoffe, dass das jetzt nicht verrückt rüber kommt.“</text:span></text:span></text:p>
      <text:p text:style-name="P1"><text:span text:style-name="Emphasis"><text:span text:style-name="T2">„Nein nein, kommt es nicht. Ich hatte mal irgendwo gelesen, dass dieser Wunsch ein gar nicht so seltener Wunsch sein sollte. Hast du spezielle Sachen die du machen willst oder nicht tun willst?“</text:span></text:span></text:p>
      <text:p text:style-name="P1"><text:span text:style-name="Emphasis"><text:span text:style-name="T2">„Eine Sache die ich nicht will, ist mich von dir schlecht reden zu lassen, wenn ich etwas nicht ganz so mache wie du das willst. Das was ich in diese Richtung will ist, dass du mir sagst, wie ich es nächstes mal besser machen kann bzw. sollte. Ich will auch nicht, dass du dich vor der ganzen Klasse über mich lustig machst. Und bitte nicht das typische ‚wir sind jetzt zusammen‘ Zeug mit dem vor allen küssen und so. Vielleicht können wir das so machen, dass ich anfangs nur deine Sachen trag?“</text:span></text:span></text:p>
      <text:p text:style-name="P1"><text:span text:style-name="Emphasis"><text:span text:style-name="T2">„Flurina, das klingt nach etwas machbaren.“</text:span></text:span></text:p>
      <text:p text:style-name="P1"><text:span text:style-name="Emphasis"><text:span text:style-name="T2">Flurina: „Wie stellst du dir eigentlich eine Beziehung vor?“</text:span></text:span></text:p>
      <text:p text:style-name="P1"><text:span text:style-name="Emphasis"><text:span text:style-name="T2">Emma antwortet etwas verlegen: „Ich will mit einer Person zusammen sein, in die ich mich verliebt hatte und nicht weil diese schön ausschaut und das diese Person zwischen 14 und 25 ist. Ich weiß, dass 25 für eine 16-jährige etwas alt ist, aber dieses Alter fühlt sich irgendwie richtig an. Ich will auch, eine Beziehung auf Augenhöhe, oder eine Beziehung wo die andere Person etwas unterwürfig ist, so wie du. Ich weiß aber für mich noch nicht so richtig wie eine solche Beziehung ausschauen sollte. Das heißt, der Schritt wo du meine Sachen trägst ist der erste Schritt in die richtige Richtung, da das sich richtig anfühlt.“</text:span></text:span></text:p>
      <text:p text:style-name="P1"><text:span text:style-name="Emphasis"><text:span text:style-name="T2">„Emma wie wichtig ist dir eigentlich das Geschlecht bei einer Beziehung?“</text:span></text:span></text:p>
      <text:p text:style-name="P1"><text:span text:style-name="Emphasis"><text:span text:style-name="T2">„Ach das ist mir egal.“</text:span></text:span></text:p>
      <text:p text:style-name="P1"><text:span text:style-name="Emphasis"><text:span text:style-name="T2">„Gibt es dafür eigentlich ein Wort dafür?“</text:span></text:span></text:p>
      <text:p text:style-name="P1"><text:span text:style-name="Emphasis"><text:span text:style-name="T2">„Ich weiß es nicht, ist mir auch egal.“</text:span></text:span></text:p>
      <text:p text:style-name="P1"><text:span text:style-name="Emphasis"><text:span text:style-name="T2">Flurina antwortet etwas verlegen: „Oh OK.“</text:span></text:span></text:p>
      <text:p text:style-name="P1"><text:span text:style-name="Emphasis"><text:span text:style-name="T2">Emma verspürt den Wunsch Flurina einfach in die Arme zu nehmen und einfach zu kuscheln: „Ich weiß, dass diese Frage vielleicht etwas komisch kommt, aber können wir jetzt bitte kuscheln?“</text:span></text:span></text:p>
      <text:p text:style-name="P1"><text:span text:style-name="Emphasis"><text:span text:style-name="T2">Flurinas Augen strahlen vor Freude, dass Emma sie kuscheln will: „Was sollte an dieser Frage komisch sein? Natürlich können wir jetzt kuscheln.“</text:span></text:span></text:p>
      <text:p text:style-name="P1"><text:soft-page-break/><text:span text:style-name="Emphasis"><text:span text:style-name="T2">Als sie Emma umarmt, riecht sie, dass Emma über den Tag etwas geschwitzt hatte, findet den Geruch von ihrem Schweiß jedoch nicht als störend, sondern als etwas beschützend umhüllendes, wodurch sie sich immer mehr in Emma hineinlehnt.</text:span></text:span></text:p>
      <text:p text:style-name="P1"><text:span text:style-name="Emphasis"><text:span text:style-name="T2">Emma fühlt, dass Flurina immer mehr in sie hineinlehnt, was sie dazu veranlasst sich aufs Bett zu legen und somit ihre Freundin auf sich drauf liegen zu lassen. Als Emma so mit Flurina auf sich daliegt, kann sie den Drang nicht wiederstehen ihr auf eien Kuss auf die Stirn zu geben. Bei diesem Kuss merkt sie, dass diese vor der ganzen Nervösität etwas verschwitzt ist, findet es jedoch schön, dass diese Nervösität auch eine körperliche Spur hinterlassen hatte. Danach streichelt das Goth Girl ihrer Klassenkameradin durch die Haare und kann nicht anders als zu lächeln. Sie ruht ihre andere Hand auf dem Rücken von Flurina.</text:span></text:span></text:p>
      <text:p text:style-name="P1"><text:span text:style-name="Emphasis"><text:span text:style-name="T2">Flurina spürt die Hand von Emma auf ihren Rücken und wie ihre Freundin durch ihre Haare streicheln und empfindet es als physiche Bestätigung von dem was der Geruch von dem Schweiß von Emma bei ihr psychisch auslöst. Dadurch fängt Flurina leicht an zu schnurren.</text:span></text:span></text:p>
      <text:p text:style-name="P1"><text:span text:style-name="Emphasis"><text:span text:style-name="T2">„Flurina, das gefällt dir hm?“</text:span></text:span></text:p>
      <text:p text:style-name="P1"><text:span text:style-name="Emphasis"><text:span text:style-name="T2">Flurina antwortet mit einem Nicken und einem: „Hmmhm.“ </text:span></text:span></text:p>
      <text:p text:style-name="P1"><text:span text:style-name="Emphasis"><text:span text:style-name="T2">„Und im Café hast du noch gesagt, dass du nicht süß bist.“</text:span></text:span></text:p>
      <text:p text:style-name="P1"><text:span text:style-name="Emphasis"><text:span text:style-name="T2">Flurina erwidert es mit einem leicht neckischem: „Hm.“</text:span></text:span></text:p>
      <text:p text:style-name="P1"><text:span text:style-name="Emphasis"><text:span text:style-name="T2">„Ist schon gut, ich weiß ja dass du in diesem Punkt nicht ganz mit mir einverststanden bist, aber ich finde dich trotzdem extremst süß.“</text:span></text:span></text:p>
      <text:p text:style-name="P1"><text:span text:style-name="Emphasis"><text:span text:style-name="T2">„Wenn du meinst, dass ich süß bin, dann soll es so sein.“</text:span></text:span></text:p>
      <text:p text:style-name="P1"><text:span text:style-name="Emphasis"><text:span text:style-name="T2">Als die zwei Mädchen so in Stille darliegen, hören sie ein leises kratzen am Bett.</text:span></text:span></text:p>
      <text:p text:style-name="P1"><text:span text:style-name="Emphasis"><text:span text:style-name="T2">„Oh 𐌻𐌿𐌶𐌹𐍆𐌰𐌹𐍂 will wohl etwas Aufmerksamkeit. Komm Flurina lass uns nachschauen wass er von uns will oder uns zeigen will.“</text:span></text:span></text:p>
      <text:p text:style-name="P1"><text:span text:style-name="Emphasis"><text:span text:style-name="T2">„Ich dachte bis heute immer, dass Katzen eher Einzelgänger sind und nicht wirklich nach Gesellschaft suchen.“</text:span></text:span></text:p>
      <text:p text:style-name="P1"><text:span text:style-name="Emphasis"><text:span text:style-name="T2">„𐌻𐌿𐌶𐌹𐍆𐌰𐌹𐍂 mag meine Gesellschaft, da ich ein gutes Verhältnis zu ihm hab.“</text:span></text:span></text:p>
      <text:p text:style-name="P1"><text:span text:style-name="Emphasis"><text:span text:style-name="T2">Flurina setzt sich auf und schaut runter zu 𐌻𐌿𐌶𐌹𐍆𐌰𐌹𐍂, welche am Bett kratzt. Emma folgt ihr mit ihrem Blick.</text:span></text:span></text:p>
      <text:p text:style-name="P1"><text:span text:style-name="Emphasis"><text:span text:style-name="T2">„Du 𐌻𐌿𐌶𐌹𐍆𐌰𐌹𐍂 du bist jetzt vielleicht leise rein gekommen.“</text:span></text:span></text:p>
      <text:p text:style-name="P1"><text:span text:style-name="Emphasis"><text:span text:style-name="T2">Nach diesem Satz springt 𐌻𐌿𐌶𐌹𐍆𐌰𐌹𐍂 auf Flurinas Schoß und lehnt sich leicht an Flurinas Bauch an und gibt ein kurzes ‚miau‘ von sich. Flurina fängt an 𐌻𐌿𐌶𐌹𐍆𐌰𐌹𐍂 zu streicheln.</text:span></text:span></text:p>
      <text:p text:style-name="P1"><text:span text:style-name="Emphasis"><text:span text:style-name="T2">„Du Flurina, 𐌻𐌿𐌶𐌹𐍆𐌰𐌹𐍂 lässt sich nicht von jedem streicheln, du bist wohl etwas besonderes.“</text:span></text:span></text:p>
      <text:p text:style-name="P1"><text:span text:style-name="Emphasis"><text:span text:style-name="T2">„Ich glaub das 𐌻𐌿𐌶𐌹𐍆𐌰𐌹𐍂 merkt, dass wir zwei eine besondere Beziehung zueinander haben, wodurch er mich nicht komplett abstoßt.“</text:span></text:span></text:p>
      <text:p text:style-name="P1"><text:span text:style-name="Emphasis"><text:span text:style-name="T2">„Das erklärt aber trotzdem nicht, warum sie sich gerade von dir streicheln lässt. Normalerweise faucht er dann nur nicht.“</text:span></text:span></text:p>
      <text:p text:style-name="P1"><text:span text:style-name="Emphasis"><text:span text:style-name="T2">„Wirklich?“</text:span></text:span></text:p>
      <text:p text:style-name="P1"><text:span text:style-name="Emphasis"><text:span text:style-name="T2">„Ja, er ist bei den Menschen wirklich wählerisch.“</text:span></text:span></text:p>
      <text:p text:style-name="P1"><text:span text:style-name="Emphasis"><text:span text:style-name="T2">„Warum fühl ich mich jetzt noch mehr geehrt als vorher?“</text:span></text:span></text:p>
      <text:p text:style-name="P1"><text:soft-page-break/><text:span text:style-name="Emphasis"><text:span text:style-name="T2">𐌻𐌿𐌶𐌹𐍆𐌰𐌹𐍂 bewegt sich auf Flurinas Schoß, so dass sie mit den Vorderpfoten auf Flurinas Brust steht und dann mit der Nase zur Nase von Flurina geht und dann sogar berührt. Als 𐌻𐌿𐌶𐌹𐍆𐌰𐌹𐍂 Flurina etwas beschnuppert hatte, legt sich die Katze auf den Schoß und rollt sich zu einem Ball zusammen.</text:span></text:span></text:p>
      <text:p text:style-name="P1"><text:span text:style-name="Emphasis"><text:span text:style-name="T2">„Oh mein Gott ist das süß.“</text:span></text:span></text:p>
      <text:p text:style-name="P1"><text:span text:style-name="Emphasis"><text:span text:style-name="T2">„So ähnlich hatte ich mich gefühlt als du vorhin auf mir oben gelegen bist und wir gekuschelt haben. Du kannst ihn streicheln.“</text:span></text:span></text:p>
      <text:p text:style-name="P1"><text:span text:style-name="Emphasis"><text:span text:style-name="T2">Das macht Flurina auch ohne zu zögern.</text:span></text:span></text:p>
      <text:p text:style-name="P1"><text:span text:style-name="Emphasis"><text:span text:style-name="T2">„Findest du mich wirklich so süß wie 𐌻𐌿𐌶𐌹𐍆𐌰𐌹𐍂?“</text:span></text:span></text:p>
      <text:p text:style-name="P1"><text:span text:style-name="Emphasis"><text:span text:style-name="T2">„Natürlich. Warum sonst hätte ich sonst gefragt, dass ich dich kuscheln darf?“</text:span></text:span></text:p>
      <text:p text:style-name="P1"><text:span text:style-name="Emphasis"><text:span text:style-name="T2">„Weiß ich nicht.“</text:span></text:span></text:p>
      <text:p text:style-name="P1"><text:span text:style-name="Emphasis"><text:span text:style-name="T2">Flurina schaut auf die Kazte hinab während sie streichelt: „Und 𐌻𐌿𐌶𐌹𐍆𐌰𐌹𐍂, wie liegt es sich auf meinem Schoß?“</text:span></text:span></text:p>
      <text:p text:style-name="P1"><text:span text:style-name="Emphasis"><text:span text:style-name="T2">𐌻𐌿𐌶𐌹𐍆𐌰𐌹𐍂 schnurrt.</text:span></text:span></text:p>
      <text:p text:style-name="P1"><text:span text:style-name="Emphasis"><text:span text:style-name="T2">Flurina explodiert innerlich vor Niedlichkeit: „𐌻𐌿𐌶𐌹𐍆𐌰𐌹𐍂 warum musst du so süß sein?“</text:span></text:span></text:p>
      <text:p text:style-name="P1"><text:span text:style-name="Emphasis"><text:span text:style-name="T2">Emma zückt ihr Handy heraus und fotografiert wie Flurina 𐌻𐌿𐌶𐌹𐍆𐌰𐌹𐍂 auf ihrem Schoß hat. Sie muss diesen Moment für beide aufbewahren.</text:span></text:span></text:p>
      <text:p text:style-name="P1"><text:span text:style-name="Emphasis"><text:span text:style-name="T2">„Weißt du eigentlich wie niedlich du gerade mit 𐌻𐌿𐌶𐌹𐍆𐌰𐌹𐍂 <text:s/>auf deinem Schoß ausschaust? Und nein, 𐌻𐌿𐌶𐌹𐍆𐌰𐌹𐍂 ist nicht der einzige Grund warum du süß ausschaust.“</text:span></text:span></text:p>
      <text:p text:style-name="P1"><text:span text:style-name="Emphasis"><text:span text:style-name="T2">„Wie meinst du?“</text:span></text:span></text:p>
      <text:p text:style-name="P1"><text:span text:style-name="Emphasis"><text:span text:style-name="T2">„So wie du gerade strahlst und auch in deinem Ruhezustand, das macht einen extremst süßen Eindruck. 𐌻𐌿𐌶𐌹𐍆𐌰𐌹𐍂 macht es nur noch schlimmer mit deiner Niedlichkeit.“</text:span></text:span></text:p>
      <text:p text:style-name="P1"><text:span text:style-name="Emphasis"><text:span text:style-name="T2">Flurinas Körper fühlt sich gerade so an als ob er sich nicht entscheiden kann ob er wegen der Niedlichkeit der Katze platzen soll, oder doch lieber schmelzen sollte: „Es fühlt sich gerade so angenehm an wie sich 𐌻𐌿𐌶𐌹𐍆𐌰𐌹𐍂 gerade auf meinem Schoß streicheln lässt.“</text:span></text:span></text:p>
      <text:p text:style-name="P1"><text:span text:style-name="Emphasis"><text:span text:style-name="T2">„Ich weiß, es schaut auch extremst angenehm aus.“</text:span></text:span></text:p>
      <text:p text:style-name="P1"><text:span text:style-name="Emphasis"><text:span text:style-name="T2">𐌻𐌿𐌶𐌹𐍆𐌰𐌹𐍂 liegt um die 10 min bei Flurina bevor er sich dazu entscheidet runter zu hüpfen und sich auf Emmas Schreibtisch zu setzen und die zwei Mädchen zu beobachten.</text:span></text:span></text:p>
      <text:p text:style-name="P1"><text:span text:style-name="Emphasis"><text:span text:style-name="T2">„Können… können wir bitte kuscheln? Es ist gerade so viel Emotional passiert, dass ich… einfach einen festen Anker brauch.“</text:span></text:span></text:p>
      <text:p text:style-name="P1"><text:span text:style-name="Emphasis"><text:span text:style-name="T2">Emma legt sich aufs Bett: „Natürlich, komm her, lass uns wie vorhin kuscheln.“</text:span></text:span></text:p>
      <text:p text:style-name="P1"><text:span text:style-name="Emphasis"><text:span text:style-name="T2">Flurina legt sich auf Emma drauf und lässt sich in ihre Umarmung hineinfallen. Da in ihr aber ein emotionaler Sturm weht, zittert sie leicht.</text:span></text:span></text:p>
      <text:p text:style-name="P1"><text:span text:style-name="Emphasis"><text:span text:style-name="T2">Emma merkt, dass Flurina einfach nur ihre Nähe will und braucht, jedoch keine Worte, weshalb sie sie nah an sich drückt.</text:span></text:span></text:p>
      <text:p text:style-name="P1"><text:span text:style-name="Emphasis"><text:span text:style-name="T2">Als die zwei Mädchen schon einige Momente so darliegen, durchbricht Flurina mit einer zitterneden Stimme: „Ich weiß einfach nicht was gerade los war…“, sie bricht ab, da sie selber nicht weiß was sie sagen will.</text:span></text:span></text:p>
      <text:p text:style-name="P1"><text:span text:style-name="Emphasis"><text:span text:style-name="T2">„Schon in Ordnung Flurina. Du warst Emotional jetzt einfach nur überfordert, wahrscheinlich weil die Freude mit mir zusammen zu sein, die Freude, dass du 𐌻𐌿𐌶𐌹𐍆𐌰𐌹𐍂 streicheln durftest, und dieser dich mit Niedlichkeit überschüttet hatte, und das alles in relativ kurzer Zeit. Da ist es normal, dass du dich emotional überfordert bist. Wie fühlst du dich jetzt?“</text:span></text:span></text:p>
      <text:p text:style-name="P1"><text:soft-page-break/><text:span text:style-name="Emphasis"><text:span text:style-name="T2">„Sicher und angekommen. Es fühlt sich einfach richtig an.“</text:span></text:span></text:p>
      <text:p text:style-name="P1"><text:span text:style-name="Emphasis"><text:span text:style-name="T2">Als sich Flurina entlich wieder entspannt und sich in Emma hineinsinken lässt, läutet ihr Handy. Das lässt beide Mädchen kurz zusammenzucken. Flurina schaut auf das Display vom Handy und sieht, dass es ihre Mutter ist welche anruft.</text:span></text:span></text:p>
      <text:p text:style-name="P1"><text:span text:style-name="Emphasis"><text:span text:style-name="T2">Bevor sie abhebt, sagt sie zu Emma: „Es ist meine Mama, vermutlich weil ich vergessen hab, ihr zu sagen, dass ich mit dir unterwegs bin.“</text:span></text:span></text:p>
      <text:p text:style-name="P1"><text:span text:style-name="Emphasis"><text:span text:style-name="T2">„Dann heb besser ab. Ich schick dir in der Zwischenzeit die Fotos.“</text:span></text:span></text:p>
      <text:p text:style-name="P1"><text:span text:style-name="Emphasis"><text:span text:style-name="T2">„OK.“ Flurina hebt ab, „Ja Mama, ich bin gerade bei einer Klassenkammeradin. … Ich hab es vergessen, es tut mir leid. … Ja Mama, ich komme sofort heim. … Ich vermute so 10 min, tschüss,“, darauf legt sie auf und schaut etwas beschämt zu Emma, „Emma, ich muss heim, es tut mir wirklich leid.“</text:span></text:span></text:p>
      <text:p text:style-name="P1"><text:span text:style-name="Emphasis"><text:span text:style-name="T2">Es ist ein Stich in Emmas Herz, versucht jedoch den Schmerz herunter zu spielen: „Es ist nicht so schlimm, immerhin können wir noch telefonieren.“</text:span></text:span></text:p>
      <text:p text:style-name="P1"><text:span text:style-name="Emphasis"><text:span text:style-name="T2">„Da hast du auch wieder recht.“</text:span></text:span></text:p>
      <text:p text:style-name="P1"><text:span text:style-name="Emphasis"><text:span text:style-name="T2">„Verabschiede dich noch bei 𐌻𐌿𐌶𐌹𐍆𐌰𐌹𐍂 und dann nimm deine Sachen. Ich begleite dich zu dir nach Hause.“</text:span></text:span></text:p>
      <text:p text:style-name="P1"><text:span text:style-name="Emphasis"><text:span text:style-name="T2">„OK.“</text:span></text:span></text:p>
      <text:p text:style-name="P1"><text:span text:style-name="Emphasis"><text:span text:style-name="T2">Flurina geht zu 𐌻𐌿𐌶𐌹𐍆𐌰𐌹𐍂 und senkt ihren Körper etwas, indem sie in die Knie geht. 𐌻𐌿𐌶𐌹𐍆𐌰𐌹𐍂 geht etwas mit ihrem Kopf nach vorne.</text:span></text:span></text:p>
      <text:p text:style-name="P1"><text:span text:style-name="Emphasis"><text:span text:style-name="T2">„𐌻𐌿𐌶𐌹𐍆𐌰𐌹𐍂 ich muss jetzt leider gehen. Es tut mir leid ich wäre gerne noch länger geblieben.“</text:span></text:span></text:p>
      <text:p text:style-name="P1"><text:span text:style-name="Emphasis"><text:span text:style-name="T2">𐌻𐌿𐌶𐌹𐍆𐌰𐌹𐍂 legt ihren Kopf auf Flurinas Schulter und das bricht Flurinas und Emmas Herz noch mehr als der Anruf von Flurinas Mutter es schon gebrochen hatte und es kullert eine Träne über Flurinas Wange und Emma schaut betroffen auf den Boden. Flurina streichelt die Katze während diese den Kopf auf ihrer Schulter hat.</text:span></text:span></text:p>
      <text:p text:style-name="P1"><text:span text:style-name="Emphasis"><text:span text:style-name="T2">„𐌻𐌿𐌶𐌹𐍆𐌰𐌹𐍂 ich komm wieder versprochen.“</text:span></text:span></text:p>
      <text:p text:style-name="P1"><text:span text:style-name="Emphasis"><text:span text:style-name="T2">Für Emma ist dieser Anblick zu erdrückend und richtet die Sachen von Flurina zusammen.</text:span></text:span></text:p>
      <text:p text:style-name="P1"><text:span text:style-name="Emphasis"><text:span text:style-name="T2">Danach hebt 𐌻𐌿𐌶𐌹𐍆𐌰𐌹𐍂 ihren Kopf von Flurinas Schulter, legt aber noch eine Pfote auf einen ihrer Handrücken. Flurina streichelt dies Pfote noch einmal zart mit ihrem Daumen: „Tschüss.“</text:span></text:span></text:p>
      <text:p text:style-name="P1"><text:span text:style-name="Emphasis"><text:span text:style-name="T2">Dass veranlasst 𐌻𐌿𐌶𐌹𐍆𐌰𐌹𐍂 dazu diese Pfote von Flurina abzunehmen, woraufhin sich das Mädchen zu Emma umdreht, welche schon ihre Sachen in der Hand hält.</text:span></text:span></text:p>
      <text:p text:style-name="P1"><text:span text:style-name="Emphasis"><text:span text:style-name="T2">„Äh… danke. Du hättest das aber nicht machen müssen.“</text:span></text:span></text:p>
      <text:p text:style-name="P1"><text:span text:style-name="Emphasis"><text:span text:style-name="T2">„Deine Interaktion mit 𐌻𐌿𐌶𐌹𐍆𐌰𐌹𐍂 war zu Herzzerbrechend für mich um da weiter zuzuschauen. Geh schon mal raus, ich verabschiede mich bei 𐌻𐌿𐌶𐌹𐍆𐌰𐌹𐍂 auch noch und ich will dich damit nicht noch mehr foltern als nötig.“</text:span></text:span></text:p>
      <text:p text:style-name="P1"><text:span text:style-name="Emphasis"><text:span text:style-name="T2">„OK.“</text:span></text:span></text:p>
      <text:p text:style-name="P1"><text:span text:style-name="Emphasis"><text:span text:style-name="T2">Emma füttert 𐌻𐌿𐌶𐌹𐍆𐌰𐌹𐍂 noch ein Leckerli.</text:span></text:span></text:p>
      <text:p text:style-name="P1"><text:span text:style-name="Emphasis"><text:span text:style-name="T2">„Du 𐌻𐌿𐌶𐌹𐍆𐌰𐌹𐍂 ich begleite Flurina noch heim. Hier als kleiner Snack für dich während ich weg bin.“</text:span></text:span></text:p>
      <text:p text:style-name="P1"><text:span text:style-name="Emphasis"><text:span text:style-name="T2">𐌻𐌿𐌶𐌹𐍆𐌰𐌹𐍂 nimmt das Leckerli von Emmas Hand und begleitet Emma zu Flurina.</text:span></text:span></text:p>
      <text:p text:style-name="P1"><text:span text:style-name="Emphasis"><text:span text:style-name="T2">„Du Flurina, passt es dass ich dich Fluri nenn?“</text:span></text:span></text:p>
      <text:p text:style-name="P1"><text:soft-page-break/><text:span text:style-name="Emphasis"><text:span text:style-name="T2">Emma sieht wie Flurina aufgeht: „Mir hatte seit dem Kindergarten noch niemand einen Spitznamen gegeben, und ich hatte seitdem eigentlich immer einen gewollt. Ich würde es so schön finden, wenn du mich Fluri nennen würdest.“</text:span></text:span></text:p>
      <text:p text:style-name="P1"><text:span text:style-name="Emphasis"><text:span text:style-name="T2">„Nicht mal deine anderen Freundinnen?“</text:span></text:span></text:p>
      <text:p text:style-name="P1"><text:span text:style-name="Emphasis"><text:span text:style-name="T2">„Nein, die nennen mich aus irgendeinen Grund bei meinem echten Namen.“</text:span></text:span></text:p>
      <text:p text:style-name="P1"><text:span text:style-name="Emphasis"><text:span text:style-name="T2">„So Fluri, lass mich dich nach Hause begleiten.“</text:span></text:span></text:p>
      <text:p text:style-name="P1"><text:span text:style-name="Emphasis"><text:span text:style-name="T2">„Du weißt, dass du das nicht musst?“</text:span></text:span></text:p>
      <text:p text:style-name="P1"><text:span text:style-name="Emphasis"><text:span text:style-name="T2">„Ich muss das genau so wenig wie du meine Schulsachen tragen musst, machen tust du’s trotzdem, also warum sollte ich dich nicht nach Hause begleiten dürfen?“</text:span></text:span></text:p>
      <text:p text:style-name="P1"><text:span text:style-name="Emphasis"><text:span text:style-name="T2">„Weil ich mich dir untergeb, nicht du dich mir.“</text:span></text:span></text:p>
      <text:p text:style-name="P1"><text:span text:style-name="Emphasis"><text:span text:style-name="T2">„Das ist für mich unwichtig. Ich will meinen Respekt dir gegenüber zeigen, also begleite ich dich heim.“</text:span></text:span></text:p>
      <text:p text:style-name="P1"><text:span text:style-name="Emphasis"><text:span text:style-name="T2">Flurinas Herz schmilzt: „Danke.“</text:span></text:span></text:p>
      <text:p text:style-name="P1"><text:span text:style-name="Emphasis"><text:span text:style-name="T2">Emma ruft noch zu ihrer Mutter: „Mama ich begleite Flurina noch heim.“</text:span></text:span></text:p>
      <text:p text:style-name="P1"><text:span text:style-name="Emphasis"><text:span text:style-name="T2">Prisca: „Komm aber dann gleich wieder zurück, dann gibt es nämlich Essen.“</text:span></text:span></text:p>
      <text:p text:style-name="P1"><text:span text:style-name="Emphasis"><text:span text:style-name="T2">Emma: „Mach ich!“</text:span></text:span></text:p>
      <text:p text:style-name="P1"><text:span text:style-name="Emphasis"><text:span text:style-name="T2">Beide ziehen sich die Wintersachen an und kurz bevor sie aus aus der Wohnung durch das Treppenhaus ins Freie gehen, dreht sich Emma zu 𐌻𐌿𐌶𐌹𐍆𐌰𐌹𐍂: „Du bleib bitte drinnen. Du erfrierst mir drausen noch.“</text:span></text:span></text:p>
      <text:p text:style-name="P1"><text:span text:style-name="Emphasis"><text:span text:style-name="T2">𐌻𐌿𐌶𐌹𐍆𐌰𐌹𐍂 geht vor Flurinas Beine und lehnt sich an diese an: ‚Miau‘</text:span></text:span></text:p>
      <text:p text:style-name="P1"><text:span text:style-name="Emphasis"><text:span text:style-name="T2">Emma geht in die Hocke um auf gleicher Höhe von 𐌻𐌿𐌶𐌹𐍆𐌰𐌹𐍂 zu sein: „𐌻𐌿𐌶𐌹𐍆𐌰𐌹𐍂 ich glaub dir das du sie magst und am liebsten mit uns mitkommen magst, aber musst trotzdem drinnen bleiben, da heute sonst das einzige mal ist wo du sie triffst und das will keiner von uns.“</text:span></text:span></text:p>
      <text:p text:style-name="P1"><text:span text:style-name="Emphasis"><text:span text:style-name="T2">𐌻𐌿𐌶𐌹𐍆𐌰𐌹𐍂 faucht einmal kurz bevor sie in Emmas Zimmer geht.</text:span></text:span></text:p>
      <text:p text:style-name="P1"><text:span text:style-name="Emphasis"><text:span text:style-name="T2">Als 𐌻𐌿𐌶𐌹𐍆𐌰𐌹𐍂 in Emmas Zimmer ist, gehen beide Mädchen raus.</text:span></text:span></text:p>
      <text:p text:style-name="P1"><text:span text:style-name="Emphasis"><text:span text:style-name="T2"/></text:span></text:p>
      <text:h text:style-name="P3" text:outline-level="1"><text:span text:style-name="Emphasis"><text:span text:style-name="T1">Flurinas Zimmer</text:span></text:span></text:h>
      <text:p text:style-name="P1"><text:span text:style-name="Emphasis"><text:span text:style-name="T2">Flurina: „𐌻𐌿𐌶𐌹𐍆𐌰𐌹𐍂 ist doch verdammt süß, wie kannst du nur die Gotische Version von Lucifer für seinen Namen nehmen?“</text:span></text:span></text:p>
      <text:p text:style-name="P1"><text:span text:style-name="Emphasis"><text:span text:style-name="T2">„Du hast doch gesehen wie er mich jetzt kurz angefaucht hat, richtig? Das macht er immer wieder, selbst um drei in der Nacht, was sich im Halbschlaf wie ein Dämonisches Fauchen anhört. Und da er immer wieder Sachen verlangt, so wie beim Wassernapf vorher, konnte ich nicht anders als ihn nach dem Herrscher der Hölle zu benennen. Wie du an meinem Outfit siehst, interessiere ich mich für die Goth Community. Da die Englische Form von Gotik gothic ist, und das verdammt nah an dem Ausdruck für Goth ist, hatte ich mich für die gotische Form von Lucifer entschieden, was ursprünglich nur Lichtbringer hieß, aber später die heutige Bedeutung von Lucifer bekam. Diese Übersetzung ist zwar nicht historisch belegt, und die historisch richtige Version 𐌳𐌹𐌰𐌱𐌰𐌿𐌻𐌿𐍃 - diabaulus – ist, da das Teufel heißt und das in der gotisch übersetzten Bibel unter Matthäus 4,1 so überliefert ist. Lucifer ist jedoch in der Popkultur wesentlich komplexer als der Teufel, genau so wie 𐌻𐌿𐌶𐌹𐍆𐌰𐌹𐍂 komplexer ist als der Teufel.“</text:span></text:span></text:p>
      <text:p text:style-name="P1"><text:span text:style-name="Emphasis"><text:span text:style-name="T2">Flurina: „Ich kann es gar nicht glauben, dass 𐌻𐌿𐌶𐌹𐍆𐌰𐌹𐍂 um drei in der Nacht dich anfaucht. Was machst du in deinem Schlaf? Und was meinst du eigentlich mit ‚historisch nicht korrekt‘?“</text:span></text:span></text:p>
      <text:p text:style-name="P1"><text:span text:style-name="Emphasis"><text:span text:style-name="T2">„Gar nichts, nur dass er kein Wasser mehr hat und ich bei ihrem normalen miauen anscheinend nicht aufgewacht bin. Was ich damit meine ist, dass 𐌻𐌿𐌶𐌹𐍆𐌰𐌹𐍂 eine Rekonstruktion von Lucifer ist, und nirgends überliefert wurde.“</text:span></text:span></text:p>
      <text:p text:style-name="P1"><text:span text:style-name="Emphasis"><text:span text:style-name="T2">„Ah verstehe, und OK gut, wenn ich durstig bin und ich kein Wasser bekomm würde ich mich an 𐌻𐌿𐌶𐌹𐍆𐌰𐌹𐍂s Stelle auch beschweren.“</text:span></text:span></text:p>
      <text:p text:style-name="P1"><text:span text:style-name="Emphasis"><text:span text:style-name="T2">„Willst du jetzt sagen, dass ich mich 24/7 um 𐌻𐌿𐌶𐌹𐍆𐌰𐌹𐍂 kümmern sollte und nicht schlafen sollte?“</text:span></text:span></text:p>
      <text:p text:style-name="P1"><text:span text:style-name="Emphasis"><text:span text:style-name="T2">„Das nicht, nur das ich auch auf mich aufmerksam machen würde wenn ich nichts zum Trinken hab.“</text:span></text:span></text:p>
      <text:p text:style-name="P1"><text:span text:style-name="Emphasis"><text:span text:style-name="T2">„Wenn du das so formulieren willst… ich find es aber recht bemerkenswert wie du mit Sparkles und 𐌻𐌿𐌶𐌹𐍆𐌰𐌹𐍂 interagiert hast. Die zwei sind eigentlich nicht so menschenfreundlich.“</text:span></text:span></text:p>
      <text:p text:style-name="P1"><text:span text:style-name="Emphasis"><text:span text:style-name="T2">„Das heißt, die zwei beobachten Menschen normalerweise länger bevor sich die zwei zu einer neuen Person trauen?“</text:span></text:span></text:p>
      <text:p text:style-name="P1"><text:span text:style-name="Emphasis"><text:span text:style-name="T2">„Ja, irgendwas an deiner Ausstrahlung ist wohl recht besonders. Wahrscheinlich ist es diese Ausstrahlung welche ich so süß an dir finde.“</text:span></text:span></text:p>
      <text:p text:style-name="P1"><text:span text:style-name="Emphasis"><text:span text:style-name="T2">Das lässt Flurinas Herz zergehen und sie lächelt Emma an und Emma lächelt zurück.</text:span></text:span></text:p>
      <text:p text:style-name="P1"><text:span text:style-name="Emphasis"><text:span text:style-name="T2">Die zwei gehen zu Flurinas zuhause in Stille ohne das sich diese unangenehm anfühlt. Nach ca. 5 min sind Flurina und Emma bei Flurina zuhause.</text:span></text:span></text:p>
      <text:p text:style-name="P1"><text:span text:style-name="Emphasis"><text:span text:style-name="T2">Flurina schaut etwas beschämt nach unten: „Mama es tut mir leid das ich dir nicht bescheid gesagt hatte. Ich war bei meiner Klassenkameradin Emma und hatte vergessen dir bescheid zu sagen.“</text:span></text:span></text:p>
      <text:p text:style-name="P1"><text:span text:style-name="Emphasis"><text:span text:style-name="T2">Emma: „Grüß Gott Frau Gatan.”</text:span></text:span></text:p>
      <text:p text:style-name="P1"><text:span text:style-name="Emphasis"><text:span text:style-name="T2">Flurinas Mutter sagt voller Besorgnis: „Du Schatz ich hab mir solche Sorgen um dich gemacht, weshalb ich dir schon öfters gesagt hatte, dass du mir Bescheid sagen solltest wenn sich bei dir spontan etwas Ändert. Das nächste mal sagst du mir bitte wirklich Bescheid. Ihr könnt euch für morgen was ausmachen, aber für heute bleibst du zuhause.“</text:span></text:span></text:p>
      <text:p text:style-name="P1"><text:soft-page-break/><text:span text:style-name="Emphasis"><text:span text:style-name="T2">Flurina kann die Reaktion von ihrer Mutter nachvollziehen, weshalb sie nicht wirklich sauer auf sie ist, sondern nur etwas erdrückt, da sie diese Konsequenz als gerechtfertigt sieht: „Darf ich Emma zumindest mein Zimmer zeigen?“</text:span></text:span></text:p>
      <text:p text:style-name="P1"><text:span text:style-name="Emphasis"><text:span text:style-name="T2">Flurinas Mutter schaut kurz auf ihre Armbanduhr und atmet einmal tief durch: „Nur einmal kurz zeigen, da es bei uns gleich Essen gibt und ich nur Essen für drei gemacht hab und nicht für vier.“</text:span></text:span></text:p>
      <text:p text:style-name="P1"><text:span text:style-name="Emphasis"><text:span text:style-name="T2">„OK. Emma komm rein und ich zeig dir schnell mein Zimmer.“</text:span></text:span></text:p>
      <text:p text:style-name="P1"><text:span text:style-name="Emphasis"><text:span text:style-name="T2">Die zwei Schülerinnen gehen in Flurinas Zimmer. Dort sieht Emma ein Klassenfoto groß ausgedruckt und an die Wand über das Bett geklebt und um sie ein Herz um ihr Gesicht gezeichnet: „Deine Mutter hatte wahrscheinlich desshalb nichts gesagt das du mich her gebracht hattest.“</text:span></text:span></text:p>
      <text:p text:style-name="P1"><text:span text:style-name="Emphasis"><text:span text:style-name="T2">Flurina dreht sich zu Emma und wollte fragen was sie meint. Als sie sieht dass der Blick von Emma auf das Poster gerichtet ist, und sagt mit einer verlegenen Stimme: „Oh das, sie weiß vermutlich schon das ich auf dich steh. Gesagt hatte sie aber noch nichts.“</text:span></text:span></text:p>
      <text:p text:style-name="P1"><text:span text:style-name="Emphasis"><text:span text:style-name="T2">„Ich hoffe nur, dass dieses Gespräch jetzt für dich nicht alzu unangenehm wird.“</text:span></text:span></text:p>
      <text:p text:style-name="P1"><text:span text:style-name="Emphasis"><text:span text:style-name="T2">„So lass mir noch schnell den Rest von meinem Zimmer zeigen“, sie dreht sich zum Schreibtisch, „Also hier lerne ich und lese wenn dass Wetter schlecht ist. Ich hab mich auch etwas mit Schminken angefangen, aber das war nichts für mich. Das Bett mit dem Poster hattest du schon gesehen, nun zum Kleiderschrank“, Flurina geht zur anderen Seite und macht ihre Schränke auf, „also ich hatte mich auch mal etwas mit dem Gothoutfit ausprobiert, aber die ‚normale‘ Kleidung hatte sich irgendwie besser angefühlt. Bist du mir böse darauf?“</text:span></text:span></text:p>
      <text:p text:style-name="P1"><text:span text:style-name="Emphasis"><text:span text:style-name="T2">Emma: „Nein. Warum sollte ich? Mir geht es darum wie du bist und nicht darum wie du dich anziehst, und dein Charakter gefällt mir.“</text:span></text:span></text:p>
      <text:p text:style-name="P1"><text:span text:style-name="Emphasis"><text:span text:style-name="T2">Flurina wird es warm ums Herz: „Danke. Hier neben dem Schrank hab ich ein kleines Nachtkästchen mit einem Fehrnseher drüber. Recht viel größer ist mein Zimmer nicht.“</text:span></text:span></text:p>
      <text:p text:style-name="P1"><text:span text:style-name="Emphasis"><text:span text:style-name="T2">„Ich finde, dass diese Größe als Zimmer eh reicht. Du hast eh gesehen, dass mein Zimmer auch nicht recht viel größer ist.“</text:span></text:span></text:p>
      <text:p text:style-name="P1"><text:span text:style-name="Emphasis"><text:span text:style-name="T2">„Da hast du auch wieder recht. Du hattest meine Mutter gehört, ich darf dich nicht länger bei mir haben.“</text:span></text:span></text:p>
      <text:p text:style-name="P1"><text:span text:style-name="Emphasis"><text:span text:style-name="T2">„Das ist in Ordnung. Immerhin hattest du auch meine Mutter auch gehört, dass ich dann wieder nach mir nach Hause muss, da es bei mir Essen gibt.“</text:span></text:span></text:p>
      <text:p text:style-name="P1"><text:span text:style-name="Emphasis"><text:span text:style-name="T2">Als Flurina Emma zur Haustüre geführt hatte, umarmen sich beide noch als Abschied. Bei dieser Umarmung muss Flurina etwas in die Hocke gehen, da Emma ihr bis zur Mitte vom Kopf geht.</text:span></text:span></text:p>
      <text:p text:style-name="P1"><text:span text:style-name="Emphasis"><text:span text:style-name="T2">„Emma, wir schreiben dann wegen morgen noch, oder?“</text:span></text:span></text:p>
      <text:p text:style-name="P1"><text:span text:style-name="Emphasis"><text:span text:style-name="T2">„Fluri, würde für dich ein Videocall besser passen?“</text:span></text:span></text:p>
      <text:p text:style-name="P1"><text:span text:style-name="Emphasis"><text:span text:style-name="T2">„Das wär natürlich noch besser. Schreibst du mir dann, wenn du fertig mit dem Essen und Duschen bist? Dann kann ich dich anrufen ohne das es für jemanden von uns zwei unangenehm wird.“</text:span></text:span></text:p>
      <text:p text:style-name="P1"><text:span text:style-name="Emphasis"><text:span text:style-name="T2">„Natürlich. Dann bis nacher.“</text:span></text:span></text:p>
      <text:p text:style-name="P1"><text:span text:style-name="Emphasis"><text:span text:style-name="T2">„Bis nacher.“</text:span></text:span></text:p>
      <text:p text:style-name="P1"><text:span text:style-name="Emphasis"><text:span text:style-name="T2">Danach trennen beide die Umarmung und Emma geht raus.</text:span></text:span></text:p>
      <text:h text:style-name="P3" text:outline-level="1"><text:span text:style-name="Emphasis"><text:span text:style-name="T1">Flurinas Vorbereitung auf den Videocall</text:span></text:span></text:h>
      <text:p text:style-name="P1"><text:span text:style-name="Emphasis"><text:span text:style-name="T2">Emma will so schnell wie möglich fertig werden damit sie mit Flurina tellefonieren kann und joggt desshalb nach Hause.</text:span></text:span></text:p>
      <text:p text:style-name="P1"><text:span text:style-name="Emphasis"><text:span text:style-name="T2">Währendessen setzt sich Flurina bei ihr zuhause zum Esstisch und isst schnell. Obwohl sie in der Regel viel mit ihren Eltern über ihren Tag redet, lässt sie das heute aus um so früh wie möglich bereit zu sein um mit Emma zu telefonieren.</text:span></text:span></text:p>
      <text:p text:style-name="P1"><text:span text:style-name="Emphasis"><text:span text:style-name="T2">Flurinas Vater bricht die Stille: „Du Flurina, das war die Emma aus deiner Klasse von der du so viel geschwärmt hattest, nicht wahr?“</text:span></text:span></text:p>
      <text:p text:style-name="P1"><text:span text:style-name="Emphasis"><text:span text:style-name="T2">Flurina: „Ja, warum fragst du?“</text:span></text:span></text:p>
      <text:p text:style-name="P1"><text:span text:style-name="Emphasis"><text:span text:style-name="T2">Vater: „Weil es so ausgeschaut hat, dass ihr zwei euch gegenseitig mehr mögt als zwei normale Klassenkammeradinnen.“</text:span></text:span></text:p>
      <text:p text:style-name="P1"><text:span text:style-name="Emphasis"><text:span text:style-name="T2">Flurina: „Wir zwei sind jetzt auch zusammen.“</text:span></text:span></text:p>
      <text:p text:style-name="P1"><text:span text:style-name="Emphasis"><text:span text:style-name="T2">Mutter: „Was wirklich? Das sind doch schöne Neuigkeiten. Warum hattest du das nicht gesagt?“</text:span></text:span></text:p>
      <text:p text:style-name="P1"><text:span text:style-name="Emphasis"><text:span text:style-name="T2">„Weil ich dann nachher mit ihr telefonieren will und so schnell wie möglich fertig sein will damit ich früh genug bereit bin um mit ihr zu telefonieren.“</text:span></text:span></text:p>
      <text:p text:style-name="P1"><text:span text:style-name="Emphasis"><text:span text:style-name="T2">Mutter: „Ah verstehe. Ich hoffe nur, dass du heute nicht so lang munter bleibst, dass du morgen verschlafst für das Treffen was ihr euch heute noch ausmacht.“</text:span></text:span></text:p>
      <text:p text:style-name="P1"><text:span text:style-name="Emphasis"><text:span text:style-name="T2">Flurina: „Keine Sorge Mama, das passiert schon nicht. Ich glaube mein Körper wird mich davon abhalten morgen nach dem Wecker wieder einzuschlafen, da ich sie wirklich wieder sehen will.“</text:span></text:span></text:p>
      <text:p text:style-name="P1"><text:span text:style-name="Emphasis"><text:span text:style-name="T2">Vater: „Seit wan seid ihr zusammen?“</text:span></text:span></text:p>
      <text:p text:style-name="P1"><text:span text:style-name="Emphasis"><text:span text:style-name="T2">Flurina: „Seit heute.“</text:span></text:span></text:p>
      <text:p text:style-name="P1"><text:span text:style-name="Emphasis"><text:span text:style-name="T2">Mutter: „Ich bin bei dir noch immer etwas irritiert. Wie läuft es eigentlich bei dir mit dem Verlieben aus? Immerhin warst du vor ein paar Jahren noch in einen Jungen verliebt.“</text:span></text:span></text:p>
      <text:p text:style-name="P1"><text:span text:style-name="Emphasis"><text:span text:style-name="T2">Flurina: „Ich stehe irgendwie auf Leute welche charakterlich etwas anders sind als der Durchschnitt der Gesellschaft, aber im Körperbau in einem gesunden Bereich sind. Bei der anderen Person ist für mich wichtig, dass ich mit dieser Person ohne große Probleme kommunizieren kann. Mir ist es auch wichtig, dass diese andere Person etwas dominanter ist, aber nicht ausnutzend. Es begrenzt sich aber irgendwie nur auf Jungs und Mädchen.“</text:span></text:span></text:p>
      <text:p text:style-name="P1"><text:span text:style-name="Emphasis"><text:span text:style-name="T2">Mutter: „Was genau meinst du mit ‚charakterlich etwas anders als der Durchschnitt‘?“</text:span></text:span></text:p>
      <text:p text:style-name="P1"><text:span text:style-name="Emphasis"><text:span text:style-name="T2">Flurina: „Ich fühle mich zu Leuten aus der Goth-Community und auch zu Nerds – so wie es der Junge war – hingezogen. Wie ich schon gesagt hatte, dass diese Person die Richtung vorgeben kann und mir auch Anweisungen geben kann, aber meine Meinung nicht ignoriert, und Emma ist genau das.“</text:span></text:span></text:p>
      <text:p text:style-name="P1"><text:span text:style-name="Emphasis"><text:span text:style-name="T2">Vater: „Wie meintest du das mit ‚ohne große Probleme kommunizieren können‘?“</text:span></text:span></text:p>
      <text:p text:style-name="P1"><text:span text:style-name="Emphasis"><text:span text:style-name="T2">Flurina: „Wenn ich mit der anderen Person rede, sollte ich mich nicht zu viel erklären müssen und die andere Person sollte sich auch nicht viel erklären müssen.“</text:span></text:span></text:p>
      <text:p text:style-name="P1"><text:span text:style-name="Emphasis"><text:span text:style-name="T2">Vater: „Das ist schön.“</text:span></text:span></text:p>
      <text:p text:style-name="P1"><text:span text:style-name="Emphasis"><text:span text:style-name="T2">Mutter: „Ich hoffe nur, dass es mit ihr diesmal besser funktioniert als mit dem Jungen vor ein paar Jahren mit dem Jungen.“</text:span></text:span></text:p>
      <text:p text:style-name="P1"><text:soft-page-break/><text:span text:style-name="Emphasis"><text:span text:style-name="T2">Flurina antwortet nachdem sie die letzten Reste auf ihrem Teller aufgegessen hatte: „Ich glaub schon, dass es diesmal eher funktioniert, da Emma genau das will wie ich, nur von der anderen Seite. Passt es eh, dass ich mich jetzt schon mal fertig für den Anruf mache?“</text:span></text:span></text:p>
      <text:p text:style-name="P1"><text:span text:style-name="Emphasis"><text:span text:style-name="T2">Mutter: „Natürlich Schatz, bring bitte davor noch dein Geschir in die Küche und räum es in den Geschirspühler.“</text:span></text:span></text:p>
      <text:p text:style-name="P1"><text:span text:style-name="Emphasis"><text:span text:style-name="T2">„Danke und mach ich.“</text:span></text:span></text:p>
      <text:p text:style-name="P1"><text:span text:style-name="Emphasis"><text:span text:style-name="T2">Als Flurina das Geschir in die Küche bringt, hört sie ihre Mutter sagen: „Sie muss verdammt verliebt sein, wenn sie nicht so viel über ihren Tag reden will und stattdessen so schnell wie möglich für das Telefonat mit ihrer Freundin fertig zu sein.“</text:span></text:span></text:p>
      <text:p text:style-name="P1"><text:span text:style-name="Emphasis"><text:span text:style-name="T2">Vater: „Das ist doch was schönes, findest du nicht?“</text:span></text:span></text:p>
      <text:p text:style-name="P1"><text:span text:style-name="Emphasis"><text:span text:style-name="T2">Mutter: „Ich finde es einerseits schön, wie sie heran wächst, aber auch irgendwie schade.“</text:span></text:span></text:p>
      <text:p text:style-name="P1"><text:span text:style-name="Emphasis"><text:span text:style-name="T2">Vater: „Da muss ich dir zustimmen.“</text:span></text:span></text:p>
      <text:p text:style-name="P1"><text:span text:style-name="Emphasis"><text:span text:style-name="T2">Flurina geht nach dem Händewaschen in ihr Zimmer um frische Unterwäsche fürs Wechseln nach dem Duschen vorzubereiten.</text:span></text:span></text:p>
      <text:p text:style-name="P1"><text:span text:style-name="Emphasis"><text:span text:style-name="T2">Als Flurina in der Dusche steht, fängt sie an ihre Haare zu waschen, da sie diese das letzte mal vor drei Tagen gewaschen hatte, auch wenn sie das lieber auslassen würde, damit sie früher bereit ist um mit Emma zu telefonieren.</text:span></text:span></text:p>
      <text:p text:style-name="P1"><text:span text:style-name="Emphasis"><text:span text:style-name="T2">Nach dem Duschen geht sie sofort in ihr Zimmer und wartet auf Emmas Nachricht, welche fragt ob sie fürs Telefonieren.</text:span></text:span></text:p>
      <text:p text:style-name="P1"><text:span text:style-name="Emphasis"><text:span text:style-name="T2">Während sie wartet, sieht sie, dass sie sich für den 27.12. mit ihren Freunden etwas ausgemacht hatte. Nach ca. 10min bekommt sie eine Nachricht von Emma, mit einem pdf-Dokument angehängt, und sie weiß, dass das das Buch ist, welches Emma geschrieben hatte. Kurz darauf bekommt sie die erwartete Frage ob sie bereit ist zum telefonieren.</text:span></text:span></text:p>
      <text:p text:style-name="P1"><text:span text:style-name="Emphasis"><text:span text:style-name="T2"/></text:span></text:p>
      <text:h text:style-name="P3" text:outline-level="1"><text:span text:style-name="Emphasis"><text:span text:style-name="T1">Emmas Vorbereitung auf den Videocall</text:span></text:span></text:h>
      <text:p text:style-name="P1"><text:span text:style-name="Emphasis"><text:span text:style-name="T2">Als Emma bei sich zuhause ankommt wird sie von ihrer Mutter im Vorraum von der Wohnung begrüßt: „Emma, du scheinst es ja eilig zu haben. Was hast du heute noch geplant?“</text:span></text:span></text:p>
      <text:p text:style-name="P1"><text:span text:style-name="Emphasis"><text:span text:style-name="T2">Emma: „Ich will dann nachher noch mit Flurina telefonieren und ich will dafür so schnell wie möglich fertig sein.“</text:span></text:span></text:p>
      <text:p text:style-name="P1"><text:span text:style-name="Emphasis"><text:span text:style-name="T2">Als 𐌻𐌿𐌶𐌹𐍆𐌰𐌹𐍂 die Stimme von Emma hört, kommt sie aus Emmas Zimmer und hält eine Pfote an Emmas Unterschenkel. </text:span></text:span></text:p>
      <text:p text:style-name="P1"><text:span text:style-name="Emphasis"><text:span text:style-name="T2">‚Miau‘</text:span></text:span></text:p>
      <text:p text:style-name="P1"><text:span text:style-name="Emphasis"><text:span text:style-name="T2">Emma: „𐌻𐌿𐌶𐌹𐍆𐌰𐌹𐍂 ich weiß dass du jetzt gerne bei Flurina wärst, aber sie ist leider bei sich zuhause. Ich wünschte auch dass sie jetzt hier wäre.“</text:span></text:span></text:p>
      <text:p text:style-name="P1"><text:span text:style-name="Emphasis"><text:span text:style-name="T2">Prisca: „Sie ist wohl etwas besonderes wenn selbst 𐌻𐌿𐌶𐌹𐍆𐌰𐌹𐍂 nach ihr fragt. Wie steht ihr eigentlich genau zueinander, dass du so schnell wie möglich mit ihr telefonieren kannst?“</text:span></text:span></text:p>
      <text:p text:style-name="P1"><text:span text:style-name="Emphasis"><text:span text:style-name="T2">Emma hatte gehofft, dass das Outing etwas anders stattfindet, aber sie hat das Gefühl, dass sie es jetzt wahrscheinlich nicht mehr länger hinauszögern kann: „Wir sind zusammen. Können wir jetzt bitte zum Essen anfangen?“</text:span></text:span></text:p>
      <text:p text:style-name="P1"><text:span text:style-name="Emphasis"><text:span text:style-name="T2">Prisca: „Natürlich. Komm rein.“</text:span></text:span></text:p>
      <text:p text:style-name="P1"><text:span text:style-name="Emphasis"><text:span text:style-name="T2">Als Emma nach dem Händewaschen in das Wohnzimmer geht, sieht sie ihren Vater das Essen von der Küche auf den Esstisch stellt.</text:span></text:span></text:p>
      <text:p text:style-name="P1"><text:span text:style-name="Emphasis"><text:span text:style-name="T2">Emmas Vater fragt aus Interesse für das Leben seiner Tochter: „Hallo Emma. Wer war das Mädchen welches vorhin auf Besuch war?“</text:span></text:span></text:p>
      <text:p text:style-name="P1"><text:span text:style-name="Emphasis"><text:span text:style-name="T2">Emma atmet einmal tief durch: „Das war meine Klassenkameradin Flurina mit welcher ich zusammen bin.“</text:span></text:span></text:p>
      <text:p text:style-name="P1"><text:span text:style-name="Emphasis"><text:span text:style-name="T2">Emmas Vater: „ Du weißt, dass du es nicht so lange vor uns geheim halten hättest müssen, dass du auf Mädchen stehst, richtig?“</text:span></text:span></text:p>
      <text:p text:style-name="P1"><text:span text:style-name="Emphasis"><text:span text:style-name="T2">Emma: „Ich stehe nicht auf das Geschlecht an sich und auch nicht wirklich auf das Alter, ich stehe auf den Charakter hinter einer Person und das Auftreten und strahlen von Flurina ist einfach so… schön und sie ist mit ihrer Sexualität auch wesentlich mutiger und offener als ich, dass ist der Grund warum ich mich in sie verliebt hatte.“</text:span></text:span></text:p>
      <text:p text:style-name="P1"><text:span text:style-name="Emphasis"><text:span text:style-name="T2">Ihr Vater fragt etwas besort nach: „Wie genau meinst du das mit dem Alter?“</text:span></text:span></text:p>
      <text:p text:style-name="P1"><text:span text:style-name="Emphasis"><text:span text:style-name="T2">Emma: „Wenn eine Person zwischen 14 und 25 ist, ist mir das Alter fürs Verlieben bei mir irgendwie unwichtig, darüber hinaus könnte ich mir aber vielleicht eine Freundschaft vorstellen.“</text:span></text:span></text:p>
      <text:p text:style-name="P1"><text:span text:style-name="Emphasis"><text:span text:style-name="T2">Prisca wirft besorgt ein: „Schatz, du bist aber erst 16.“</text:span></text:span></text:p>
      <text:p text:style-name="P1"><text:span text:style-name="Emphasis"><text:span text:style-name="T2">Emma: „Ich weiß, und auch das 25 für eine 16 jährige etwas alt ist, aber diese Altersgrenzen fühlen sich für mich irgendwie richtig an.“</text:span></text:span></text:p>
      <text:p text:style-name="P1"><text:span text:style-name="Emphasis"><text:span text:style-name="T2">Ihr Vater antwortet darauf: „Ich hoffe nur, dass du nicht an die falsche Person kommst.“</text:span></text:span></text:p>
      <text:p text:style-name="P1"><text:span text:style-name="Emphasis"><text:span text:style-name="T2">Emma: „Wenn die andere Person weder eine gleichberechtigte Beziehung will, noch leicht unterwürfig ist, hab ich kein wirkliches Interesse an einer Beziehung.“</text:span></text:span></text:p>
      <text:p text:style-name="P1"><text:span text:style-name="Emphasis"><text:span text:style-name="T2">Während Emma so redet, isst sie in den Pausen schneller als gewöhnt, da sie einfach nur schnell fertig werden will.</text:span></text:span></text:p>
      <text:p text:style-name="P1"><text:span text:style-name="Emphasis"><text:span text:style-name="T2">Prisca: „Du Schatz, heute isst du besonders schnell. Hat das irgendeinen Grund?“</text:span></text:span></text:p>
      <text:p text:style-name="P1"><text:soft-page-break/><text:span text:style-name="Emphasis"><text:span text:style-name="T2">Emma: „ Ich will so schnell wie möglich fertig werden, da ich später noch mit Flurina telefonieren will.“</text:span></text:span></text:p>
      <text:p text:style-name="P1"><text:span text:style-name="Emphasis"><text:span text:style-name="T2">Vater: „Das ist schön. Ich lass dich dann fertig essen.“</text:span></text:span></text:p>
      <text:p text:style-name="P1"><text:span text:style-name="Emphasis"><text:span text:style-name="T2">Als das Gothgirl mit dem Essen fertig ist, fragt sie: „Kann Flurina morgen zu uns auf Besuch kommen?“</text:span></text:span></text:p>
      <text:p text:style-name="P1"><text:span text:style-name="Emphasis"><text:span text:style-name="T2">Prisca: „Wenn sie Zeit hat und darf hab ich nichts dagegen.“</text:span></text:span></text:p>
      <text:p text:style-name="P1"><text:span text:style-name="Emphasis"><text:span text:style-name="T2">Emma: „Danke Mama.“</text:span></text:span></text:p>
      <text:p text:style-name="P1"><text:span text:style-name="Emphasis"><text:span text:style-name="T2">Emma räumt ihr Geschir in die Küche und geht danach Händewaschen. Nadem sie ihre Hände gewaschen hatte, geht sie in ihr Zimmer wo sie ein frisches Tampon und frische Unterwäsche aus den richtigen Schubladen holt und dann ins Bad geht um sich zu duschen.</text:span></text:span></text:p>
      <text:p text:style-name="P1"><text:span text:style-name="Emphasis"><text:span text:style-name="T2">Im Bad angekommen, nimmt sie ihr altes verblutetes Tampon heraus, wickelt es ins Klopapier aus und wirft es in den Mülleimer neben dem Klo.</text:span></text:span></text:p>
      <text:p text:style-name="P1"><text:span text:style-name="Emphasis"><text:span text:style-name="T2">Sie geht in die Dusche und duscht sich. Nach dem Duschen, gibt sie das neue Tampon rein und zieht das frische Unterwäsche an.</text:span></text:span></text:p>
      <text:p text:style-name="P1"><text:span text:style-name="Emphasis"><text:span text:style-name="T2">Bevor das Mädchen in ihr Zimmer geht, richtet sie sich noch eine Wärmeflasche vor, mit welcher sie dann in ihr Zimmer geht.</text:span></text:span></text:p>
      <text:p text:style-name="P1"><text:span text:style-name="Emphasis"><text:span text:style-name="T2">Nach dem Duschen, geht sie in ihr Zimmer und zieht sich den Pyjama an und setzt sich an den Laptop um Flurina ihr Buch zu schicken, während sie die Wärmeflasche an ihren Bauch lehnt. Als sie das gemacht hatte, springt 𐌻𐌿𐌶𐌹𐍆𐌰𐌹𐍂 auf ihren Schoß und rollt sich darauf ein. Sie nimmt das Handy in ihre Hand und schreibt Flurina, dass sie jetzt bereit sei um zu telefonieren.</text:span></text:span></text:p>
      <text:h text:style-name="P3" text:outline-level="1"><text:span text:style-name="Emphasis"><text:span text:style-name="T1">Das Telefonat</text:span></text:span></text:h>
      <text:p text:style-name="P1"><text:span text:style-name="Emphasis"><text:span text:style-name="T2">Flurina ruft sofort Emma an um sie so schnell wie möglich wieder zu sehen.</text:span></text:span></text:p>
      <text:p text:style-name="P1"><text:span text:style-name="Emphasis"><text:span text:style-name="T2">Emma: „Fluri, das war aber schnell.“</text:span></text:span></text:p>
      <text:p text:style-name="P1"><text:span text:style-name="Emphasis"><text:span text:style-name="T2">Flurina: „Ich weiß, ich hatte auf mein Handy geschaut, damit ich dich so schnell wie möglich anfrufen kann.“</text:span></text:span></text:p>
      <text:p text:style-name="P1"><text:span text:style-name="Emphasis"><text:span text:style-name="T2">𐌻𐌿𐌶𐌹𐍆𐌰𐌹𐍂 hört Flurinas Stimme und schaut sofort fragend hoch.</text:span></text:span></text:p>
      <text:p text:style-name="P1"><text:span text:style-name="Emphasis"><text:span text:style-name="T2">Emma: „Ich glaub 𐌻𐌿𐌶𐌹𐍆𐌰𐌹𐍂 will dich wieder sehen“, Emma hält ihr Handy so, dass der Bildschirm zu 𐌻𐌿𐌶𐌹𐍆𐌰𐌹𐍂s zeigt, „𐌻𐌿𐌶𐌹𐍆𐌰𐌹𐍂 schau, ich telefoniere gerade mit der Flurina.“</text:span></text:span></text:p>
      <text:p text:style-name="P1"><text:span text:style-name="Emphasis"><text:span text:style-name="T2">„Hallo 𐌻𐌿𐌶𐌹𐍆𐌰𐌹𐍂“</text:span></text:span></text:p>
      <text:p text:style-name="P1"><text:span text:style-name="Emphasis"><text:span text:style-name="T2">‚Miau‘</text:span></text:span></text:p>
      <text:p text:style-name="P1"><text:span text:style-name="Emphasis"><text:span text:style-name="T2">Darauf tappt 𐌻𐌿𐌶𐌹𐍆𐌰𐌹𐍂 auf den Bildschirm von Emmas Handy.</text:span></text:span></text:p>
      <text:p text:style-name="P1"><text:span text:style-name="Emphasis"><text:span text:style-name="T2">Flurina: „Du 𐌻𐌿𐌶𐌹𐍆𐌰𐌹𐍂 ich wär auch so gerne bei dir.“</text:span></text:span></text:p>
      <text:p text:style-name="P1"><text:span text:style-name="Emphasis"><text:span text:style-name="T2">Emma: „Es ist irgendwie Herzzerbrechend wie ihr zwei so gern beisammen sein wollt, aber nicht könnt. Fluri, du kannst morgen zu mir kommen, meine Eltern haben es erlaubt. Da können wir drei beisammen sein, und das ohne dass es zu konflikten kommt.“</text:span></text:span></text:p>
      <text:p text:style-name="P1"><text:span text:style-name="Emphasis"><text:span text:style-name="T2">„Wann sollte ich bei euch sein?“</text:span></text:span></text:p>
      <text:p text:style-name="P1"><text:span text:style-name="Emphasis"><text:span text:style-name="T2">„Geht bei dir 9?“</text:span></text:span></text:p>
      <text:p text:style-name="P1"><text:span text:style-name="Emphasis"><text:span text:style-name="T2">„Ich frag mal meine Eltern.“</text:span></text:span></text:p>
      <text:p text:style-name="P1"><text:span text:style-name="Emphasis"><text:span text:style-name="T2">Darauf geht Flurina aus ihrem Zimmer um ihre Eltern zu fragen.</text:span></text:span></text:p>
      <text:p text:style-name="P1"><text:span text:style-name="Emphasis"><text:span text:style-name="T2">𐌻𐌿𐌶𐌹𐍆𐌰𐌹𐍂 sieht nur, dass Flurina am Handy nicht mehr zu sehen ist.</text:span></text:span></text:p>
      <text:p text:style-name="P1"><text:span text:style-name="Emphasis"><text:span text:style-name="T2">‚MIIIIAAAAUUUU‘</text:span></text:span></text:p>
      <text:p text:style-name="P1"><text:span text:style-name="Emphasis"><text:span text:style-name="T2">„Du 𐌻𐌿𐌶𐌹𐍆𐌰𐌹𐍂 sie kommt gleich zurück, keine Sorge.“</text:span></text:span></text:p>
      <text:p text:style-name="P1"><text:span text:style-name="Emphasis"><text:span text:style-name="T2">‚MIAU‘</text:span></text:span></text:p>
      <text:p text:style-name="P1"><text:span text:style-name="Emphasis"><text:span text:style-name="T2">Flurina: „Mama, Papa, darf ich morgen um 9 zur Emma?“</text:span></text:span></text:p>
      <text:p text:style-name="P1"><text:span text:style-name="Emphasis"><text:span text:style-name="T2">Flurinas Mutter: „Natürlich. Wenn du bei ihr übernachten kannst, darfst du das und kommst bitte am nächsten Tag um 3 nach Hause damit wir Weihnachten feiern können, sonst sei bitte um zehn vor 6 wieder zuhause, wenn du bei denen nicht übernachtest darfst.“</text:span></text:span></text:p>
      <text:p text:style-name="P1"><text:span text:style-name="Emphasis"><text:span text:style-name="T2">Flurina: „Natürlich.“</text:span></text:span></text:p>
      <text:p text:style-name="P1"><text:span text:style-name="Emphasis"><text:span text:style-name="T2">Als Flurina zurück kommt, fragt sie sofort: „Darf ich bei euch schlafen?“</text:span></text:span></text:p>
      <text:p text:style-name="P1"><text:span text:style-name="Emphasis"><text:span text:style-name="T2">„Warte, ich frag mal meine Eltern. MAMA!“</text:span></text:span></text:p>
      <text:p text:style-name="P1"><text:span text:style-name="Emphasis"><text:span text:style-name="T2">Nach ein paar Momenten kommt Prisca herein: „Was gibt’s Schatz?“</text:span></text:span></text:p>
      <text:p text:style-name="P1"><text:span text:style-name="Emphasis"><text:span text:style-name="T2">Emma: „Darf Flurina von morgen auf übermorgen bei uns schlafen?“</text:span></text:span></text:p>
      <text:p text:style-name="P1"><text:span text:style-name="Emphasis"><text:span text:style-name="T2">Prisca: „Natürlich. Wann kommt sie und wann geht sie wieder?“</text:span></text:span></text:p>
      <text:p text:style-name="P1"><text:span text:style-name="Emphasis"><text:span text:style-name="T2">Darauf dreht sich Emma zu ihrem Handy, wo 𐌻𐌿𐌶𐌹𐍆𐌰𐌹𐍂 gerade Flurina was erzählt hatte.</text:span></text:span></text:p>
      <text:p text:style-name="P1"><text:span text:style-name="Emphasis"><text:span text:style-name="T2">„Du Fluri, wann musst du übermorgen wieder gehen, wenn du bei mir übernachtest?“</text:span></text:span></text:p>
      <text:p text:style-name="P1"><text:span text:style-name="Emphasis"><text:span text:style-name="T2">„Um zehn vor 3, dass heißt, ich sollte mich um 15 vor 3 fürs weggehen fertig machen.“</text:span></text:span></text:p>
      <text:p text:style-name="P1"><text:soft-page-break/><text:span text:style-name="Emphasis"><text:span text:style-name="T2">„Mama, sie kommt morgen um 9 und geht dann übermorgen um zehn vor drei. Passt das?“</text:span></text:span></text:p>
      <text:p text:style-name="P1"><text:span text:style-name="Emphasis"><text:span text:style-name="T2">Prisca: „Ja das passt. Warum hatte aber 𐌻𐌿𐌶𐌹𐍆𐌰𐌹𐍂 vorhin so laut miaut?“</text:span></text:span></text:p>
      <text:p text:style-name="P1"><text:span text:style-name="Emphasis"><text:span text:style-name="T2">Emma: „Flurina ist weg gegangen und war am Handy nicht mehr zu sehen. er wollte aber sie sehen.“</text:span></text:span></text:p>
      <text:p text:style-name="P1"><text:span text:style-name="Emphasis"><text:span text:style-name="T2">Prisca: „Oohu das ist süß, obwohl es irgendwie herzzerbrechend ist. Wo würdet ihr gerne schlafen?“</text:span></text:span></text:p>
      <text:p text:style-name="P1"><text:span text:style-name="Emphasis"><text:span text:style-name="T2">Emma wendet sich zu Flurina: „Du Fluri, würdest du lieber mit mir in einem Doppelbett schlafen, oder lieber getrennt auf den Boden?“</text:span></text:span></text:p>
      <text:p text:style-name="P1"><text:span text:style-name="Emphasis"><text:span text:style-name="T2">„Mir wärs ehrlich gesagt lieber mit dir im Doppeltbett zu schlafen, wenn es dir nichts ausmacht.“</text:span></text:span></text:p>
      <text:p text:style-name="P1"><text:span text:style-name="Emphasis"><text:span text:style-name="T2">„Mama, wir schlafen im Gästezimmer.“</text:span></text:span></text:p>
      <text:p text:style-name="P1"><text:span text:style-name="Emphasis"><text:span text:style-name="T2">Prisca: „OK passt, dann richt ich für euch schon mal das Doppelbett her.“</text:span></text:span></text:p>
      <text:p text:style-name="P1"><text:span text:style-name="Emphasis"><text:span text:style-name="T2">Emma: „Danke Mama.“</text:span></text:span></text:p>
      <text:p text:style-name="P1"><text:span text:style-name="Emphasis"><text:span text:style-name="T2">Als Emmas Mutter drausen ist, dreht sich Emma zu 𐌻𐌿𐌶𐌹𐍆𐌰𐌹𐍂 und fragt: „Und 𐌻𐌿𐌶𐌹𐍆𐌰𐌹𐍂, was hast du ihr erzählt?“</text:span></text:span></text:p>
      <text:p text:style-name="P1"><text:span text:style-name="Emphasis"><text:span text:style-name="T2">‚Miauauuauuauuauuauuauuauuauuau‘</text:span></text:span></text:p>
      <text:p text:style-name="P1"><text:span text:style-name="Emphasis"><text:span text:style-name="T2">„Das passt.“</text:span></text:span></text:p>
      <text:p text:style-name="P1"><text:span text:style-name="Emphasis"><text:span text:style-name="T2">𐌻𐌿𐌶𐌹𐍆𐌰𐌹𐍂 springt von Emmas Schoß um etwas zu trinken.</text:span></text:span></text:p>
      <text:p text:style-name="P1"><text:span text:style-name="Emphasis"><text:span text:style-name="T2">Emma geht darauf auf ihr Bett und legt sich mit dem Bauch auf ihre Wärmeflasche.</text:span></text:span></text:p>
      <text:p text:style-name="P1"><text:span text:style-name="Emphasis"><text:span text:style-name="T2">Flurina öffnet ihren Mund, da sie Emma fragen, ob sie ihre Periode hat, lasst es aber gleich wieder sein, da sie es als unhöflich empfindet.</text:span></text:span></text:p>
      <text:p text:style-name="P1"><text:span text:style-name="Emphasis"><text:span text:style-name="T2">„Du Fluri, es geht um die Wärmeflasche, richtig?“</text:span></text:span></text:p>
      <text:p text:style-name="P1"><text:span text:style-name="Emphasis"><text:span text:style-name="T2">Flurina nicht etwas und schaut dann etwas beschämt nach unten.</text:span></text:span></text:p>
      <text:p text:style-name="P1"><text:span text:style-name="Emphasis"><text:span text:style-name="T2">„Wie weit wolltest du mich fragen, ob ich meine Tage hab?“</text:span></text:span></text:p>
      <text:p text:style-name="P1"><text:span text:style-name="Emphasis"><text:span text:style-name="T2">„Bin ich wirklich so leicht zu durchschauen?“</text:span></text:span></text:p>
      <text:p text:style-name="P1"><text:span text:style-name="Emphasis"><text:span text:style-name="T2">„Immer wenn es um intime Fragen geht, öffnest du deinen Mund, schliest du ihn dann immer gleich wieder. Darum vermute ich, dass du mich eigentlich wegen meiner Periode fragen wolltest. Aber ja, ich hab sie gerade.“</text:span></text:span></text:p>
      <text:p text:style-name="P1"><text:span text:style-name="Emphasis"><text:span text:style-name="T2">„Wie schmerzhaft ist sie?“</text:span></text:span></text:p>
      <text:p text:style-name="P1"><text:span text:style-name="Emphasis"><text:span text:style-name="T2">„Ich spürs etwas, aber es tut nicht wirklich weh. Wie ist sie bei dir?“</text:span></text:span></text:p>
      <text:p text:style-name="P1"><text:span text:style-name="Emphasis"><text:span text:style-name="T2">„Das ist schön zu hören, und ich spür sie gar nicht.“</text:span></text:span></text:p>
      <text:p text:style-name="P1"><text:span text:style-name="Emphasis"><text:span text:style-name="T2">Darauf hüpft 𐌻𐌿𐌶𐌹𐍆𐌰𐌹𐍂 aufs Bett und legt sich auf Emmas Rücken und stützt sein Kinn auf Emmas Kopf.</text:span></text:span></text:p>
      <text:p text:style-name="P1"><text:span text:style-name="Emphasis"><text:span text:style-name="T2">„Du Emma, wie explodierst du nicht bei seiner Niedlichkeit?“</text:span></text:span></text:p>
      <text:p text:style-name="P1"><text:span text:style-name="Emphasis"><text:span text:style-name="T2">„Das ist durch die lange Ausetzzeit die ich bei ihm hab, weshalb ich schon eine gewisse Immunität gegen seine Niedlichkeit entwickelt hab, aber teilweise ist es selbst für mich schwer nicht zu explodieren, ge 𐌻𐌿𐌶𐌹𐍆𐌰𐌹𐍂?“</text:span></text:span></text:p>
      <text:p text:style-name="P1"><text:span text:style-name="Emphasis"><text:span text:style-name="T2">‚Miau.‘</text:span></text:span></text:p>
      <text:p text:style-name="P1"><text:span text:style-name="Emphasis"><text:span text:style-name="T2">Emma: „𐌻𐌿𐌶𐌹𐍆𐌰𐌹𐍂 es ist schön das du mir da zustimmst.“</text:span></text:span></text:p>
      <text:p text:style-name="P1"><text:span text:style-name="Emphasis"><text:span text:style-name="T2">„Emma hast du für morgen irgendwas besonderes geplant?“</text:span></text:span></text:p>
      <text:p text:style-name="P1"><text:soft-page-break/><text:span text:style-name="Emphasis"><text:span text:style-name="T2">„Da 𐌻𐌿𐌶𐌹𐍆𐌰𐌹𐍂 gerne zu dir will, und ich irgendwie sehe, wie du ihn angeschaut und auch gestrahlt hast, als ihr zwei Kontakt hattet, würde ich sagen, dass wir drei hier bei mir Zeit verbringen und wir zwei mit 𐌻𐌿𐌶𐌹𐍆𐌰𐌹𐍂 spielen und uns eventuell einen Film gemeinsam anschauen. Falls wir dann doch raus wollen, und das Papageiencafé noch offen hat, könnten wir dann dort noch einen Kakao trinken, so wie heute. Hast du für morgen etwas geplant? Wir könnten dann das statt dem Papageinecafé machen wenn du willst.“</text:span></text:span></text:p>
      <text:p text:style-name="P1"><text:span text:style-name="Emphasis"><text:span text:style-name="T2">„Ich hätte dir morgen Kritik gegeben, aber dass können wir natürlich nach dem Spielen mit 𐌻𐌿𐌶𐌹𐍆𐌰𐌹𐍂 im Papageiencafé machen.“</text:span></text:span></text:p>
      <text:p text:style-name="P1"><text:span text:style-name="Emphasis"><text:span text:style-name="T2">„Wenn du mir die Kritik im Papageiencafé gibst, klingt es definitiv nach einem besseren Vorschlag als einfach nur ins Papageiencafé zu gehen. Es würde dir wahrscheinlich nichts ausmachen, wenn wir den Film auf den Abend nach deiner Kritik und Abendessen anschauen, oder?“</text:span></text:span></text:p>
      <text:p text:style-name="P1"><text:span text:style-name="Emphasis"><text:span text:style-name="T2">„Nein, warum sollte es?“</text:span></text:span></text:p>
      <text:p text:style-name="P1"><text:span text:style-name="Emphasis"><text:span text:style-name="T2">„Versprich mir bitte dann nur eins: Lies dir den kompletten Text durch und mach dir dabei Notizen.“</text:span></text:span></text:p>
      <text:p text:style-name="P1"><text:span text:style-name="Emphasis"><text:span text:style-name="T2">„Mach ich. Wie sollten die Notizen formuliert sein?“</text:span></text:span></text:p>
      <text:p text:style-name="P1"><text:span text:style-name="Emphasis"><text:span text:style-name="T2">„Die Notizen sollten deine ehrlichen ungefilterten Gedanken widerspiegeln und nicht unbedingt schonend sein, wenn deine Gedanken dazu es nicht sind, nur damit es ja mir gefällt.“</text:span></text:span></text:p>
      <text:p text:style-name="P1"><text:span text:style-name="Emphasis"><text:span text:style-name="T2">Es zieht sich ein entspanntes Lächeln über Flurinas Gesicht.</text:span></text:span></text:p>
      <text:p text:style-name="P1"><text:span text:style-name="Emphasis"><text:span text:style-name="T2">Währendessen schnurrt 𐌻𐌿𐌶𐌹𐍆𐌰𐌹𐍂.</text:span></text:span></text:p>
      <text:p text:style-name="P1"><text:span text:style-name="Emphasis"><text:span text:style-name="T2">„Du Fluri, hörst du 𐌻𐌿𐌶𐌹𐍆𐌰𐌹𐍂 gerade auf mir schnurren?“</text:span></text:span></text:p>
      <text:p text:style-name="P1"><text:span text:style-name="Emphasis"><text:span text:style-name="T2">„Ja höre ich, warum?“</text:span></text:span></text:p>
      <text:p text:style-name="P1"><text:span text:style-name="Emphasis"><text:span text:style-name="T2">„Weil sich dieses Schnurren sich genau so entspannt anhört wie du gerade ausschaust.“</text:span></text:span></text:p>
      <text:p text:style-name="P1"><text:span text:style-name="Emphasis"><text:span text:style-name="T2">„Findest du das?“</text:span></text:span></text:p>
      <text:p text:style-name="P1"><text:span text:style-name="Emphasis"><text:span text:style-name="T2">„Natürlich.“</text:span></text:span></text:p>
      <text:p text:style-name="P1"><text:span text:style-name="Emphasis"><text:span text:style-name="T2">„Dann hab ich wohl eine tiefere Verbindung zu ihm als ich dachte.“</text:span></text:span></text:p>
      <text:p text:style-name="P1"><text:span text:style-name="Emphasis"><text:span text:style-name="T2">„Gibt’s eigentlich etwas, was du gerne oder ungerne isst?“</text:span></text:span></text:p>
      <text:p text:style-name="P1"><text:span text:style-name="Emphasis"><text:span text:style-name="T2">„Falls du Rezepte von den Goten hast, würde ich das gerne probieren.“</text:span></text:span></text:p>
      <text:p text:style-name="P1"><text:span text:style-name="Emphasis"><text:span text:style-name="T2">„Das müssten aber wir zwei gemeinsam kochen, da meine Eltern das ungern essen. Diese Rezepte treffen nicht deren Geschmack. Warum willst du aber jetzt ein Rezept von den Goten ausprobieren?“</text:span></text:span></text:p>
      <text:p text:style-name="P1"><text:span text:style-name="Emphasis"><text:span text:style-name="T2">„Mich hatte deine Lebensweise schon immer fasziniert und als du erzählt hast, warum deinen Kater 𐌻𐌿𐌶𐌹𐍆𐌰𐌹𐍂 genannt hattest, hatte ich mich gefragt, ob du auch ein Gericht von den Goten hast und es auch isst.“</text:span></text:span></text:p>
      <text:p text:style-name="P1"><text:span text:style-name="Emphasis"><text:span text:style-name="T2">„OK passt, dann kochen wir am Abend ein Goten Gericht. Was willst du zu Mittag?“</text:span></text:span></text:p>
      <text:p text:style-name="P1"><text:span text:style-name="Emphasis"><text:span text:style-name="T2">„Wenn wir schon raus gehen, könnten wir dann morgen zu Mittag Pizza essen?“</text:span></text:span></text:p>
      <text:p text:style-name="P1"><text:span text:style-name="Emphasis"><text:span text:style-name="T2">„Ach warum nicht? Hast du ein gutes Pizza Restaurant wo wir hin gehen können?“</text:span></text:span></text:p>
      <text:p text:style-name="P1"><text:span text:style-name="Emphasis"><text:span text:style-name="T2">„Ja. Es ist das Pizza Restaurant direkt neben dem Papageiencafé.“</text:span></text:span></text:p>
      <text:p text:style-name="P1"><text:span text:style-name="Emphasis"><text:span text:style-name="T2">„OK da war ich ehrlich gesagt noch nie sondern hab dort immer nur bestellt. Wenn es dir nichts ausmacht, haben wir dann übermorgen zum Frühstück Haferflocken mit Jogurt.“</text:span></text:span></text:p>
      <text:p text:style-name="P1"><text:soft-page-break/><text:span text:style-name="Emphasis"><text:span text:style-name="T2">„Ach das passt. Wir können übermorgen zu Mittag auch noch gemeinsam essen, da ich dann um 3 bei mir zuhause sein muss. Was sollten wir da machen?“</text:span></text:span></text:p>
      <text:p text:style-name="P1"><text:span text:style-name="Emphasis"><text:span text:style-name="T2">„Wir können morgen am Abend so viel kochen, dass wir übermorgen auch noch was haben, oder wir machen uns gemeinsam etwas anderes. Passt das, wenn wir das morgen im Papageiencafé besprechen, so dass wir dann auf dem Rückweg etwas mitnehmen? Ich hab für das Gotenrezept sowieso nicht alles zuhause.“</text:span></text:span></text:p>
      <text:p text:style-name="P1"><text:span text:style-name="Emphasis"><text:span text:style-name="T2">„OK passt. Welches Goten Gericht gibt’s morgen?“</text:span></text:span></text:p>
      <text:p text:style-name="P1"><text:span text:style-name="Emphasis"><text:span text:style-name="T2">„Weißt du was? Das ist jetzt eine kleine Geduldsprobe für dich, ich sag es dir morgen sobald du bei mir bist. Noch mal zurück zum Buch. Wie lang würdest du sagen, dass du für die </text:span></text:span><text:span text:style-name="Emphasis"><text:span text:style-name="T8">15</text:span></text:span><text:span text:style-name="Emphasis"><text:span text:style-name="T2"> Seiten mit deinen ehrlichen Notizen benötigst?“</text:span></text:span></text:p>
      <text:p text:style-name="P1"><text:span text:style-name="Emphasis"><text:span text:style-name="T2">„Vielleicht so </text:span></text:span><text:span text:style-name="Emphasis"><text:span text:style-name="T8">eine halbe</text:span></text:span><text:span text:style-name="Emphasis"><text:span text:style-name="T2"> Stunde </text:span></text:span><text:span text:style-name="Emphasis"><text:span text:style-name="T8">Stunde</text:span></text:span><text:span text:style-name="Emphasis"><text:span text:style-name="T2">?“</text:span></text:span></text:p>
      <text:p text:style-name="P1"><text:span text:style-name="Emphasis"><text:span text:style-name="T2">Emma schaut schnell auf ihrem Handy wegen der Uhrzeit.</text:span></text:span></text:p>
      <text:p text:style-name="P1"><text:span text:style-name="Emphasis"><text:span text:style-name="T2">„Wir haben jetzt acht. Wie wärs, wenn du jetzt anfängst den Text durchzulesen und dazu deine Gedanken aufschreibst? Dann wärst du ungefähr um </text:span></text:span><text:span text:style-name="Emphasis"><text:span text:style-name="T8">halb neun neun</text:span></text:span><text:span text:style-name="Emphasis"><text:span text:style-name="T2"> fertig und würdest noch genug Zeit haben zu schlafen. Du kannst deine Gedanken sofort aufschreiben wenn das es dir einfacher macht, oder erst am Schluss. Sollte ich dir das Textdokument schicken? Dort könntest du dann die Kommentare besser einfügen.“</text:span></text:span></text:p>
      <text:p text:style-name="P1"><text:span text:style-name="Emphasis"><text:span text:style-name="T2">„Ich würde es mir so oder so ausdrucken, das heißt es wär egal in welcher Form ich es hab, ich nimm dann die Papierform morgen mit.“</text:span></text:span></text:p>
      <text:p text:style-name="P1"><text:span text:style-name="Emphasis"><text:span text:style-name="T2">„Ich würde mir jetzt überlegen was es für mich bedeutet in der führenden Rolle zu sein, wenn du aber willst, können wir währenddessen das Telefonat aufrecht halten und du machst dir die Notizen. Was hältst du davon?“</text:span></text:span></text:p>
      <text:p text:style-name="P1"><text:span text:style-name="Emphasis"><text:span text:style-name="T2">„Das wär schön wenn wir das so machen würden.“</text:span></text:span></text:p>
      <text:p text:style-name="P1"><text:span text:style-name="Emphasis"><text:span text:style-name="T2">„OK passt. 𐌻𐌿𐌶𐌹𐍆𐌰𐌹𐍂, du müsstest jetzt von mir runter, dann steck ich das Handy an der Ladestation an, damit du die Flurina sehen kannst und ich an meinem Schreibtisch ein paar Pläne machen kann.“</text:span></text:span></text:p>
      <text:p text:style-name="P1"><text:span text:style-name="Emphasis"><text:span text:style-name="T2">𐌻𐌿𐌶𐌹𐍆𐌰𐌹𐍂 springt von Emma herunter und Emma steht auf damit sie ihr Handy an die Ladestation bei ihrem Schreibtisch anstecken kann. Diese ist etwas neben ihrer Arbeitsfläche aufgestellt und 𐌻𐌿𐌶𐌹𐍆𐌰𐌹𐍂 kann dort Flurina sehen, da die Ladestation das Handy in einer aufrichten Position hält.</text:span></text:span></text:p>
      <text:p text:style-name="P1"><text:span text:style-name="Emphasis"><text:span text:style-name="T2">„So, du kannst Flurina zuschauen während du niemanden störst.“</text:span></text:span></text:p>
      <text:p text:style-name="P1"><text:span text:style-name="Emphasis"><text:span text:style-name="T2"/></text:span></text:p>
      <text:h text:style-name="P3" text:outline-level="1"><text:span text:style-name="Emphasis"><text:span text:style-name="T1">Emmas Grenzen</text:span></text:span></text:h>
      <text:p text:style-name="P1"><text:span text:style-name="Emphasis"><text:span text:style-name="T2">𐌻𐌿𐌶𐌹𐍆𐌰𐌹𐍂 springt sofort auf den Tisch und legt sich auf all seine Pfoten. Dabei muss Emma schmunzeln, da sie diese Position von 𐌻𐌿𐌶𐌹𐍆𐌰𐌹𐍂 niedlich empfindet. Emma holt aus ihrem Rucksack einen Block und ein paar Stifte heraus um sich einige Notizen zu machen, was sie von ihrer Beziehung mit Flurina erwartet.</text:span></text:span></text:p>
      <text:p text:style-name="P1"><text:span text:style-name="Emphasis"><text:span text:style-name="T2">Da Flurina sie explizit gefragt hatte, ob sie ihre Sachen tragen darf, fängt sie damit an einen Plan zu machen, wie und wo Flurina die Schulsachen auf ihren Schultisch legen sollte.</text:span></text:span></text:p>
      <text:p text:style-name="P1"><text:span text:style-name="Emphasis"><text:span text:style-name="T2">Als das fertig gestellt war, übergeht zu ihrem Spind beim Eingang und zum Spind in der Klasse für die Schulbücher.</text:span></text:span></text:p>
      <text:p text:style-name="P1"><text:span text:style-name="Emphasis"><text:span text:style-name="T2">Als sie das abgeschlossen hatte, geht sie dazu hinüber, dass sie einen Grundplan von ihrem Zimmer zeichnet, damit sie die Sachen so planen kann, dass Flurina weiß, wo sie welche Sachen hinlegen sollte, wenn diese mal auf Besuch ist.</text:span></text:span></text:p>
      <text:p text:style-name="P1"><text:span text:style-name="Emphasis"><text:span text:style-name="T2">Als sie damit fertig ist, geht sie dazu über, dass sie nieder schreibt, was sie von Flurina erwartet.</text:span></text:span></text:p>
      <text:p text:style-name="P1"><text:span text:style-name="Emphasis"><text:span text:style-name="T2">Diese Anforderungen schreibt sie auf eine neue Seite.</text:span></text:span></text:p>
      <text:p text:style-name="P1"><text:span text:style-name="Emphasis"><text:span text:style-name="T2">Eine Anforderung ist, dass Flurina sofort sagen sollte, wenn Emma eine ihrer Grenzen überschreitet, bewusst oder unbewusst.</text:span></text:span></text:p>
      <text:p text:style-name="P1"><text:span text:style-name="Emphasis"><text:span text:style-name="T2">Die nächste Anforderung ist, dass Flurina auch dann Fragen stellen sollte, auch wenn diese unangenehm sind. Wenn Flurina diese Fragen als zu unangenehm empfindet diese Fragen als zu unangenehm empfindet, dann sollte sie diese in einem privaten Raum machen.</text:span></text:span></text:p>
      <text:p text:style-name="P1"><text:span text:style-name="Emphasis"><text:span text:style-name="T2">Sie hatte vorhin gesehen, wie Flurina unsicher war als sie wegen der Beziehungsform geredet haben, oder als sie wegen dem Tragen ihrer Sachen gefragt hatte.</text:span></text:span></text:p>
      <text:p text:style-name="P1"><text:span text:style-name="Emphasis"><text:span text:style-name="T2">Obwohl sich Flurina sich untergeben will, will Emma nicht, dass sie der Grund ist, weshalb ihre Freundin den Kontakt zu ihren anderen Freundinnen abbricht, da sie sehr entspannt aussieht, wenn sie mit denen lacht.</text:span></text:span></text:p>
      <text:p text:style-name="P1"><text:span text:style-name="Emphasis"><text:span text:style-name="T2">Emma weiß, dass sie morgen mit ihrer Klassenkammeradin darüber reden muss, dass sie nicht der Grund sein will, dass ihre Klassenkameradin keinen Kontakt mehr zu ihren anderen Freundinnen hat, etwas was sie für sich aufschreibt, damit sie es nicht vergisst.</text:span></text:span></text:p>
      <text:p text:style-name="P1"><text:span text:style-name="Emphasis"><text:span text:style-name="T2">Sie schaut auf ihr Handy in der Ladestation, und sieht wie Flurina konzentriert den Text liest und sich Notizen nieder schreibt. Das lässt ihr Herz schmelzen, da sie sieht, dass sich ihre Freundin sich für sie anstrengt.</text:span></text:span></text:p>
      <text:p text:style-name="P1"><text:span text:style-name="Emphasis"><text:span text:style-name="T2">Während sie so auf ihr Handy schaut, läuft sie vor ihrem inneren Auge der folgender Film ab:</text:span></text:span></text:p>
      <text:p text:style-name="P1"><text:span text:style-name="Emphasis"><text:span text:style-name="T2">*Die zwei Mädchen liegen im doppeltbett Bett vom Gästezimmer, Flurinas Bein liegt abgewinkelt über Emmas Beine, aber sie kann sich nicht entscheiden wo sie ihre Hand hinlegt. Eigentlich will sie es auf Emmas Brust legen, aber zögert.</text:span></text:span></text:p>
      <text:p text:style-name="P1"><text:span text:style-name="Emphasis"><text:span text:style-name="T2">"Emma, wo sollte ich meine Hand hinlegen?"</text:span></text:span></text:p>
      <text:p text:style-name="P1"><text:span text:style-name="Emphasis"><text:span text:style-name="T2">"Dort wo es für dich am natürlichsten anfühlt."</text:span></text:span></text:p>
      <text:p text:style-name="P1"><text:span text:style-name="Emphasis"><text:span text:style-name="T2">"Das heißt... ich darf sie auch auf... deine Brust legen?"</text:span></text:span></text:p>
      <text:p text:style-name="P1"><text:span text:style-name="Emphasis"><text:span text:style-name="T2">"Wenn es für dich am natürlichsten anfühlt, und du nicht auf einmal zum kneten beginnst, ja."</text:span></text:span></text:p>
      <text:p text:style-name="P1"><text:span text:style-name="Emphasis"><text:span text:style-name="T2">"Danke."</text:span></text:span></text:p>
      <text:p text:style-name="P1"><text:soft-page-break/><text:span text:style-name="Emphasis"><text:span text:style-name="T2">Flurina legt ihre Hand auf Emmas rechte Brust und ihren Kopf auf Emmas linke Brust. Als sie so daliegt, stellt sich Emma vor, wie Flurina ihren Herzschlag hört und und merkt in ihren Gedanken, wie ihre Freundin sich entspannt das zaubert ein Lächeln auf Emmas Gesicht. Gedanklich legt diese ihre linke Hand auf Flurinas linke Seite, streichelt diese mit ihrem Daumen und küsst ihre Freundin auf ihre Stirn.*</text:span></text:span></text:p>
      <text:p text:style-name="P1"><text:span text:style-name="Emphasis"><text:span text:style-name="T2">Emma schreibt bei ihren Grenzen noch dazu, dass Flurina zwar ihre Hand auf ihre Brust legen darf, aber diese nicht kneten darf.</text:span></text:span></text:p>
      <text:p text:style-name="P1"><text:span text:style-name="Emphasis"><text:span text:style-name="T2">Darauf nimmt sich Emma einen Zettel und einen Stift in die Hand und geht in die Küche um einen Einkaufszettel für den nächsten Tag zu machen.</text:span></text:span></text:p>
      <text:p text:style-name="P1"><text:span text:style-name="Emphasis"><text:span text:style-name="T2">Sie schaut sich noch einmal an was sie für das Goten Gericht am den nächsten Tag benötigt. Als sie mit der Einkaufsliste in der Küche schaut, sieht sie fürs Gericht noch 150 g braune Linsen, Majoran, einen Apfel, eine Karotte, ¼ Weißkohl, eine Zwiebel und 50g Walnüsse benötigt.</text:span></text:span></text:p>
      <text:p text:style-name="P1"><text:span text:style-name="Emphasis"><text:span text:style-name="T2">„Mama, braucht ihr für morgen ¾ Weißkohl und Walnüsse?“</text:span></text:span></text:p>
      <text:p text:style-name="P1"><text:span text:style-name="Emphasis"><text:span text:style-name="T2">„Wir könnten so 100g Walnüsse brauchen, warum fragst du?“</text:span></text:span></text:p>
      <text:p text:style-name="P1"><text:span text:style-name="Emphasis"><text:span text:style-name="T2">„Weil die Flurina und ich würden morgen gerne den einen gotischen Linseneintopf kochen und dafür würden sie und ich dann morgen am Nachmittag die fehlenden Zutaten kaufen.“</text:span></text:span></text:p>
      <text:p text:style-name="P1"><text:span text:style-name="Emphasis"><text:span text:style-name="T2">„Weißt du was, den restlichen Weißkohl können wir sicher auch noch irgendwo verbrauchen, kauft einen ganzen. Wenn ihr morgen aber schon einkaufen geht, könnt ihr dann auch gleich Milch mitnehmen?“</text:span></text:span></text:p>
      <text:p text:style-name="P1"><text:span text:style-name="Emphasis"><text:span text:style-name="T2">„Passt machen wir.“</text:span></text:span></text:p>
      <text:p text:style-name="P1"><text:span text:style-name="Emphasis"><text:span text:style-name="T2">Sie schaut noch in den Kühlschrank und sieht, dass 8 Liter fällig sind, da der Vorrat an Milch für ungefähr zwei Tage reicht, und schreibt diese auch noch auf.</text:span></text:span></text:p>
      <text:p text:style-name="P1"><text:span text:style-name="Emphasis"><text:span text:style-name="T2">Zurück in ihrem Zimmer plant sie noch die Rollenverteilungen für die Zubereitung des Gerichts. Sie schreibt sich mal nieder:</text:span></text:span></text:p>
      <text:p text:style-name="P1"><text:span text:style-name="Emphasis"><text:span text:style-name="T2">Flurina:</text:span></text:span></text:p>
      <text:list text:style-name="L1">
        <text:list-item>
          <text:p text:style-name="P4"><text:span text:style-name="Emphasis"><text:span text:style-name="T2">Gemüse vorbereiten (schneiden – Karotte, Sellerie, Apfel, Zwiebel, Weißkohl in feine Streifen)</text:span></text:span></text:p>
        </text:list-item>
        <text:list-item>
          <text:p text:style-name="P4"><text:span text:style-name="Emphasis"><text:span text:style-name="T2">Linsen abspülen</text:span></text:span></text:p>
        </text:list-item>
        <text:list-item>
          <text:p text:style-name="P4"><text:span text:style-name="Emphasis"><text:span text:style-name="T2">Kräuter und Gewürze abmessen</text:span></text:span></text:p>
        </text:list-item>
        <text:list-item>
          <text:p text:style-name="P4"><text:span text:style-name="Emphasis"><text:span text:style-name="T2">Gemüse in den Topf geben</text:span></text:span></text:p>
        </text:list-item>
        <text:list-item>
          <text:p text:style-name="P4"><text:span text:style-name="Emphasis"><text:span text:style-name="T2">Auf Emmas Kommand Linsen und Kohl in den Topf geben</text:span></text:span></text:p>
        </text:list-item>
      </text:list>
      <text:p text:style-name="P1"><text:span text:style-name="Emphasis"><text:span text:style-name="T2">Sie selber:</text:span></text:span></text:p>
      <text:list text:style-name="L2">
        <text:list-item>
          <text:p text:style-name="P5"><text:span text:style-name="Emphasis"><text:span text:style-name="T2">Nüsse hacken</text:span></text:span></text:p>
        </text:list-item>
        <text:list-item>
          <text:p text:style-name="P5"><text:span text:style-name="Emphasis"><text:span text:style-name="T2">Kochtopf bedienen</text:span></text:span></text:p>
        </text:list-item>
        <text:list-item>
          <text:p text:style-name="P5"><text:span text:style-name="Emphasis"><text:span text:style-name="T2">Flurina sagen, wann sie den Kohl und Linsen in den Topf geben sollte</text:span></text:span></text:p>
        </text:list-item>
        <text:list-item>
          <text:p text:style-name="P5"><text:span text:style-name="Emphasis"><text:span text:style-name="T2">Honig abschmecken</text:span></text:span></text:p>
        </text:list-item>
      </text:list>
      <text:p text:style-name="P1"><text:span text:style-name="Emphasis"><text:span text:style-name="T2">Als sie das nieder geschrieben hatte, erinnert sie sich an die ganzen Schulausflüge zurück, wo sie am liebsten alleine gessesen ist oder nur eine andere Person bei sich haben wollte als gleich die ganzen Mädls aus ihrer Klasse. Sie schreibt nieder, dass sie immer wieder alleine sein will, ohne das die Flurina daran schuld ist, da sie ‚zu anstrengend‘ ist, sondern sie einfach nur an ihrer Kapazitätsgrenze ist.</text:span></text:span></text:p>
      <text:p text:style-name="P1"><text:soft-page-break/><text:span text:style-name="Emphasis"><text:span text:style-name="T2">Sie murmelt vor sich hin, dass sie für weitere Regeln erst schauen muss wie sich diese Beziehung entwickelt.</text:span></text:span></text:p>
      <text:p text:style-name="P1"><text:span text:style-name="Emphasis"><text:span text:style-name="T2">Darauf schaut sie auf die Uhr und sieht, dass es </text:span></text:span><text:span text:style-name="Emphasis"><text:span text:style-name="T8">8:30</text:span></text:span><text:span text:style-name="Emphasis"><text:span text:style-name="T2"> ist. Ein Blick auf ihr Handy ve</text:span></text:span><text:span text:style-name="Emphasis"><text:span text:style-name="T8">r</text:span></text:span><text:span text:style-name="Emphasis"><text:span text:style-name="T2">rät ihr, dass Flurina noch fleisig am Lesen und Notizen machen von ihrem Buch ist. Das veranl</text:span></text:span><text:span text:style-name="Emphasis"><text:span text:style-name="T8">a</text:span></text:span><text:span text:style-name="Emphasis"><text:span text:style-name="T2">sst sie dazu, dass sie in die Küche geht um sich ein Glas Milch zu holen, damit sie etwas angenehmes zum Trinken hat um ihrer Freundin beim Notizen schreiben zusehen kann. In der Küche gibt sie Milch in eine Tasse, wärmt es in der Mikrowelle auf und holt sich einen Löffel Honig um diesen in der warmen Milch zu vermischen. </text:span></text:span></text:p>
      <text:p text:style-name="P1"><text:span text:style-name="Emphasis"><text:span text:style-name="T2">Zurück in ihrem Zimmer sieht sie, wie Flurina mit 𐌻𐌿𐌶𐌹𐍆𐌰𐌹𐍂 über den Videocall reden und bleibt deshalb in der Tür stehen.</text:span></text:span></text:p>
      <text:p text:style-name="P1"><text:span text:style-name="Emphasis"><text:span text:style-name="T2"/></text:span></text:p>
      <text:h text:style-name="P3" text:outline-level="1"><text:span text:style-name="Emphasis"><text:span text:style-name="T1">Testlesen von Emmas Buch</text:span></text:span></text:h>
      <text:p text:style-name="P1"><text:span text:style-name="Emphasis"><text:span text:style-name="T2">Flurina druckt das Buch von Emma aus und legt dann das auf ihren Schreibtisch. Als sie in ihr aufgestelltes Handy schaut, sieht sie, wie 𐌻𐌿𐌶𐌹𐍆𐌰𐌹𐍂 auf all seinen vier Pfoten liegt und in die Kamera schaut. Dabei muss sie schmunzeln, da diese Position so entspannt ausschaut.</text:span></text:span></text:p>
      <text:p text:style-name="P1"><text:span text:style-name="Emphasis"><text:span text:style-name="T2">Sie nimmt eins ihrer Notizbücher und einen Stift heraus und schreibt als ersten Punkt ‚Titel?‘ auf, lässt aber ein paar Zeilen </text:span></text:span><text:span text:style-name="Emphasis"><text:span text:style-name="T9">A</text:span></text:span><text:span text:style-name="Emphasis"><text:span text:style-name="T2">bstand, damit sie ein paar Ideen einbringen kann.</text:span></text:span></text:p>
      <text:p text:style-name="P1"><text:span text:style-name="Emphasis"><text:span text:style-name="T2">Sie murmelt vor sich hin: „Wie viele Ideen werde ich bekommen? Ich lass mal die halbe Seite aus.“</text:span></text:span></text:p>
      <text:p text:style-name="P1"><text:span text:style-name="Emphasis"><text:span text:style-name="T2"/></text:span></text:p>
      <text:p text:style-name="P1"><text:span text:style-name="Emphasis"><text:span text:style-name="T2">Nun fängt sie an zu lesen:</text:span></text:span></text:p>
      <text:p text:style-name="P6"><text:span text:style-name="Emphasis"><text:span text:style-name="T9">Es war einmal ein </text:span></text:span><text:span text:style-name="Emphasis"><text:span text:style-name="T10">Mädchen </text:span></text:span><text:span text:style-name="Emphasis"><text:span text:style-name="T11">namens Lisa</text:span></text:span><text:span text:style-name="Emphasis"><text:span text:style-name="T9">, welche</text:span></text:span><text:span text:style-name="Emphasis"><text:span text:style-name="T10">s</text:span></text:span><text:span text:style-name="Emphasis"><text:span text:style-name="T9"> fröhlich mit </text:span></text:span><text:span text:style-name="Emphasis"><text:span text:style-name="T10">ihrer besten Freundin </text:span></text:span><text:span text:style-name="Emphasis"><text:span text:style-name="T11">Anabell</text:span></text:span><text:span text:style-name="Emphasis"><text:span text:style-name="T10"> spielte und unzertrennlich waren. Selbst als sie mit anderen Kindern zusammen spielten, spielten sie gemeinsam mit denen.</text:span></text:span></text:p>
      <text:p text:style-name="P7"><text:span text:style-name="Emphasis"><text:span text:style-name="T12">*Flurina macht sich als Notiz, dass Emma beschreiben sollte, was </text:span></text:span><text:span text:style-name="Emphasis"><text:span text:style-name="T13">und wie </text:span></text:span><text:span text:style-name="Emphasis"><text:span text:style-name="T12">sie spielten.*</text:span></text:span></text:p>
      <text:p text:style-name="P7"><text:span text:style-name="Emphasis"><text:span text:style-name="T11">Eines Tages stürzte Lisa ungünstig auf den Kopf und stürzte dadurch ins Koma. Als sie ins Krankenhaus kam, wurde sie künstlich am Leben erhalten. Ein EEG zeigte, dass sie hirntot war.</text:span></text:span></text:p>
      <text:p text:style-name="P7"><text:span text:style-name="Emphasis"><text:span text:style-name="T12">*Flurinas Notiz: Beschreibe die Fahrt ins Krankenhaus.*</text:span></text:span></text:p>
      <text:p text:style-name="P7"><text:span text:style-name="Emphasis"><text:span text:style-name="T11">Anabell kam so schnell wie möglich ins Krankenhaus um zu sehen, wie es ihrer Freundin geht. Sie denkt, dass ihre Freundin nur sehr müde von dem Sturz ist, weshalb sie Lisa ihre Lieblingsspielzeuge hinlegte. Sie erzählte ihr auch immer von dem was sie an diesem Tag erlebt hatte, und sie hofft, das Lisa bald wieder mit ihr spielen kann.</text:span></text:span></text:p>
      <text:p text:style-name="P8"><text:span text:style-name="Emphasis"><text:span text:style-name="T14">[Nach ca. 10 Seiten </text:span></text:span><text:span text:style-name="Emphasis"><text:span text:style-name="T15">wo Anabell depressiv wurde, aber dafür in eine Therapie kommt, welche ihr mit dem Tod ihrer besten Freundin hilft umzugehen. Trotz dieser Therapie kommt sie fast täglich zu Lisa.</text:span></text:span><text:span text:style-name="Emphasis"><text:span text:style-name="T14">]</text:span></text:span></text:p>
      <text:p text:style-name="P8"><text:span text:style-name="Emphasis"><text:span text:style-name="T14">Anabell sagt unter schluchzen: „Warum hast du nicht gesagt, dass ich du dich unwohl fühlst? Ich hätte dir geholfen, oder wir hätten uns zumindest auf die Seite gesetzt.“</text:span></text:span></text:p>
      <text:p text:style-name="P8"><text:span text:style-name="Emphasis"><text:span text:style-name="T16">*Flurina schaut zu ihrem Handy. Da sieht sie, wie 𐌻𐌿𐌶𐌹𐍆𐌰𐌹𐍂 sich noch immer nicht bewegt hatte und noch immer in die Kamera schaut.</text:span></text:span></text:p>
      <text:p text:style-name="P8"><text:span text:style-name="Emphasis"><text:span text:style-name="T16">‚Miau‘</text:span></text:span></text:p>
      <text:p text:style-name="P8"><text:span text:style-name="Emphasis"><text:span text:style-name="T16">Flurina: „Ge 𐌻𐌿𐌶𐌹𐍆𐌰𐌹𐍂, du interesierst was ich da mach.“</text:span></text:span></text:p>
      <text:p text:style-name="P8"><text:span text:style-name="Emphasis"><text:span text:style-name="T16">‚Miauauauauauauauauauauauauauauau Miau‘</text:span></text:span></text:p>
      <text:p text:style-name="P8"><text:span text:style-name="Emphasis"><text:span text:style-name="T16">„Sollte ich weiter lesen und Notizen machen, oder was willst du gerade?“</text:span></text:span></text:p>
      <text:p text:style-name="P8"><text:span text:style-name="Emphasis"><text:span text:style-name="T16">‚Miau‘</text:span></text:span></text:p>
      <text:p text:style-name="P8"><text:span text:style-name="Emphasis"><text:span text:style-name="T16">„Also Notizen machen?“</text:span></text:span></text:p>
      <text:p text:style-name="P8"><text:span text:style-name="Emphasis"><text:span text:style-name="T16">‚Miau‘</text:span></text:span></text:p>
      <text:p text:style-name="P8"><text:span text:style-name="Emphasis"><text:span text:style-name="T16">„OK dann les ich weiter und mach mir Notizen.“</text:span></text:span></text:p>
      <text:p text:style-name="P8"><text:span text:style-name="Emphasis"><text:span text:style-name="T16">‚Miau‘</text:span></text:span></text:p>
      <text:p text:style-name="P8"><text:span text:style-name="Emphasis"><text:span text:style-name="T16">Das lässt Flurinas Herz zergehen und sie liest weiter.*</text:span></text:span></text:p>
      <text:p text:style-name="P8"><text:span text:style-name="Emphasis"><text:span text:style-name="T14">Lisa reagiert nicht auf Anabell</text:span></text:span><text:span text:style-name="Emphasis"><text:span text:style-name="T15">s</text:span></text:span><text:span text:style-name="Emphasis"><text:span text:style-name="T14"> schluchzen.</text:span></text:span></text:p>
      <text:p text:style-name="P9"><text:soft-page-break/><text:span text:style-name="Emphasis"><text:span text:style-name="T15">Obwohl Anabell in Therapie ist, hilft es ihr nicht über dem Tod ihrer besten Freundin zu kommen, sondern nur damit umzugehen.</text:span></text:span></text:p>
      <text:p text:style-name="P10"><text:span text:style-name="Emphasis"><text:span text:style-name="T17">[Das geht </text:span></text:span><text:span text:style-name="Emphasis"><text:span text:style-name="T15">1</text:span></text:span><text:span text:style-name="Emphasis"><text:span text:style-name="T8">5</text:span></text:span><text:span text:style-name="Emphasis"><text:span text:style-name="T17"> Seiten so weiter und Anabell </text:span></text:span><text:span text:style-name="Emphasis"><text:span text:style-name="T15">kommt</text:span></text:span><text:span text:style-name="Emphasis"><text:span text:style-name="T17"> dabei </text:span></text:span><text:span text:style-name="Emphasis"><text:span text:style-name="T15">aus ihrer Depression heraus, aber ist Lisa trotzdem noch loyal und besucht sie alle zwei Tage einmal.</text:span></text:span><text:span text:style-name="Emphasis"><text:span text:style-name="T17">]</text:span></text:span></text:p>
      <text:p text:style-name="P9"><text:span text:style-name="Emphasis"><text:span text:style-name="T15">Die Familie von Lisa hatte entschieden, dass es keinen Mehrwert mehr hatte, Lisa noch künstlich zu beleben, weshalb sie die Geräte abschalten lassen. Durch </text:span></text:span><text:span text:style-name="Emphasis"><text:span text:style-name="T18">eine</text:span></text:span><text:span text:style-name="Emphasis"><text:span text:style-name="T15"> Abklärung mit dem Therapeuten von Anabell, </text:span></text:span><text:span text:style-name="Emphasis"><text:span text:style-name="T18">durfte diese bei diesem Vorgang dabei sein und die Hand von Lisa halten. Das Mädchen blieb so lange bei ihrer Freundin, bis sie starb und brach danach in Tränen aus.</text:span></text:span></text:p>
      <text:p text:style-name="P1"><text:span text:style-name="Emphasis"><text:span text:style-name="T2"/></text:span></text:p>
      <text:p text:style-name="P1"><text:span text:style-name="Emphasis"><text:span text:style-name="T2">Als Überschriftvorschläge schreibt Flurina sich auf:</text:span></text:span><text:span text:style-name="Emphasis"><text:span text:style-name="T18">#</text:span></text:span></text:p>
      <text:list text:style-name="L3">
        <text:list-item>
          <text:p text:style-name="P11"><text:span text:style-name="Emphasis"><text:span text:style-name="T19">Wann wachst du wieder auf?</text:span></text:span></text:p>
        </text:list-item>
        <text:list-item>
          <text:p text:style-name="P11"><text:span text:style-name="Emphasis"><text:span text:style-name="T19">Ich wünschte ich könnte wieder mit dir spielen</text:span></text:span></text:p>
        </text:list-item>
      </text:list>
      <text:p text:style-name="P1"><text:span text:style-name="Emphasis"><text:span text:style-name="T2">Nachdem sie die Titelvorschläge niedergeschrieben hatte, nahm das Mädchen ihr Handy in die Hand und sieht Emma aus einer Tasse trinken.</text:span></text:span></text:p>
      <text:p text:style-name="P1"><text:span text:style-name="Emphasis"><text:span text:style-name="T2">Flurina: „Wie lang schaust du mir schon zu?“</text:span></text:span></text:p>
      <text:p text:style-name="P1"><text:span text:style-name="Emphasis"><text:span text:style-name="T2">Emma schaut auf die Uhr: „Seit du mit 𐌻𐌿𐌶𐌹𐍆𐌰𐌹𐍂 geredet hast, warum fragst du?“</text:span></text:span></text:p>
      <text:p text:style-name="P1"><text:span text:style-name="Emphasis"><text:span text:style-name="T2">Flurina: „Weil ich es nicht gemerkt hatte, es tut mir leid, dass ich es nicht gemerkt hatte und das ich mit 𐌻𐌿𐌶𐌹𐍆𐌰𐌹𐍂 ger</text:span></text:span><text:span text:style-name="Emphasis"><text:span text:style-name="T9">e</text:span></text:span><text:span text:style-name="Emphasis"><text:span text:style-name="T2">det hab wä</text:span></text:span><text:span text:style-name="Emphasis"><text:span text:style-name="T9">h</text:span></text:span><text:span text:style-name="Emphasis"><text:span text:style-name="T2">rend ich dein Buch testlesen hätte sollen.“</text:span></text:span></text:p>
      <text:p text:style-name="P1"><text:span text:style-name="Emphasis"><text:span text:style-name="T2">Emma: „Du Fluri, ich hab doch gesehen wie du dich für mich angestrengt hattest und dafür hattest du dir das kleine Gespräch mit 𐌻𐌿𐌶𐌹𐍆𐌰𐌹𐍂 zwischendurch verdient. Außerdem, es war knuffig von euch zwei wie ihr miteinander geredet hattet.“</text:span></text:span></text:p>
      <text:p text:style-name="P1"><text:span text:style-name="Emphasis"><text:span text:style-name="T2">Flurina: „Danke.“</text:span></text:span></text:p>
      <text:p text:style-name="P1"><text:span text:style-name="Emphasis"><text:span text:style-name="T2">„So wie hattest du mein Buch gefunden?“</text:span></text:span></text:p>
      <text:p text:style-name="P1"><text:span text:style-name="Emphasis"><text:span text:style-name="T2">„Es… es war </text:span></text:span><text:span text:style-name="Emphasis"><text:span text:style-name="T8">traurig</text:span></text:span><text:span text:style-name="Emphasis"><text:span text:style-name="T2">. Ich wünschte du wärst jetzt bei mir, so das ich dei</text:span></text:span><text:span text:style-name="Emphasis"><text:span text:style-name="T9">n</text:span></text:span><text:span text:style-name="Emphasis"><text:span text:style-name="T2">en Schweiß riechen kann damit ich weiß, dass ich dir nah bin.“</text:span></text:span></text:p>
      <text:p text:style-name="P1"><text:span text:style-name="Emphasis"><text:span text:style-name="T2">Flurina zuckt zusammen als sie merkte wie sie ihren Wunsch nach Emmas Nähe ausgedrückt hatte.</text:span></text:span></text:p>
      <text:p text:style-name="P1"><text:span text:style-name="Emphasis"><text:span text:style-name="T2">Emma: „War das der warum du beim Kuscheln dich in mich hinein gelehnt hattest?“</text:span></text:span></text:p>
      <text:p text:style-name="P1"><text:span text:style-name="Emphasis"><text:span text:style-name="T2">Flurina: „Ja, ich fand den Geruch als etwas beschützendes und nicht als etwas ekliges. Ich weiß auch nicht warum. Du wirst mich jetzt wahrscheinlich als eklig halten.“</text:span></text:span></text:p>
      <text:p text:style-name="P1"><text:span text:style-name="Emphasis"><text:span text:style-name="T2">„Fluri, warum denkst du dass ich dich jetzt so sehe? Das war einfach nur eine Reaktion von dir, welche durch deine Wahrnehmung beeinflusst wird, welche nun mal stark auf deine körperlichen Wahrnehmungen von deiner Umgebung basiert. Das find ich schön.“</text:span></text:span></text:p>
      <text:p text:style-name="P1"><text:span text:style-name="Emphasis"><text:span text:style-name="T2">„Das heißt, ich darf mich von deinem Schweißgeruch angezogen fühlen ohne das du schlecht über mich denkst?“</text:span></text:span></text:p>
      <text:p text:style-name="P1"><text:span text:style-name="Emphasis"><text:span text:style-name="T2">„Genau so ist es. Sonst würdest du mir zeigen, dass ich perfekt nach Rosen riechen muss und dass kann ich dir einfach nicht bieten.“</text:span></text:span></text:p>
      <text:p text:style-name="P1"><text:span text:style-name="Emphasis"><text:span text:style-name="T2">Flurina atmet erleichtert aus.</text:span></text:span></text:p>
      <text:p text:style-name="P1"><text:span text:style-name="Emphasis"><text:span text:style-name="T2">Flurina: „Warum hast du eigentlich ein so ein brutales Buch geschrieben?“</text:span></text:span></text:p>
      <text:p text:style-name="P1"><text:span text:style-name="Emphasis"><text:span text:style-name="T2">Emma: „Ich bin schon seit einigen Jahren bei dem Papageiencafé und bevor wir in die Oberstufe gekommen sind, ist dort ein Wellensittich gestorben. Das hatte die anderen Wellensittiche sich </text:span></text:span><text:soft-page-break/><text:span text:style-name="Emphasis"><text:span text:style-name="T2">etwas anders verhalten lassen, wodurch ich mich mit dem physischen und psychischen Tod auseinander gesetzt hatte. Dadurch bin ich dann auch in die Goth-Szene gekommen.“</text:span></text:span></text:p>
      <text:p text:style-name="P1"><text:span text:style-name="Emphasis"><text:span text:style-name="T2">„Kann ich irgendwas für dich tun um das es dir besser geht damit umzugehen?“</text:span></text:span></text:p>
      <text:p text:style-name="P1"><text:span text:style-name="Emphasis"><text:span text:style-name="T2">„Fluri, ich hab den Tod dieses Wellensittiches mit der Auseinandersetzung mit dem Tod und den Interaktionen mit den anderen Tieren schon verarbeitet. Bitte verhalte dich so, als ob dieses Detail von mir ein Teil von meinem Outfit ist, so wie meine helle Schminke im Gesicht.“</text:span></text:span></text:p>
      <text:p text:style-name="P1"><text:span text:style-name="Emphasis"><text:span text:style-name="T2">„Ich versuche es, weiß aber nicht ob ich das schaffe.“</text:span></text:span></text:p>
      <text:p text:style-name="P1"><text:span text:style-name="Emphasis"><text:span text:style-name="T2">„Ich weiß. Selbst wenn du es nicht schaffst, akzeptiere ich es, da ich merk, dass du es zumindest versucht hast.“</text:span></text:span></text:p>
      <text:p text:style-name="P1"><text:span text:style-name="Emphasis"><text:span text:style-name="T2">„Du Emma, bist du mir böse wenn ich gedacht hatte, dass du in der Goth-Szene nur deshalb bist, da du einfach aus der Masse herausstechen willst anstatt dem Tod eines Wellensittichs?“</text:span></text:span></text:p>
      <text:p text:style-name="P1"><text:span text:style-name="Emphasis"><text:span text:style-name="T2">„Fluri, ich kann es dir nicht verübeln, immerhin hatte ich nie offen mit jemanden von unserer Altersgruppe darüber geredet, sondern nur mit meinen Eltern.“</text:span></text:span></text:p>
      <text:p text:style-name="P1"><text:span text:style-name="Emphasis"><text:span text:style-name="T2">Flurina fängt zum Schluchzen an.</text:span></text:span></text:p>
      <text:p text:style-name="P1"><text:span text:style-name="Emphasis"><text:span text:style-name="T2">„Fluri alles in Ordnung?“</text:span></text:span></text:p>
      <text:p text:style-name="P1"><text:span text:style-name="Emphasis"><text:span text:style-name="T2">„Ich wusste so wenig über dich und hab dich so falsch eingeordnet und du akzeptierst mich. Warum? Ich bin es doch gar nicht wert dass du mich so akzeptierst, wenn ich so falsch bei dir lieg.“</text:span></text:span></text:p>
      <text:p text:style-name="P1"><text:span text:style-name="Emphasis"><text:span text:style-name="T2">„Das falsch einschätzen ist etwas was jeden passieren kann. Es ist auch mir bei dir passiert als ich mich nicht getraut hatte dich nach einem Date zu fragen. Da ich weiß das mir das auch passieren kann, akzeptiere ich deine Fehleinschätzung über mich ohne dich zu verurteilen. Kann ich irgendwas machen, dass du das genau so siehst wie ich?“</text:span></text:span></text:p>
      <text:p text:style-name="P1"><text:span text:style-name="Emphasis"><text:span text:style-name="T2">„Ich weiß es nicht. Ich versteh einfach nicht wie du so leicht mit deinen eigenen Fehlern umgehen kannst ohne daran zu zerbrechen.“</text:span></text:span></text:p>
      <text:p text:style-name="P1"><text:span text:style-name="Emphasis"><text:span text:style-name="T2">„Du willst für mich perfekt sein, nicht wahr?“</text:span></text:span></text:p>
      <text:p text:style-name="P1"><text:span text:style-name="Emphasis"><text:span text:style-name="T2">„Ja, aber warum ist das gerade wichtig?“</text:span></text:span></text:p>
      <text:p text:style-name="P1"><text:span text:style-name="Emphasis"><text:span text:style-name="T2">„Weil ich weiß, dass ich nicht perfekt sein kann, und das auch akzeptiert hatte. Etwas was ich von dir auch erwarte.“</text:span></text:span></text:p>
      <text:p text:style-name="P1"><text:span text:style-name="Emphasis"><text:span text:style-name="T2">„Kannst du mich bitte dort hin führen? Ich weiß nicht ob ich es alleine schaffe.“</text:span></text:span></text:p>
      <text:p text:style-name="P1"><text:span text:style-name="Emphasis"><text:span text:style-name="T2">„Natürlich. Kann ich gerade irgendwas für dich tun?“</text:span></text:span></text:p>
      <text:p text:style-name="P1"><text:span text:style-name="Emphasis"><text:span text:style-name="T2">„Nicht wirklich. Ich hab nur eine Frage, welche gerade überhautpt nicht zum Thema passt: Ich hab mir am 27sten etwas mit Paula und Anna ausgemacht. Sollte ich das absagen?“</text:span></text:span></text:p>
      <text:p text:style-name="P1"><text:span text:style-name="Emphasis"><text:span text:style-name="T2">„Nein, triff dich bitte mit denen, aber nur unter einer Bedingung: Hab mit denen Spaß, egal was ihr macht, und gib morgen nicht zu viel Pafüm rauf, 𐌻𐌿𐌶𐌹𐍆𐌰𐌹𐍂 reagiert darauf eher sensibel.“</text:span></text:span></text:p>
      <text:p text:style-name="P1"><text:span text:style-name="Emphasis"><text:span text:style-name="T2">„OK danke und mach ich. Ich werde versuchen jetzt etwas zu schlafen. Gute Nacht Emma.“</text:span></text:span></text:p>
      <text:p text:style-name="P1"><text:span text:style-name="Emphasis"><text:span text:style-name="T2">„Gute Nacht Fluri.“</text:span></text:span></text:p>
      <text:p text:style-name="P1"><text:span text:style-name="Emphasis"><text:span text:style-name="T2">‚Miau‘</text:span></text:span></text:p>
      <text:p text:style-name="P1"><text:span text:style-name="Emphasis"><text:span text:style-name="T2">Flurina „Gute Nacht 𐌻𐌿𐌶𐌹𐍆𐌰𐌹𐍂.“</text:span></text:span></text:p>
      <text:p text:style-name="P1"><text:span text:style-name="Emphasis"><text:span text:style-name="T2">Danach legen beide Mädchen auf.</text:span></text:span></text:p>
      <text:h text:style-name="P3" text:outline-level="1"><text:span text:style-name="Emphasis"><text:span text:style-name="T1">Emmas Traum</text:span></text:span></text:h>
      <text:p text:style-name="P1"><text:span text:style-name="Emphasis"><text:span text:style-name="T2">Emma geht in die Küche um die Tasse in den Geschirspüler zu geben und dann ihre Zähne zu putzen.</text:span></text:span></text:p>
      <text:p text:style-name="P1"><text:span text:style-name="Emphasis"><text:span text:style-name="T2">Danach geht sie zurück in ihr Zimmer und sieht wie 𐌻𐌿𐌶𐌹𐍆𐌰𐌹𐍂 auf ihrer Wärmeflasche liegt.</text:span></text:span></text:p>
      <text:p text:style-name="P1"><text:span text:style-name="Emphasis"><text:span text:style-name="T2">„𐌻𐌿𐌶𐌹𐍆𐌰𐌹𐍂 du weißt, dass das meine Wärmeflasche ist, richtig?“</text:span></text:span></text:p>
      <text:p text:style-name="P1"><text:span text:style-name="Emphasis"><text:span text:style-name="T2">‚Miau‘</text:span></text:span></text:p>
      <text:p text:style-name="P1"><text:span text:style-name="Emphasis"><text:span text:style-name="T2">„Ich weiß das du zu dieser Jahreszeit die Wärme von der Wärmeflasche magst, aber ich will mich jetzt gerne hinlegen damit ich schlafen kann. Weißt du was? Ich geb die Wärmeflasche auf den Boden, dann kannst du die Wärme davon haben ohne das du mich davon abhälst zu Schlafen OK?“</text:span></text:span></text:p>
      <text:p text:style-name="P1"><text:span text:style-name="Emphasis"><text:span text:style-name="T2">‚Miau‘</text:span></text:span></text:p>
      <text:p text:style-name="P1"><text:span text:style-name="Emphasis"><text:span text:style-name="T2">Darauf geht 𐌻𐌿𐌶𐌹𐍆𐌰𐌹𐍂 von der Wärmeflasche runter und Emma gibt diese auf den Boden. Darauf schaut Emma noch ob ihr Kater genug zum Trinken für die Nacht hat. Als sie sieht, dass da kaum noch Wasser drinnen ist, füllt sie den Fressnapf noch mit Wasser nach, stellt sich den Wecker um 8 und legt sich dann schlafen.</text:span></text:span></text:p>
      <text:p text:style-name="P1"><text:span text:style-name="Emphasis"><text:span text:style-name="T2">„Gute Nacht 𐌻𐌿𐌶𐌹𐍆𐌰𐌹𐍂‘</text:span></text:span></text:p>
      <text:p text:style-name="P1"><text:span text:style-name="Emphasis"><text:span text:style-name="T2">‚Miau‘</text:span></text:span></text:p>
      <text:p text:style-name="P1"><text:span text:style-name="Emphasis"><text:span text:style-name="T2"/></text:span></text:p>
      <text:p text:style-name="P1"><text:span text:style-name="Emphasis"><text:span text:style-name="T2">Als Emma einschläft, sieht sie Flurina mit der Feder Spielen und ihrem Kater 𐌻𐌿𐌶𐌹𐍆𐌰𐌹𐍂 und sie muss schmunzeln. Doch 𐌻𐌿𐌶𐌹𐍆𐌰𐌹𐍂 hat irgendwie andere Pläne, er geht auf Flurina zu und nimmt sie an ihren Pferdeschwanz und zieht sie aus dem Zimmer heraus. Emma versucht ihrer Freundin zu helfen, aber schafft es nicht sich zu bewegen, obwohl Flurina nach Hilfe fleht und offensichtlich Schmerzen hatte. Kaum sind 𐌻𐌿𐌶𐌹𐍆𐌰𐌹𐍂 und Flurina draußen, kann sie sich wieder bewegen.</text:span></text:span></text:p>
      <text:p text:style-name="P1"><text:span text:style-name="Emphasis"><text:span text:style-name="T2">Darauf geht sie aus ihrem Zimmer und sieht, wie Paula und Anna auf Flurina im Klassenzimmer einreden, dass sie als Gothgirl einen schlechten Einfluss auf Flurina hat, und sich Flurina dadurch von ihr trennen sollte. Es fielen Argumente wie ‚Sie interesiert sich nur für Tod und Schmerz, da will sie dich sicher auch umbringen. Du musst dich schützen bevor sie dich umbringt.‘.</text:span></text:span></text:p>
      <text:p text:style-name="P1"><text:span text:style-name="Emphasis"><text:span text:style-name="T2">Nach gefühlten 10 min schlechtem einreden von Anna und Paula, dreht sich Flurina um und sagt: „Wenn du mich wirklich lieben würdest, hättest du mich von deiner Katze beschützt und mich nicht dazu motiviert mit ihm zu spielen. Ich trenn mich von dir.“</text:span></text:span></text:p>
      <text:p text:style-name="P1"><text:span text:style-name="Emphasis"><text:span text:style-name="T2">Darauf gehen die drei anderen Mädchen an ihr vorbei aus der Klasse und schalten das Licht aus. Anstatt einfach nur in einem schlechtbeleuchteten Klassenraum zu sein, steht sie in kompletter Dunkelheit, kauert sich zusammen und schluchts vor sich hin. </text:span></text:span></text:p>
      <text:p text:style-name="P1"><text:span text:style-name="Emphasis"><text:span text:style-name="T2">Als sie so zusammengekauert da liegt, spürt sie die Pfote ihrer Katze auf ihrer Schulter und eine zwar unbekannte Stimme, welche Emma jedoch sofort ihrem Kater zuschreiben konnte, sagte: „Ich mochte sie sowieso nie. Ich hatte gestern nur so getan das ich sie mochte damit du falsche Hoffnungen bekommst.“</text:span></text:span></text:p>
      <text:p text:style-name="P1"><text:span text:style-name="Emphasis"><text:span text:style-name="T2"/></text:span></text:p>
      <text:p text:style-name="P1"><text:span text:style-name="Emphasis"><text:span text:style-name="T2">Dann wachte sie durch ihren Wecker auf und spürte wie 𐌻𐌿𐌶𐌹𐍆𐌰𐌹𐍂 an ihrer Wange sich schmiegte.</text:span></text:span></text:p>
      <text:p text:style-name="P1"><text:span text:style-name="Emphasis"><text:span text:style-name="T2">Emma sagte während sie ihn streichelte: „Du spürst wohl, dass ich einen Albtraum hatte, nicht wahr?“</text:span></text:span></text:p>
      <text:p text:style-name="P1"><text:soft-page-break/><text:span text:style-name="Emphasis"><text:span text:style-name="T2">Nach einer viertel Stunde hüpft 𐌻𐌿𐌶𐌹𐍆𐌰𐌹𐍂 von ihr runter und geht zu seinem Fressnapf und legt seine Pfote auf seinen Futternapf.</text:span></text:span></text:p>
      <text:p text:style-name="P1"><text:span text:style-name="Emphasis"><text:span text:style-name="T2">‚Miau.‘</text:span></text:span></text:p>
      <text:p text:style-name="P1"><text:span text:style-name="Emphasis"><text:span text:style-name="T2">„Ah du bist hungrig. Ich bring dir natürlich gleich dein Futter.“</text:span></text:span></text:p>
      <text:p text:style-name="P1"><text:span text:style-name="Emphasis"><text:span text:style-name="T2">Als sie zu den Fressnäpfen geht, sieht sie, dass 𐌻𐌿𐌶𐌹𐍆𐌰𐌹𐍂 auch kein Wasser mehr hat. Als alles für ihren Kater vorbereitet war, putzte sie sich die Zähne, wechselt ihr Tampon und setzte sich mit ihrem Frühstück an den Esstisch.</text:span></text:span></text:p>
      <text:p text:style-name="P1"><text:span text:style-name="Emphasis"><text:span text:style-name="T2">Prisca: „Emma du schaust aus, als ob du schlecht geschlafen hast. Was ist passiert?“</text:span></text:span></text:p>
      <text:p text:style-name="P1"><text:span text:style-name="Emphasis"><text:span text:style-name="T2">Emma: „Ich hatte einfach nur einen Albtraum das mich Flurina verlässt.“</text:span></text:span></text:p>
      <text:p text:style-name="P1"><text:span text:style-name="Emphasis"><text:span text:style-name="T2">Prisca: „Ich hoffe nur, dass das nur ein Albtraum bleibt und nicht zur Realität wird.“</text:span></text:span></text:p>
      <text:p text:style-name="P1"><text:span text:style-name="Emphasis"><text:span text:style-name="T2">Emma: „Das hoff ich auch.“</text:span></text:span></text:p>
      <text:p text:style-name="P1"><text:span text:style-name="Emphasis"><text:span text:style-name="T2">Vater: „Was habt ihr zwei heute eigentlich vor?“</text:span></text:span></text:p>
      <text:p text:style-name="P1"><text:span text:style-name="Emphasis"><text:span text:style-name="T2">Emma: „Wir spielen etwas mit 𐌻𐌿𐌶𐌹𐍆𐌰𐌹𐍂, dannach gehen wir zu Mittag Pizza essen. Danach gehen wir in das Papageiencafé. Nach dem wir dort waren gehen wir das Zeug für das Abendessen einkaufen und dann machen wir das hier.“</text:span></text:span></text:p>
      <text:p text:style-name="P1"><text:span text:style-name="Emphasis"><text:span text:style-name="T2">Vater: „Was macht ihr denn, wenn ihr das extra einkauft?“</text:span></text:span></text:p>
      <text:p text:style-name="P1"><text:span text:style-name="Emphasis"><text:span text:style-name="T2">Emma: „Wir kochen gemeinsam den einen Goten Linseneintopf.“</text:span></text:span></text:p>
      <text:p text:style-name="P1"><text:span text:style-name="Emphasis"><text:span text:style-name="T2">Vater: „Weißt du ob sie den mag?“</text:span></text:span></text:p>
      <text:p text:style-name="P1"><text:span text:style-name="Emphasis"><text:span text:style-name="T2">Emma: „Sie hatte mich nach einem gotischen Gericht gefragt, also hab ich mich für ein eher einfacheres entschieden. Und nein, ihr müsst ihn nicht essen, da ich nur für sie und mich geplant hab.“</text:span></text:span></text:p>
      <text:p text:style-name="P1"><text:span text:style-name="Emphasis"><text:span text:style-name="T2">Vater: „Ich hoffe nur, dass du sie damit nicht abschreckst.“</text:span></text:span></text:p>
      <text:p text:style-name="P1"><text:span text:style-name="Emphasis"><text:span text:style-name="T2">Emma: „Sie hat schon ein paar andere dunklere Sachen von mir gesehen, also warum sollte sie davon abgeschreckt werden?“</text:span></text:span></text:p>
      <text:p text:style-name="P1"><text:span text:style-name="Emphasis"><text:span text:style-name="T2">Prisca: „Was meinst du mit ‚dunklere Sachen‘?“</text:span></text:span></text:p>
      <text:p text:style-name="P1"><text:span text:style-name="Emphasis"><text:span text:style-name="T2">Emma: „Ich hab ein Buch über ein Mädchen geschrieben, welches ihr ganzes Leben in Sklaverei gelebt hatte und dann von ihren Eltern an ihrem 18ten Geburtstag zurück gekauft wurde. Das war das Buch welches ich geschrieben hatte nachdem der eine Wellensittich gestorben ist und ich damit den Tod verarbeitet hatte.“</text:span></text:span></text:p>
      <text:p text:style-name="P1"><text:span text:style-name="Emphasis"><text:span text:style-name="T2">Vater: „Du musst ihr wirklich vertrauen, wenn du ihr dieses Buch anvertraust zum lesen.“</text:span></text:span></text:p>
      <text:p text:style-name="P1"><text:span text:style-name="Emphasis"><text:span text:style-name="T2">Emma: „Können wir bitte einfach in Stille fertig frühstücken?“</text:span></text:span></text:p>
      <text:p text:style-name="P1"><text:span text:style-name="Emphasis"><text:span text:style-name="T2">Prisca: „Natürlich.“</text:span></text:span></text:p>
      <text:p text:style-name="P1"><text:span text:style-name="Emphasis"><text:span text:style-name="T2">Die drei essen fertig und dann räumt Emma ihr Geschir zusammen.</text:span></text:span></text:p>
      <text:p text:style-name="P1"><text:span text:style-name="Emphasis"><text:span text:style-name="T2">Sie geht in ihr Zimmer um ihren Traum nieder zu schreiben.</text:span></text:span></text:p>
      <text:p text:style-name="P1"><text:span text:style-name="Emphasis"><text:span text:style-name="T2">Dann wartet sie auf Flurina. Um 5 vor 9 kommt eine Nachricht, dass diese vor der Tür steht.</text:span></text:span></text:p>
      <text:h text:style-name="P3" text:outline-level="1"><text:span text:style-name="Emphasis"><text:span text:style-name="T1">Flurinas Traum</text:span></text:span></text:h>
      <text:p text:style-name="P1"><text:span text:style-name="Emphasis"><text:span text:style-name="T2">Flurina geht in das Badezimmer um ihre Zähne zu putzen.</text:span></text:span></text:p>
      <text:p text:style-name="P12"><text:span text:style-name="Emphasis"><text:span text:style-name="T2">Als sie zurück in ihrem Zimmer ist, stellt sich den Wecker für morgen auf 8, schaltet sie Lofi HipHop ein, da ihr das am bessten half einzuschlafen, wältzt sich aber im Bett hin und her, da sie jetzt am liebsten bei Emma wär. Sie kann nicht mehr und greift nach ihrem Handy. Dort wechselt sie zu einem Mix von ‚Crimson Eulogy‘, da das die Lieblingsband von Emma ist und sie hofft, dass sie sich somit mehr mit Emma verbunden fühlt und dadurch schneller einschläft.</text:span></text:span></text:p>
      <text:p text:style-name="P1"><text:span text:style-name="Emphasis"><text:span text:style-name="T2">Der Wechsel der Musik wirkt wunder, da sie dadurch innerhalb von wenigen Augenblicken einschläft.</text:span></text:span></text:p>
      <text:p text:style-name="P1"><text:span text:style-name="Emphasis"><text:span text:style-name="T2"/></text:span></text:p>
      <text:p text:style-name="P1"><text:span text:style-name="Emphasis"><text:span text:style-name="T2">Als sie in ihrer Traumwelt ist, sieht sie wie sie Emma durch einen Schulgang von einer amerikanischen Schule – etwas, was sie nur von amerikanischen Serien kennt – folgt. Emma ist zwar dunkel angezogen, aber diesmal Bauchfrei geht, und einen kurzen Rock trägt, welcher von einem Gürtel gehalten wird, welcher mit Fledermäusen geziert ist. Flurina weiß instinktiv, dass dieser Gürtel von einer großen Fledermausschnalle zusammengehalten wird. Im Traum geht sie Emma auch nur bis zu der Brust, trägt aber trotzdem ihre Schulsachen. Sie ist stolz darauf, dass sie das darf.</text:span></text:span></text:p>
      <text:p text:style-name="P1"><text:span text:style-name="Emphasis"><text:span text:style-name="T2">Emma schaut einmal zurück: „Fluri, geht’s mit dem Gewicht eh?“</text:span></text:span></text:p>
      <text:p text:style-name="P1"><text:span text:style-name="Emphasis"><text:span text:style-name="T2">Flurina antwortet mit einem strahlenden Gesicht: „Ja Emma.“</text:span></text:span></text:p>
      <text:p text:style-name="P1"><text:span text:style-name="Emphasis"><text:span text:style-name="T2">„Das passt.“</text:span></text:span></text:p>
      <text:p text:style-name="P1"><text:span text:style-name="Emphasis"><text:span text:style-name="T2">Beide gehen dann in die Klasse hinein und Flurina richtet Emmas Schulsachen auf dem Tisch her, während Emma sie genaustens beobachtet.</text:span></text:span></text:p>
      <text:p text:style-name="P1"><text:span text:style-name="Emphasis"><text:span text:style-name="T2">Als sie fertig war, lobt Emma sie mit einer warmen Stimme, während sie ihr auf den Kopf klopft: „Braves kleines Mädchen. Lass dich als Belohnung umarmen.“</text:span></text:span></text:p>
      <text:p text:style-name="P1"><text:span text:style-name="Emphasis"><text:span text:style-name="T2">Emma drückt Flurinas Gesicht fest an ihr Top zwischen ihre Brüste, welche jetzt übermäßig groß sind. Obwohl sie eigentlich keine Luft mehr bekommen sollte, kann sie erstaunlich gut atmen. Eigentlich will Flurina platzen, aber Emmas Präsentz unterdrückt diese Explosion. Flurina ist in diesem Traum Emma extremst dankbar, dass sie mit ihrer starken Präsenz die Explosion verhindert.</text:span></text:span></text:p>
      <text:p text:style-name="P1"><text:span text:style-name="Emphasis"><text:span text:style-name="T2">Dann merkt sie es, es ist Emmas Schweißgeruch welcher verhindert, dass sie explodiert. Innerlich will sie ihre Nase zu Emmas Achseln bewegen, da sie dort den Schweißgeruch als sogar stärker vermutet, aber sie will in dieser Situation sich Emma bedingungslos dienen und lässt sich von ihr einfach zwischen Emmas Brüste pressen.</text:span></text:span></text:p>
      <text:p text:style-name="P1"><text:span text:style-name="Emphasis"><text:span text:style-name="T2">Dann spürt sie es, Emma küsst ihr auf den Kopf und sie wünscht sich nur noch mit Emma eins zu sein, indem die zwei den gleichen Platz gleichzeitig beanspruchen.</text:span></text:span></text:p>
      <text:p text:style-name="P1"><text:span text:style-name="Emphasis"><text:span text:style-name="T2">Emma: „Ich glaube das reicht als Lob, immerhin musst du deine Schulsachen auch noch herrichten.“</text:span></text:span></text:p>
      <text:p text:style-name="P1"><text:span text:style-name="Emphasis"><text:span text:style-name="T2">Flurina ist mit tiefster Dankbarkeit gefüllt: „Danke Emma.“</text:span></text:span></text:p>
      <text:p text:style-name="P1"><text:span text:style-name="Emphasis"><text:span text:style-name="T2">Darauf geht Flurina zu ihren Platz neben Emma und richtet sich dort ihre Sachen her. </text:span></text:span></text:p>
      <text:p text:style-name="P1"><text:span text:style-name="Emphasis"><text:span text:style-name="T2">Nach ca. 30min Unterricht fragt Emma ob sie auf die Toilette gehen darf und der Lehrer lässt sie.</text:span></text:span></text:p>
      <text:p text:style-name="P1"><text:soft-page-break/><text:span text:style-name="Emphasis"><text:span text:style-name="T2">Als Emma aus dem Raum ist, ist niemand mehr in dem Raum, welcher ihre innere Explosion zurückhält, welche durch die Dankbarkeit ausgelöst wird, dass sie Emmas Sachen tragen durfte und sie explodiert mitten im Klassenraum.</text:span></text:span></text:p>
      <text:p text:style-name="P1"><text:span text:style-name="Emphasis"><text:span text:style-name="T2"/></text:span></text:p>
      <text:p text:style-name="P1"><text:span text:style-name="Emphasis"><text:span text:style-name="T2">Flurina wacht durch die Explosion auf. Als sie auf ihr Handy schaut, sieht sie, dass es 5 vor 8 ist.</text:span></text:span></text:p>
      <text:p text:style-name="P1"><text:span text:style-name="Emphasis"><text:span text:style-name="T2">Ihr Körper fühlt sich jetzt ungewöhnlich warm an.</text:span></text:span></text:p>
      <text:p text:style-name="P1"><text:span text:style-name="Emphasis"><text:span text:style-name="T2">Sie stellt den Wecker aus und schreibt sich den Traum nieder, damit sie es der Emma erzählen kann, was sie geträumt hatte. Als das nieder geschrieben war, geht sie Zähneputzen, sich einmal abbrausen, da sie im Traum etwas geschwitzt hatte, und dann Frühstücken. Bei jedem Schritt fühlten sich ihre Schritte so an, als ob sie am Vortag im Fitnesstudio war, etwas was sie komisch findet.</text:span></text:span></text:p>
      <text:p text:style-name="P1"><text:span text:style-name="Emphasis"><text:span text:style-name="T2">Da es Samstag ist, schlafen ihre Eltern noch.</text:span></text:span></text:p>
      <text:p text:style-name="P1"><text:span text:style-name="Emphasis"><text:span text:style-name="T2">Als sie fertig ist und alles zusammen sucht, was sie zu Emma mitnehemen will, legt sie diese Sachen zum Schuschrank raus. Dort kommen ihr ihre Eltern entgegen.</text:span></text:span></text:p>
      <text:p text:style-name="P1"><text:span text:style-name="Emphasis"><text:span text:style-name="T2">Flurina: „Guten Morgen. Ich übernachte von heute auf morgen bei Emma.“</text:span></text:span></text:p>
      <text:p text:style-name="P1"><text:span text:style-name="Emphasis"><text:span text:style-name="T2">Flurinas Mutter: „In Ordnung.“</text:span></text:span></text:p>
      <text:p text:style-name="P1"><text:span text:style-name="Emphasis"><text:span text:style-name="T2">Flurinas Vater sagt eher scherzhaft: „Stellt ja nichts an.“</text:span></text:span></text:p>
      <text:p text:style-name="P1"><text:span text:style-name="Emphasis"><text:span text:style-name="T2">Flurina: „Papa, wär ja nicht so das jetzt Weihnachten ist und die Stimmung eher fürs gemütliche Zusammensein ist.“</text:span></text:span></text:p>
      <text:p text:style-name="P1"><text:span text:style-name="Emphasis"><text:span text:style-name="T2">Flurinas Vater: „Ist ja schon gut. Habt nur Spaß miteinander.“</text:span></text:span></text:p>
      <text:p text:style-name="P1"><text:span text:style-name="Emphasis"><text:span text:style-name="T2">Flurina: „Machen wir.“</text:span></text:span></text:p>
      <text:p text:style-name="P1"><text:span text:style-name="Emphasis"><text:span text:style-name="T2">Darauf drückte Flurina ihre Eltern.</text:span></text:span></text:p>
      <text:p text:style-name="P1"><text:span text:style-name="Emphasis"><text:span text:style-name="T2">„Bis morgen.“</text:span></text:span></text:p>
      <text:p text:style-name="P1"><text:span text:style-name="Emphasis"><text:span text:style-name="T2">Flurinas Mutter und Vater: „Bis morgen.“</text:span></text:span></text:p>
      <text:p text:style-name="P1"><text:span text:style-name="Emphasis"><text:span text:style-name="T2">Dannach geht Flurina mit den Sachen aus der Wohnung.</text:span></text:span></text:p>
      <text:p text:style-name="P1"><text:span text:style-name="Emphasis"><text:span text:style-name="T2">Als sie aus der Wohnung geht, fühlen sich ihre Beine wieder normal an, etwas was sie nicht wirklich versteht.</text:span></text:span></text:p>
      <text:p text:style-name="P1"><text:span text:style-name="Emphasis"><text:span text:style-name="T2">Um 5 vor 8 schreibt sie Emma eine Nachricht, dass sie vor ihrer Haustür steht.</text:span></text:span></text:p>
      <text:h text:style-name="P3" text:outline-level="1"><text:span text:style-name="Emphasis"><text:span text:style-name="T1">Spielen mit 𐌻𐌿𐌶𐌹𐍆𐌰𐌹𐍂</text:span></text:span></text:h>
      <text:p text:style-name="P1"><text:span text:style-name="Emphasis"><text:span text:style-name="T2">Als Emma die Türe aufmacht, kann sie sich nicht zurückhalten und umarmt ihre Freundin.</text:span></text:span></text:p>
      <text:p text:style-name="P1"><text:span text:style-name="Emphasis"><text:span text:style-name="T2">Flurina umarmt ihre Freundin zwar zurück, ist aber etwas überummpelt.</text:span></text:span></text:p>
      <text:p text:style-name="P1"><text:span text:style-name="Emphasis"><text:span text:style-name="T2">Flurina: „Emma, ist etwas passiert?“</text:span></text:span></text:p>
      <text:p text:style-name="P1"><text:span text:style-name="Emphasis"><text:span text:style-name="T2">„Ich hatte einen Albtraum, dass du dich von mir getrennt hattest. Ich bin einfach nur froh, dass du jetzt bei mir bist.“</text:span></text:span></text:p>
      <text:p text:style-name="P1"><text:span text:style-name="Emphasis"><text:span text:style-name="T2">„Weißt du wie gehert ich mich gerade fühle, dass du von mir geträumt hattest, obwohl ich in deinem Traum der Bösewicht war?“</text:span></text:span></text:p>
      <text:p text:style-name="P1"><text:span text:style-name="Emphasis"><text:span text:style-name="T2">„Dich ehrt selbst das?“</text:span></text:span></text:p>
      <text:p text:style-name="P1"><text:span text:style-name="Emphasis"><text:span text:style-name="T2">„Ja, immerhin bin ich für dich anscheinend wichtig genug, dass sich dein Unterbewustsein sich um mich dreht.“</text:span></text:span></text:p>
      <text:p text:style-name="P1"><text:span text:style-name="Emphasis"><text:span text:style-name="T2">„Komm rein Fluri.“</text:span></text:span></text:p>
      <text:p text:style-name="P1"><text:span text:style-name="Emphasis"><text:span text:style-name="T2">Nachdem Flurina Emma die Zetteln übergibt, geht diese Händewaschen. Nach dem Händewaschen, gehen die zwei Mädchen in Emmas Zimmer.</text:span></text:span></text:p>
      <text:p text:style-name="P1"><text:span text:style-name="Emphasis"><text:span text:style-name="T2">Dort begrüßt 𐌻𐌿𐌶𐌹𐍆𐌰𐌹𐍂 Flurina, indem sich der Kater an Flurinas Füße lehnt.</text:span></text:span></text:p>
      <text:p text:style-name="P1"><text:span text:style-name="Emphasis"><text:span text:style-name="T2">Flurina bückt sich und streichelt den Kater: „Hallo 𐌻𐌿𐌶𐌹𐍆𐌰𐌹𐍂. Wie geht’s dir heute?“</text:span></text:span></text:p>
      <text:p text:style-name="P1"><text:span text:style-name="Emphasis"><text:span text:style-name="T2">𐌻𐌿𐌶𐌹𐍆𐌰𐌹𐍂 schnurrt.</text:span></text:span></text:p>
      <text:p text:style-name="P1"><text:span text:style-name="Emphasis"><text:span text:style-name="T2">Emma sieht das und ist einfach nur froh, dass die Trennung nur ein Traum war. Sie legt die Zettel auf ihren Schreibtisch.</text:span></text:span></text:p>
      <text:p text:style-name="P1"><text:span text:style-name="Emphasis"><text:span text:style-name="T2">Da diese Position sich unangenehm anfühlt, setzt sich Flurina auf den Boden in den Schneidersitz.</text:span></text:span></text:p>
      <text:p text:style-name="P1"><text:span text:style-name="Emphasis"><text:span text:style-name="T2">𐌻𐌿𐌶𐌹𐍆𐌰𐌹𐍂 legt sich sofort in Flurinas Schoß und rollt sich dort zusammen.</text:span></text:span></text:p>
      <text:p text:style-name="P1"><text:span text:style-name="Emphasis"><text:span text:style-name="T2">„Du Emma, passt es eh, wenn ich so dasitze?“</text:span></text:span></text:p>
      <text:p text:style-name="P1"><text:span text:style-name="Emphasis"><text:span text:style-name="T2">„Natürlich passt es für mich.“</text:span></text:span></text:p>
      <text:p text:style-name="P1"><text:span text:style-name="Emphasis"><text:span text:style-name="T2">Als 𐌻𐌿𐌶𐌹𐍆𐌰𐌹𐍂 so in ihren Schoß zusammengerollt da liegt, streichelt Flurina den Kater und erkundigt sich bei Emma: „So wie ist bei dir der Albtraum abgelaufen?“</text:span></text:span></text:p>
      <text:p text:style-name="P1"><text:span text:style-name="Emphasis"><text:span text:style-name="T2">„Also zuerst hattest du mit 𐌻𐌿𐌶𐌹𐍆𐌰𐌹𐍂 gespielt und dann hatte er dich an deinem Pferdeschwanz genommen und aus meinem Zimmer gezogen. Ich wollte dich zwar beschützen, konnte mich nicht bewegen und du hattest nach Hilfe gerufen. Als du aus meinem Zimmer warst, konnte ich mich wieder bewegen. Als ich dir gefolgt bin und nachdem ich aus dem Zimmer gegangen bin, bin ich in unser Klassenzimmer gekommen. Dort hatten Anna und Paula hatten schlecht über mich geredet hatten und gemeint hatten, dass ich einen schlechten Einfluss auf dich hätte. In diesem Raum hattest du gesagt, dass du dich von mir trennst. Dann bist du mit denen aus dem Raum raus gegangen und ihr habt das Licht ausgeschaltet. Dann war ich in kommpletter Schwärze gehüllt und es ist 𐌻𐌿𐌶𐌹𐍆𐌰𐌹𐍂 zu mir gekommen und hatte gesagt, dass er mir vorgespielt hatte, dich zu mögen um mir falsche Hoffnungen zu geben.“</text:span></text:span></text:p>
      <text:p text:style-name="P1"><text:span text:style-name="Emphasis"><text:span text:style-name="T2">Als sie so darüber spricht, merkt Emma, wie sehr es ihre vergangene Angst vor einer Abweisung von Flurina wiederspiegelt.</text:span></text:span></text:p>
      <text:p text:style-name="P1"><text:span text:style-name="Emphasis"><text:span text:style-name="T2">„Ich bin wohl noch nicht ganz über der Angst von einer Abweisung für ein Date mit dir. Fluri, kannst du dich noch an das erinnern worüber du geträumt hattest?“</text:span></text:span></text:p>
      <text:p text:style-name="P1"><text:soft-page-break/><text:span text:style-name="Emphasis"><text:span text:style-name="T2">„Ich durfte in meinem Traum deine Sachen in der Schule tragen und ich war kleiner als du und bin dir bis zu deiner Brust gegangen. Du hattest ein Bauchfreies Top getragen und einen kurzen Rock, welcher mit einen mit Fledermäusen verzierten Gürtel an dir gehalten wurde. Als wir in der Klasse waren, hatte ich deine Schulsachen hergerichtet und du hattest mich mit ‚braves kleines Mädchen‘ gelobt und hattest mir auf den Kopf getappt. Danach hattest du mich noch zum Lob umarmt und hattest mein Gesicht in dein Top gepresst und ich hätte eigentlich ersticken müssen, konnte aber aus irgendeinem Grund atmen. Wenn du nicht gewesen wärst, wär ich schon zu diesem Zeitpunkt explodiert. Nachdem du mir einen Kuss auf den Kopf gegeben hattest, hattest du mir gesagt, dass ich meine Sachen für den Untericht vorbereiten sollte da du geglaubt hättest, dass das genug Lob war. Du musstest dann nach einer halben Stunde Unterricht aufs Klo und es wurde dir dann auch erlaubt. Als du draußen warst, konntest du meine Explosion der Freude, welche sich durch das Tragen und herrichten deiner Sachen und den Lob aufgebaut hatte, unterdrücken und ich bin um 5 vor 8 im Traum explodiert und dadurch aufgewacht.“</text:span></text:span></text:p>
      <text:p text:style-name="P1"><text:span text:style-name="Emphasis"><text:span text:style-name="T2">„Fluri, das ist irgendwie lustig, du siehst dich im Traum ähnlich wie ich dich im echten Leben über den Charakter sehe.“</text:span></text:span></text:p>
      <text:p text:style-name="P1"><text:span text:style-name="Emphasis"><text:span text:style-name="T2">„Findest du?“</text:span></text:span></text:p>
      <text:p text:style-name="P1"><text:span text:style-name="Emphasis"><text:span text:style-name="T2">„Ja. Immerhin sehe ich dich als jemanden an, die ich beschützen muss, da ich das kleine Kind in dir um jeden Preis aufrecht erhalten will.“</text:span></text:span></text:p>
      <text:p text:style-name="P1"><text:span text:style-name="Emphasis"><text:span text:style-name="T2">„Das heißt ich darf das kleine Kind in mir raus lassen, wenn wir bei Tieren sind, obwohl ich ein Monat älter und einen halben Kopf größer bin als du?“</text:span></text:span></text:p>
      <text:p text:style-name="P1"><text:span text:style-name="Emphasis"><text:span text:style-name="T2">„Das wär schön wenn du das machst. Du musst dann halt nur darauf aufpassen, dass du nichts kaputt machst.“</text:span></text:span></text:p>
      <text:p text:style-name="P1"><text:span text:style-name="Emphasis"><text:span text:style-name="T2">𐌻𐌿𐌶𐌹𐍆𐌰𐌹𐍂 merkt, dass Flurina vor Freude etwas aufbrodelt und geht desshalb zur Spielzeugkiste und holt eine Feder, welche über eine Schnur an einem Stock fest gemacht ist, heraus und bringt es Flurina.</text:span></text:span></text:p>
      <text:p text:style-name="P1"><text:span text:style-name="Emphasis"><text:span text:style-name="T2">Darauf schaut Flurina etwas irritirt zu Emma.</text:span></text:span></text:p>
      <text:p text:style-name="P1"><text:span text:style-name="Emphasis"><text:span text:style-name="T2">„Du Fluri, er mag mit dir spielen. Das kannst du ruhig machen, immerhin hab ich dich ja desshalb zu mir eingeladen.“</text:span></text:span></text:p>
      <text:p text:style-name="P1"><text:span text:style-name="Emphasis"><text:span text:style-name="T2">Darauf nimmt Flurina das Spielzeug in die Hand und bewegt es vor 𐌻𐌿𐌶𐌹𐍆𐌰𐌹𐍂 hin und her und rauf und runter. 𐌻𐌿𐌶𐌹𐍆𐌰𐌹𐍂 jagt es, obwohl Flurina am Anfang eher zurückhaltend spielt. Mit der Zeit hält sie sich immer weniger zurück und fängt dadurch immer mehr zum straheln an.</text:span></text:span></text:p>
      <text:p text:style-name="P1"><text:span text:style-name="Emphasis"><text:span text:style-name="T2">Emma macht ein kurzes Video von den zwei.</text:span></text:span></text:p>
      <text:p text:style-name="P1"><text:span text:style-name="Emphasis"><text:span text:style-name="T2">„Du Fluri, sollte ich dir was zum Trinken mit aus der Küche nehmen? Ich würd mir jetzt was holen.“</text:span></text:span></text:p>
      <text:p text:style-name="P1"><text:span text:style-name="Emphasis"><text:span text:style-name="T2">„Ja bitte.“</text:span></text:span></text:p>
      <text:p text:style-name="P1"><text:span text:style-name="Emphasis"><text:span text:style-name="T2">„Gibt’s was bestimmtes was du willst?“</text:span></text:span></text:p>
      <text:p text:style-name="P1"><text:span text:style-name="Emphasis"><text:span text:style-name="T2">„Ein Glas Wasser bitte.“</text:span></text:span></text:p>
      <text:p text:style-name="P1"><text:span text:style-name="Emphasis"><text:span text:style-name="T2">„Natürlich.“</text:span></text:span></text:p>
      <text:p text:style-name="P1"><text:span text:style-name="Emphasis"><text:span text:style-name="T2">Emma geht in die Küche und holt für sich ein Glas Orangensaft und für Flurina ein Glas Wasser.</text:span></text:span></text:p>
      <text:p text:style-name="P1"><text:span text:style-name="Emphasis"><text:span text:style-name="T2">Zurück in ihrem Zimmer sieht sie wie Flurina über der Spielzeugkiste hängt und dann merkt wie Emma herein kommt. Darauf schaut Flurina Emma mit dem ‚Ich hab gar nichts gemacht‘-Blick an.</text:span></text:span></text:p>
      <text:p text:style-name="P1"><text:soft-page-break/><text:span text:style-name="Emphasis"><text:span text:style-name="T2">Nach einmal kurz kichern sagt Emma: „Du Fluri du kannst da ruhig weiter schauen was ich fürs Spielen mit 𐌻𐌿𐌶𐌹𐍆𐌰𐌹𐍂 in der Kiste hab. Ich stell dir in der Zwischenzeit dein Wasser hier auf den Tisch.“</text:span></text:span></text:p>
      <text:p text:style-name="P1"><text:span text:style-name="Emphasis"><text:span text:style-name="T2">„OK Danke.“</text:span></text:span></text:p>
      <text:p text:style-name="P1"><text:span text:style-name="Emphasis"><text:span text:style-name="T2">Als Flurina weiter sucht, findet sie eine beschwerte Maus. Ihre erste Vermutung war, dass es eine Aufziebahre Maus ist, aber sie findet nichts zum Aufziehen, sondern einen einschalt Knopf. Sie schaut fragend zu Emma.</text:span></text:span></text:p>
      <text:p text:style-name="P1"><text:span text:style-name="Emphasis"><text:span text:style-name="T2">„Da müsste noch eine Fehrnbedienung in der Kiste sein.“</text:span></text:span></text:p>
      <text:p text:style-name="P1"><text:span text:style-name="Emphasis"><text:span text:style-name="T2">Flurina schaut noch einmal in die Kiste und findet die Fehrnbedienung.</text:span></text:span></text:p>
      <text:p text:style-name="P1"><text:span text:style-name="Emphasis"><text:span text:style-name="T2">Darauf schaltet Flurina beides ein und steuert die Maus fehrn. 𐌻𐌿𐌶𐌹𐍆𐌰𐌹𐍂 fängt zuerst an die Maus zu beobachten, und fängt nach ein paar Momenten an diese zu jagen.</text:span></text:span></text:p>
      <text:p text:style-name="P1"><text:span text:style-name="Emphasis"><text:span text:style-name="T2">Nach ca. 5min ist der Akku von der Maus leer und 𐌻𐌿𐌶𐌹𐍆𐌰𐌹𐍂 fing sie. Da 𐌻𐌿𐌶𐌹𐍆𐌰𐌹𐍂 diese Maus aber weiter jagen wollte, stupst er die Maus mit der Pfote an. Als die Maus sich dann noch immer nicht bewegt, schlägt er auf sie drauf.</text:span></text:span></text:p>
      <text:p text:style-name="P1"><text:span text:style-name="Emphasis"><text:span text:style-name="T2">‚MIAU‘</text:span></text:span></text:p>
      <text:p text:style-name="P1"><text:span text:style-name="Emphasis"><text:span text:style-name="T2">Dann schlägt er noch mal drauf. Als sich die moterisierte Maus noch immer nicht bewegt, nimmt der Kater diese in sein Maul und bringt diese zu Flurina.</text:span></text:span></text:p>
      <text:p text:style-name="P1"><text:span text:style-name="Emphasis"><text:span text:style-name="T2">𐌻𐌿𐌶𐌹𐍆𐌰𐌹𐍂 legt die Maus vor Flurina und miaut.</text:span></text:span></text:p>
      <text:p text:style-name="P1"><text:span text:style-name="Emphasis"><text:span text:style-name="T2">„𐌻𐌿𐌶𐌹𐍆𐌰𐌹𐍂 der Akku ist leer. Wir müssen die Maus jetzt aufladen damit du wieder damit spielen kannst.“</text:span></text:span></text:p>
      <text:p text:style-name="P1"><text:span text:style-name="Emphasis"><text:span text:style-name="T2">Da Emma gesehen hatte, dass der Akku leer ist, hatte sie schon das Ladegerät hergerichtet.</text:span></text:span></text:p>
      <text:p text:style-name="P1"><text:span text:style-name="Emphasis"><text:span text:style-name="T2">Flurina gibt die Maus und Fernbedienung der Emma, welche es sofort ansteckt.</text:span></text:span></text:p>
      <text:p text:style-name="P1"><text:span text:style-name="Emphasis"><text:span text:style-name="T2">Als 𐌻𐌿𐌶𐌹𐍆𐌰𐌹𐍂 das sieht, geht er aus dem Zimmer.</text:span></text:span></text:p>
      <text:p text:style-name="P1"><text:span text:style-name="Emphasis"><text:span text:style-name="T2">„Komm Fluri, lass mich dir das Zimmer zeigen wo wir heute gemeinsam schlafen, aber leg davor noch deine Sachen dort hin wo du sie gestern hingelegt hattest.</text:span></text:span></text:p>
      <text:p text:style-name="P1"><text:span text:style-name="Emphasis"><text:span text:style-name="T2">Das macht Flurina auch, worauf beide Mädchen aus dem Raum gehen und Emma führt Emma in das Gästezimmer mit dem Doppelbett.</text:span></text:span></text:p>
      <text:p text:style-name="P1"><text:span text:style-name="Emphasis"><text:span text:style-name="T2">„Fluri, hier werden wir heute Nacht gemeinsam schlafen.“</text:span></text:span></text:p>
      <text:p text:style-name="P1"><text:span text:style-name="Emphasis"><text:span text:style-name="T2">Als die zwei Mädchen so da standen, fantasierte Flurina den Zeitpunkt des einschlafen und wo sie sich zu Emma kuschelt.</text:span></text:span></text:p>
      <text:p text:style-name="P1"><text:span text:style-name="Emphasis"><text:span text:style-name="T2">„Ich… ich würde mich dann später beim Einschlafen gerne zu dir kuscheln. Darf ich das?“</text:span></text:span></text:p>
      <text:p text:style-name="P1"><text:span text:style-name="Emphasis"><text:span text:style-name="T2">„Natürlich. Wenn du willst, kannst du dann auch eine deiner Hände auf meine Brust legen, wenn du diese nicht auf einmal zum kneten beginnst.“</text:span></text:span></text:p>
      <text:p text:style-name="P1"><text:span text:style-name="Emphasis"><text:span text:style-name="T2">„Darf ich dann meinen Kopf auf deine andere Brust legen und das oben liegende Bein über deine Beine legen?“</text:span></text:span></text:p>
      <text:p text:style-name="P1"><text:span text:style-name="Emphasis"><text:span text:style-name="T2">„Das wär schön wenn du das so machen würdest.“</text:span></text:span></text:p>
      <text:p text:style-name="P1"><text:span text:style-name="Emphasis"><text:span text:style-name="T2">„Wirklich?“</text:span></text:span></text:p>
      <text:p text:style-name="P1"><text:span text:style-name="Emphasis"><text:span text:style-name="T2">„Ja.“</text:span></text:span></text:p>
      <text:p text:style-name="P1"><text:span text:style-name="Emphasis"><text:span text:style-name="T2">Flurina kann nicht anders als Emma zu umarmen: „Danke Emma.“</text:span></text:span></text:p>
      <text:p text:style-name="P1"><text:span text:style-name="Emphasis"><text:span text:style-name="T2">Emma fühlt sich aufgehoben an, wesshalb sie Flurina zurück umarmt.</text:span></text:span></text:p>
      <text:p text:style-name="P1"><text:soft-page-break/><text:span text:style-name="Emphasis"><text:span text:style-name="T2">Nach ein paar Minuten trennen die zwei Mädchen die Umarmung.</text:span></text:span></text:p>
      <text:p text:style-name="P1"><text:span text:style-name="Emphasis"><text:span text:style-name="T2">𐌻𐌿𐌶𐌹𐍆𐌰𐌹𐍂 geht zwischen den zwei Mädchen durch und springt dann auf das Doppelbett.</text:span></text:span></text:p>
      <text:p text:style-name="P1"><text:span text:style-name="Emphasis"><text:span text:style-name="T2">Da müssen Emma und Flurina kichern.</text:span></text:span></text:p>
      <text:p text:style-name="P1"><text:span text:style-name="Emphasis"><text:span text:style-name="T2">„Komm Fluri lass uns in meinem Zimmer über meine Grenzen und Vorstellungen von unserer Beziehung reden.“</text:span></text:span></text:p>
      <text:p text:style-name="P1"><text:span text:style-name="Emphasis"><text:span text:style-name="T2">Flurina folgt Emma in ihr Zimmer.</text:span></text:span></text:p>
      <text:p text:style-name="P1"><text:span text:style-name="Emphasis"><text:span text:style-name="T2">Dort angekommen holt Emma ihre Pläne für ihren Schultisch und wo Flurina die Schulsachen hinlegen sollte.</text:span></text:span></text:p>
      <text:p text:style-name="P1"><text:span text:style-name="Emphasis"><text:span text:style-name="T2">„So Fluri, das wichtigste für mich ist, dass du mir sagst wenn ich irgendwas mach oder sag, was dich unwohl fühlen lässt und da ist es egal ob ich es bewusst oder unbewusst mach und wenn es dir zu unangenehm ist es in der Öffentlich zu sagen, sag es mir bitte im privaten. OK?“</text:span></text:span></text:p>
      <text:p text:style-name="P1"><text:span text:style-name="Emphasis"><text:span text:style-name="T2">„Ja passt.“</text:span></text:span></text:p>
      <text:p text:style-name="P1"><text:span text:style-name="Emphasis"><text:span text:style-name="T2">„Und bitte halte den Kontakt zu Paula und Anna aufrecht, obwohl du mit mir zusammen bist.“</text:span></text:span></text:p>
      <text:p text:style-name="P1"><text:span text:style-name="Emphasis"><text:span text:style-name="T2">„Ja mach ich.“</text:span></text:span></text:p>
      <text:p text:style-name="P1"><text:span text:style-name="Emphasis"><text:span text:style-name="T2">„So jetzt zu dem Punkt wo du meine Sachen tragen willst. Willst du meine Sachen in der Schule tragen, oder diese nur zur Schule und von der Schule weg?“</text:span></text:span></text:p>
      <text:p text:style-name="P1"><text:span text:style-name="Emphasis"><text:span text:style-name="T2">Flurina überlegt etwas und antwortet dann: „In der Schule.“</text:span></text:span></text:p>
      <text:p text:style-name="P1"><text:span text:style-name="Emphasis"><text:span text:style-name="T2">„OK passt, dann treffen wir uns 10 Minuten vor Schulbeginn bei den Spinds unten beim Eingang und du trägst dann meine Sachen in die Klasse. Wär das etwas was für dich passen würde?“</text:span></text:span></text:p>
      <text:p text:style-name="P1"><text:span text:style-name="Emphasis"><text:span text:style-name="T2">„Ja.“</text:span></text:span></text:p>
      <text:p text:style-name="P1"><text:span text:style-name="Emphasis"><text:span text:style-name="T2">„OK dann lass mir zeigen wo du was hinlegen solltest.“</text:span></text:span></text:p>
      <text:p text:style-name="P1"><text:span text:style-name="Emphasis"><text:span text:style-name="T2">Dann erklärt Emma die Zeichnungen die sie am Vorabend angefertigt hatte.</text:span></text:span></text:p>
      <text:p text:style-name="P1"><text:span text:style-name="Emphasis"><text:span text:style-name="T2">„Fluri, glaubst du, dass du das schaffst? Du bekommst diese Zeichnungen natürlich mit damit du das nicht beim ersten mal sofort merken musst.“</text:span></text:span></text:p>
      <text:p text:style-name="P1"><text:span text:style-name="Emphasis"><text:span text:style-name="T2">„Natürlich schaff ich das. Aber warum grenzt du dich mit diesen Regeln selber so ein?“</text:span></text:span></text:p>
      <text:p text:style-name="P1"><text:span text:style-name="Emphasis"><text:span text:style-name="T2">Emma atmet einmal tief durch.</text:span></text:span></text:p>
      <text:p text:style-name="P1"><text:span text:style-name="Emphasis"><text:span text:style-name="T2">„Du Fluri, wie ich beim Traum schon gesagt hatte, es ist mir wichtig das kleines Kind in dir zu beschützen, das funktioniert aber nicht wenn ich dich wirklich hart kontrolliere, sondern nur dann, wenn du die Freiheit hast, es auszuleben. Desshalb schränke ich mich ein.“</text:span></text:span></text:p>
      <text:p text:style-name="P1"><text:span text:style-name="Emphasis"><text:span text:style-name="T2">Flurina: „Du bist irgendwie die einzige Person welche diese Seite von mir sieht, aber nur desshalb weil die Tiere mich dazu anregen und du mich dazu ermutigst diese Seite auszuleben.“</text:span></text:span></text:p>
      <text:p text:style-name="P1"><text:span text:style-name="Emphasis"><text:span text:style-name="T2">„Und was ist mit Paula und Anna? Zeigst du den zwei diese Seite von dir nicht?“</text:span></text:span></text:p>
      <text:p text:style-name="P1"><text:span text:style-name="Emphasis"><text:span text:style-name="T2">„Bei den zwei kommt es nie zu Situationen wo der Wunsch diese kindliche Seite auszuleben aufkommt.“</text:span></text:span></text:p>
      <text:p text:style-name="P1"><text:span text:style-name="Emphasis"><text:span text:style-name="T2">„Wie kann es eigentlich sein, dass du diese kindliche Seite nicht verloren hattest? Seit dem du dich als bi geoutet hattest, sind nur Anna und Paula bei dir als Freundinnen geblieben und du kannst diese Seite von dir denen nicht zeigen. Außderdem ließt du auch noch Dark Romance und Horror, zwei Genre welche nicht gerade mit kindlichkeit im Einklang stehen.“</text:span></text:span></text:p>
      <text:p text:style-name="P1"><text:span text:style-name="Emphasis"><text:span text:style-name="T2">„Ich weiß es nicht.“</text:span></text:span></text:p>
      <text:p text:style-name="P1"><text:span text:style-name="Emphasis"><text:span text:style-name="T2">„Du Fluri, du bräuchtest wirklich ein eigenes Haustier wo du diese Seite ausleben kannst.“</text:span></text:span></text:p>
      <text:p text:style-name="P1"><text:soft-page-break/><text:span text:style-name="Emphasis"><text:span text:style-name="T2">„Ich weiß.“</text:span></text:span></text:p>
      <text:p text:style-name="P1"><text:span text:style-name="Emphasis"><text:span text:style-name="T2">„Du kannst ruhig öfters zu mir kommen. Dann kannst du öfters mit 𐌻𐌿𐌶𐌹𐍆𐌰𐌹𐍂 spielen, wenn du mir halt im Vorraus sagst, dass du kommst.“</text:span></text:span></text:p>
      <text:p text:style-name="P1"><text:span text:style-name="Emphasis"><text:span text:style-name="T2">„Danke.“</text:span></text:span></text:p>
      <text:p text:style-name="P1"><text:span text:style-name="Emphasis"><text:span text:style-name="T2">„Weißt du eigentlich wie gut sich deine entspannte Ausstrahlung gerade anfühlt?“</text:span></text:span></text:p>
      <text:p text:style-name="P1"><text:span text:style-name="Emphasis"><text:span text:style-name="T2">„Findest du sie gerade wirklich gut anfühlt?“</text:span></text:span></text:p>
      <text:p text:style-name="P1"><text:span text:style-name="Emphasis"><text:span text:style-name="T2">„Ja.“</text:span></text:span></text:p>
      <text:p text:style-name="P1"><text:span text:style-name="Emphasis"><text:span text:style-name="T2">„Weißt du gerade wie schön es ist meine bisexuelle und kindliche Seite auszuleben? Selbst das Outen vor der ganzen Klasse hatte bei meiner Sexuallität nicht diesen befreienden Schlag den ich mir damals erhofft hatte, aber jetzt mit dir? Danke.“</text:span></text:span></text:p>
      <text:p text:style-name="P1"><text:span text:style-name="Emphasis"><text:span text:style-name="T2">Emma drückt ihre Freundin.</text:span></text:span></text:p>
      <text:p text:style-name="P1"><text:span text:style-name="Emphasis"><text:span text:style-name="T2">„Gern geschehen. Du hast für mich den gleichen Effekt. Danke“</text:span></text:span></text:p>
      <text:p text:style-name="P1"><text:span text:style-name="Emphasis"><text:span text:style-name="T2">Beide Mädchen fühlen sich mit Akzeptanz durchströmt und lehnen sich desshalb ineinander.</text:span></text:span></text:p>
      <text:p text:style-name="P1"><text:span text:style-name="Emphasis"><text:span text:style-name="T2">Emma hofft, dass sie die Angst in ihrem Traum überwinden kann.</text:span></text:span></text:p>
      <text:p text:style-name="P1"><text:span text:style-name="Emphasis"><text:span text:style-name="T2">Nach ein paar Minuten durchbricht Flurina die Stille: „Wie weit sollte ich Paula und Anna erzählen, dass wir zwei zusammen sind? Ich bin mir sicher, dass ich am 27sten etwas abgelenkt sein werde.“</text:span></text:span></text:p>
      <text:p text:style-name="P1"><text:span text:style-name="Emphasis"><text:span text:style-name="T2">„Was genau meinst du mit ‚abgelenkt sein‘?“</text:span></text:span></text:p>
      <text:p text:style-name="P1"><text:span text:style-name="Emphasis"><text:span text:style-name="T2">„Dass ich mit meinem Kopf bei dir bin.“</text:span></text:span></text:p>
      <text:p text:style-name="P1"><text:span text:style-name="Emphasis"><text:span text:style-name="T2">„Oh verstehe, wie viel würdest du sagen, dass für dich geht?“</text:span></text:span></text:p>
      <text:p text:style-name="P1"><text:span text:style-name="Emphasis"><text:span text:style-name="T2">„Passt es, wenn ich sag, dass wir zwei uns gerade am etwas besser Kennenlernen sind?“</text:span></text:span></text:p>
      <text:p text:style-name="P1"><text:span text:style-name="Emphasis"><text:span text:style-name="T2">„Natürlich.“</text:span></text:span></text:p>
      <text:p text:style-name="P1"><text:span text:style-name="Emphasis"><text:span text:style-name="T2">Emma schaut auf die Uhr und sieht, dass es 11:30 ist.</text:span></text:span></text:p>
      <text:p text:style-name="P1"><text:span text:style-name="Emphasis"><text:span text:style-name="T2">„Fluri, hast du res</text:span></text:span><text:span text:style-name="Emphasis"><text:span text:style-name="T20">er</text:span></text:span><text:span text:style-name="Emphasis"><text:span text:style-name="T2">viert, oder sollten wir auf gut Glück zur Pizz</text:span></text:span><text:span text:style-name="Emphasis"><text:span text:style-name="T20">e</text:span></text:span><text:span text:style-name="Emphasis"><text:span text:style-name="T2">ria gehen und schauen ob etwas frei ist?“</text:span></text:span></text:p>
      <text:p text:style-name="P1"><text:span text:style-name="Emphasis"><text:span text:style-name="T2">„Hätte ich reservieren sollen?“</text:span></text:span></text:p>
      <text:p text:style-name="P1"><text:span text:style-name="Emphasis"><text:span text:style-name="T2">„Nein hättest du nicht müssen. Bist du schon hungrig?“</text:span></text:span></text:p>
      <text:p text:style-name="P1"><text:span text:style-name="Emphasis"><text:span text:style-name="T2">„Noch nicht wirklich.“</text:span></text:span></text:p>
      <text:p text:style-name="P1"><text:span text:style-name="Emphasis"><text:span text:style-name="T2">„Dann lass uns noch etwas warten bis wir hingehen.“</text:span></text:span></text:p>
      <text:p text:style-name="P1"><text:span text:style-name="Emphasis"><text:span text:style-name="T2">„Passt. Wo wirst du dein Buch veröffentlichen?“</text:span></text:span></text:p>
      <text:p text:style-name="P1"><text:span text:style-name="Emphasis"><text:span text:style-name="T2">„Ich will es auf buecher-entdecken.ch veröffentlichen.“</text:span></text:span></text:p>
      <text:p text:style-name="P1"><text:span text:style-name="Emphasis"><text:span text:style-name="T2">„Die haben ja auch die Möglichkeit, dass du dein Buch drucken lasst. Hast du geplant, dass du dein Buch in eine Form bringst, dass es druckbar ist?“</text:span></text:span></text:p>
      <text:p text:style-name="P1"><text:span text:style-name="Emphasis"><text:span text:style-name="T2">„Dafür bräuchte ich auch jemanden, der mir das Cover entwirft, etwas wofür ich keinen Zugang hab, leider. Also nein.“</text:span></text:span></text:p>
      <text:p text:style-name="P1"><text:span text:style-name="Emphasis"><text:span text:style-name="T2">„Schade. Ich hätte es mir wirklich gerne bestellt.“</text:span></text:span></text:p>
      <text:p text:style-name="P1"><text:span text:style-name="Emphasis"><text:span text:style-name="T2">𐌻𐌿𐌶𐌹𐍆𐌰𐌹𐍂 kommt zu den zwei Mädchen herein.</text:span></text:span></text:p>
      <text:p text:style-name="P1"><text:span text:style-name="Emphasis"><text:span text:style-name="T2">Flurina: „Hey 𐌻𐌿𐌶𐌹𐍆𐌰𐌹𐍂, wie geht’s dir?“</text:span></text:span></text:p>
      <text:p text:style-name="P1"><text:soft-page-break/><text:span text:style-name="Emphasis"><text:span text:style-name="T2">𐌻𐌿𐌶𐌹𐍆𐌰𐌹𐍂 schaut Flurina an, legt den Kopf etwas auf die Seite und miaut kurz. Darauf spring der Kater queer über die Schöße der zwei Mädchen.</text:span></text:span></text:p>
      <text:p text:style-name="P1"><text:span text:style-name="Emphasis"><text:span text:style-name="T2">Emma streichelt ihren Kater, welcher darauf zum Schnurren anfängt: „Du 𐌻𐌿𐌶𐌹𐍆𐌰𐌹𐍂, du magst uns wohl.“</text:span></text:span></text:p>
      <text:p text:style-name="P1"><text:span text:style-name="Emphasis"><text:span text:style-name="T2">Nach ca. 15min streicheln springt 𐌻𐌿𐌶𐌹𐍆𐌰𐌹𐍂 von den zwei Mädchen, legt seine Pfote auf seine Schalen und miaut.</text:span></text:span></text:p>
      <text:p text:style-name="P1"><text:span text:style-name="Emphasis"><text:span text:style-name="T2">Emma steht auf und schaut in die Schalen. Dort sieht sie, dass sowohl Wasser als auch Futter leer sind.</text:span></text:span></text:p>
      <text:p text:style-name="P1"><text:span text:style-name="Emphasis"><text:span text:style-name="T2">„Du Fluri, komm lass uns die Schalen von 𐌻𐌿𐌶𐌹𐍆𐌰𐌹𐍂 nachfühlen.“</text:span></text:span></text:p>
      <text:p text:style-name="P1"><text:span text:style-name="Emphasis"><text:span text:style-name="T2">„OK.“</text:span></text:span></text:p>
      <text:p text:style-name="P1"><text:span text:style-name="Emphasis"><text:span text:style-name="T2">Darauf folg Flurina Emma in die Küche.</text:span></text:span></text:p>
      <text:p text:style-name="P1"><text:span text:style-name="Emphasis"><text:span text:style-name="T2">Dort angekommen fragt Emma: „Du Fluri, willst du sein Futter nachfüllen, oder bei ihm das Wasser nachfüllen?“</text:span></text:span></text:p>
      <text:p text:style-name="P1"><text:span text:style-name="Emphasis"><text:span text:style-name="T2">Fluri: „Das Futter.“</text:span></text:span></text:p>
      <text:p text:style-name="P1"><text:span text:style-name="Emphasis"><text:span text:style-name="T2">Emma gibt ihrer Freundin eine volle Kanne Futter. Sie selbst nimmt eine Kanne Wasser und zusammen gehen sie zurück in Emmas Zimmer und füllen.</text:span></text:span></text:p>
      <text:p text:style-name="P1"><text:span text:style-name="Emphasis"><text:span text:style-name="T2">Dort setzt sich Flurina wieder auf den Boden und schaut 𐌻𐌿𐌶𐌹𐍆𐌰𐌹𐍂 wieder faszieniert beim Fressen zu.</text:span></text:span></text:p>
      <text:p text:style-name="P1"><text:span text:style-name="Emphasis"><text:span text:style-name="T2">Darauf schaut 𐌻𐌿𐌶𐌹𐍆𐌰𐌹𐍂 fragend zu Flurina.</text:span></text:span></text:p>
      <text:p text:style-name="P1"><text:span text:style-name="Emphasis"><text:span text:style-name="T2">„𐌻𐌿𐌶𐌹𐍆𐌰𐌹𐍂 ich schau nur. Du brauchst keine Angst haben, dass ich dir dein Futter wegnimm.“</text:span></text:span></text:p>
      <text:p text:style-name="P1"><text:span text:style-name="Emphasis"><text:span text:style-name="T2">‚Miau.‘</text:span></text:span></text:p>
      <text:p text:style-name="P1"><text:span text:style-name="Emphasis"><text:span text:style-name="T2">Darauf frisst der Kater weiter.</text:span></text:span></text:p>
      <text:p text:style-name="P1"><text:span text:style-name="Emphasis"><text:span text:style-name="T2">Das lässt Flurina fragend zu Emma schauen.</text:span></text:span></text:p>
      <text:p text:style-name="P1"><text:span text:style-name="Emphasis"><text:span text:style-name="T2">„Er hatte damit wahrscheinlich gemeint, dass er es für dich hofft.“</text:span></text:span></text:p>
      <text:p text:style-name="P1"><text:span text:style-name="Emphasis"><text:span text:style-name="T2">„Glaubst du das wirklich?“</text:span></text:span></text:p>
      <text:p text:style-name="P1"><text:span text:style-name="Emphasis"><text:span text:style-name="T2">„Nein, ich weiß es nicht, ist halt nur meine Vermutung.“</text:span></text:span></text:p>
      <text:p text:style-name="P1"><text:span text:style-name="Emphasis"><text:span text:style-name="T2">„Ou.“</text:span></text:span></text:p>
      <text:p text:style-name="P1"><text:span text:style-name="Emphasis"><text:span text:style-name="T2">Nach einigen Minuten ist 𐌻𐌿𐌶𐌹𐍆𐌰𐌹𐍂 mit dem Fressen fertig und bringt Flurina die Feder auf dem Stock damit beide spielen können.</text:span></text:span></text:p>
      <text:p text:style-name="P1"><text:span text:style-name="Emphasis"><text:span text:style-name="T2">Das lässt Flurina fragen: „Du Emma, passt es, wenn ich mit 𐌻𐌿𐌶𐌹𐍆𐌰𐌹𐍂 etwas spiele bevor wir zur Pizzerria gehen?“</text:span></text:span></text:p>
      <text:p text:style-name="P1"><text:span text:style-name="Emphasis"><text:span text:style-name="T2">„Was spricht dagegen? Natürlich darfst du das.“</text:span></text:span></text:p>
      <text:p text:style-name="P1"><text:span text:style-name="Emphasis"><text:span text:style-name="T2">Darauf lässt Flurina 𐌻𐌿𐌶𐌹𐍆𐌰𐌹𐍂 die Feder etwas jagen. Das geht eine gute halbe Stunde und 𐌻𐌿𐌶𐌹𐍆𐌰𐌹𐍂 beendet das damit, dass er sich an Flurina lehnt und sich streicheln lässt.</text:span></text:span></text:p>
      <text:p text:style-name="P1"><text:span text:style-name="Emphasis"><text:span text:style-name="T2">In der Zwischenzeit hatte Emma ihr Tampon gewechselt.</text:span></text:span></text:p>
      <text:p text:style-name="P1"><text:span text:style-name="Emphasis"><text:span text:style-name="T2">„Du 𐌻𐌿𐌶𐌹𐍆𐌰𐌹𐍂 Emma und ich gehen jetzt etwas raus um selber essen zu gehen und dann sind wir den ganzen Nachmittag weg. Tschüss.“</text:span></text:span></text:p>
      <text:p text:style-name="P1"><text:span text:style-name="Emphasis"><text:span text:style-name="T2">‚Miau.‘</text:span></text:span></text:p>
      <text:p text:style-name="P1"><text:span text:style-name="Emphasis"><text:span text:style-name="T2">„Du Fluri, gib ihm noch ein Abschiedsleckerli.“</text:span></text:span></text:p>
      <text:p text:style-name="P1"><text:soft-page-break/><text:span text:style-name="Emphasis"><text:span text:style-name="T2">„Wo sind die Leckerlis?“</text:span></text:span></text:p>
      <text:p text:style-name="P1"><text:span text:style-name="Emphasis"><text:span text:style-name="T2">Emma übergibt Flurina ein Leckerli.</text:span></text:span></text:p>
      <text:p text:style-name="P1"><text:span text:style-name="Emphasis"><text:span text:style-name="T2">„Schau hier.“</text:span></text:span></text:p>
      <text:p text:style-name="P1"><text:span text:style-name="Emphasis"><text:span text:style-name="T2">Flurina füttert dieses dem Kater, welcher dieses sofort frisst und noch ein letztes ‚miau‘ von sich gibt bevor er sich raus bewegt.</text:span></text:span></text:p>
      <text:p text:style-name="P1"><text:span text:style-name="Emphasis"><text:span text:style-name="T2">Das veranlasst beide Mädchen das Zimmer und bevor beide aus dem Zimmer gehen, schaut Flurina noch mal zurück und nimmt ihre Notizen und die ausgedruckte Form von Emmas Buch mit. Das veranlasst Emma dazu ihren Laptop mitzunehmen.</text:span></text:span></text:p>
      <text:p text:style-name="P1"><text:span text:style-name="Emphasis"><text:span text:style-name="T2">Im Vorhaus angekommen, zieht Emma die Schuhe an, welche Flurina ihr am Vortag geschenkt hatte und Flurina muss sich auf die Lippe beisen sich nicht vor Emma hinzulegen damit Emma mit einem Fuß auf sie steigen kann.</text:span></text:span></text:p>
      <text:p text:style-name="P1"><text:span text:style-name="Emphasis"><text:span text:style-name="T2">„Du Fluri, welchen Wunsch unterdrückst du gerade?“</text:span></text:span></text:p>
      <text:p text:style-name="P1"><text:span text:style-name="Emphasis"><text:span text:style-name="T2">Flurina atmet einmal aus.</text:span></text:span></text:p>
      <text:p text:style-name="P1"><text:span text:style-name="Emphasis"><text:span text:style-name="T2">„Das ich mich vor dich auf den Boden leg damit du auf mich draufsteigst.“</text:span></text:span></text:p>
      <text:p text:style-name="P1"><text:span text:style-name="Emphasis"><text:span text:style-name="T2">„Weißt du was? Wir schauen zuerst einmal für so zwei drei Monate wo uns unsere Beziehung hinführt, und entscheiden dann ob wir das machen. Passt das?“</text:span></text:span></text:p>
      <text:p text:style-name="P1"><text:span text:style-name="Emphasis"><text:span text:style-name="T2">„Das wird wahrscheinlich das Besste für uns sein.“</text:span></text:span></text:p>
      <text:p text:style-name="P1"><text:span text:style-name="Emphasis"><text:span text:style-name="T2">„Dann lass uns los zur Pizzeria.“</text:span></text:span></text:p>
      <text:p text:style-name="P1"><text:span text:style-name="Emphasis"><text:span text:style-name="T2">„Darf ich zumindest deinen Laptop und den Rucksack dort hin tragen?“</text:span></text:span></text:p>
      <text:p text:style-name="P1"><text:span text:style-name="Emphasis"><text:span text:style-name="T2">„Warum nicht?“</text:span></text:span></text:p>
      <text:p text:style-name="P1"><text:span text:style-name="Emphasis"><text:span text:style-name="T2">Darauf übergibt Emma Flurina ihre Laptoptasche und den Rucksack.</text:span></text:span></text:p>
      <text:p text:style-name="P1"><text:span text:style-name="Emphasis"><text:span text:style-name="T2">„Der eine Satz mit dem ‚böse Mädchen besteigen‘ war mit dieser Fantasie und dem Wunsch gerade eben gekoppelt, nicht wahr?“</text:span></text:span></text:p>
      <text:p text:style-name="P1"><text:span text:style-name="Emphasis"><text:span text:style-name="T2">„Ja. Ich hatte vorgestern noch vor dem Schlafengehen davon fantasiert wie du auf mir herumsteigst während wir zwei alleine bei den Spinds beim Eingang sind.“</text:span></text:span></text:p>
      <text:p text:style-name="P1"><text:span text:style-name="Emphasis"><text:span text:style-name="T2">„Hattest du den letzten Satz von der Karte schon davor geschrieben gehabt, oder hast du ihn nach diesem Traum darum erweitert?“</text:span></text:span></text:p>
      <text:p text:style-name="P1"><text:span text:style-name="Emphasis"><text:span text:style-name="T2">Flurina schaut leicht auf den Boden und von Emma weg: „Ich hatte ihn schon davor draufgeschrieben gehabt.“</text:span></text:span></text:p>
      <text:p text:style-name="P1"><text:span text:style-name="Emphasis"><text:span text:style-name="T2">„Du Fluri, das ist doch nicht schlimm. Das bist einfach nur du, und das mag ich.“</text:span></text:span></text:p>
      <text:p text:style-name="P1"><text:span text:style-name="Emphasis"><text:span text:style-name="T2">„Wieso akzeptierst du mich so wie ich bin?“</text:span></text:span></text:p>
      <text:p text:style-name="P1"><text:span text:style-name="Emphasis"><text:span text:style-name="T2">„Weil du das perfekte Gegenstück zu mir bist, und das ist etwas was ich an dir so mag. Desshalb akzeptiere und liebe ich an dir.“</text:span></text:span></text:p>
      <text:p text:style-name="P1"><text:span text:style-name="Emphasis"><text:span text:style-name="T2">„Können… wir bitte uns umarmen?“</text:span></text:span></text:p>
      <text:p text:style-name="P1"><text:span text:style-name="Emphasis"><text:span text:style-name="T2">„Natürlich. Komm her.“</text:span></text:span></text:p>
      <text:p text:style-name="P1"><text:span text:style-name="Emphasis"><text:span text:style-name="T2">Darauf bleiben beide stehen und Flurina bückt sich um ihre Freundin zu umarmen. Die Sachen, hängen hinter Emma herunter während beide sich umarmen. Nach einigen Momenten trennen beide die Umarmung wieder</text:span></text:span></text:p>
      <text:p text:style-name="P1"><text:span text:style-name="Emphasis"><text:span text:style-name="T2">„Danke. Das hatte ich gerade gebraucht.“</text:span></text:span></text:p>
      <text:p text:style-name="P1"><text:span text:style-name="Emphasis"><text:span text:style-name="T2">„Gern geschehen.“</text:span></text:span></text:p>
      <text:p text:style-name="P1"><text:soft-page-break/><text:span text:style-name="Emphasis"><text:span text:style-name="T2">Die letzten paar Meter zur Pizzeria gehen die zwei Mädchen in Stille.</text:span></text:span></text:p>
      <text:h text:style-name="P3" text:outline-level="1"><text:span text:style-name="Emphasis"><text:span text:style-name="T1">Die Pizzeria</text:span></text:span></text:h>
      <text:p text:style-name="P1"><text:span text:style-name="Emphasis"><text:span text:style-name="T2">Als beide vor der Pizzeria stehen, stellt Emma eine Frage: „Du Fluri, ich hab mich gerade gefragt, funktioniert die Pizza eigentlich mit der Diät für deinen Körper?“</text:span></text:span></text:p>
      <text:p text:style-name="P1"><text:span text:style-name="Emphasis"><text:span text:style-name="T2">„Wie meinst du?“</text:span></text:span></text:p>
      <text:p text:style-name="P1"><text:span text:style-name="Emphasis"><text:span text:style-name="T2">„Immerhin bist du ja ein leicht durchtrainiertes Mädchen. Da hatte ich mich gefragt, ob die Pizza dir nicht deinen Körper versaut.“</text:span></text:span></text:p>
      <text:p text:style-name="P1"><text:span text:style-name="Emphasis"><text:span text:style-name="T2">„Achso, nein. Der Körper ist nur ein Nebenprodukt vom Training im Fitnessstudio. Ich selber schaue bei meiner Diät nicht wirklich auf das was ich esse, sondern nehme nur das, was mir zu dem Zeitpunkt schmeckt. Anna und Paula, aber vor allem Paula, sind eher die, die auf die Diät schauen.“</text:span></text:span></text:p>
      <text:p text:style-name="P1"><text:span text:style-name="Emphasis"><text:span text:style-name="T2">„Das heißt, du gehst nicht wegen deinem Körper ins Gym?“</text:span></text:span></text:p>
      <text:p text:style-name="P1"><text:span text:style-name="Emphasis"><text:span text:style-name="T2">„Nein, zumindest ist es nicht der Hauptgrund.“</text:span></text:span></text:p>
      <text:p text:style-name="P1"><text:span text:style-name="Emphasis"><text:span text:style-name="T2">„Welcher Grund treibt dich dann dort hin?“</text:span></text:span></text:p>
      <text:p text:style-name="P1"><text:span text:style-name="Emphasis"><text:span text:style-name="T2">„Ich will mich etwas bewegen und das ausgeglichen über meinen ganzen Körper. Dafür ist halt das Gym am besten geeignet. Mit Anna und Paula macht’s halt nur mehr Spaß. Wie sehr schaust du eigentlich auf deinen Körper beim Essen?“</text:span></text:span></text:p>
      <text:p text:style-name="P1"><text:span text:style-name="Emphasis"><text:span text:style-name="T2">"Mal schaue ich drauf was ich esse, mal schau ich nicht drauf, solange es vegan ist. Es kommt auf die Situation drauf an. Und wie du beim Umziehen bei den Sportstunden </text:span></text:span><text:span text:style-name="Emphasis"><text:span text:style-name="T20">und Schwimmtagen </text:span></text:span><text:span text:style-name="Emphasis"><text:span text:style-name="T2">siehst, hab ich eine kleine Speckrolle am Bauch und an der Hüfte."</text:span></text:span></text:p>
      <text:p text:style-name="P1"><text:span text:style-name="Emphasis"><text:span text:style-name="T2">Flurina denkt zurück in die</text:span></text:span><text:span text:style-name="Emphasis"><text:span text:style-name="T20">se Tage</text:span></text:span><text:span text:style-name="Emphasis"><text:span text:style-name="T2">, und erinnert sich an diese Speckrollen. Etwas was sie immer als attraktiv empfunden hatte, da dies für sie Authentizität hieß.</text:span></text:span></text:p>
      <text:p text:style-name="P1"><text:span text:style-name="Emphasis"><text:span text:style-name="T2">Emma: „Du Fluri, was sind eigentlich für dich die Qualitäten an mir, die dich zu mir hingezogen fühlen lassen?“</text:span></text:span></text:p>
      <text:p text:style-name="P1"><text:span text:style-name="Emphasis"><text:span text:style-name="T2">„Das du eine Person bist, welche die Eigenheiten offen zeigt und sich nicht für andere verstellt nur um in die Gruppe zu passen.“</text:span></text:span></text:p>
      <text:p text:style-name="P1"><text:span text:style-name="Emphasis"><text:span text:style-name="T2">„Das ist schön zu hören. Lass uns doch rein gehen und drinnen weiter reden.“</text:span></text:span></text:p>
      <text:p text:style-name="P1"><text:span text:style-name="Emphasis"><text:span text:style-name="T2">Darauf gehen beide Mädchen in die Pizzeria.</text:span></text:span></text:p>
      <text:p text:style-name="P1"><text:span text:style-name="Emphasis"><text:span text:style-name="T2">Flurina: „Natürlich, aber heute bezahle ich alles, OK?“</text:span></text:span></text:p>
      <text:p text:style-name="P1"><text:span text:style-name="Emphasis"><text:span text:style-name="T2">„Auch das Café nachher?“</text:span></text:span></text:p>
      <text:p text:style-name="P1"><text:span text:style-name="Emphasis"><text:span text:style-name="T2">„Ja.“</text:span></text:span></text:p>
      <text:p text:style-name="P1"><text:span text:style-name="Emphasis"><text:span text:style-name="T2">„Wenn du willst.“</text:span></text:span></text:p>
      <text:p text:style-name="P1"><text:span text:style-name="Emphasis"><text:span text:style-name="T2">Ein Kellner bringt beiden Mädchen eine Speisekarte, welche diese entgegennehmen.</text:span></text:span></text:p>
      <text:p text:style-name="P1"><text:span text:style-name="Emphasis"><text:span text:style-name="T2">Kellner: „Was wollt ihr zum trinken?“</text:span></text:span></text:p>
      <text:p text:style-name="P1"><text:span text:style-name="Emphasis"><text:span text:style-name="T2">Emma: „Einen großen gespritzten Apfelsaft bitte.“</text:span></text:span></text:p>
      <text:p text:style-name="P1"><text:span text:style-name="Emphasis"><text:span text:style-name="T2">Flurina: „Bitte eine Flasche Mineralwasser.“</text:span></text:span></text:p>
      <text:p text:style-name="P1"><text:span text:style-name="Emphasis"><text:span text:style-name="T2">Kellner: „Natürlich.“</text:span></text:span></text:p>
      <text:p text:style-name="P1"><text:span text:style-name="Emphasis"><text:span text:style-name="T2">Darauf geht der Kellner weg.</text:span></text:span></text:p>
      <text:p text:style-name="P1"><text:span text:style-name="Emphasis"><text:span text:style-name="T2">Emma: „Willst du mit mir eine Pizza teilen?“</text:span></text:span></text:p>
      <text:p text:style-name="P1"><text:soft-page-break/><text:span text:style-name="Emphasis"><text:span text:style-name="T2">„Du bist aber Vegetarierin, ich will heute aber eine Salami Pizza. Ich glaub nicht, dass es eine gute Idee ist, wenn wir uns eine Pizza teilen.“</text:span></text:span></text:p>
      <text:p text:style-name="P1"><text:span text:style-name="Emphasis"><text:span text:style-name="T2">„Guter Punkt, dann bestell ich mir meine eigene Pizza.“</text:span></text:span></text:p>
      <text:p text:style-name="P1"><text:span text:style-name="Emphasis"><text:span text:style-name="T2">Emma liest sich die Speisekarte durch, entscheidet sich dann für eine Funghi Pizza.</text:span></text:span></text:p>
      <text:p text:style-name="P1"><text:span text:style-name="Emphasis"><text:span text:style-name="T2">„Du Emma, die Hannah in unserer Klasse ist ja Veganerin und verurteilt es, wenn man den Tieren Fleisch füttert, da man dadurch andere Tiere bewusst töten lässt. Wie findest du das?“</text:span></text:span></text:p>
      <text:p text:style-name="P1"><text:span text:style-name="Emphasis"><text:span text:style-name="T2">„Absurde Einstellung. Was sollten die Fleischfresser sonst fressen? Nur mit Obst und Gemüse? Da würden diese verhungern, da diese das nicht verdauen können. Da würde man sich bewusst dazu entscheiden und nicht nur das, sondern man würde den Tod noch dazu qualvoll machen, etwas was noch grausamer ist als einfach nur töten. Ich bin mit meiner vegetarischen Einstellung nicht vegetarisch, da ich gegen das Fleisch essen bin, sondern gegen die Massentierhaltung für Fleisch.“</text:span></text:span></text:p>
      <text:p text:style-name="P1"><text:span text:style-name="Emphasis"><text:span text:style-name="T2">„Oh verstehe. Sollte ich für dich Veganerin werden?“</text:span></text:span></text:p>
      <text:p text:style-name="P1"><text:span text:style-name="Emphasis"><text:span text:style-name="T2">„Isst du gerne Fleisch?“</text:span></text:span></text:p>
      <text:p text:style-name="P1"><text:span text:style-name="Emphasis"><text:span text:style-name="T2">„Ja schon, warum?“</text:span></text:span></text:p>
      <text:p text:style-name="P1"><text:span text:style-name="Emphasis"><text:span text:style-name="T2">„Weil ich dir diese Freude nicht nehmen will. Wie oft isst du Fleisch?“</text:span></text:span></text:p>
      <text:p text:style-name="P1"><text:span text:style-name="Emphasis"><text:span text:style-name="T2">„So jeden zweiten Tag.“</text:span></text:span></text:p>
      <text:p text:style-name="P1"><text:span text:style-name="Emphasis"><text:span text:style-name="T2">„Versuch einfach weniger Fleisch zu essen. Vielleicht auf so ein zwei mal in der Woche zu begrenzen.“</text:span></text:span></text:p>
      <text:p text:style-name="P1"><text:span text:style-name="Emphasis"><text:span text:style-name="T2">„Danke Emma das du meine Essgewohnheiten nicht komplett einschränkst.“</text:span></text:span></text:p>
      <text:p text:style-name="P1"><text:span text:style-name="Emphasis"><text:span text:style-name="T2">„Warum sollt ich auch? Deine Essgewohnheiten machen mein Leben weder leichter noch schwerer, und du willst mir das Leben ja einfacher machen.“</text:span></text:span></text:p>
      <text:p text:style-name="P1"><text:span text:style-name="Emphasis"><text:span text:style-name="T2">„OK gut ich muss mich daran gewöhnen, dass wir nicht in einer Beziehung sind wie den Büchern die ich les, sondern eine mit Machtgefälle, aber mit Freiheiten.“</text:span></text:span></text:p>
      <text:p text:style-name="P1"><text:span text:style-name="Emphasis"><text:span text:style-name="T2">Es kommt der Kellner und übergibt den zwei Mädchen die Getränke.</text:span></text:span></text:p>
      <text:p text:style-name="P1"><text:span text:style-name="Emphasis"><text:span text:style-name="T2">Kellner: „Hier eure Getränke.“</text:span></text:span></text:p>
      <text:p text:style-name="P1"><text:span text:style-name="Emphasis"><text:span text:style-name="T2">Beide Mädchen bedanken sich.</text:span></text:span></text:p>
      <text:p text:style-name="P1"><text:span text:style-name="Emphasis"><text:span text:style-name="T2">„Wisst ihr schon was ihr wollt?“</text:span></text:span></text:p>
      <text:p text:style-name="P1"><text:span text:style-name="Emphasis"><text:span text:style-name="T2">Emma: „Bitte einmal Pizza Funghi.“</text:span></text:span></text:p>
      <text:p text:style-name="P1"><text:span text:style-name="Emphasis"><text:span text:style-name="T2">Flurina: „Und für mich einmal das gleiche bitte.“</text:span></text:span></text:p>
      <text:p text:style-name="P1"><text:span text:style-name="Emphasis"><text:span text:style-name="T2">Kellnerin: „Natürlich.“</text:span></text:span></text:p>
      <text:p text:style-name="P1"><text:span text:style-name="Emphasis"><text:span text:style-name="T2">Als die Kellnerin weg gegangen ist, schaut Emma fragend zu Flurina.</text:span></text:span></text:p>
      <text:p text:style-name="P1"><text:span text:style-name="Emphasis"><text:span text:style-name="T2">Flurina: „Oh, ich hatte diese Woche schon mehr als zwei mal Fleisch, und du hattest mir gesagt, dass ich so ein zwei drei mal in der Woche Fleisch essen sollte.“</text:span></text:span></text:p>
      <text:p text:style-name="P1"><text:span text:style-name="Emphasis"><text:span text:style-name="T2">„Ich hätte aber nichts wirkliches dagegen gehabt, wenn du heute eine Salami Pizza gegessen hättest.“</text:span></text:span></text:p>
      <text:p text:style-name="P1"><text:span text:style-name="Emphasis"><text:span text:style-name="T2">„Ach trotzdem.“</text:span></text:span></text:p>
      <text:p text:style-name="P1"><text:span text:style-name="Emphasis"><text:span text:style-name="T2">„OK gut deine Entscheidung. Wie schaut es aber im Dark Romance Bereich mit den Beziehungen aus?“</text:span></text:span></text:p>
      <text:p text:style-name="P1"><text:soft-page-break/><text:span text:style-name="Emphasis"><text:span text:style-name="T2">„Also da existiert immer eine dominante Person und eine devote Person. Die dominante Person ist oft verdammt kontrollierend und toxisch. Und die devote Person wird meist extremst eingeschränkt in ihren Entscheidungen.“</text:span></text:span></text:p>
      <text:p text:style-name="P1"><text:span text:style-name="Emphasis"><text:span text:style-name="T2">„Das erinnert mich irgendwie an Männer geschriebene Werke, welche deren Machtgefällen ausleben wollen, ohne irgendwen zu verletzen.“</text:span></text:span></text:p>
      <text:p text:style-name="P1"><text:span text:style-name="Emphasis"><text:span text:style-name="T2">„Das witzige ist, dass die meisten Bücher im Dark Romance Bereich von Frauen kommen.“</text:span></text:span></text:p>
      <text:p text:style-name="P1"><text:span text:style-name="Emphasis"><text:span text:style-name="T2">„Wart einmal, was‽“</text:span></text:span></text:p>
      <text:p text:style-name="P1"><text:span text:style-name="Emphasis"><text:span text:style-name="T2">„Ja, wahrscheinlich hatten die ähnliche Fantasien wie du und ich, aber hatten sich nie über diese Hürde mit dem Partner oder der Partnerin darüber zu sprechen, oder die hatten es irgendwo gelesen und wollten ausprobieren wie es sich schreibt.“</text:span></text:span></text:p>
      <text:p text:style-name="P1"><text:span text:style-name="Emphasis"><text:span text:style-name="T2">„Kann natürlich sein.“</text:span></text:span></text:p>
      <text:p text:style-name="P1"><text:span text:style-name="Emphasis"><text:span text:style-name="T2">Emma nimmt einen Schluck aus dem Glas.</text:span></text:span></text:p>
      <text:p text:style-name="P1"><text:span text:style-name="Emphasis"><text:span text:style-name="T2">„Du Emma, eine Frage, sind die Fettröllchen der Grund warum du bei den Schwimmtagen von der Schule am See immer ein T-Shirt außerhalb des Wassers trägst?“</text:span></text:span></text:p>
      <text:p text:style-name="P1"><text:span text:style-name="Emphasis"><text:span text:style-name="T2">Emma antwortet mit einer verlegenen Stimme: „Ja schon warum fragst du?“</text:span></text:span></text:p>
      <text:p text:style-name="P1"><text:span text:style-name="Emphasis"><text:span text:style-name="T2">„Weil ich mich immer gewundert hatte warum du das tust. Passt es, wenn wir mal gemeinsam baden gehen, und du dein T-Shirt aus lässt?“</text:span></text:span></text:p>
      <text:p text:style-name="P1"><text:span text:style-name="Emphasis"><text:span text:style-name="T2">„Natürlich. </text:span></text:span></text:p>
      <text:p text:style-name="P1"><text:span text:style-name="Emphasis"><text:span text:style-name="T2">Andere Frage, passt es, wenn wir mal gemeinsam ins Gym gehen und du mir die Geräte zeigst wie man die benutzt? Ich würde es gerne mal ausprobieren, aber kann mich alleine nicht dazu überwinden.“</text:span></text:span></text:p>
      <text:p text:style-name="P1"><text:span text:style-name="Emphasis"><text:span text:style-name="T2">„Wie wär’s wenn wir am 28sten ins Gym gehen? Das Gym sperrt am 27sten wieder auf und da geh ich mit Anna und Paula dort hin.“</text:span></text:span></text:p>
      <text:p text:style-name="P1"><text:span text:style-name="Emphasis"><text:span text:style-name="T2">„Können wir machen. Muss ich irgendwas mitnehmen?“</text:span></text:span></text:p>
      <text:p text:style-name="P1"><text:span text:style-name="Emphasis"><text:span text:style-name="T2">„Nur deine Sportkleidung, welche natürlich ich trag. Und bitte dusch dich nicht nach dem Gym, ich will dich danach ungeduscht kuscheln.“</text:span></text:span></text:p>
      <text:p text:style-name="P1"><text:span text:style-name="Emphasis"><text:span text:style-name="T2">Emma muss leicht kichern, da sie weiß, dass Flurina sie in ihrer rohsten Form haben will die sie ihr zu bieten hat.</text:span></text:span></text:p>
      <text:p text:style-name="P1"><text:span text:style-name="Emphasis"><text:span text:style-name="T2">„OK passt.“</text:span></text:span></text:p>
      <text:p text:style-name="P1"><text:span text:style-name="Emphasis"><text:span text:style-name="T2">Der Kellner bringt die Pizzen der zwei Mädchen, welche sich danach bedanken.</text:span></text:span></text:p>
      <text:p text:style-name="P1"><text:span text:style-name="Emphasis"><text:span text:style-name="T2">Emma: „Du Fluri, bei wem treffen wir uns wann am 28sten?“</text:span></text:span></text:p>
      <text:p text:style-name="P1"><text:span text:style-name="Emphasis"><text:span text:style-name="T2">Flurina: „Gute Frage. Das einzige was ich weiß, ist dass ich dich abhole damit ich deine Sachen den ganzen Weg tragen kann. Wann wärs dir am liebsten?“</text:span></text:span></text:p>
      <text:p text:style-name="P1"><text:span text:style-name="Emphasis"><text:span text:style-name="T2">„Wie wärs um 9? Dann könnten wir danach gut zu mir um 𐌻𐌿𐌶𐌹𐍆𐌰𐌹𐍂 zu Mittag zu füttern und dann kuscheln.“</text:span></text:span></text:p>
      <text:p text:style-name="P1"><text:span text:style-name="Emphasis"><text:span text:style-name="T2">„OK passt.“</text:span></text:span></text:p>
      <text:p text:style-name="P1"><text:span text:style-name="Emphasis"><text:span text:style-name="T2">„Wie oft gehst du mit Paula und Anna ins Gym?“</text:span></text:span></text:p>
      <text:p text:style-name="P1"><text:span text:style-name="Emphasis"><text:span text:style-name="T2">„So ein mal pro Woche. Und wie oft bist du eigentlich im Papageiencafé?“</text:span></text:span></text:p>
      <text:p text:style-name="P1"><text:span text:style-name="Emphasis"><text:span text:style-name="T2">„</text:span></text:span><text:span text:style-name="Emphasis"><text:span text:style-name="T21">Ich arbeite eigentlich</text:span></text:span><text:span text:style-name="Emphasis"><text:span text:style-name="T2"> jeden Samstag </text:span></text:span><text:span text:style-name="Emphasis"><text:span text:style-name="T21">dort als Aushilfe</text:span></text:span><text:span text:style-name="Emphasis"><text:span text:style-name="T2">, außer es ist etwas besonderes, so wie gestern, dann geh ich natürlich öfters hin, </text:span></text:span><text:span text:style-name="Emphasis"><text:span text:style-name="T21">aber dann als Gast</text:span></text:span><text:span text:style-name="Emphasis"><text:span text:style-name="T2">.“</text:span></text:span></text:p>
      <text:p text:style-name="P1"><text:soft-page-break/><text:span text:style-name="Emphasis"><text:span text:style-name="T2">„Das heißt ich bin für dich etwas besonderes? Meinst du das im positiven oder im negativen Sinn?“</text:span></text:span></text:p>
      <text:p text:style-name="P1"><text:span text:style-name="Emphasis"><text:span text:style-name="T2">„Ja du bist etwas besonderes und ich mein das im positiven Sinn.“</text:span></text:span></text:p>
      <text:p text:style-name="P1"><text:span text:style-name="Emphasis"><text:span text:style-name="T2">Beide Mädchen essen die Pizzen langsamer als sie es sonst essen würden, da sie mit deren Köpfen bei der anderen sind </text:span></text:span><text:span text:style-name="Emphasis"><text:span text:style-name="T22">und viel miteinander reden</text:span></text:span><text:span text:style-name="Emphasis"><text:span text:style-name="T2">.</text:span></text:span></text:p>
      <text:p text:style-name="P1"><text:span text:style-name="Emphasis"><text:span text:style-name="T2">Nach einer Stunde sind beide fertig und Flurina bezahlt.</text:span></text:span></text:p>
      <text:p text:style-name="P1"><text:span text:style-name="Emphasis"><text:span text:style-name="T2">„Danke Fluri.“</text:span></text:span></text:p>
      <text:p text:style-name="P1"><text:span text:style-name="Emphasis"><text:span text:style-name="T2">Das lässt in Flurina ein warmes Gefühl aufsteigen.</text:span></text:span></text:p>
      <text:p text:style-name="P1"><text:span text:style-name="Emphasis"><text:span text:style-name="T2">„Das ist nicht der Rede wert.“</text:span></text:span></text:p>
      <text:p text:style-name="P1"><text:span text:style-name="Emphasis"><text:span text:style-name="T2">„Find ich schon. Also wirklich danke.“</text:span></text:span></text:p>
      <text:p text:style-name="P1"><text:span text:style-name="Emphasis"><text:span text:style-name="T2">Flurina wird dadurch rot.</text:span></text:span></text:p>
      <text:p text:style-name="P1"><text:span text:style-name="Emphasis"><text:span text:style-name="T2">„Komm Fluri lass uns rüber ins Papageiencafé gehen. Vielleicht findet Sparkles das Papier genau so interessant wie meinen Laptop.“</text:span></text:span></text:p>
      <text:p text:style-name="P1"><text:span text:style-name="Emphasis"><text:span text:style-name="T2">„Glaubst du, dass er es irgendwie beschädigt?“</text:span></text:span></text:p>
      <text:p text:style-name="P1"><text:span text:style-name="Emphasis"><text:span text:style-name="T2">„Er stellt zwar immer wieder Blödsinn an, aber wenn ich eins weiß, dann das er das Papier immer ganz lässt.“</text:span></text:span></text:p>
      <text:p text:style-name="P1"><text:span text:style-name="Emphasis"><text:span text:style-name="T2">„Das heißt, dass bei ihm spielen nicht zerstören heißt?“</text:span></text:span></text:p>
      <text:p text:style-name="P1"><text:span text:style-name="Emphasis"><text:span text:style-name="T2">„Genau so ist es. Wir können dann nach deiner Kritik auch zur Spielecke im Café gehen.“</text:span></text:span></text:p>
      <text:p text:style-name="P1"><text:span text:style-name="Emphasis"><text:span text:style-name="T2">„Ich glaub nicht, dass ich diese Niedlichkeit in der Spielecke überlebe.“</text:span></text:span></text:p>
      <text:p text:style-name="P1"><text:span text:style-name="Emphasis"><text:span text:style-name="T2">Emma muss bei dieser Aussage von ihrer Freundin leicht auflachen: „Ich glaub du überlebst das schon, immerhin hast du das Spielen mit 𐌻𐌿𐌶𐌹𐍆𐌰𐌹𐍂 auch überlebt.“</text:span></text:span></text:p>
      <text:p text:style-name="P1"><text:span text:style-name="Emphasis"><text:span text:style-name="T2">„Ach das war was anderes.“</text:span></text:span></text:p>
      <text:p text:style-name="P1"><text:span text:style-name="Emphasis"><text:span text:style-name="T2">„Inwiefern?“</text:span></text:span></text:p>
      <text:p text:style-name="P1"><text:span text:style-name="Emphasis"><text:span text:style-name="T2">„Ich bin auf das Spielen mit Katzen vorbereitet, da ich einigermaßen weiß wie man das macht, aber mit Wellensittichen? Da werde ich mit Niedlichkeit überrannt und ich weiß nicht wie ich mich verhalten sollte.“</text:span></text:span></text:p>
      <text:p text:style-name="P1"><text:span text:style-name="Emphasis"><text:span text:style-name="T2">„Fluri, ich werds dir zeigen.“</text:span></text:span></text:p>
      <text:p text:style-name="P1"><text:span text:style-name="Emphasis"><text:span text:style-name="T2">„OK danke.“</text:span></text:span></text:p>
      <text:p text:style-name="P1"><text:span text:style-name="Emphasis"><text:span text:style-name="T2">Darauf nimmt Flurina die ganzen Sachen und beide gehen in das Papageiencafé.</text:span></text:span></text:p>
      <text:h text:style-name="P3" text:outline-level="1"><text:span text:style-name="Emphasis"><text:span text:style-name="T1">Flurinas Kritik</text:span></text:span></text:h>
      <text:p text:style-name="P1"><text:span text:style-name="Emphasis"><text:span text:style-name="T2">Im Café angekommen, geht Emma zum gleichen Tisch wo sie am Vortag gesessen sind.</text:span></text:span></text:p>
      <text:p text:style-name="P1"><text:span text:style-name="Emphasis"><text:span text:style-name="T2">„Du Emma wo ist die Steckdose?“</text:span></text:span></text:p>
      <text:p text:style-name="P1"><text:span text:style-name="Emphasis"><text:span text:style-name="T2">„Unter dem Tisch ist in der Mitte ein Verteilerturm.“</text:span></text:span></text:p>
      <text:p text:style-name="P1"><text:span text:style-name="Emphasis"><text:span text:style-name="T2">Flurina kriecht unter den Tisch und steckt das Netzteil dort an. Als das erledigt war, richtet sie Emmas Laptop und ihre Notizen her und setzt sich neben Emma.</text:span></text:span></text:p>
      <text:p text:style-name="P1"><text:span text:style-name="Emphasis"><text:span text:style-name="T2">Kurz bevor sie anfangen will, setzt sich Sparkles mit einem anderen Papagei auf Flurinas Kopf.</text:span></text:span></text:p>
      <text:p text:style-name="P1"><text:span text:style-name="Emphasis"><text:span text:style-name="T2">„Wer hat sich gerade auf meinen Kopf gesetzt?“</text:span></text:span></text:p>
      <text:p text:style-name="P1"><text:span text:style-name="Emphasis"><text:span text:style-name="T2">Emma schaut zu den Pap</text:span></text:span><text:span text:style-name="Emphasis"><text:span text:style-name="T23">a</text:span></text:span><text:span text:style-name="Emphasis"><text:span text:style-name="T2">geien hoch und antwortet: „Der eine ist der Sparkles und der andere ist seine Freundin die Zira. Die zwei setzen sich manchmal auf die Köpfe von Menschen, wenn diese sich verspielt und mutig fühlen, ge ihr zwei?“</text:span></text:span></text:p>
      <text:p text:style-name="P1"><text:span text:style-name="Emphasis"><text:span text:style-name="T2">Darauf zwitschern beide und bewegen den Kopf auf und ab.</text:span></text:span></text:p>
      <text:p text:style-name="P1"><text:span text:style-name="Emphasis"><text:span text:style-name="T2">Darauf zieht Emma ihr Handy raus und filmt dieses Zusammentreffen.</text:span></text:span></text:p>
      <text:p text:style-name="P1"><text:span text:style-name="Emphasis"><text:span text:style-name="T2">Sparkles fängt an die Haare von Flurina mit seiner Kralle zu spielen während er zwitschert.</text:span></text:span></text:p>
      <text:p text:style-name="P1"><text:span text:style-name="Emphasis"><text:span text:style-name="T2">Zira schaut ein paar Momente zu, bevor sie auch damit anfängt das gleiche zu tun.</text:span></text:span></text:p>
      <text:p text:style-name="P1"><text:span text:style-name="Emphasis"><text:span text:style-name="T2">„Du Fluri, deine Haare sind wohl recht angenehm </text:span></text:span><text:span text:style-name="Emphasis"><text:span text:style-name="T24">und interessant</text:span></text:span><text:span text:style-name="Emphasis"><text:span text:style-name="T2"> zum Spielen.“</text:span></text:span></text:p>
      <text:p text:style-name="P1"><text:span text:style-name="Emphasis"><text:span text:style-name="T2">„Warum ist gestern nur Sparkles zu mir gekommen und nicht Zira?“</text:span></text:span></text:p>
      <text:p text:style-name="P1"><text:span text:style-name="Emphasis"><text:span text:style-name="T2">„Sparkles ist wesentlich neugieriger als Zira und sie hatte uns gestern wahrscheinlich beobachtet.“</text:span></text:span></text:p>
      <text:p text:style-name="P1"><text:span text:style-name="Emphasis"><text:span text:style-name="T2">Darauf kommt die Kellnerin lächelnd auf die zwei Mädchen zu. Es ist nicht das normale höfliche Lächeln der Gastronomie sondern eins, welches sagt ‚es ist schön, dass sich die Wellensittiche sich so wohl bei euch fühlen‘.</text:span></text:span></text:p>
      <text:p text:style-name="P1"><text:span text:style-name="Emphasis"><text:span text:style-name="T2">„So was wollt ihr zwei heute?“</text:span></text:span></text:p>
      <text:p text:style-name="P1"><text:span text:style-name="Emphasis"><text:span text:style-name="T2">Emma: „Ich nehm einmal einen Kakao und eine Sachertorte bitte.“</text:span></text:span></text:p>
      <text:p text:style-name="P1"><text:span text:style-name="Emphasis"><text:span text:style-name="T2">Flurina: „Einmal das gleiche bitte.“</text:span></text:span></text:p>
      <text:p text:style-name="P1"><text:span text:style-name="Emphasis"><text:span text:style-name="T2">„Passt bring ich euch. Und Emma, machen wir es über die Feiertage so wie die letzten Jahre?“</text:span></text:span></text:p>
      <text:p text:style-name="P1"><text:span text:style-name="Emphasis"><text:span text:style-name="T2">„</text:span></text:span><text:span text:style-name="Emphasis"><text:span text:style-name="T25">Morgen bin ich bis um halb vier belegt, aber ich kann an den anderen Tagen</text:span></text:span><text:span text:style-name="Emphasis"><text:span text:style-name="T2">.“</text:span></text:span></text:p>
      <text:p text:style-name="P1"><text:span text:style-name="Emphasis"><text:span text:style-name="T2">„OK gut dann bring ich dir den Schlüsseln mit dem Kakao.“</text:span></text:span></text:p>
      <text:p text:style-name="P1"><text:span text:style-name="Emphasis"><text:span text:style-name="T2">Als die Kellnerin weg geht, fragt Flurina Emma: „Was meint sie damit?“</text:span></text:span></text:p>
      <text:p text:style-name="P1"><text:span text:style-name="Emphasis"><text:span text:style-name="T2">„Also ich find ja Weihnachten immer etwas zu kitschig, also hatte ich vor ein paar Jahren gefragt ob die über die Feiertage jemanden brauchen, welche sich um die Vögel kümmert. Das hatte sich dann so eingependelt, dass ich mich bei jedem Feiertag mich um die Vögel kümmere und über den Sommer hier als Aushilfe für die Vögel arbeite.“</text:span></text:span></text:p>
      <text:p text:style-name="P1"><text:span text:style-name="Emphasis"><text:span text:style-name="T2">„Glaubst du, dass ich dir morgen </text:span></text:span><text:span text:style-name="Emphasis"><text:span text:style-name="T25">bis um dreiviertel drei</text:span></text:span><text:span text:style-name="Emphasis"><text:span text:style-name="T2"> und </text:span></text:span><text:span text:style-name="Emphasis"><text:span text:style-name="T25">den ganzen</text:span></text:span><text:span text:style-name="Emphasis"><text:span text:style-name="T2"> 26sten dabei helfen kann?“</text:span></text:span></text:p>
      <text:p text:style-name="P1"><text:span text:style-name="Emphasis"><text:span text:style-name="T2">„Lass uns sie dann fragen, wenn sie zurück kommt.“</text:span></text:span></text:p>
      <text:p text:style-name="P1"><text:span text:style-name="Emphasis"><text:span text:style-name="T2">Emma fährt ihren Laptop hoch.</text:span></text:span></text:p>
      <text:p text:style-name="P1"><text:span text:style-name="Emphasis"><text:span text:style-name="T2">Darauf kommt die Kellnerin mit den Kakaos und den Schlüsseln.</text:span></text:span></text:p>
      <text:p text:style-name="P1"><text:soft-page-break/><text:span text:style-name="Emphasis"><text:span text:style-name="T2">Emma: „Lisa, passt es, wenn </text:span></text:span><text:span text:style-name="Emphasis"><text:span text:style-name="T26">ich morgen doch komme, und meine Klassenkameradin mir</text:span></text:span><text:span text:style-name="Emphasis"><text:span text:style-name="T2"> morgen </text:span></text:span><text:span text:style-name="Emphasis"><text:span text:style-name="T23">bis</text:span></text:span><text:span text:style-name="Emphasis"><text:span text:style-name="T2"> </text:span></text:span><text:span text:style-name="Emphasis"><text:span text:style-name="T23">um</text:span></text:span><text:span text:style-name="Emphasis"><text:span text:style-name="T2"> </text:span></text:span><text:span text:style-name="Emphasis"><text:span text:style-name="T25">dreiviertel </text:span></text:span><text:span text:style-name="Emphasis"><text:span text:style-name="T27">drei</text:span></text:span><text:span text:style-name="Emphasis"><text:span text:style-name="T23"> </text:span></text:span><text:span text:style-name="Emphasis"><text:span text:style-name="T2">und am 26sten mir hilft um sich um die Vögel zu kümmern?“</text:span></text:span></text:p>
      <text:p text:style-name="P1"><text:span text:style-name="Emphasis"><text:span text:style-name="T2">Lisa: „Natürlich. Führst du sie ein, oder sollten wir das jetzt machen?“</text:span></text:span></text:p>
      <text:p text:style-name="P1"><text:span text:style-name="Emphasis"><text:span text:style-name="T2">Emma: „Passt es, wenn wir das </text:span></text:span><text:span text:style-name="Emphasis"><text:span text:style-name="T25">gröbste </text:span></text:span><text:span text:style-name="Emphasis"><text:span text:style-name="T2">jetzt machen, </text:span></text:span><text:span text:style-name="Emphasis"><text:span text:style-name="T25">und ich ihr morgen die Feinheiten zeige</text:span></text:span><text:span text:style-name="Emphasis"><text:span text:style-name="T2">? Ich müsste sowieso die Tastatur und Abschirmung für Sparkles holen.“</text:span></text:span></text:p>
      <text:p text:style-name="P1"><text:span text:style-name="Emphasis"><text:span text:style-name="T2">Flurina: „Wie meinst du?“</text:span></text:span></text:p>
      <text:p text:style-name="P1"><text:span text:style-name="Emphasis"><text:span text:style-name="T2">Emma: „Also der Sparkles ‚hilft‘ mir recht gerne beim Schreiben, weshalb ich nach dem Zwischenfall mit dem Buch eine billige Tastatur gekauft hab, welche jedoch nicht komplett blöd klingt. Das Café hat auch so eine Abdeckung wie wir in der Schule hatten um das 10 Finger System zu lernen. Ich stell die Tastatur auf diese Abdeckung und diese Abdeckung stell ich über meine Tastatur, damit der Sparkles tippen kann ohne mir irgendwie hineinzupfuschen.“</text:span></text:span></text:p>
      <text:p text:style-name="P1"><text:span text:style-name="Emphasis"><text:span text:style-name="T2">„Reicht es nicht, wenn du die Tastatur neben den Laptop stellst?“</text:span></text:span></text:p>
      <text:p text:style-name="P1"><text:span text:style-name="Emphasis"><text:span text:style-name="T2">„Wellensittiche sind intelligent genug um zu verstehen, dass diese Tastatur dann nicht angesteckt ist, und das ist der einzige Weg diese Schlauvögel auszutricksen.“</text:span></text:span></text:p>
      <text:p text:style-name="P1"><text:span text:style-name="Emphasis"><text:span text:style-name="T2">Sparkles und Zira fliegen von Flurinas Kopf und setzen sich auf Emmas Schultern.</text:span></text:span></text:p>
      <text:p text:style-name="P1"><text:span text:style-name="Emphasis"><text:span text:style-name="T2">„Du Emma, darf ich ein Foto von euch drei machen?“</text:span></text:span></text:p>
      <text:p text:style-name="P1"><text:span text:style-name="Emphasis"><text:span text:style-name="T2">„Natürlich.“</text:span></text:span></text:p>
      <text:p text:style-name="P1"><text:span text:style-name="Emphasis"><text:span text:style-name="T2">Nach einem Foto, sagt Flurina, dass sie jetzt bereit ist.</text:span></text:span></text:p>
      <text:p text:style-name="P1"><text:span text:style-name="Emphasis"><text:span text:style-name="T2">Dann gehen die drei zum Lager.</text:span></text:span></text:p>
      <text:p text:style-name="P1"><text:span text:style-name="Emphasis"><text:span text:style-name="T2">Dort erklärt Lisa, dass pro Vogel und Mahlzeit 6 Einheiten Pellets, 3 Einheiten Nussmischung und eine Einheit Frischfuttermischung erhalten sollte. Dabei hält sie einen Becher hoch, wo bei den passenden Höhen eine Markierungen gemacht sind. Darauf zeigt Lisa wo was liegt.</text:span></text:span></text:p>
      <text:p text:style-name="P1"><text:span text:style-name="Emphasis"><text:span text:style-name="T2">Darauf gehen die drei in den Spielraum, wo Lisa erklärt, dass die zwei Mädchen mit ein paar Vögel spielen müssen.</text:span></text:span></text:p>
      <text:p text:style-name="P1"><text:span text:style-name="Emphasis"><text:span text:style-name="T2">Emma holt aus dem Raum sofort, die Tastatur und die Abdeckung für nach</text:span></text:span><text:span text:style-name="Emphasis"><text:span text:style-name="T23">h</text:span></text:span><text:span text:style-name="Emphasis"><text:span text:style-name="T2">er.</text:span></text:span></text:p>
      <text:p text:style-name="P1"><text:span text:style-name="Emphasis"><text:span text:style-name="T2">Als Emma mit den zwei Papageien auf ihren S</text:span></text:span><text:span text:style-name="Emphasis"><text:span text:style-name="T23">c</text:span></text:span><text:span text:style-name="Emphasis"><text:span text:style-name="T2">hultern zum zwitschern an.</text:span></text:span></text:p>
      <text:p text:style-name="P1"><text:span text:style-name="Emphasis"><text:span text:style-name="T2">„Ihr zwei wollt wohl spielen.“</text:span></text:span></text:p>
      <text:p text:style-name="P1"><text:span text:style-name="Emphasis"><text:span text:style-name="T2">Die zwei Vögel flattern aufgeregt mit deren Flügel.</text:span></text:span></text:p>
      <text:p text:style-name="P1"><text:span text:style-name="Emphasis"><text:span text:style-name="T2">Lisa: „Du Emma, ich zeig deiner Freundin noch den Futterraum.“</text:span></text:span></text:p>
      <text:p text:style-name="P1"><text:span text:style-name="Emphasis"><text:span text:style-name="T2">Emma: „Dann bleib ich in der Zwischenzeit hier, und spiel mit den zwei.“</text:span></text:span></text:p>
      <text:p text:style-name="P1"><text:span text:style-name="Emphasis"><text:span text:style-name="T2">Lisa geht mit Flurina in den Nebenraum wo Gäste normalerweise keinen Zutritt haben.</text:span></text:span></text:p>
      <text:p text:style-name="P1"><text:span text:style-name="Emphasis"><text:span text:style-name="T2">Lisa: „Wie heißt du?“</text:span></text:span></text:p>
      <text:p text:style-name="P1"><text:span text:style-name="Emphasis"><text:span text:style-name="T2">Flurina: „Ich bin die Flurina, Emmas Klassenkameradin und Freundin.“</text:span></text:span></text:p>
      <text:p text:style-name="P1"><text:span text:style-name="Emphasis"><text:span text:style-name="T2">Im Nebenraum erklärt Lisa Flurina wo welcher Vogel frisst und wie die Vögel es am liebsten fressen.</text:span></text:span></text:p>
      <text:p text:style-name="P1"><text:span text:style-name="Emphasis"><text:span text:style-name="T2">Währenddessen spielt Emma mit Sparkles und Zira mit dem Formensteckspiel in angepasster Größe für Wellensittiche. Die zwei Wellensittiche zwitscherten fröhlich als Emma sie lobt und am Kopf grault wenn diese etwas richtig gemacht hatten.</text:span></text:span></text:p>
      <text:p text:style-name="P1"><text:span text:style-name="Emphasis"><text:span text:style-name="T2">Flurina kommt vom Fütterungsraum in den Spielraum zurück.</text:span></text:span></text:p>
      <text:p text:style-name="P1"><text:soft-page-break/><text:span text:style-name="Emphasis"><text:span text:style-name="T2">Als Emma bemerkt, dass Flurina zurück ist, dreht sie sich zu ihr: „Und Fluri, willst du auch mit den zwei spielen?“</text:span></text:span></text:p>
      <text:p text:style-name="P1"><text:span text:style-name="Emphasis"><text:span text:style-name="T2">„Wie spielt man richtig mit denen?“</text:span></text:span></text:p>
      <text:p text:style-name="P1"><text:span text:style-name="Emphasis"><text:span text:style-name="T2">„Ich zeigs dir, setzt dich aber zuerst einmal neben mich auf den Boden.“</text:span></text:span></text:p>
      <text:p text:style-name="P1"><text:span text:style-name="Emphasis"><text:span text:style-name="T2">„OK.“</text:span></text:span></text:p>
      <text:p text:style-name="P1"><text:span text:style-name="Emphasis"><text:span text:style-name="T2">Als Flurina neben Emma sitzt, kommt Sparkles zu ihr und zupft an ihrem </text:span></text:span><text:span text:style-name="Emphasis"><text:span text:style-name="T28">L</text:span></text:span><text:span text:style-name="Emphasis"><text:span text:style-name="T2">eiberl und zwitschert dazwischen begeistert.</text:span></text:span></text:p>
      <text:p text:style-name="P1"><text:span text:style-name="Emphasis"><text:span text:style-name="T2">Als Flurina fragend zu Emma schaut, greift diese ein: „Du Sparkles, du findest ihr Leiberl wohl recht interes</text:span></text:span><text:span text:style-name="Emphasis"><text:span text:style-name="T23">s</text:span></text:span><text:span text:style-name="Emphasis"><text:span text:style-name="T2">ant, nicht wahr? Du Fluri, das ist ein Weg wie die Wellensittiche spielen. Die testen neue Texturen mit deren Schnabel, so wie bei deinem Leiberl, oder mit deren Krallen, so wie vorhin mit deinen Haaren, aus und wenn diese interes</text:span></text:span><text:span text:style-name="Emphasis"><text:span text:style-name="T23">s</text:span></text:span><text:span text:style-name="Emphasis"><text:span text:style-name="T2">a</text:span></text:span><text:span text:style-name="Emphasis"><text:span text:style-name="T23">n</text:span></text:span><text:span text:style-name="Emphasis"><text:span text:style-name="T2">t genug sind, wiederholen diese das immer wieder und er hört sich gerade begeistert an.“</text:span></text:span></text:p>
      <text:p text:style-name="P1"><text:span text:style-name="Emphasis"><text:span text:style-name="T2">„Ou süß. Ge Sparkles, mein Leiberl ist angenehm.“</text:span></text:span></text:p>
      <text:p text:style-name="P1"><text:span text:style-name="Emphasis"><text:span text:style-name="T2">Darauf zwitschert Sparkles und bewegt der Vogel seinen Kopf nach oben und unten.</text:span></text:span></text:p>
      <text:p text:style-name="P1"><text:span text:style-name="Emphasis"><text:span text:style-name="T2">„Schön das du mir da zustimmst.“</text:span></text:span></text:p>
      <text:p text:style-name="P1"><text:span text:style-name="Emphasis"><text:span text:style-name="T2">Als Sparkles plötzlich auf Flurinas Schoß springt, ist Flurina überrascht.</text:span></text:span></text:p>
      <text:p text:style-name="P1"><text:span text:style-name="Emphasis"><text:span text:style-name="T2">Das veranlasst Flurina ein überraschtes 'Hu?' von sich zu geben.</text:span></text:span></text:p>
      <text:p text:style-name="P1"><text:span text:style-name="Emphasis"><text:span text:style-name="T2">Darauf fängt Sparkles an, an Flurinas Leiberl hoch zu ihrem Gesicht klettert, etwas, was dem Mädchen zeigt, was Sparkles Plan hinter all dem ist.</text:span></text:span></text:p>
      <text:p text:style-name="P1"><text:span text:style-name="Emphasis"><text:span text:style-name="T2">„Du kletterst wohl recht gern.“</text:span></text:span></text:p>
      <text:p text:style-name="P1"><text:span text:style-name="Emphasis"><text:span text:style-name="T2">„Ja, das tut er, aber es gibt nicht viele Klamotten wo er gerne hochklettert.“</text:span></text:span></text:p>
      <text:p text:style-name="P1"><text:span text:style-name="Emphasis"><text:span text:style-name="T2">Während all dem lässt sich Zira von Emma kraulen.</text:span></text:span></text:p>
      <text:p text:style-name="P1"><text:span text:style-name="Emphasis"><text:span text:style-name="T2">Als Sparkles bei Flurinas Gesicht ist, fängt Flurina an diesen Vogel zu kraulen. Dadurch schmiegt er sich an das Gesicht des Mädchen.</text:span></text:span></text:p>
      <text:p text:style-name="P1"><text:span text:style-name="Emphasis"><text:span text:style-name="T2">„Was meinst du mit ‚es gibt nicht so viele Klamotten wo er gerne hochklettert‘?“</text:span></text:span></text:p>
      <text:p text:style-name="P1"><text:span text:style-name="Emphasis"><text:span text:style-name="T2">„Er findet viele Mater</text:span></text:span><text:span text:style-name="Emphasis"><text:span text:style-name="T29">ia</text:span></text:span><text:span text:style-name="Emphasis"><text:span text:style-name="T2">lien als nicht so angenehm zum Klettern. Entweder weil es sich ungut anfühlt, oder er kaum Halt hat da herum zu klettern.“</text:span></text:span></text:p>
      <text:p text:style-name="P1"><text:span text:style-name="Emphasis"><text:span text:style-name="T2">„Stimmt das Sparkles?“</text:span></text:span></text:p>
      <text:p text:style-name="P1"><text:span text:style-name="Emphasis"><text:span text:style-name="T2">Er nickt und zwitschert zustimmend.</text:span></text:span></text:p>
      <text:p text:style-name="P1"><text:span text:style-name="Emphasis"><text:span text:style-name="T2">„Dann hab ich wohl das richtige angezogen.“</text:span></text:span></text:p>
      <text:p text:style-name="P1"><text:span text:style-name="Emphasis"><text:span text:style-name="T2">Dabei lehnt sich Sparkles an Flurinas Gesicht und reibt sein Gesicht daran bevor er an Flurinas Leiberl etwas herunter klettert und auf halber Höhe vom Rücken des Mädchen verharrt. Nach ein paar Momenten klettert er zu Flurinas Schulterblatt, hebt seinen Kopf hervor und ahmt ‚Hallo‘ nach.</text:span></text:span></text:p>
      <text:p text:style-name="P1"><text:span text:style-name="Emphasis"><text:span text:style-name="T2">Als Emma mit ihrer freien Hand winkt und hallo zurück sagt, ahmt Sparkles ‚Tschüss‘ nach und senkt seinen Kopf hinter Flurinas Schulter.</text:span></text:span></text:p>
      <text:p text:style-name="P1"><text:span text:style-name="Emphasis"><text:span text:style-name="T2">Das Wiederholen Sparkles und Emma für ein paar mal bis das Sparkles zu Zira fliegt, diese anstupst und etwas zurück hüpft während er zwitschert. Darauf hüpft Zira ihm nach und es entwickelt sich zu einem Fangspiel zwischen dem Pärchen </text:span></text:span><text:span text:style-name="Emphasis"><text:span text:style-name="T29">und beide jagen sich durch das Café</text:span></text:span><text:span text:style-name="Emphasis"><text:span text:style-name="T2">.</text:span></text:span></text:p>
      <text:p text:style-name="P1"><text:span text:style-name="Emphasis"><text:span text:style-name="T2">„Du Emma, was hattest du mit Sparkles da gemacht?“</text:span></text:span></text:p>
      <text:p text:style-name="P1"><text:soft-page-break/><text:span text:style-name="Emphasis"><text:span text:style-name="T2">„Das mit dem Hallo und Tschüss? Das ist so ein kleines Spiel zwischen ihm und mir geworden. Er hatte gelernt, das wir Hallo zur Begrüßung und Tschüss als Abschied sagen, und das hatte er mit Kopf zeigen und Kopf verstecken kombiniert und daraufhin ist das zum Spiel geworden.“</text:span></text:span></text:p>
      <text:p text:style-name="P1"><text:span text:style-name="Emphasis"><text:span text:style-name="T2">„Irgendwie niedlich.“</text:span></text:span></text:p>
      <text:p text:style-name="P1"><text:span text:style-name="Emphasis"><text:span text:style-name="T2">„Komm, lass uns zurück zu unserem Platz gehen. Dann können wir über mein Buch reden.“</text:span></text:span></text:p>
      <text:p text:style-name="P1"><text:span text:style-name="Emphasis"><text:span text:style-name="T2">Emma nimmt Tastatur und Abdeckung mit und Flurina nimmt diese sofort ab.</text:span></text:span></text:p>
      <text:p text:style-name="P1"><text:span text:style-name="Emphasis"><text:span text:style-name="T2">Am Platz angekommen, sehen sie wie Lisa die Sachertorten schon auf deren Platz gestellt hatte.</text:span></text:span></text:p>
      <text:p text:style-name="P1"><text:span text:style-name="Emphasis"><text:span text:style-name="T2">„Du Fluri, passt es, wenn wir zuerst unsere Kuchen mit dem Kak</text:span></text:span><text:span text:style-name="Emphasis"><text:span text:style-name="T29">a</text:span></text:span><text:span text:style-name="Emphasis"><text:span text:style-name="T2">o essen? Ich hab jetzt nach der Pizza und dem Spielen irgendwie Lust darauf.“</text:span></text:span></text:p>
      <text:p text:style-name="P1"><text:span text:style-name="Emphasis"><text:span text:style-name="T2">„Natürlich.“</text:span></text:span></text:p>
      <text:p text:style-name="P1"><text:span text:style-name="Emphasis"><text:span text:style-name="T2">Als die zwei Mädchen mit dem Kuchen fast fertig sind, kommen Sparkles und Zira hinzu und setzen sich nebeneinander auf die Stuhllehne gegenüber von den zwei Mädchen. Die zwei Wellensittiche strahlen wesentlich mehr Ruhe aus als vorhin.</text:span></text:span></text:p>
      <text:p text:style-name="P1"><text:span text:style-name="Emphasis"><text:span text:style-name="T2">Emma fragt neugierig: „Na ihr zwei, seid ihr ausgepowerd?“</text:span></text:span></text:p>
      <text:p text:style-name="P1"><text:span text:style-name="Emphasis"><text:span text:style-name="T2">Zira zwitschert nur zustimmend.</text:span></text:span></text:p>
      <text:p text:style-name="P1"><text:span text:style-name="Emphasis"><text:span text:style-name="T2">Die zwei Mädchen essen deren Sachertorten fertig während die zwei immer wieder Schlücke von dem Kakaos trinken und stellen die Teller auf die Seite.</text:span></text:span></text:p>
      <text:p text:style-name="P1"><text:span text:style-name="Emphasis"><text:span text:style-name="T2">Emma holt sich ihren Laptop, stellt die Abdeckung drauf, stellt die Attrappetastatur auf diese Abdeckung. Darauf meldet sich Emma an und Flurina richtet sich ihre Notizen her. Als Emma das Dokument geöffnet hatte, fangen beide an über das Buch zu reden.</text:span></text:span></text:p>
      <text:p text:style-name="P1"><text:span text:style-name="Emphasis"><text:span text:style-name="T2">Flurina fängt an ihre Notizen durchzugehen und Emma überarbeitet ihr Buch basierend auf diesem Dokument. Dieses Überarbeiten nimmt </text:span></text:span><text:span text:style-name="Emphasis"><text:span text:style-name="T30">1</text:span></text:span><text:span text:style-name="Emphasis"><text:span text:style-name="T2">,5 Stunden in </text:span></text:span><text:span text:style-name="Emphasis"><text:span text:style-name="T30">A</text:span></text:span><text:span text:style-name="Emphasis"><text:span text:style-name="T2">nspruch.</text:span></text:span></text:p>
      <text:p text:style-name="P1"><text:span text:style-name="Emphasis"><text:span text:style-name="T2">Nach dem letzten Kritikpunkt von Flurina, setzt sich Sparkles auf die Attrapentastatur und Zira setzt sich auf die Notizen von Flurina. Sparkles hüpft auf der Tastatur herum und klopft ein paar Tasten mit seinem Schnabel während Zira auf den Dokumenten herumhüpft, mit ihrem Schnabel auf verschiedene Zeilen tippt und zwitschert.</text:span></text:span></text:p>
      <text:p text:style-name="P1"><text:span text:style-name="Emphasis"><text:span text:style-name="T2">„Fluri, ich geh mal schnell auf die Toilette.“</text:span></text:span></text:p>
      <text:p text:style-name="P1"><text:span text:style-name="Emphasis"><text:span text:style-name="T2">„Ich warte in der Zwischenzeit hier.“</text:span></text:span></text:p>
      <text:p text:style-name="P1"><text:span text:style-name="Emphasis"><text:span text:style-name="T2">Emma nimmt sich ein Tampon aus der Laptoptasche und geht damit auf die Toilette. Dort wickelt sie es in Klopapier ein, legt es auf die Seite geht auf WC, gibt sich das neue hinein und wirft das alte in den Mülleimer neben dem Waschbecken.</text:span></text:span></text:p>
      <text:p text:style-name="P1"><text:span text:style-name="Emphasis"><text:span text:style-name="T2">Nachdem sie zurückkommt, sieht sie wie Zira und Sparkles auf der Attrapentastatur sitzen und gemeinsam auf den Laptopbildschirm schauen während sie sich aneinander lehnen.</text:span></text:span></text:p>
      <text:p text:style-name="P1"><text:span text:style-name="Emphasis"><text:span text:style-name="T2">„Fluri, was </text:span></text:span><text:span text:style-name="Emphasis"><text:span text:style-name="T30">würdest du diese Mädchen spielen lassen und was würdest du Anabell Lisa erzählen lassen</text:span></text:span><text:span text:style-name="Emphasis"><text:span text:style-name="T2">?“</text:span></text:span></text:p>
      <text:p text:style-name="P1"><text:span text:style-name="Emphasis"><text:span text:style-name="T2">„</text:span></text:span><text:span text:style-name="Emphasis"><text:span text:style-name="T30">Ich würde sie fangen, verstecken und Familie spielen lassen und ich würde Anabell Lisa das erzählen, was in der Schule passiert ist</text:span></text:span><text:span text:style-name="Emphasis"><text:span text:style-name="T2">.“</text:span></text:span></text:p>
      <text:p text:style-name="P1"><text:span text:style-name="Emphasis"><text:span text:style-name="T2">„OK dann lass uns von vorne durchgehen und du sagst mir was dich an deren Verhalten stört, passt das?“</text:span></text:span></text:p>
      <text:p text:style-name="P1"><text:span text:style-name="Emphasis"><text:span text:style-name="T2">„OK passt.“</text:span></text:span></text:p>
      <text:p text:style-name="P1"><text:soft-page-break/><text:span text:style-name="Emphasis"><text:span text:style-name="T2">Als die zwei Mädchen Emmas Buch noch einmal durchgegangen sind, war alles Überarbeitet sind noch einmal </text:span></text:span><text:span text:style-name="Emphasis"><text:span text:style-name="T30">45 Minuten</text:span></text:span><text:span text:style-name="Emphasis"><text:span text:style-name="T2"> vergangen.</text:span></text:span></text:p>
      <text:p text:style-name="P1"><text:span text:style-name="Emphasis"><text:span text:style-name="T2">In der Zwischenzeit sind die zwei Wellensittiche weggeflogen.</text:span></text:span></text:p>
      <text:p text:style-name="P1"><text:span text:style-name="Emphasis"><text:span text:style-name="T2">„Emma es tut mir leid dass ich so streng mit der Kritik war.“</text:span></text:span></text:p>
      <text:p text:style-name="P1"><text:span text:style-name="Emphasis"><text:span text:style-name="T2">„Ach Fluri, das ist in Ordnung, dass du so hart mit der Kritik warst. Ich hatte dich danach gefragt und du hast genau das gemacht. Danke für deine Kritik.“</text:span></text:span></text:p>
      <text:p text:style-name="P1"><text:span text:style-name="Emphasis"><text:span text:style-name="T2">„Bist du dir sicher?“</text:span></text:span></text:p>
      <text:p text:style-name="P1"><text:span text:style-name="Emphasis"><text:span text:style-name="T2">Emma umarmt Flurina.</text:span></text:span></text:p>
      <text:p text:style-name="P1"><text:span text:style-name="Emphasis"><text:span text:style-name="T2">„Ja.“</text:span></text:span></text:p>
      <text:p text:style-name="P1"><text:span text:style-name="Emphasis"><text:span text:style-name="T2">Als Emma Flurina loslässt, fährt sie den Laptop herunter, nimmt die Abdeckung mit der Tastatur auf die Seite und klappt den Laptop zu.</text:span></text:span></text:p>
      <text:p text:style-name="P1"><text:span text:style-name="Emphasis"><text:span text:style-name="T2">Flurina kriecht unter den Tisch und steckt das Netzteil ab.</text:span></text:span></text:p>
      <text:p text:style-name="P1"><text:span text:style-name="Emphasis"><text:span text:style-name="T2">„Du Flurina, kannst du bitte das alles ein</text:span></text:span><text:span text:style-name="Emphasis"><text:span text:style-name="T23">packen</text:span></text:span><text:span text:style-name="Emphasis"><text:span text:style-name="T2"> während ich diese Abdeckung und die Tastatur zurückbringen?“</text:span></text:span></text:p>
      <text:p text:style-name="P1"><text:span text:style-name="Emphasis"><text:span text:style-name="T2">„Natürlich.“</text:span></text:span></text:p>
      <text:p text:style-name="P1"><text:span text:style-name="Emphasis"><text:span text:style-name="T2">Emma bringt die Abdeckung und die Tastatur in den Spielraum.</text:span></text:span></text:p>
      <text:p text:style-name="P1"><text:span text:style-name="Emphasis"><text:span text:style-name="T2">Als sie zurück kommt, sieht sie Flurina zahlen und muss lächeln.</text:span></text:span></text:p>
      <text:p text:style-name="P1"><text:span text:style-name="Emphasis"><text:span text:style-name="T2">Flurina kommt auf Emma mit den Sachen entgegen: „Alles ist erledigt.“</text:span></text:span></text:p>
      <text:p text:style-name="P1"><text:span text:style-name="Emphasis"><text:span text:style-name="T2">„Danke. Komm, wir gehen jetzt <text:s/>noch paar Sachen einkaufen.“</text:span></text:span></text:p>
      <text:p text:style-name="P1"><text:span text:style-name="Emphasis"><text:span text:style-name="T2">Die zwei Mädchen gehen in das letzte Geschäft welches um diese Uhrzeit noch offen hat.</text:span></text:span></text:p>
      <text:p text:style-name="P1"><text:span text:style-name="Emphasis"><text:span text:style-name="T2">Emma schaut auf den Einkaufszettel und beide Mädchen teilen sich die verschiedenen Sachen zusammen auf.</text:span></text:span></text:p>
      <text:p text:style-name="P1"><text:span text:style-name="Emphasis"><text:span text:style-name="T2">Als beide Mädchen sich bei der Kassa treffen, schaut Emma noch mal durch ob die zwei alles eingepackt hatten und dann zahlt Flurina auch das, obwohl Emma es eigentlich zahlen wollte, da es für ihren Haushalt ist und nicht für den Haushalt von Flurina.</text:span></text:span></text:p>
      <text:p text:style-name="P1"><text:span text:style-name="Emphasis"><text:span text:style-name="T2">„Emma lass mich zahlen, das ist mein Weihnachtsgeschenk an dich.“</text:span></text:span></text:p>
      <text:p text:style-name="P1"><text:span text:style-name="Emphasis"><text:span text:style-name="T2">Emma atmet einmal tief durch.</text:span></text:span></text:p>
      <text:p text:style-name="P1"><text:span text:style-name="Emphasis"><text:span text:style-name="T2">„Danke.“</text:span></text:span></text:p>
      <text:p text:style-name="P1"><text:span text:style-name="Emphasis"><text:span text:style-name="T2">Beide Mädchen gehen in der Dunkelheit zurück zu Emma und es fängt an zu schneien.</text:span></text:span></text:p>
      <text:p text:style-name="P1"><text:span text:style-name="Emphasis"><text:span text:style-name="T2">Flurina: „Ich wünschte es wäre jetzt der Sonnenuntergang und wir zwei schauen uns den an.“</text:span></text:span></text:p>
      <text:p text:style-name="P1"><text:span text:style-name="Emphasis"><text:span text:style-name="T2">Emma: „Zu welcher Jahreszeit findest du den Sonnenuntergang eigentlich am schönsten?“</text:span></text:span></text:p>
      <text:p text:style-name="P1"><text:span text:style-name="Emphasis"><text:span text:style-name="T2">Flurina: „Ich weiß es nicht. Der ist sowohl im Winter, Frühling, Sommer und Herbst schön. Du?“</text:span></text:span></text:p>
      <text:p text:style-name="P1"><text:span text:style-name="Emphasis"><text:span text:style-name="T2">„In der Übergangszeit vom Frühling zum Sommer, da find ich die Temperatur angenehm ohne, dass die blöden Pollen herum fliegen.“</text:span></text:span></text:p>
      <text:p text:style-name="P1"><text:span text:style-name="Emphasis"><text:span text:style-name="T2">„Du bist ja allergisch auf ein paar Pollen, stimmt. Das ist sicher voll blöd.“</text:span></text:span></text:p>
      <text:p text:style-name="P1"><text:span text:style-name="Emphasis"><text:span text:style-name="T2">„Ja, ich wünschte ich könnte die Allergien abgeben. Dafür würde ich sogar nie mehr meine Goth-Identität nach außen tragen.“</text:span></text:span></text:p>
      <text:p text:style-name="P1"><text:span text:style-name="Emphasis"><text:span text:style-name="T2">„Aber das ist doch ein Hauptbestandteil von dir. Ist der Preis dir nicht zu hoch?“</text:span></text:span></text:p>
      <text:p text:style-name="P1"><text:soft-page-break/><text:span text:style-name="Emphasis"><text:span text:style-name="T2">„Nicht wenn ich dafür für immer immun gegen sämtliche Allergien wäre. Ich würde diese Identität ja nicht aufgeben, nur nicht mehr nach außen tragen. Und ja, ich weiß das Allergien eine Überreaktion des Immunsystems ist, aber das ist es was ich an Allergien hasse. Ich wünschte mein Immunsystem würde niergends überreagieren.“</text:span></text:span></text:p>
      <text:p text:style-name="P1"><text:span text:style-name="Emphasis"><text:span text:style-name="T2">„Warte, man kann Goth sein ohne es nach außen zu tragen?“</text:span></text:span></text:p>
      <text:p text:style-name="P1"><text:span text:style-name="Emphasis"><text:span text:style-name="T2">„Ja kann man. Der Kern der Goth-Community ist immerhin die Musik und die Ideen, nicht die Kleidung.“</text:span></text:span></text:p>
      <text:p text:style-name="P1"><text:span text:style-name="Emphasis"><text:span text:style-name="T2">„Du hast es aber gerade so leichtfertig gesagt, dass du diese Seite von dir nicht mehr nach außen tragen würdest, warum?“</text:span></text:span></text:p>
      <text:p text:style-name="P1"><text:span text:style-name="Emphasis"><text:span text:style-name="T2">„Ich hatte mir da schon ein paar mal Gedanken darüber gemacht.“</text:span></text:span></text:p>
      <text:p text:style-name="P1"><text:span text:style-name="Emphasis"><text:span text:style-name="T2">„Ich wüsste nicht ob ich damit leben könnte, dass du einen so wichtigen Teil von dir ablegst.“</text:span></text:span></text:p>
      <text:h text:style-name="P3" text:outline-level="1"><text:span text:style-name="Emphasis"><text:span text:style-name="T1">Das gemeinsame Kochen</text:span></text:span></text:h>
      <text:p text:style-name="P1"><text:span text:style-name="Emphasis"><text:span text:style-name="T2">Beide Mädchen kommen bei Emma zuhause an. Als beide ankommen, wartet 𐌻𐌿𐌶𐌹𐍆𐌰𐌹𐍂 im Eingangsbereich auf die zwei Mädchen.</text:span></text:span></text:p>
      <text:p text:style-name="P1"><text:span text:style-name="Emphasis"><text:span text:style-name="T2">Emma: „Hallo 𐌻𐌿𐌶𐌹𐍆𐌰𐌹𐍂, hast du schon abendgefressen?“</text:span></text:span></text:p>
      <text:p text:style-name="P1"><text:span text:style-name="Emphasis"><text:span text:style-name="T2">Er geht aber an Emma vorbei und reibt seinen Kopf an Flurinas Beine.</text:span></text:span></text:p>
      <text:p text:style-name="P1"><text:span text:style-name="Emphasis"><text:span text:style-name="T2">‚Miau.‘</text:span></text:span></text:p>
      <text:p text:style-name="P1"><text:span text:style-name="Emphasis"><text:span text:style-name="T2">Flurina: „Hallo 𐌻𐌿𐌶𐌹𐍆𐌰𐌹𐍂 ich hab dich auch vermisst.“</text:span></text:span></text:p>
      <text:p text:style-name="P1"><text:span text:style-name="Emphasis"><text:span text:style-name="T2">„Du Fluri, lass mich das abnehmen. Du kannst dann 𐌻𐌿𐌶𐌹𐍆𐌰𐌹𐍂 streicheln wenn du willst.“</text:span></text:span></text:p>
      <text:p text:style-name="P1"><text:span text:style-name="Emphasis"><text:span text:style-name="T2">„Danke.“</text:span></text:span></text:p>
      <text:p text:style-name="P1"><text:span text:style-name="Emphasis"><text:span text:style-name="T2">Darauf übergibt Flurina den Einkauf, den Laptop und ihre Notizen Emma, welche den Einkauf in die Küche bringt und den Rest in ihr Zimmer.</text:span></text:span></text:p>
      <text:p text:style-name="P1"><text:span text:style-name="Emphasis"><text:span text:style-name="T2">Als sie wieder in den Vorraum kommt, sieht sie wie 𐌻𐌿𐌶𐌹𐍆𐌰𐌹𐍂 auf die Flurina klettert und sich von ihr streicheln lässt.</text:span></text:span></text:p>
      <text:p text:style-name="P1"><text:span text:style-name="Emphasis"><text:span text:style-name="T2">Emma sagt im Scherz: „Du Fluri, du bist wohl ab nun an der lebende Kletterbaum für die Tiere.“</text:span></text:span></text:p>
      <text:p text:style-name="P1"><text:span text:style-name="Emphasis"><text:span text:style-name="T2">„Ich wär damit einverstanden.“</text:span></text:span></text:p>
      <text:p text:style-name="P1"><text:span text:style-name="Emphasis"><text:span text:style-name="T2">„Glaub ich dir, immerhin gehst du da immer voll auf wenn du dich mit Tieren beschäftigst. Komm wasch dir die Hände dann kochen wir unser Abendessen.“</text:span></text:span></text:p>
      <text:p text:style-name="P1"><text:span text:style-name="Emphasis"><text:span text:style-name="T2">„Du 𐌻𐌿𐌶𐌹𐍆𐌰𐌹𐍂, es tut mir leid, ich muss dich aber jetzt runter lassen.“</text:span></text:span></text:p>
      <text:p text:style-name="P1"><text:span text:style-name="Emphasis"><text:span text:style-name="T2">Als Flurina ihre Hände gewaschen hatte, wäscht sich Emma auch noch die Hände und beide Mädchen gehen in die Küche.</text:span></text:span></text:p>
      <text:p text:style-name="P1"><text:span text:style-name="Emphasis"><text:span text:style-name="T2">Die Prisca kommt aus den Mädchen aus der Küche entgegen: „Wo wart ihr zwei den so lange?“</text:span></text:span></text:p>
      <text:p text:style-name="P1"><text:span text:style-name="Emphasis"><text:span text:style-name="T2">„Mama du weißt ja das ich Flurina das Buch zum drüber lesen geschickt hab. Das hatten wir überarbeitet und das hatte so lang im Café gebraucht.“</text:span></text:span></text:p>
      <text:p text:style-name="P1"><text:span text:style-name="Emphasis"><text:span text:style-name="T2">„Habt ihr schon Abend gegessen, oder macht ihr zwei euch noch euer Abendessen?“</text:span></text:span></text:p>
      <text:p text:style-name="P1"><text:span text:style-name="Emphasis"><text:span text:style-name="T2">„Wir machen es uns jetzt.“</text:span></text:span></text:p>
      <text:p text:style-name="P1"><text:span text:style-name="Emphasis"><text:span text:style-name="T2">„Seid dabei nur nicht zu laut.“</text:span></text:span></text:p>
      <text:p text:style-name="P1"><text:span text:style-name="Emphasis"><text:span text:style-name="T2">„Sind wir.“</text:span></text:span></text:p>
      <text:p text:style-name="P1"><text:span text:style-name="Emphasis"><text:span text:style-name="T2">Emma geht in die Küche vor und Flurina folgt ihr, wobei 𐌻𐌿𐌶𐌹𐍆𐌰𐌹𐍂 vor den Füßen von Emma geht.</text:span></text:span></text:p>
      <text:p text:style-name="P1"><text:span text:style-name="Emphasis"><text:span text:style-name="T2">„Was gibt es 𐌻𐌿𐌶𐌹𐍆𐌰𐌹𐍂?“</text:span></text:span></text:p>
      <text:p text:style-name="P1"><text:span text:style-name="Emphasis"><text:span text:style-name="T2">Darauf geht der Kater zu Emmas Zimmer und beide Mädchen folgen der Katze. Dort angekommen, sehen sie, dass der Wassernapf leer ist, aber der Fressnapf noch zu einem guten Viertel gefüllt ist.</text:span></text:span></text:p>
      <text:p text:style-name="P1"><text:span text:style-name="Emphasis"><text:span text:style-name="T2">„Oh verstehe. Ich bring dir gleich das Wasser.“</text:span></text:span></text:p>
      <text:p text:style-name="P1"><text:span text:style-name="Emphasis"><text:span text:style-name="T2">Flurina: „Ich geh schon.“</text:span></text:span></text:p>
      <text:p text:style-name="P1"><text:span text:style-name="Emphasis"><text:span text:style-name="T2">„Ich werd aber mitgehen müssen, da er sonst glaubt, dass ich mich nicht um ihn kümmere.“</text:span></text:span></text:p>
      <text:p text:style-name="P1"><text:span text:style-name="Emphasis"><text:span text:style-name="T2">„Oh verstehe.“</text:span></text:span></text:p>
      <text:p text:style-name="P1"><text:span text:style-name="Emphasis"><text:span text:style-name="T2">Auf den Weg in die Küche fragt Flurina:„Du Emma, was machen wir heute?“</text:span></text:span></text:p>
      <text:p text:style-name="P1"><text:soft-page-break/><text:span text:style-name="Emphasis"><text:span text:style-name="T2">„Wir machen ein gotischen Linseneintopf. Dieser ist zwar nicht offiziell überliefert worden, aber er wurde rekonstruiert, wie vieles in der gotischen Kultur.“</text:span></text:span></text:p>
      <text:p text:style-name="P1"><text:span text:style-name="Emphasis"><text:span text:style-name="T2">In der Küche angekommen, füllt Emma den Behälter für Wasser an und übergibt ihn Flurina, welche mit der Emma zurück in Emmas Zimmer geht. Dort füllt Flurina das Wasser in den Wassernapf um.</text:span></text:span></text:p>
      <text:p text:style-name="P1"><text:span text:style-name="Emphasis"><text:span text:style-name="T2">Als beide Mädchen aus dem Zimmer gehen wollen, legt 𐌻𐌿𐌶𐌹𐍆𐌰𐌹𐍂 eine Pfote auf Flurinas Schienbein und gibt ein kurzes miauen von sich. Das lässt sie fragend zu Emma schauen.</text:span></text:span></text:p>
      <text:p text:style-name="P1"><text:span text:style-name="Emphasis"><text:span text:style-name="T2">„Er mag das du ihm zuschaust, und ja du darfst. Ich warte dir hier am Bett.“</text:span></text:span></text:p>
      <text:p text:style-name="P1"><text:span text:style-name="Emphasis"><text:span text:style-name="T2">Darauf setzt sich Flurina auf den Boden neben 𐌻𐌿𐌶𐌹𐍆𐌰𐌹𐍂 und Emma setzt sich auf das Bett.</text:span></text:span></text:p>
      <text:p text:style-name="P1"><text:span text:style-name="Emphasis"><text:span text:style-name="T2">Nach ein paar Momenten geht 𐌻𐌿𐌶𐌹𐍆𐌰𐌹𐍂 aus dem Zimmer und beide Mädchen gehen in die Küche.</text:span></text:span></text:p>
      <text:p text:style-name="P1"><text:span text:style-name="Emphasis"><text:span text:style-name="T2">„Du Emma, ich hab leider mein Maid-Outfit daheim vergessen, sonst hätte ich es angezogen.“</text:span></text:span></text:p>
      <text:p text:style-name="P1"><text:span text:style-name="Emphasis"><text:span text:style-name="T2">„Du Fluri, hättest du dich im Maid-Outfit wohler gefühlt mit mir zu kochen?“</text:span></text:span></text:p>
      <text:p text:style-name="P1"><text:span text:style-name="Emphasis"><text:span text:style-name="T2">„Der Gedanke daran ist irgendwie schon reizvoller als das jetzt.“</text:span></text:span></text:p>
      <text:p text:style-name="P1"><text:span text:style-name="Emphasis"><text:span text:style-name="T2">„Du Fluri, vielleicht hab ich noch das eine Maid-Outfit vom Fasching noch.“</text:span></text:span></text:p>
      <text:p text:style-name="P1"><text:span text:style-name="Emphasis"><text:span text:style-name="T2">„Emma, ich bin einen halben Kopf größer als du, ich glaub das es mir nicht passt.“</text:span></text:span></text:p>
      <text:p text:style-name="P1"><text:span text:style-name="Emphasis"><text:span text:style-name="T2">„Ach verdammt, daran hab ich jetzt nicht gedacht.“</text:span></text:span></text:p>
      <text:p text:style-name="P1"><text:span text:style-name="Emphasis"><text:span text:style-name="T2">„Ist nicht schlimm. So Emma, was sind beim Kochen meine Aufgaben?“</text:span></text:span></text:p>
      <text:p text:style-name="P1"><text:span text:style-name="Emphasis"><text:span text:style-name="T2">„Also du wäscht die Karotte, den Sellerie, den Lauch, den Apfel und den Weißkohl. Dann würfelst du die. Wenn das gemacht ist, wäscht du die Linsen. Ich erhitze in der Zwischenzeit das Öl. Wenn ich Zwiebeln sag, gibst du die Zwiebeln dazu. Nach etwas Zeit sag ich Karotte, Lauch und Sellerie und du gibst das dazu. Dann kurz darauf gibst du die Linsen dazu. Dann lassen wir das so 20-25 köcheln und dann gibst du die Apfelstückchen, den Weißkohl und 50g Nüsse dazu. Ich geb dann in der Zwischenzeit noch Honig Salz und Pfeffer dazu. Dann lassen wir das so 5min ziehen. Fluri, glaubst du, dass du das schafst?“</text:span></text:span></text:p>
      <text:p text:style-name="P1"><text:span text:style-name="Emphasis"><text:span text:style-name="T2">„OK, ich werds versuchen mich daran zu erinnern. Darf ich es servieren?“</text:span></text:span></text:p>
      <text:p text:style-name="P1"><text:span text:style-name="Emphasis"><text:span text:style-name="T2">„Natürlich. So, dann lass uns anfangen.“</text:span></text:span></text:p>
      <text:p text:style-name="P1"><text:span text:style-name="Emphasis"><text:span text:style-name="T2">„Gibt es eine gewisse Reihenfolge wie ich die Sachen waschen und schneiden sollte?“</text:span></text:span></text:p>
      <text:p text:style-name="P1"><text:span text:style-name="Emphasis"><text:span text:style-name="T2">„Du weißt ungefähr wann du die Sachen dazugeben musst. Da kannst du dir die Reihenfolge wie du die Sachen wäscht selber aussuchen.“</text:span></text:span></text:p>
      <text:p text:style-name="P1"><text:span text:style-name="Emphasis"><text:span text:style-name="T2">Während sie das sagt, überreicht sie Flurina das Waschsieb und nimmt sich das Öl und das Zerstampfungswerckzeug für die Nüsse heraus.</text:span></text:span></text:p>
      <text:p text:style-name="P1"><text:span text:style-name="Emphasis"><text:span text:style-name="T2">„OK, verstehe.“</text:span></text:span></text:p>
      <text:p text:style-name="P1"><text:span text:style-name="Emphasis"><text:span text:style-name="T2">Darauf nimmt Flurina alles was sie waschen sollte und wäscht es.Während Flurina das macht, wiegt Emma die Nüsse und zermalmt sie.</text:span></text:span></text:p>
      <text:p text:style-name="P1"><text:span text:style-name="Emphasis"><text:span text:style-name="T2">„Du Emma, ich hätte die anstrengende Arbeit schon gemacht, du musst dich beim Zerkleinern der Nüsse nicht anstrengen.“</text:span></text:span></text:p>
      <text:p text:style-name="P1"><text:span text:style-name="Emphasis"><text:span text:style-name="T2">„Fluri, ich weiß, aber das hilft mir meinen Kopf auszuschalten.“</text:span></text:span></text:p>
      <text:p text:style-name="P1"><text:span text:style-name="Emphasis"><text:span text:style-name="T2">„Oh verstehe. Tut mir leid, dass ich dir da hineingepfuscht hab.“</text:span></text:span></text:p>
      <text:p text:style-name="P1"><text:span text:style-name="Emphasis"><text:span text:style-name="T2">„Du alles gut, du wusstest es einfach nur nicht.“</text:span></text:span></text:p>
      <text:p text:style-name="P1"><text:span text:style-name="Emphasis"><text:span text:style-name="T2">Als Emma die Nüsse fertig zerstampft hatte, fängt sie an das Öl anzubraten.</text:span></text:span></text:p>
      <text:p text:style-name="P1"><text:soft-page-break/><text:span text:style-name="Emphasis"><text:span text:style-name="T2">„Fluri, gib jetzt die Zwiebel dazu.“</text:span></text:span></text:p>
      <text:p text:style-name="P1"><text:span text:style-name="Emphasis"><text:span text:style-name="T2">Das macht Flurina.</text:span></text:span></text:p>
      <text:p text:style-name="P1"><text:span text:style-name="Emphasis"><text:span text:style-name="T2">Als diese angebraten sind, fordert Emma Flurina auf, die Karotte, den Lauch und den Sellerie hineinzugeben. Als diese an geschwitzt sind, sagt Emma, dass Flurina die Flurina die Linsen hineinzugeben. Darauf gibt Emma einen halben Liter Wasser in den Topf. Als der Topf wieder auf dem Herd steht, gibt sie ein Lorbeerblatt und Thymian in den Topf</text:span></text:span></text:p>
      <text:p text:style-name="P1"><text:span text:style-name="Emphasis"><text:span text:style-name="T2">Darauf dreht die Hitze etwas herunter.</text:span></text:span></text:p>
      <text:p text:style-name="P1"><text:span text:style-name="Emphasis"><text:span text:style-name="T2">Danach fragt Emma: „Du Fluri, kannst du bitte das Geschirr aufdecken?“</text:span></text:span></text:p>
      <text:p text:style-name="P1"><text:span text:style-name="Emphasis"><text:span text:style-name="T2">„Natürlich.“</text:span></text:span></text:p>
      <text:p text:style-name="P1"><text:span text:style-name="Emphasis"><text:span text:style-name="T2">Das macht Flurina.</text:span></text:span></text:p>
      <text:p text:style-name="P1"><text:span text:style-name="Emphasis"><text:span text:style-name="T2">Nach so 25 Minuten gibt Flurina die Nüsse, den Apfel und den Weißkohl dazu.</text:span></text:span></text:p>
      <text:p text:style-name="P1"><text:span text:style-name="Emphasis"><text:span text:style-name="T2">Nach so 10 Minuten gibt Emma etwas Salz und Pfeffer dazu. Als das darunter umgerührt sind, gibt Emma einen Esslöffel Honig dazu.</text:span></text:span></text:p>
      <text:p text:style-name="P1"><text:span text:style-name="Emphasis"><text:span text:style-name="T2">Dann rührt Emma das für so 5 Minuten um.</text:span></text:span></text:p>
      <text:p text:style-name="P1"><text:span text:style-name="Emphasis"><text:span text:style-name="T2">Darauf zieht Emma den Topf vom Herd runter und nimmt das Lorbeerblatt heraus.</text:span></text:span></text:p>
      <text:p text:style-name="P1"><text:span text:style-name="Emphasis"><text:span text:style-name="T2">„So Fluri, bring den Topf bitte raus auf den Tisch.“</text:span></text:span></text:p>
      <text:p text:style-name="P1"><text:span text:style-name="Emphasis"><text:span text:style-name="T2">„Natürlich.“</text:span></text:span></text:p>
      <text:p text:style-name="P1"><text:span text:style-name="Emphasis"><text:span text:style-name="T2">Flurina setzt den Topf auf den Tisch und Emma folgt ihr knapp danach. Dort angekommen, setzen sich beide gegenüber und Flurina gibt das Essen in die Schüsseln der zwei.</text:span></text:span></text:p>
      <text:p text:style-name="P1"><text:span text:style-name="Emphasis"><text:span text:style-name="T2">Als die zwei so essen, springt 𐌻𐌿𐌶𐌹𐍆𐌰𐌹𐍂 auf den Tisch, schnüffelt an Emmas Teller, verzieht das Gesicht und springt dann auf Flurinas Schoß.</text:span></text:span></text:p>
      <text:p text:style-name="P1"><text:span text:style-name="Emphasis"><text:span text:style-name="T2">„Macht er das sonst auch immer so?“</text:span></text:span></text:p>
      <text:p text:style-name="P1"><text:span text:style-name="Emphasis"><text:span text:style-name="T2">„Was, das an der Schüssel riechen, das Gesicht verziehen oder das auf den Schoß legen?“</text:span></text:span></text:p>
      <text:p text:style-name="P1"><text:span text:style-name="Emphasis"><text:span text:style-name="T2">„Alles.“</text:span></text:span></text:p>
      <text:p text:style-name="P1"><text:span text:style-name="Emphasis"><text:span text:style-name="T2">„Bis auf das auf den Schoß legen, macht er den Rest schon häufiger, aber das Gesicht verzieht er irgendwie nur dann, wenn es irgendwas gotisches gibt.“</text:span></text:span></text:p>
      <text:p text:style-name="P1"><text:span text:style-name="Emphasis"><text:span text:style-name="T2">„Du 𐌻𐌿𐌶𐌹𐍆𐌰𐌹𐍂, du bist irgendwie lustig.“</text:span></text:span></text:p>
      <text:p text:style-name="P1"><text:span text:style-name="Emphasis"><text:span text:style-name="T2">Darauf schnurrt 𐌻𐌿𐌶𐌹𐍆𐌰𐌹𐍂 nur zustimmend.</text:span></text:span></text:p>
      <text:p text:style-name="P1"><text:span text:style-name="Emphasis"><text:span text:style-name="T2">Flurina streichelt 𐌻𐌿𐌶𐌹𐍆𐌰𐌹𐍂 mit ihrer linken Hand während sie mit der rechten Hand isst.</text:span></text:span></text:p>
      <text:p text:style-name="P1"><text:span text:style-name="Emphasis"><text:span text:style-name="T2">Beide Mädchen essen in Stille weiter.</text:span></text:span></text:p>
      <text:p text:style-name="P1"><text:span text:style-name="Emphasis"><text:span text:style-name="T2">Flurina ist als erstes fertig, wartet aber ein paar Minuten bis Emma fertig ist.</text:span></text:span></text:p>
      <text:p text:style-name="P1"><text:span text:style-name="Emphasis"><text:span text:style-name="T2">Nachdem auch diese fertig ist, bittet sie Emma, dass sie alles abräumen darf. Diese stimmt dabei zu.</text:span></text:span></text:p>
      <text:p text:style-name="P1"><text:span text:style-name="Emphasis"><text:span text:style-name="T2">Nachdem Flurina alles abgeräumt hatte, kommt sie ins Wohnzimmer zurück.</text:span></text:span></text:p>
      <text:p text:style-name="P1"><text:span text:style-name="Emphasis"><text:span text:style-name="T2">„Du Fluri, magst du zuerst duschen, oder sollte ich zuerst duschen gehen?“</text:span></text:span></text:p>
      <text:p text:style-name="P1"><text:span text:style-name="Emphasis"><text:span text:style-name="T2">„Passt das, wenn ich zuerst dusche? Dann kann ich danach mit 𐌻𐌿𐌶𐌹𐍆𐌰𐌹𐍂 spielen ohne danach fürs Duschen zu stoppen.“</text:span></text:span></text:p>
      <text:p text:style-name="P1"><text:span text:style-name="Emphasis"><text:span text:style-name="T2">„Passt.“</text:span></text:span></text:p>
      <text:p text:style-name="P1"><text:span text:style-name="Emphasis"><text:span text:style-name="T2">Während Flurina duscht, spielt Emma mit 𐌻𐌿𐌶𐌹𐍆𐌰𐌹𐍂 und der Feder an den Stecken.</text:span></text:span></text:p>
      <text:p text:style-name="P1"><text:soft-page-break/><text:span text:style-name="Emphasis"><text:span text:style-name="T2">Nachdem Flurina fertig war, geht sie in Emmas Zimmer.</text:span></text:span></text:p>
      <text:p text:style-name="P1"><text:span text:style-name="Emphasis"><text:span text:style-name="T2">Sie kann sich nicht entscheiden ob sie eifersüchtig sein sollte, oder ob sie es bewundern sollte wie die zwei spielen.</text:span></text:span></text:p>
      <text:p text:style-name="P1"><text:span text:style-name="Emphasis"><text:span text:style-name="T2">Nach ein Minuten merkt Emma, dass Flurina den zwei zuschaut.</text:span></text:span></text:p>
      <text:p text:style-name="P1"><text:span text:style-name="Emphasis"><text:span text:style-name="T2">„Willst du mit ihm weiter spielen?“</text:span></text:span></text:p>
      <text:p text:style-name="P1"><text:span text:style-name="Emphasis"><text:span text:style-name="T2">„Ja.“</text:span></text:span></text:p>
      <text:p text:style-name="P1"><text:span text:style-name="Emphasis"><text:span text:style-name="T2">„Dann geh ich mal duschen.“</text:span></text:span></text:p>
      <text:p text:style-name="P1"><text:span text:style-name="Emphasis"><text:span text:style-name="T2">Emma holt Emma ein Tampon aus ihrem Schrank und geht ins Bad.</text:span></text:span></text:p>
      <text:p text:style-name="P1"><text:span text:style-name="Emphasis"><text:span text:style-name="T2">Flurina nimmt die ferngesteuerte Maus und spielt mit dieser mit 𐌻𐌿𐌶𐌹𐍆𐌰𐌹𐍂. Dieser jagt diese mit Freude.</text:span></text:span></text:p>
      <text:p text:style-name="P1"><text:span text:style-name="Emphasis"><text:span text:style-name="T2">Flurina ist fasziniert wie 𐌻𐌿𐌶𐌹𐍆𐌰𐌹𐍂 diese Maus jagt.</text:span></text:span></text:p>
      <text:p text:style-name="P1"><text:span text:style-name="Emphasis"><text:span text:style-name="T2">Nach ca. 30min hört 𐌻𐌿𐌶𐌹𐍆𐌰𐌹𐍂 auf die Maus zu jagen und schmiegt sich an die Flurina. Als 𐌻𐌿𐌶𐌹𐍆𐌰𐌹𐍂 das macht, kommt Emma in das Zimmer und zieht sich ihren Pyjama an.</text:span></text:span></text:p>
      <text:p text:style-name="P1"><text:span text:style-name="Emphasis"><text:span text:style-name="T2">„Fluri, wenn ihr zwei fertig geschmust habt, komm dann rüber ins Gästezimmer. Ich warte dir dann dort.“</text:span></text:span></text:p>
      <text:p text:style-name="P1"><text:span text:style-name="Emphasis"><text:span text:style-name="T2">Als 𐌻𐌿𐌶𐌹𐍆𐌰𐌹𐍂 das hört, schaut er kurz zu Emma und legt sich dann queer über Flurinas Beine.</text:span></text:span></text:p>
      <text:p text:style-name="P1"><text:span text:style-name="Emphasis"><text:span text:style-name="T2">„𐌻𐌿𐌶𐌹𐍆𐌰𐌹𐍂, du magst wohl nicht, dass ich dich alleine lasse, nicht wahr?“</text:span></text:span></text:p>
      <text:p text:style-name="P1"><text:span text:style-name="Emphasis"><text:span text:style-name="T2">Das Mädchen lässt sich aber davon nicht abschrecken und streichelt den Kater.</text:span></text:span></text:p>
      <text:p text:style-name="P1"><text:span text:style-name="Emphasis"><text:span text:style-name="T2">Als sich 𐌻𐌿𐌶𐌹𐍆𐌰𐌹𐍂 für so 5min streicheln hat lassen, geht er raus und Flurina geht zum Gästezimmer.</text:span></text:span></text:p>
      <text:h text:style-name="P3" text:outline-level="1"><text:span text:style-name="Emphasis"><text:span text:style-name="T1">Der Filmabend</text:span></text:span></text:h>
      <text:p text:style-name="P1"><text:span text:style-name="Emphasis"><text:span text:style-name="T2">Als Flurina dort angekommen ist, liegt Emma im Bett und hebt die Decke an einer Seite hoch.</text:span></text:span></text:p>
      <text:p text:style-name="P1"><text:span text:style-name="Emphasis"><text:span text:style-name="T2">„Komm her kleines Mädi.“</text:span></text:span></text:p>
      <text:p text:style-name="P1"><text:span text:style-name="Emphasis"><text:span text:style-name="T2">„Kannst du mich bitte nur dann kleines Mädi nennen, wenn wir alleine sind und auch nur wenn wir kurz vorm Einschlafen sind?“</text:span></text:span></text:p>
      <text:p text:style-name="P1"><text:span text:style-name="Emphasis"><text:span text:style-name="T2">„Natürlich.“</text:span></text:span></text:p>
      <text:p text:style-name="P1"><text:span text:style-name="Emphasis"><text:span text:style-name="T2">Darauf setzt sich Flurina aufs Bett und kriecht unter die Decke.</text:span></text:span></text:p>
      <text:p text:style-name="P1"><text:span text:style-name="Emphasis"><text:span text:style-name="T2">Als Emma die Decke über die Flurina legt, fragt sie ihre Freundin: „So Fluri, hast du noch die Energie einen Film zu schauen, oder willst du lieber mit mir etwas reden bevor wir einschlafen?“</text:span></text:span></text:p>
      <text:p text:style-name="P1"><text:span text:style-name="Emphasis"><text:span text:style-name="T2">„Ich würde schon noch einen Film schauen.“</text:span></text:span></text:p>
      <text:p text:style-name="P1"><text:span text:style-name="Emphasis"><text:span text:style-name="T2">„Dann lass uns aufsetzen und uns an die Rückwand des Bettes lehnen. Du kannst dich dabei an mich anlehnen wenn du willst.“</text:span></text:span></text:p>
      <text:p text:style-name="P1"><text:span text:style-name="Emphasis"><text:span text:style-name="T2">„OK.“</text:span></text:span></text:p>
      <text:p text:style-name="P1"><text:span text:style-name="Emphasis"><text:span text:style-name="T2">Dann setzen sich beide Mädchen etwas auf und Flurina lehnt ihren Kopf an Emmas Schulter.</text:span></text:span></text:p>
      <text:p text:style-name="P1"><text:span text:style-name="Emphasis"><text:span text:style-name="T2">„Da du heute so ein braves Mädi warst, darfst du entscheiden was wir jetzt schauen.“</text:span></text:span></text:p>
      <text:p text:style-name="P1"><text:span text:style-name="Emphasis"><text:span text:style-name="T2">„Bist du dir sicher, dass ich heute ein braves Mädchen war?“</text:span></text:span></text:p>
      <text:p text:style-name="P1"><text:span text:style-name="Emphasis"><text:span text:style-name="T2">„Ja bin ich mir. Du hattest alles brav getragen, du hattest alles brav gezahlt und beim Kochen hast du mir auch brav gehorcht.“</text:span></text:span></text:p>
      <text:p text:style-name="P1"><text:span text:style-name="Emphasis"><text:span text:style-name="T2">„Aber ich wollte dir etwas abnehmen, was dir hilft deinen Kopf abzuschalten.“</text:span></text:span></text:p>
      <text:p text:style-name="P1"><text:span text:style-name="Emphasis"><text:span text:style-name="T2">„Das wusstest du nicht. Wenn du ein böses Mädchen gewesen wärst, hättest du das bewusst gemacht und hättest es gewollt, etwas was nicht der Fall war.“</text:span></text:span></text:p>
      <text:p text:style-name="P1"><text:span text:style-name="Emphasis"><text:span text:style-name="T2">„Danke das du mich als braves Mädchen siehst. Emma, wie sehr würdest du eine Doku über Wellensittiche anschauen?“</text:span></text:span></text:p>
      <text:p text:style-name="P1"><text:span text:style-name="Emphasis"><text:span text:style-name="T2">„Wenn das, dass ist, was du schauen willst, dann können wir uns das anschauen.“</text:span></text:span></text:p>
      <text:p text:style-name="P1"><text:span text:style-name="Emphasis"><text:span text:style-name="T2">„Danke.“</text:span></text:span></text:p>
      <text:p text:style-name="P1"><text:span text:style-name="Emphasis"><text:span text:style-name="T2">Emma übergibt Flurina die Fernbedienung des Fernsehers im Gästezimmer.</text:span></text:span></text:p>
      <text:p text:style-name="P1"><text:span text:style-name="Emphasis"><text:span text:style-name="T2">Darauf sucht Flurina eine Dokumentation über Wellensittiche.</text:span></text:span></text:p>
      <text:p text:style-name="P1"><text:span text:style-name="Emphasis"><text:span text:style-name="T2">Nach der Doku legen sich beide nieder, woraufhin Flurina eine ihrer Hände mit zusammengerollten Fingern auf eine von Emmas Brüsten, ihren Kopf auf Emmas andere Brust und schlägt ihr oben liegendes Bein über Emmas Beine.</text:span></text:span></text:p>
      <text:p text:style-name="P1"><text:span text:style-name="Emphasis"><text:span text:style-name="T2">Als Flurina so da liegt, küsst Emma sie auf ihren Kopf.</text:span></text:span></text:p>
      <text:p text:style-name="P1"><text:span text:style-name="Emphasis"><text:span text:style-name="T2">Flurina merkt wie ihr Kopf in Emmas Brust sinkt, da Emma keine wirkliche Brustmuskulatur besitzt. Diese Brust ist zwar etwas weicher als die Kissen, die sie normalerweise gerne als Kopfkissen mag, aber die Nähe zu ihrer Partnerin gleichen diesen Unterschied mehr als nur aus.</text:span></text:span></text:p>
      <text:p text:style-name="P1"><text:span text:style-name="Emphasis"><text:span text:style-name="T2">Emma wiederum merkt wie das Gewicht von Flurinas Kopf auf ihre Brust drückt, etwas was sie als angenehm empfindet. Dieses gute Gefühl kommt nicht daher, dass sie das Gewicht auf ihrer Brust an sich mag, sondern, dass es von ihrer Freundin kommt.</text:span></text:span></text:p>
      <text:p text:style-name="P1"><text:span text:style-name="Emphasis"><text:span text:style-name="T2">„So Fluri, wie hat dir die Doku gefallen?“</text:span></text:span></text:p>
      <text:p text:style-name="P1"><text:soft-page-break/><text:span text:style-name="Emphasis"><text:span text:style-name="T2">„Ich fand es süß wie die erklärt haben, dass Wellensittiche ihr leben lang zusammen sind und dabei Bilder von Wellensittichpaare gezeigt hatten. Hast du etwas neues gelernt?“</text:span></text:span></text:p>
      <text:p text:style-name="P1"><text:span text:style-name="Emphasis"><text:span text:style-name="T2">„Ja, dass sich verschiedene Papageienarten miteinander Fortpflanzen können, diese Nachkommen aber meistens unfruchtbar sind und das Sparkles nicht aus dem Grund mit der Laptoptastatur spielt, da er schlau genug ist, dass die Attrappe Tastatur nicht angeschlossen ist, sondern dass die Laptoptastatur einfach nur interessanter ist weil ich mich mit dieser beschäftige. Und weißt du was? Deine Hand auf meiner Brust fühlt sich so an als ob es eine Pfote von 𐌻𐌿𐌶𐌹𐍆𐌰𐌹𐍂 wäre, aber nur in groß.“</text:span></text:span></text:p>
      <text:p text:style-name="P1"><text:span text:style-name="Emphasis"><text:span text:style-name="T2">Darauf bewegt Flurina ihren Kopf so, dass sie Emma ins Gesicht schaut.</text:span></text:span></text:p>
      <text:p text:style-name="P1"><text:span text:style-name="Emphasis"><text:span text:style-name="T2">„Echt?“</text:span></text:span></text:p>
      <text:p text:style-name="P1"><text:span text:style-name="Emphasis"><text:span text:style-name="T2">„Ja.“</text:span></text:span></text:p>
      <text:p text:style-name="P1"><text:span text:style-name="Emphasis"><text:span text:style-name="T2">„Das ist ein Schönes Detail, dass es sich so anfühlt und nicht unangenehm.“</text:span></text:span></text:p>
      <text:p text:style-name="P1"><text:span text:style-name="Emphasis"><text:span text:style-name="T2">Darauf dreht Flurina ihren Kopf wieder so, dass sie auf ihren Handknöchel schaut und schließt ihre Augen.</text:span></text:span></text:p>
      <text:p text:style-name="P1"><text:span text:style-name="Emphasis"><text:span text:style-name="T2">„Du Fluri, passt es, wenn ich meine Hand auf deine Seite lege und dich mit meinem Daumen streichel?“</text:span></text:span></text:p>
      <text:p text:style-name="P1"><text:span text:style-name="Emphasis"><text:span text:style-name="T2">„Ja passt. Dann merk ich, dass du da bist.“</text:span></text:span></text:p>
      <text:p text:style-name="P1"><text:span text:style-name="Emphasis"><text:span text:style-name="T2">Nach ein paar Minuten streicheln driften beide Mädchen in den Schlaf ab.</text:span></text:span></text:p>
      <text:h text:style-name="P3" text:outline-level="1"><text:span text:style-name="Emphasis"><text:span text:style-name="T1">Emmas Traum</text:span></text:span></text:h>
      <text:p text:style-name="P1"><text:span text:style-name="Emphasis"><text:span text:style-name="T2">Emma wird im Traum in ein gotisches Haus gesetzt. Sie sitzt dort mit anderen am Feuer des Hauses. Es scheint als ob es Mittag ist. Es gibt den Linseneintopf, welche sie mit Flurina vor dem Schlafengehen gegessen hatte. In dieser Familie wird gotisch gesprochen. Obwohl sie Gotisch nur zum Teil verstehen sollte, kann sie alle Gespräche perfekt verstehen.</text:span></text:span></text:p>
      <text:p text:style-name="P1"><text:span text:style-name="Emphasis"><text:span text:style-name="T2">*Wie kann ich diese Leute so gut verstehen? Ich hatte Gotisch nur am Rande gelernt und auch nicht perfekt wie ich Englisch gelernt hatte.* (ins Gotische übersetzen lassen)</text:span></text:span></text:p>
      <text:p text:style-name="P1"><text:span text:style-name="Emphasis"><text:span text:style-name="T2">Bei diesem Gedanken zuckt sie zusammen, nicht da dieser aufkommt, sondern da dieser auch in Gotisch ist.</text:span></text:span></text:p>
      <text:p text:style-name="P1"><text:span text:style-name="Emphasis"><text:span text:style-name="T2">„Was ist los Emma?“ (ins Gotische übersetzen lassen)</text:span></text:span></text:p>
      <text:p text:style-name="P1"><text:span text:style-name="Emphasis"><text:span text:style-name="T2">„Ich hab mich erschreckt, da der Linseneintopf heißer war als erwartet“, lügt sie. (ins Gotische übersetzen lassen)</text:span></text:span></text:p>
      <text:p text:style-name="P1"><text:span text:style-name="Emphasis"><text:span text:style-name="T2">Die Gespräche gehen weiter bis, dass die Familie mit dem Essen fertig ist.</text:span></text:span></text:p>
      <text:p text:style-name="P1"><text:span text:style-name="Emphasis"><text:span text:style-name="T2">Danach muss sie helfen Wasser zu holen. Sie geht mit ihren Schwestern zum Bach. Dort angekommen, sehen die Mädchen Männer. Es waren nicht irgendwelche Männer, es waren römische Späher.</text:span></text:span></text:p>
      <text:p text:style-name="P1"><text:span text:style-name="Emphasis"><text:span text:style-name="T2">Als sie sich umgedreht hatte um Hilfe zu holen, wurden ihr ein Schild und ein Kurzschwert übergeben. Aus irgendeinem Grund wusste sie wie man das verwendet und statt ihren Schwestern waren um sie herum junge Männer, welche sie aus irgendeinem Grund als ihre Brüder identifizierte. Wieder umgedreht, sieht sie, dass keine römische Späher im Wald sind, sondern mongolische Fußsoldaten auf einer Wiese den Wald verlassen.</text:span></text:span></text:p>
      <text:p text:style-name="P1"><text:span text:style-name="Emphasis"><text:span text:style-name="T2">Emma sagte zwar ihren Brüdern, dass die Mongolen reitende Krieger sind und die Fußsoldaten eine Falle sind, aber diese hörten nicht auf sie.</text:span></text:span></text:p>
      <text:p text:style-name="P1"><text:span text:style-name="Emphasis"><text:span text:style-name="T2">Sie kannte nicht anders als ihnen zu folgen. Als die Goten auf der Wiese waren, kamen mongolische Reiter hinter dem Hügel hervor und die anderen gotischen Krieger waren denen unterlegen, weshalb diese durch die Pfeile der Mongolen sehr schnell starben. Da Emma auf der Seite der Goten war, wurde auch auf sie geschossen. Sie konnte zwar im Gegensatz zu den anderen Goten zwei Pfeile mit ihrem Schild so weit verlangsamen, dass sie diese etwas umlenken und ausweichen konnte, aber ihr Schild zerbrach durch die Wucht des zweiten Pfeiles und der dritte tötete sie.</text:span></text:span></text:p>
      <text:p text:style-name="P1"><text:span text:style-name="Emphasis"><text:span text:style-name="T2"/></text:span></text:p>
      <text:p text:style-name="P1"><text:span text:style-name="Emphasis"><text:span text:style-name="T2">Dadurch wachte sie Schweißgebadet auf.</text:span></text:span></text:p>
      <text:p text:style-name="P1"><text:span text:style-name="Emphasis"><text:span text:style-name="T2">Als sie auf ihre Brust schaut, liegt Flurina noch immer da, mit einem Kopf auf der einen Brust von ihr und mit einer Hand auf der anderen. Jetzt sind ihre Finger nicht zusammengerollt wie am Vorabend, sondern offen und sie bewegt ihren Zeigefinger und Mittelfinger so, als ob sie einen Wellensittich streicheln. Emma muss zwangsläufig lächeln, nicht da es kitzelt, sondern, da sie weiß, dass ihre Freundin wahrscheinlich von Wellensittichen träumt.</text:span></text:span></text:p>
      <text:p text:style-name="P1"><text:span text:style-name="Emphasis"><text:span text:style-name="T2">Das alles lässt ihren Puls sinken und sie herunterkommen bevor sie den nächsten Schritt macht.</text:span></text:span></text:p>
      <text:p text:style-name="P1"><text:span text:style-name="Emphasis"><text:span text:style-name="T2">Dann rüttelt sie das andere Mädchen sanft, aber diese wacht nicht auf, weshalb sie sie langsam von sich herunterlässt um sich abzubrausen und sich für den Tag fertig zu machen.</text:span></text:span></text:p>
      <text:p text:style-name="P1"><text:span text:style-name="Emphasis"><text:span text:style-name="T2">Sie holt aus der Küche Futter und Wasser für ihren Kater 𐌻𐌿𐌶𐌹𐍆𐌰𐌹𐍂, geht in ihr Zimmer, füllt dort die Schalen nach, nimmt sich von dort ein frisches Tampon, geht ins Bad, braust sich dort ab, putzt </text:span></text:span><text:soft-page-break/><text:span text:style-name="Emphasis"><text:span text:style-name="T2">sich die Zähne, zieht sich Klamotten an und geht bevor sie sich schminkt noch mal in das Gästezimmer um Flurina aufzuwecken.</text:span></text:span></text:p>
      <text:p text:style-name="P1"><text:span text:style-name="Emphasis"><text:span text:style-name="T2">Dort angekommen hört sie Flurina stöhnen, jedoch nicht im Schmerz, sondern als etwas, was sie nicht wirklich zuordnen kann.</text:span></text:span></text:p>
      <text:p text:style-name="P1"><text:span text:style-name="Emphasis"><text:span text:style-name="T2">Sie rüttelt sie diesmal etwas Fester und sagt immer wieder den Namen ihrer Freundin.</text:span></text:span></text:p>
      <text:h text:style-name="P3" text:outline-level="1"><text:span text:style-name="Emphasis"><text:span text:style-name="T1">Flurinas Traum</text:span></text:span></text:h>
      <text:p text:style-name="P1"><text:span text:style-name="Emphasis"><text:span text:style-name="T2">Flurina träumt davon, dass sie im Bikini mit Emma auf einer Wolke sitzen und über die Stadt und den See fliegen.</text:span></text:span></text:p>
      <text:p text:style-name="P1"><text:span text:style-name="Emphasis"><text:span text:style-name="T2">Von unten kommen Sparkles und Zira heraufgeflogen und setzten sich auf Flurinas Knie. Das veranlasst sie diese zu kraulen.</text:span></text:span></text:p>
      <text:p text:style-name="P1"><text:span text:style-name="Emphasis"><text:span text:style-name="T2">Als sie mit einem strahlenden Gesicht zu Emma rüber schaut, sieht sie wie diese sich von der Emma zum Kater 𐌻𐌿𐌶𐌹𐍆𐌰𐌹𐍂 verwandelt.</text:span></text:span></text:p>
      <text:p text:style-name="P1"><text:span text:style-name="Emphasis"><text:span text:style-name="T2">Darauf springt die verwandelte Emma in den Spalt zwischen ihren Beinen und Oberkörper und lehnt sich daran und fängt an zu schnurren.</text:span></text:span></text:p>
      <text:p text:style-name="P1"><text:span text:style-name="Emphasis"><text:span text:style-name="T2">„Ach warum müsst ihr drei so süß sein?“</text:span></text:span></text:p>
      <text:p text:style-name="P1"><text:span text:style-name="Emphasis"><text:span text:style-name="T2">Sparkles: „Weil wir Tiere sind, du Tiere liebst und wir dich dafür mögen.“</text:span></text:span></text:p>
      <text:p text:style-name="P1"><text:span text:style-name="Emphasis"><text:span text:style-name="T2">Nach ein paar Minuten fliegen die vier mit der Wolke auf den Boden vor die Buchhandlung, wo Emma wartet. Die zwei Vögel fliegen auf Emmas Schulter und 𐌻𐌿𐌶𐌹𐍆𐌰𐌹𐍂 springt auf den Boden.</text:span></text:span></text:p>
      <text:p text:style-name="P1"><text:span text:style-name="Emphasis"><text:span text:style-name="T2">Das veranlasst Flurina dazu sich auf die Knie zu gehen und mit einem gesenkten Kopf Emma zu begrüßen.</text:span></text:span></text:p>
      <text:p text:style-name="P1"><text:span text:style-name="Emphasis"><text:span text:style-name="T2">„Fluri, da du ein braves Mädchen warst und gut auf die Tiere aufgepasst hast, erfülle ich dir den Wunsch, dass ich auf dir herumgehe. Lege dich dafür mit deinem Bauch bitte auf den Boden.“</text:span></text:span></text:p>
      <text:p text:style-name="P1"><text:span text:style-name="Emphasis"><text:span text:style-name="T2">„Danke Emma.“</text:span></text:span></text:p>
      <text:p text:style-name="P1"><text:span text:style-name="Emphasis"><text:span text:style-name="T2">„Wo ist es dir lieber, dass ich auf dich steige, auf dem Pflaster, oder auf der Wiese?“</text:span></text:span></text:p>
      <text:p text:style-name="P1"><text:span text:style-name="Emphasis"><text:span text:style-name="T2">„Bi-bitte auf der Wiese.“</text:span></text:span></text:p>
      <text:p text:style-name="P1"><text:span text:style-name="Emphasis"><text:span text:style-name="T2">„Dann leg dich jetzt auf die Wiese.“</text:span></text:span></text:p>
      <text:p text:style-name="P1"><text:span text:style-name="Emphasis"><text:span text:style-name="T2">Flurina folgt Emmas Anweisung. Sie merkt wie das Gras ihre Haut berührt. Sie schaut zu Emma hinüber, welche zwar im Bikini zu ihr geht, aber die Schuhe, welche sie ihr geschenkt hatte, trägt. Sie merkt wie es in ihrer Bauchgegend warm wird, eine Wärme welche sie nicht kennt, zumindest nicht so.</text:span></text:span></text:p>
      <text:p text:style-name="P1"><text:span text:style-name="Emphasis"><text:span text:style-name="T2">„Du schaust so erwartend zu mir. Ich glaub nicht, dass ich dich länger warten lassen kann.“</text:span></text:span></text:p>
      <text:p text:style-name="P1"><text:span text:style-name="Emphasis"><text:span text:style-name="T2">Dann steigt Emma mit ihren rechten Schuh auf Flurinas Gesäß und mit dem linken auf ihre Schulterblätter.</text:span></text:span></text:p>
      <text:p text:style-name="P1"><text:span text:style-name="Emphasis"><text:span text:style-name="T2">Emma fragt in einem neugierigen warmen Ton: „Und, wie fühlt es sich an?“</text:span></text:span></text:p>
      <text:p text:style-name="P1"><text:span text:style-name="Emphasis"><text:span text:style-name="T2">Das Gras unter Flurina hatte sich zu Papageienfedern verwandelt und Flurina kann atmen als ob niemand auf ihr oben steht und die Schuhe sie nur berühren.</text:span></text:span></text:p>
      <text:p text:style-name="P1"><text:span text:style-name="Emphasis"><text:span text:style-name="T2">„Es fühlt sich grandios an. Danke Emma, dass ich deine Fußmatte sein darf. Es ist mir eine so große Ehre.“</text:span></text:span></text:p>
      <text:p text:style-name="P1"><text:span text:style-name="Emphasis"><text:span text:style-name="T2">Die Wärme in ihr breitet sich aus und sie fängt an zu zittern und will ihren Rücken durchbiegen, wird aber durch Emma auf den Papageienfedern gehalten ohne die Möglichkeit dieses zu tun.</text:span></text:span></text:p>
      <text:p text:style-name="P1"><text:span text:style-name="Emphasis"><text:span text:style-name="T2"/></text:span></text:p>
      <text:p text:style-name="P1"><text:span text:style-name="Emphasis"><text:span text:style-name="T2">„Fluri, Fluri, wach auf.“</text:span></text:span></text:p>
      <text:p text:style-name="P1"><text:span text:style-name="Emphasis"><text:span text:style-name="T2">Darauf wacht Flurina verschlafen auf und schaut etwas verwirrt zur ungeschminkten Emma. Ihr ist wärmer als sonst und ihre Beine fühlen sich wie Pudding an.</text:span></text:span></text:p>
      <text:p text:style-name="P1"><text:soft-page-break/><text:span text:style-name="Emphasis"><text:span text:style-name="T2">„Huh? Wo bin ich? Wer bist du?“</text:span></text:span></text:p>
      <text:p text:style-name="P1"><text:span text:style-name="Emphasis"><text:span text:style-name="T2">„Zum Glück bist du jetzt wach. Du bist bei mir zuhause und ich bin die Emma, nur ungeschminkt. Du hattest bei mir von gestern auf heute Übernachtet, weißt du nicht mehr?“</text:span></text:span></text:p>
      <text:p text:style-name="P1"><text:span text:style-name="Emphasis"><text:span text:style-name="T2">Flurina braucht ein paar kurze Momente um sich daran zu erinnern.</text:span></text:span></text:p>
      <text:p text:style-name="P1"><text:span text:style-name="Emphasis"><text:span text:style-name="T2">„Oh ja stimmt. Tut mir leid, dass ich dich nicht gleich erkannt hatte.“</text:span></text:span></text:p>
      <text:p text:style-name="P1"><text:span text:style-name="Emphasis"><text:span text:style-name="T2">„Ist schon in Ordnung. Du musst dich jetzt fertig machen, damit wir rechtzeitig beim Café sind um die Wellensittiche zu füttern.“</text:span></text:span></text:p>
      <text:p text:style-name="P1"><text:span text:style-name="Emphasis"><text:span text:style-name="T2">„Und wie machen wir das mit dem Frühstücken?“</text:span></text:span></text:p>
      <text:p text:style-name="P1"><text:span text:style-name="Emphasis"><text:span text:style-name="T2">„Wir essen dort.“</text:span></text:span></text:p>
      <text:p text:style-name="P1"><text:span text:style-name="Emphasis"><text:span text:style-name="T2">„Dürfen wir das überhaupt?“</text:span></text:span></text:p>
      <text:p text:style-name="P1"><text:span text:style-name="Emphasis"><text:span text:style-name="T2">„Ich habs ausgehandelt, dass wir das dürfen.“</text:span></text:span></text:p>
      <text:p text:style-name="P1"><text:span text:style-name="Emphasis"><text:span text:style-name="T2">„OK.“</text:span></text:span></text:p>
      <text:p text:style-name="P1"><text:span text:style-name="Emphasis"><text:span text:style-name="T2">„Und wovon hast du heute eigentlich geträumt?“</text:span></text:span></text:p>
      <text:p text:style-name="P1"><text:span text:style-name="Emphasis"><text:span text:style-name="T2">„Warum fragst du?“</text:span></text:span></text:p>
      <text:p text:style-name="P1"><text:span text:style-name="Emphasis"><text:span text:style-name="T2">„Du hattest heute kurz bevor du aufgewacht bist gestönt.“</text:span></text:span></text:p>
      <text:p text:style-name="P1"><text:span text:style-name="Emphasis"><text:span text:style-name="T2">Flurina wird rot und würde gerne im Bett versinken.</text:span></text:span></text:p>
      <text:p text:style-name="P1"><text:span text:style-name="Emphasis"><text:span text:style-name="T2">„Du Fluri, wenn du es mir nicht erzählen willst, müssen wir das nicht besprechen.“</text:span></text:span></text:p>
      <text:p text:style-name="P1"><text:span text:style-name="Emphasis"><text:span text:style-name="T2">„Vielleicht fühl ich mich später dazu bereit, aber ich will mich jetzt lieber fertig machen.“</text:span></text:span></text:p>
      <text:p text:style-name="P1"><text:span text:style-name="Emphasis"><text:span text:style-name="T2">„Passt. Ich schmink mich in der Zwischenzeit wo du dich fertig machst.“</text:span></text:span></text:p>
      <text:p text:style-name="P1"><text:span text:style-name="Emphasis"><text:span text:style-name="T2">„In Ordnung.“</text:span></text:span></text:p>
      <text:p text:style-name="P1"><text:span text:style-name="Emphasis"><text:span text:style-name="T2">Emma geht in ihr Zimmer und schminkt sich während Flurina die Zähne putzt und sich die Kleidung für den Tag in Emmas Zimmer anzieht.</text:span></text:span></text:p>
      <text:p text:style-name="P1"><text:span text:style-name="Emphasis"><text:span text:style-name="T2">Emma nimmt noch ihre Laptoptasche mit dem Laptop aus ihrem Zimmer mit, worauf Flurina fragt: „Warum nimmst du diese mit?“</text:span></text:span></text:p>
      <text:p text:style-name="P1"><text:span text:style-name="Emphasis"><text:span text:style-name="T2">„Du Fluri, ich muss mich ja irgendwie beschäftigen von dem Zeitpunkt wo du heim musst bis dass ich heimgehen kann. Würdest du ihn mir bitte abnehmen?“, fragt Emma vorsichtig, um die Beziehung auszutesten. Immerhin schaut Flurina mit dem Rucksack gefüllt mit dem Zeug für eine Nacht nicht überfordert aus.</text:span></text:span></text:p>
      <text:p text:style-name="P1"><text:span text:style-name="Emphasis"><text:span text:style-name="T2">„Stimmt auch wieder. Und natürlich nehme ich ihn dir ab.“</text:span></text:span></text:p>
      <text:p text:style-name="P1"><text:span text:style-name="Emphasis"><text:span text:style-name="T2">Bevor beide Mädchen gehen, schreibt Emma noch, dass sie bis um ca. 18:35 weg ist, da sie beim Papageiencafé sich um die Vögel kümmern muss und legt es auf den Esstisch.</text:span></text:span></text:p>
      <text:p text:style-name="P1"><text:span text:style-name="Emphasis"><text:span text:style-name="T2">Darauf gibt Emma ihrem Kater noch ein Abschiedsleckerli und beide Mädchen gehen zum Ausgang, wo beide sich für die Kälte draußen anziehen.</text:span></text:span></text:p>
      <text:h text:style-name="P3" text:outline-level="1"><text:span text:style-name="Emphasis"><text:span text:style-name="T1">Das erste gemeinsame Füttern der Wellensittiche</text:span></text:span></text:h>
      <text:p text:style-name="P1"><text:span text:style-name="Emphasis"><text:span text:style-name="T2">Beim Café angekommen, sperrt Emma es auf und sperrt hinter sich wieder zu.</text:span></text:span></text:p>
      <text:p text:style-name="P1"><text:span text:style-name="Emphasis"><text:span text:style-name="T2">Darauf gehen beide in den Lagerraum fürs Futter und geben es in den richtigen Rationen in den Futterraum auf die richtigen Plätze.</text:span></text:span></text:p>
      <text:p text:style-name="P1"><text:span text:style-name="Emphasis"><text:span text:style-name="T2">Als bei allen Plätzen Futter ist, macht Emma die Türe zu den Wellensittichen auf, welche sofort hinein fliegen und zu den richtigen Futterplätzen fliegen.</text:span></text:span></text:p>
      <text:p text:style-name="P1"><text:span text:style-name="Emphasis"><text:span text:style-name="T2">Flurina bewundert dieses Spiel einfach nur.</text:span></text:span></text:p>
      <text:p text:style-name="P1"><text:span text:style-name="Emphasis"><text:span text:style-name="T2">Als Emma sieht, wie Flurina voller Begeisterung dasteht, fragt sie: „Du Fluri, du willst sicher genau so wie beim 𐌻𐌿𐌶𐌹𐍆𐌰𐌹𐍂 denen beim Fressen zuschauen, richtig?“</text:span></text:span></text:p>
      <text:p text:style-name="P1"><text:span text:style-name="Emphasis"><text:span text:style-name="T2">„Ja.“</text:span></text:span></text:p>
      <text:p text:style-name="P1"><text:span text:style-name="Emphasis"><text:span text:style-name="T2">„Dann warte ich mit dir hier bis dass du dich satt gesehen hast.“</text:span></text:span></text:p>
      <text:p text:style-name="P1"><text:span text:style-name="Emphasis"><text:span text:style-name="T2">Nach ein paar Augenblicken fällt Flurinas Blick auf zwei Männchen, welche Teile von deren Futter zum Haufen des anderen legen.</text:span></text:span></text:p>
      <text:p text:style-name="P1"><text:span text:style-name="Emphasis"><text:span text:style-name="T2">„Du Emma, was machen die zwei dort drüben?“</text:span></text:span></text:p>
      <text:p text:style-name="P1"><text:span text:style-name="Emphasis"><text:span text:style-name="T2">„Ach das sind Coco und Pico. Das ist unser Schwules Paar hier und Coco mag die Haselnüsse nicht und Pico mag die Walnüsse nicht. Darum picken die jeweiligen Nüsse aus deren eigenen Mischung heraus und legen es zum anderen.“</text:span></text:span></text:p>
      <text:p text:style-name="P1"><text:span text:style-name="Emphasis"><text:span text:style-name="T2">„Und die sind seit wann zusammen?“</text:span></text:span></text:p>
      <text:p text:style-name="P1"><text:span text:style-name="Emphasis"><text:span text:style-name="T2">„Seit so gut 2 Jahren.“</text:span></text:span></text:p>
      <text:p text:style-name="P1"><text:span text:style-name="Emphasis"><text:span text:style-name="T2">„Ich wünschte ich hätte auch einen solchen Partner.“</text:span></text:span></text:p>
      <text:p text:style-name="P1"><text:span text:style-name="Emphasis"><text:span text:style-name="T2">Darauf schaut Emma mit dem ‚Willst du mir sagen, dass wir nicht zusammen sind?‘-Blick zu Flurina.</text:span></text:span></text:p>
      <text:p text:style-name="P1"><text:span text:style-name="Emphasis"><text:span text:style-name="T2">„Ja schon, aber ich mein jetzt, wir mögen beide kein Paprika, aber sonst ess ich ja alles. Das heißt wir können uns nicht gegenseitig das geben, was wir nicht mögen, sondern du gibst mir Fleisch, aber ich kann dann nichts zurückgeben was ich nicht mag.“</text:span></text:span></text:p>
      <text:p text:style-name="P1"><text:span text:style-name="Emphasis"><text:span text:style-name="T2">„Da hast du auch wieder recht.“</text:span></text:span></text:p>
      <text:p text:style-name="P1"><text:span text:style-name="Emphasis"><text:span text:style-name="T2">Als die meisten Vögel fertig sind, gehen Emma und Flurina alle wichtigen Türen aufmachen und dann in die Küche und machen sich deren Frühstück.</text:span></text:span></text:p>
      <text:p text:style-name="P1"><text:span text:style-name="Emphasis"><text:span text:style-name="T2">„Emma, wo ist hier was?“</text:span></text:span></text:p>
      <text:p text:style-name="P1"><text:span text:style-name="Emphasis"><text:span text:style-name="T2">Darauf zeigt Emma Flurina die Küche des Cafés und beide machen sich Marmelade Brot mit einem warmen Kakao.</text:span></text:span></text:p>
      <text:p text:style-name="P1"><text:span text:style-name="Emphasis"><text:span text:style-name="T2">Darauf gehen beide auf den gleichen Platz wie an den Tagen zuvor.</text:span></text:span></text:p>
      <text:p text:style-name="P1"><text:span text:style-name="Emphasis"><text:span text:style-name="T2">Als beide bei ungefähr der Hälfte waren, kommen Pico, Coco, Sparkles und Zira zu deren Tisch geflogen und Sparkles begrüßt die zwei Mädchen mit ‚Hallo‘.</text:span></text:span></text:p>
      <text:p text:style-name="P1"><text:span text:style-name="Emphasis"><text:span text:style-name="T2">„Hallo Sparkles, Zira, Pico und Coco. Wie gehts euch vieren?“</text:span></text:span></text:p>
      <text:p text:style-name="P1"><text:span text:style-name="Emphasis"><text:span text:style-name="T2">Darauf flattern alle vier Wellensittiche wild und fangen an fröhlich durcheinander zu zwitschern. </text:span></text:span></text:p>
      <text:p text:style-name="P1"><text:span text:style-name="Emphasis"><text:span text:style-name="T2">„Ihr seid heute aber gut drauf“, sagt Emma mit einem leichten kichern, „was ist passiert, dass ihr so gut drauf seid?“</text:span></text:span></text:p>
      <text:p text:style-name="P1"><text:soft-page-break/><text:span text:style-name="Emphasis"><text:span text:style-name="T2">Pico hüpft zur Flurina und stupst diese an während er zwitschert.</text:span></text:span></text:p>
      <text:p text:style-name="P1"><text:span text:style-name="Emphasis"><text:span text:style-name="T2">„Du Fluri, ich glaub die sind froh, dass hier eine neue Stammkundin da ist, stell dich doch Pico und Coco vor.“</text:span></text:span></text:p>
      <text:p text:style-name="P1"><text:span text:style-name="Emphasis"><text:span text:style-name="T2">„OK. Also hallo Coco und Pico, ich bin die Flurina, ich bin die Freundin von der Emma hier“, darauf zeigt sie auf die Emma, „und bin recht gerne hier, da ihr Wellensittiche so unwiderstehlich süß seid. Und was ist mit euch?“</text:span></text:span></text:p>
      <text:p text:style-name="P1"><text:span text:style-name="Emphasis"><text:span text:style-name="T2">Die vier Wellensittiche nicken zustimmend während sie zwitschern. Als die vier fertig sind, fliegt Sparkles zu einem an der Decke hängenden Seil, und hängt sich mit seinem Schnabel daran und baumelt dort herum. Zira fliegt zu Emmas Haaren und spielt mit denen und Pico und Coco hüpfen auf Flurinas Arm und springen darauf. Dort angekommen, putzen sich die zwei Männchen.</text:span></text:span></text:p>
      <text:p text:style-name="P1"><text:span text:style-name="Emphasis"><text:span text:style-name="T2">Darauf schaut Flurina zum Sparkles hinauf und fragt Emma: „Ist es normal, dass der Sparkles mit seinem Schnabel am Seil an der Decke hängt?“</text:span></text:span></text:p>
      <text:p text:style-name="P1"><text:span text:style-name="Emphasis"><text:span text:style-name="T2">„Ja ja, das macht er immer wieder mal, das ist eins der vielen Dinge welche er gerne als Beschäftigung macht. Da brauchst du dir keine Sorgen machen.“</text:span></text:span></text:p>
      <text:p text:style-name="P1"><text:span text:style-name="Emphasis"><text:span text:style-name="T2">„Was macht er sonst noch so außer mit dir das Hallo/Tschüss Spiel zu spielen und mit Zira um herum zu jagen?“</text:span></text:span></text:p>
      <text:p text:style-name="P1"><text:span text:style-name="Emphasis"><text:span text:style-name="T2">„Er plätschert gerne im fliesenden Wasser hinter uns oder er tanzt zur Musik oder spielt mit den Haaren von Menschen oder was auch immer ihm gerade einfällt. Er ist einfach nicht still zu bekommen.“</text:span></text:span></text:p>
      <text:p text:style-name="P1"><text:span text:style-name="Emphasis"><text:span text:style-name="T2">Sobald Zira das Wortpaar ‚fließenden Wasser‘ hört, fliegt sie von Emmas Kopf und zum künstlich angelegten Wasserfall im Gehege zwischen Futterkammer und Essbereich mit den Vögel.</text:span></text:span></text:p>
      <text:p text:style-name="P1"><text:span text:style-name="Emphasis"><text:span text:style-name="T2">Als Sparkles das bemerkt, fliegt er ihr nach und beide reinigen sich gegenseitig darunter.</text:span></text:span></text:p>
      <text:p text:style-name="P1"><text:span text:style-name="Emphasis"><text:span text:style-name="T2">„Wie kann es sein, dass er ausgerechnet mit Zira zusammen ist?“</text:span></text:span></text:p>
      <text:p text:style-name="P1"><text:span text:style-name="Emphasis"><text:span text:style-name="T2">„Aus dem gleichen Grund warum wir zwei zusammen sind, er braucht einfach eine welche ihn beruhigt. Und außerdem braucht er jemanden, die ihn putzt und er putzen kann.“</text:span></text:span></text:p>
      <text:p text:style-name="P1"><text:span text:style-name="Emphasis"><text:span text:style-name="T2">„Ach das ist schön zu hören“, darauf schaut Flurina zum Wasserfall, „Es schaut auch putzig aus wie die sich unterm Wasserfall gegenseitig putzen. Zu welcher Musik tanzt er am ehesten?“</text:span></text:span></text:p>
      <text:p text:style-name="P1"><text:span text:style-name="Emphasis"><text:span text:style-name="T2">„Schon ge? Bei Metal und EDM geht er am meisten ab und bei Lofi-Musik versucht er meistens mit Zira zu tanzen.“</text:span></text:span></text:p>
      <text:p text:style-name="P1"><text:span text:style-name="Emphasis"><text:span text:style-name="T2">„Ist er damit erfolgreich?“</text:span></text:span></text:p>
      <text:p text:style-name="P1"><text:span text:style-name="Emphasis"><text:span text:style-name="T2">„Es geht.“</text:span></text:span></text:p>
      <text:p text:style-name="P1"><text:span text:style-name="Emphasis"><text:span text:style-name="T2">„Heißt?“</text:span></text:span></text:p>
      <text:p text:style-name="P1"><text:span text:style-name="Emphasis"><text:span text:style-name="T2">„Zira hat so ein zwei Tage im Monat wo sie mit ihm tanzen will, aber sonst will sie eher nicht.“</text:span></text:span></text:p>
      <text:p text:style-name="P1"><text:span text:style-name="Emphasis"><text:span text:style-name="T2">„Oh, verstehe.“</text:span></text:span></text:p>
      <text:p text:style-name="P1"><text:span text:style-name="Emphasis"><text:span text:style-name="T2">Darauf fliegen Coco und Pico zum angelegten Bach, welcher vom Wasserfall gespeist wird und zwischen Essbereich und Fenstern entlang fliest, worunter Sparkles und Zira sich darunter putzen.</text:span></text:span></text:p>
      <text:p text:style-name="P1"><text:span text:style-name="Emphasis"><text:span text:style-name="T2">Dort angekommen plätschern die zwei Männchen und putzen sich gegenseitig und plätschern dort etwas.</text:span></text:span></text:p>
      <text:p text:style-name="P1"><text:span text:style-name="Emphasis"><text:span text:style-name="T2">Flurina schaut wie ein kleines Kind begeistert umher und beobachtet was die anderen Wellensittiche machen. Einige spielen fangen, während andere einfach nur auf den Seilen, welche von der Decke hängen, sitzen und zwitschern.</text:span></text:span></text:p>
      <text:p text:style-name="P1"><text:soft-page-break/><text:span text:style-name="Emphasis"><text:span text:style-name="T2">Emma schaut zu ihrer Freundin und fragt sich ob Flurina in Wirklichkeit nicht eigentlich ein Kind ist, welches nur vorgibt ein 16-jähriges Mädchen zu sein.</text:span></text:span></text:p>
      <text:p text:style-name="P1"><text:span text:style-name="Emphasis"><text:span text:style-name="T2">Beide Mädchen beenden ihr Frühstück, obwohl Flurina wesentlich langsamer isst als Emma.</text:span></text:span></text:p>
      <text:p text:style-name="P1"><text:span text:style-name="Emphasis"><text:span text:style-name="T2">Als auch diese fertig ist, ergreift Emma das Wort: „So Fluri, wir müssen jetzt die Käfige ausmisten.“</text:span></text:span></text:p>
      <text:p text:style-name="P1"><text:span text:style-name="Emphasis"><text:span text:style-name="T2">„Aber… aber… aber…“</text:span></text:span></text:p>
      <text:p text:style-name="P1"><text:span text:style-name="Emphasis"><text:span text:style-name="T2">„Du Fluri, kein aber, du wolltest helfen, also hilfst du mir überall.“</text:span></text:span></text:p>
      <text:p text:style-name="P1"><text:span text:style-name="Emphasis"><text:span text:style-name="T2">„Was ich eigentlich sagen wollte, es wurde mir nicht gezeigt und ich bin überrascht, dass du mir helfen willst.“</text:span></text:span></text:p>
      <text:p text:style-name="P1"><text:span text:style-name="Emphasis"><text:span text:style-name="T2">„Erstens, ich zeigs dir, zweitens, es wär langweilig wenn ich dir sage wo was hingeht und dann auf dich warte. Wenn ich’s dir zeig wo was hingehört und dir dann helfe, haben wir beide was davon, da keiner die ganze Arbeit machen muss.“</text:span></text:span></text:p>
      <text:p text:style-name="P1"><text:span text:style-name="Emphasis"><text:span text:style-name="T2">„Danke.“</text:span></text:span></text:p>
      <text:p text:style-name="P1"><text:span text:style-name="Emphasis"><text:span text:style-name="T2">Dort angekommen, zeigt Emma Flurina wo der Kot hingehört, dann nehmen beide Mädchen die Schaufeln und räumen den Kot der Vögel in den dafür vorgesehenen Behälter.</text:span></text:span></text:p>
      <text:p text:style-name="P1"><text:span text:style-name="Emphasis"><text:span text:style-name="T2">Währenddessen erkundigt sich Flurina: „Hatte ich heute im Schlaf noch was anderes gemacht als einfach nur zu stöhnen?“</text:span></text:span></text:p>
      <text:p text:style-name="P1"><text:span text:style-name="Emphasis"><text:span text:style-name="T2">„Du hattest mit deinem Zeige und Mittelfinger auf meiner Brust die Bewegung gemacht, wie wenn du einen Wellensittich streichelst. Das war irgendwie süß.“</text:span></text:span></text:p>
      <text:p text:style-name="P1"><text:span text:style-name="Emphasis"><text:span text:style-name="T2">„Warte, du akzeptierst es, dass ich deine Brust gekrault hatte?“</text:span></text:span></text:p>
      <text:p text:style-name="P1"><text:span text:style-name="Emphasis"><text:span text:style-name="T2">„Abgesehen das es kein kneten war, hattest du keine Kontrolle darüber, also ja, ich akzeptiere es. Ich find es sogar schön, dass dein Unterbewusstsein sich so wohl gefühlt hatte, das es deinen Körper nicht komplett steif gehalten hatte.“</text:span></text:span></text:p>
      <text:p text:style-name="P1"><text:span text:style-name="Emphasis"><text:span text:style-name="T2">„Danke Emma.“</text:span></text:span></text:p>
      <text:p text:style-name="P1"><text:span text:style-name="Emphasis"><text:span text:style-name="T2">Nach ein paar Schweigesekunden, meldet sich Flurina wieder zu Wort: „Zumindest weiß ich jetzt warum Sparkles um so viel weicher war als Zira.“</text:span></text:span></text:p>
      <text:p text:style-name="P1"><text:span text:style-name="Emphasis"><text:span text:style-name="T2">„Es ist irgendwie niedlich, dass die zwei in deinem Traum waren.“</text:span></text:span></text:p>
      <text:p text:style-name="P1"><text:span text:style-name="Emphasis"><text:span text:style-name="T2">Dann räumen die zwei Mädchen das letzte bisschen Vogeldreck in den Behälter.</text:span></text:span></text:p>
      <text:p text:style-name="P1"><text:span text:style-name="Emphasis"><text:span text:style-name="T2">„Komm Fluri, lass uns die zwei Mistsäcke raus in den Biomüll geben.“</text:span></text:span></text:p>
      <text:p text:style-name="P1"><text:span text:style-name="Emphasis"><text:span text:style-name="T2">„Sind die Säcke biologisch abbaubar?“</text:span></text:span></text:p>
      <text:p text:style-name="P1"><text:span text:style-name="Emphasis"><text:span text:style-name="T2">„Ja sind sie. Das war damals die logischte Entscheidung für das Café, da sie so weniger Mist haben, und die Trennung zwischen Vogelkot und Mistsäcke nicht unnötig verkompliziert wird.“</text:span></text:span></text:p>
      <text:p text:style-name="P1"><text:span text:style-name="Emphasis"><text:span text:style-name="T2">„Oh verstehe.“</text:span></text:span></text:p>
      <text:p text:style-name="P1"><text:span text:style-name="Emphasis"><text:span text:style-name="T2">Darauf gehen die zwei Mädchen raus und werfen die Säcke in den Biomüll.</text:span></text:span></text:p>
      <text:p text:style-name="P1"><text:span text:style-name="Emphasis"><text:span text:style-name="T2">Wieder drinnen waschen sich beide Mädchen die Hände.</text:span></text:span></text:p>
      <text:p text:style-name="P1"><text:span text:style-name="Emphasis"><text:span text:style-name="T2">„Lass uns mal schauen ob im Spielraum ein paar Wellis sind.“</text:span></text:span></text:p>
      <text:p text:style-name="P1"><text:span text:style-name="Emphasis"><text:span text:style-name="T2">„Haben die einen gewissen Zeitplan, wann die kleinen spielen wollen?“</text:span></text:span></text:p>
      <text:p text:style-name="P1"><text:span text:style-name="Emphasis"><text:span text:style-name="T2">„Nicht wirklich. Sie spielen wenn sie gerade darauf Lust haben.“</text:span></text:span></text:p>
      <text:p text:style-name="P1"><text:span text:style-name="Emphasis"><text:span text:style-name="T2">Danach gehen beide Mädchen in das Spielzimmer des Cafés.</text:span></text:span></text:p>
      <text:p text:style-name="P1"><text:soft-page-break/><text:span text:style-name="Emphasis"><text:span text:style-name="T2">Dort wartet jedoch kein Wellensittich auf die Mädchen.</text:span></text:span></text:p>
      <text:p text:style-name="P1"><text:span text:style-name="Emphasis"><text:span text:style-name="T2">Als die zwei Mädchen wieder zurück in den Essbereich gehen, sehen sie wie Sparkles auf einem Tisch flattert, anstatt jedoch zu fliegen, rutscht er zurück. Das veranlasst Sparkles irritiert um sich herum zuschauen.</text:span></text:span></text:p>
      <text:p text:style-name="P1"><text:span text:style-name="Emphasis"><text:span text:style-name="T2">Flurina will zu Sparkles gehen, um ihm seine Irritation abzunehmen, wird jedoch von Emma davon abgehalten.</text:span></text:span></text:p>
      <text:p text:style-name="P1"><text:span text:style-name="Emphasis"><text:span text:style-name="T2">„Aber…“</text:span></text:span></text:p>
      <text:p text:style-name="P1"><text:span text:style-name="Emphasis"><text:span text:style-name="T2">„Wenn er selber drauf kommt, ist es gut für seine mentale Gesundheit.“</text:span></text:span></text:p>
      <text:p text:style-name="P1"><text:span text:style-name="Emphasis"><text:span text:style-name="T2">„Oh verstehe.“</text:span></text:span></text:p>
      <text:p text:style-name="P1"><text:span text:style-name="Emphasis"><text:span text:style-name="T2">Sparkles probiert es immer weiter aus mit seinen Flügel zu flattern, und rutscht immer wieder und weiter zurück, und das verschieden schnell, je nachdem wie stark er mit den Flügel schlägt. Nach ein paar Mal ausprobieren, fängt er an dauerhaft zu flattern und dabei fröhlich zu zwitschern.</text:span></text:span></text:p>
      <text:p text:style-name="P1"><text:span text:style-name="Emphasis"><text:span text:style-name="T2">Emma: „Fluri, willst du mit ihm darüber reden, oder sollte ich?“</text:span></text:span></text:p>
      <text:p text:style-name="P1"><text:span text:style-name="Emphasis"><text:span text:style-name="T2">„Ich würds gerne machen, weiß aber nicht wirklich wie.“</text:span></text:span></text:p>
      <text:p text:style-name="P1"><text:span text:style-name="Emphasis"><text:span text:style-name="T2">„Es geht darum, dass du fröhlich mit ihm redest, und nicht wirklich darum, was du sagst.“</text:span></text:span></text:p>
      <text:p text:style-name="P1"><text:span text:style-name="Emphasis"><text:span text:style-name="T2">„Oh, OK Ich werd’s versuchen.“</text:span></text:span></text:p>
      <text:p text:style-name="P1"><text:span text:style-name="Emphasis"><text:span text:style-name="T2">Die zwei Mädchen gehen zum Tisch mit Sparkles.</text:span></text:span></text:p>
      <text:p text:style-name="P1"><text:span text:style-name="Emphasis"><text:span text:style-name="T2">Flurina fängt leicht verspielt und fröhlich an: „Hey Sparkles, was machst du gerade?“</text:span></text:span></text:p>
      <text:p text:style-name="P1"><text:span text:style-name="Emphasis"><text:span text:style-name="T2">Sparkles dreht sich zu ihr und kann seine Freude etwas neues entdeckt zu haben nicht unter Kontrolle halten und fängt an fröhlich zu zwitschern und auf und ab zu springen.</text:span></text:span></text:p>
      <text:p text:style-name="P1"><text:span text:style-name="Emphasis"><text:span text:style-name="T2">Als Sparkles eine kurze Pause gemacht hatte, macht Flurina fröhlich fort, und muss sich zurück halten, Sparkles wegen seiner Niedlichkeit nicht in die Hände zu nehmen um in fest an sich zu drücken, da sie weiß, dass sie ihn dabei erdrücken würde: „Das klingt aber spannend. Macht’s Spaß?“</text:span></text:span></text:p>
      <text:p text:style-name="P1"><text:span text:style-name="Emphasis"><text:span text:style-name="T2">Sparkles erwidert diese Fröhlichkeit mit noch mehr fröhlichem Gezwitscher und auf und ab hüpfen.</text:span></text:span></text:p>
      <text:p text:style-name="P1"><text:span text:style-name="Emphasis"><text:span text:style-name="T2">„Du Sparkles, da muss ich dir zustimmen, das hatte wirklich spaßig ausgeschaut.“</text:span></text:span></text:p>
      <text:p text:style-name="P1"><text:span text:style-name="Emphasis"><text:span text:style-name="T2">Dieses Gespräch geht für einige Minuten so hin und her, bis das Zira dazu geflogen kam und Sparkles von ihr abgelenkt wird. Dieser schenkt für ein paar Momente beiden Aufmerksamkeit.</text:span></text:span></text:p>
      <text:p text:style-name="P1"><text:span text:style-name="Emphasis"><text:span text:style-name="T2">Als Sparkles sich komplett zu Zira gewannt hatte, fängt Emma zum Sprechen an: „Sparkles scheint es zu mögen mit dir zu reden.“</text:span></text:span></text:p>
      <text:p text:style-name="P1"><text:span text:style-name="Emphasis"><text:span text:style-name="T2">„Findest du?“</text:span></text:span></text:p>
      <text:p text:style-name="P1"><text:span text:style-name="Emphasis"><text:span text:style-name="T2">„Ja. Er hatte immerhin fröhlich mit dir geredet, und dich nicht ignoriert oder dich angeschrien.“</text:span></text:span></text:p>
      <text:p text:style-name="P1"><text:span text:style-name="Emphasis"><text:span text:style-name="T2">„Wie hört es sich denn an, wenn er mich anschreit?“</text:span></text:span></text:p>
      <text:p text:style-name="P1"><text:span text:style-name="Emphasis"><text:span text:style-name="T2">„Ich kann es gar nicht nachmachen, er hat da so seinen eigenen Ton den ich nicht nachmachen kann.“</text:span></text:span></text:p>
      <text:p text:style-name="P1"><text:span text:style-name="Emphasis"><text:span text:style-name="T2">Währenddessen fühlt sich Flurinas Herz an, als ob es zu Pudding geworden ist und aus ihrem Brustkorb heraus will um von Emma gehalten zu werden.</text:span></text:span></text:p>
      <text:p text:style-name="P1"><text:span text:style-name="Emphasis"><text:span text:style-name="T2">Emma sieht wie Flurina von der Niedlichkeit so überrannt wurde, dass sie damit gar nicht mehr zurecht kommt.</text:span></text:span></text:p>
      <text:p text:style-name="P1"><text:span text:style-name="Emphasis"><text:span text:style-name="T2">„Komm her Fluri und lass dich drücken.“</text:span></text:span></text:p>
      <text:p text:style-name="P1"><text:soft-page-break/><text:span text:style-name="Emphasis"><text:span text:style-name="T2">Darauf umarmen sich die zwei Mädchen und Flurina drückt Emma enger an sich, als sie eigentlich will, jedoch gehorcht ihr Körper ihr nicht Emma weniger fest zu drücken.</text:span></text:span></text:p>
      <text:p text:style-name="P1"><text:span text:style-name="Emphasis"><text:span text:style-name="T2">Dabei wird Emma ganz warm ums Herz, da sie die Nähe zu Flurina gerade als Liebesbestätigung für sie wirkt.</text:span></text:span></text:p>
      <text:p text:style-name="P1"><text:span text:style-name="Emphasis"><text:span text:style-name="T2">„Fluri, du kannst so fest zu drücken wie du es musst um die Niedlichkeitsagression zu verarbeiten.“</text:span></text:span></text:p>
      <text:p text:style-name="P1"><text:span text:style-name="Emphasis"><text:span text:style-name="T2">„Danke.“</text:span></text:span></text:p>
      <text:p text:style-name="P1"><text:span text:style-name="Emphasis"><text:span text:style-name="T2">Das lässt Flurina Emma noch fester an sich drücken.</text:span></text:span></text:p>
      <text:p text:style-name="P1"><text:span text:style-name="Emphasis"><text:span text:style-name="T2">Emmas Schweißgeruch, etwas worüber sie sich um diese Uhrzeit wundert, beruhigt sie.</text:span></text:span></text:p>
      <text:p text:style-name="P1"><text:span text:style-name="Emphasis"><text:span text:style-name="T2">Nach einigen Momenten lässt Flurina Emma locker, lässt die Arme jedoch noch um ihre Freundin und schaut sie an.</text:span></text:span></text:p>
      <text:p text:style-name="P1"><text:span text:style-name="Emphasis"><text:span text:style-name="T2">„Warum hast du mich das gerade machen lassen?“</text:span></text:span></text:p>
      <text:p text:style-name="P1"><text:span text:style-name="Emphasis"><text:span text:style-name="T2">Emma kichert kurz auf bevor sie anfängt: „Weil es mir lieber ist, dass meine Freundin mich drückt, als dass sie Wellensittiche zerdrückt.“</text:span></text:span></text:p>
      <text:p text:style-name="P1"><text:span text:style-name="Emphasis"><text:span text:style-name="T2">„Danke.“</text:span></text:span></text:p>
      <text:p text:style-name="P1"><text:span text:style-name="Emphasis"><text:span text:style-name="T2">„Gern geschehe. Willst du was trinken?“</text:span></text:span></text:p>
      <text:p text:style-name="P1"><text:span text:style-name="Emphasis"><text:span text:style-name="T2">„Ja schon, was gibt es denn? Immerhin wird über die Feiertage sicher nicht alles gelagert.“</text:span></text:span></text:p>
      <text:p text:style-name="P1"><text:span text:style-name="Emphasis"><text:span text:style-name="T2">„Komm ich zeigs dir.“</text:span></text:span></text:p>
      <text:p text:style-name="P1"><text:span text:style-name="Emphasis"><text:span text:style-name="T2">Auf dem Weg in die Küche, wird Flurina bewusst, dass Emma eigentlich ihre Tage hat und dafür beim Telefonat eigentlich eine Wärmeflasche verwendet hatte, beim Übernachten jedoch nicht.</text:span></text:span></text:p>
      <text:p text:style-name="P1"><text:span text:style-name="Emphasis"><text:span text:style-name="T2">„Du Emma, du hast ja immer noch deine Tage, richtig?“</text:span></text:span></text:p>
      <text:p text:style-name="P1"><text:span text:style-name="Emphasis"><text:span text:style-name="T2">„Ja schon, warum fragst du?“</text:span></text:span></text:p>
      <text:p text:style-name="P1"><text:span text:style-name="Emphasis"><text:span text:style-name="T2">„Weil du gestern Nacht keine Wärmeflasche verwendet hast.“</text:span></text:span></text:p>
      <text:p text:style-name="P1"><text:span text:style-name="Emphasis"><text:span text:style-name="T2">„Ach so deshalb, also die Wärmeflasche ist nur dafür da, dass mein Bauch sich so weit entspannt, dass ich statt ‚Hey du hast deine Tage‘ sagt, komplett ruhig ist, und du hast mich sogar noch mehr entspannt als das, also warum sollte ich dazu noch eine Wärmeflasche verwenden?“</text:span></text:span></text:p>
      <text:p text:style-name="P1"><text:span text:style-name="Emphasis"><text:span text:style-name="T2">„Ich dachte nur, da nichts deinen Bauch berührt hatte.“</text:span></text:span></text:p>
      <text:p text:style-name="P1"><text:span text:style-name="Emphasis"><text:span text:style-name="T2">„Deine Nähe in der Nacht hatte dafür mehr als nur ausgereicht.“</text:span></text:span></text:p>
      <text:p text:style-name="P1"><text:span text:style-name="Emphasis"><text:span text:style-name="T2">„Oh… das ist schön zu hören.“</text:span></text:span></text:p>
      <text:p text:style-name="P1"><text:span text:style-name="Emphasis"><text:span text:style-name="T2">Als beide Mädchen in der Küche vom Café ankommen, schaut Emma in den Kühlschrank, wo nur ein Apfelsaft und ein Orangensaft.</text:span></text:span></text:p>
      <text:p text:style-name="P1"><text:span text:style-name="Emphasis"><text:span text:style-name="T2">„So wir haben nur einen Orangensaft und einen Apfelsaft. Du könntest natürlich auch ein Glas Wasser trinken.“</text:span></text:span></text:p>
      <text:p text:style-name="P1"><text:span text:style-name="Emphasis"><text:span text:style-name="T2">„Dann nehm ich ein Glas Orangensaft.“</text:span></text:span></text:p>
      <text:p text:style-name="P1"><text:span text:style-name="Emphasis"><text:span text:style-name="T2">Emma geht mit dem Orangensaftpackerl zum Schrank mit den Gläsern.</text:span></text:span></text:p>
      <text:p text:style-name="P1"><text:span text:style-name="Emphasis"><text:span text:style-name="T2">„Flurina, hier sind die Gläser. Du kannst immer ein Glas zum Trinken nehmen, wenn du willst, jedoch versuche so wenig Gläser wie möglich zu nehmen.“</text:span></text:span></text:p>
      <text:p text:style-name="P1"><text:span text:style-name="Emphasis"><text:span text:style-name="T2">„Passt mach ich.“</text:span></text:span></text:p>
      <text:p text:style-name="P1"><text:soft-page-break/><text:span text:style-name="Emphasis"><text:span text:style-name="T2">Emma nimmt ein Glas heraus, schenkt dort Orangensaft für Flurina ein und gibt es ihr. Darauf gibt sie den Orangensaft zurück in den Kühlschrank und nimmt sich ein eigenes Glas heraus, wo sie für sich Wasser einlässt.</text:span></text:span></text:p>
      <text:p text:style-name="P1"><text:span text:style-name="Emphasis"><text:span text:style-name="T2">Als beide wieder hinaus gehen, landet Pico auf Emmas Hand und trinkt aus Emmas Glas.</text:span></text:span></text:p>
      <text:p text:style-name="P1"><text:span text:style-name="Emphasis"><text:span text:style-name="T2">„Du Pico, du weißt, dass du einen Bach hast, wo du heraus trinken kannst, richtig?“</text:span></text:span></text:p>
      <text:p text:style-name="P1"><text:span text:style-name="Emphasis"><text:span text:style-name="T2">Darauf schaut Pico zu Emma, gibt ein kurzes ‚ææ‘ von sich und trinkt wieder weiter.</text:span></text:span></text:p>
      <text:p text:style-name="P1"><text:span text:style-name="Emphasis"><text:span text:style-name="T2">„Wenn du meinst, dass mein Wasser besser schmeckt als das vom Bach.“</text:span></text:span></text:p>
      <text:p text:style-name="P1"><text:span text:style-name="Emphasis"><text:span text:style-name="T2">Nach ein paar Momenten fliegt Pico wieder weg.</text:span></text:span></text:p>
      <text:p text:style-name="P1"><text:span text:style-name="Emphasis"><text:span text:style-name="T2">„Spaßvogel.“</text:span></text:span></text:p>
      <text:p text:style-name="P1"><text:span text:style-name="Emphasis"><text:span text:style-name="T2">Flurina hatte von hinter Emma zugeschaut.</text:span></text:span></text:p>
      <text:p text:style-name="P1"><text:span text:style-name="Emphasis"><text:span text:style-name="T2">„Du Emma, ist das der Ton den Sparkles gemacht hätte, wenn er nicht mit mir kommunizieren hätte wollen?“</text:span></text:span></text:p>
      <text:p text:style-name="P1"><text:span text:style-name="Emphasis"><text:span text:style-name="T2">„Nein ist es nicht. Das hier war eher ein ‚Dein Wasser ist aber besser‘ als ein ‚Lass mich jetzt in Ruhe‘.“</text:span></text:span></text:p>
      <text:p text:style-name="P1"><text:span text:style-name="Emphasis"><text:span text:style-name="T2">„Echt?“</text:span></text:span></text:p>
      <text:p text:style-name="P1"><text:span text:style-name="Emphasis"><text:span text:style-name="T2">„Ja, er hatte gerade eine eher gelassene Ausstrahlung. Warte ich gib mir ein frisches Wasser ins Glas, einfach nur aus Hygiene Gründen.“</text:span></text:span></text:p>
      <text:p text:style-name="P1"><text:span text:style-name="Emphasis"><text:span text:style-name="T2">Als Emma das gemacht hatten, schauen die zwei wieder ins Spielzimmer, wo sie </text:span></text:span><text:span text:style-name="Emphasis"><text:span text:style-name="T31">auf einem Schrank</text:span></text:span><text:span text:style-name="Emphasis"><text:span text:style-name="T2"> eine Gruppe aus 6 Wellensittiche in einem Kreis sitzen sehen und welche umher zwitschern.</text:span></text:span></text:p>
      <text:p text:style-name="P1"><text:span text:style-name="Emphasis"><text:span text:style-name="T2">Emma: „Ich frag mich immer wieder über was die kleinen so plaudern.“</text:span></text:span></text:p>
      <text:p text:style-name="P1"><text:span text:style-name="Emphasis"><text:span text:style-name="T2">„Hoffentlich wie man als Wellensittiche die Welther</text:span></text:span><text:span text:style-name="Emphasis"><text:span text:style-name="T32">r</text:span></text:span><text:span text:style-name="Emphasis"><text:span text:style-name="T2">schaft übernimmt. Dann müssten wir nicht mehr in die Schule.“</text:span></text:span></text:p>
      <text:p text:style-name="P1"><text:span text:style-name="Emphasis"><text:span text:style-name="T2">„Glaub mir, das würdest du nicht überleben.“</text:span></text:span></text:p>
      <text:p text:style-name="P1"><text:span text:style-name="Emphasis"><text:span text:style-name="T2">„Wie meinst du Emma?“</text:span></text:span></text:p>
      <text:p text:style-name="P1"><text:span text:style-name="Emphasis"><text:span text:style-name="T2">„Naja du hattest ja schon Probleme die Niedlichkeit von Sparkles zu verarbeiten als ihr zwei gesprochen hattet, jedoch müsstest du das jeden Tag aushalten, und das manchmal ohne es durch mich abzuleiten.“</text:span></text:span></text:p>
      <text:p text:style-name="P1"><text:span text:style-name="Emphasis"><text:span text:style-name="T2">„Warum musst du gerade recht haben?“</text:span></text:span></text:p>
      <text:p text:style-name="P1"><text:span text:style-name="Emphasis"><text:span text:style-name="T2">Dann schaut ein Wellensittich zu den Mädchen und zwitschert aufgeregt.</text:span></text:span></text:p>
      <text:p text:style-name="P1"><text:span text:style-name="Emphasis"><text:span text:style-name="T2">„Hallo Kiki, wie geht’s dir?“</text:span></text:span></text:p>
      <text:p text:style-name="P1"><text:span text:style-name="Emphasis"><text:span text:style-name="T2">Kiki gibt ein kurzes ‚Pip‘ zurück und wendet sich wieder den anderen Wellensittichen zu.</text:span></text:span></text:p>
      <text:p text:style-name="P1"><text:span text:style-name="Emphasis"><text:span text:style-name="T2">„Warum müssen diese kleinen Plaudertaschen so süß sein.“</text:span></text:span></text:p>
      <text:p text:style-name="P1"><text:span text:style-name="Emphasis"><text:span text:style-name="T2">„Ich weiß es nicht, aber ich find’s ähnlich schlimm wie du.“</text:span></text:span></text:p>
      <text:p text:style-name="P1"><text:span text:style-name="Emphasis"><text:span text:style-name="T2">„Echt? Auf mich machst du nicht den Eindruck, dass dein Herz fast zerschmilzt wenn du mit Wellensittichen redest.“</text:span></text:span></text:p>
      <text:p text:style-name="P1"><text:span text:style-name="Emphasis"><text:span text:style-name="T2">„Wahrscheinlich ist es, weil ich diese kleinen Spaßvögel schon gewöhnt bin.“</text:span></text:span></text:p>
      <text:p text:style-name="P1"><text:span text:style-name="Emphasis"><text:span text:style-name="T2">„Also so wie bei 𐌻𐌿𐌶𐌹𐍆𐌰𐌹𐍂?“</text:span></text:span></text:p>
      <text:p text:style-name="P1"><text:span text:style-name="Emphasis"><text:span text:style-name="T2">„Ja.“</text:span></text:span></text:p>
      <text:p text:style-name="P1"><text:soft-page-break/><text:span text:style-name="Emphasis"><text:span text:style-name="T2">Danach kommt ein anderer Wellensittich zu Emma und landet auf ihren Kopf. Kaum hatte dieser Emmas Haar gekrallt, fängt er an zu flattern und lenkt dadurch Emma in Richtung Spielzimmer inneres. Als Emma hineingeht, folgt Flurina ihr.</text:span></text:span></text:p>
      <text:p text:style-name="P1"><text:span text:style-name="Emphasis"><text:span text:style-name="T2">Als der Wellensittich aufhört zu flattern, setzt sich Emma auf den Boden hin. Darauf klettert der Wellensittich von Emmas Kopf und am Boden dreht sich dieser Wellensittich zu Emma. Emma hatte am Fleckenmuster erkannt, dass es sich um Pips handelt.</text:span></text:span></text:p>
      <text:p text:style-name="P1"><text:span text:style-name="Emphasis"><text:span text:style-name="T2">„So Pieps, was willst du machen?“</text:span></text:span></text:p>
      <text:p text:style-name="P1"><text:span text:style-name="Emphasis"><text:span text:style-name="T2">Dieser schaut Emma nur an als ob er nicht wüsste was diese von ihm will, etwas was Emma zum Kichern bringt.</text:span></text:span></text:p>
      <text:p text:style-name="P1"><text:span text:style-name="Emphasis"><text:span text:style-name="T2">„Hast du was zum erzählen?“</text:span></text:span></text:p>
      <text:p text:style-name="P1"><text:span text:style-name="Emphasis"><text:span text:style-name="T2">Pieps pipst etwas und hüpft dann zu einem Ball, welchen er mit seinem Schnabel greifen kann, da er innen hohl ist, und ein paar Löcher fürs Greifen hat. Emma krabbelt ihm nach.</text:span></text:span></text:p>
      <text:p text:style-name="P1"><text:span text:style-name="Emphasis"><text:span text:style-name="T2">Beim Ball angekommen, nimmt Pieps den Ball und wirft ihn zur Emma.</text:span></text:span></text:p>
      <text:p text:style-name="P1"><text:span text:style-name="Emphasis"><text:span text:style-name="T2">„Also du willst wohl mit dem Ball spielen.“</text:span></text:span></text:p>
      <text:p text:style-name="P1"><text:span text:style-name="Emphasis"><text:span text:style-name="T2">Emma nimmt den Ball und wirft ihn in einem kleinen Bogen zurück zu Pieps.</text:span></text:span></text:p>
      <text:p text:style-name="P1"><text:span text:style-name="Emphasis"><text:span text:style-name="T2">Dieser zwitschert fröhlich, nimmt den Ball wieder und wirft ihn wieder zu Emma.</text:span></text:span></text:p>
      <text:p text:style-name="P1"><text:span text:style-name="Emphasis"><text:span text:style-name="T2">„Du findest es wohl recht lustig, nicht wahr?“</text:span></text:span></text:p>
      <text:p text:style-name="P1"><text:span text:style-name="Emphasis"><text:span text:style-name="T2">Als Pieps den Ball wieder zurück wirft, hüpft er aufgeregt auf und ab und zwitschert dabei.</text:span></text:span></text:p>
      <text:p text:style-name="P1"><text:span text:style-name="Emphasis"><text:span text:style-name="T2">Emma sagt entspannt: „Es ist schön zu sehen wie du es gerade schön findest.“, während sie den Ball zurück wirft.</text:span></text:span></text:p>
      <text:p text:style-name="P1"><text:span text:style-name="Emphasis"><text:span text:style-name="T2">„Du Emma, ist es normal, das Pieps das so macht?“</text:span></text:span></text:p>
      <text:p text:style-name="P1"><text:span text:style-name="Emphasis"><text:span text:style-name="T2">„Ja ist es, ge Pieps?“</text:span></text:span></text:p>
      <text:p text:style-name="P1"><text:span text:style-name="Emphasis"><text:span text:style-name="T2">Dieser piepst als Antwort.</text:span></text:span></text:p>
      <text:p text:style-name="P1"><text:span text:style-name="Emphasis"><text:span text:style-name="T2">„Ach du verdammte scheiße, warum sind die Wellensittiche so süß?“</text:span></text:span></text:p>
      <text:p text:style-name="P1"><text:span text:style-name="Emphasis"><text:span text:style-name="T2">„Da hängt wahrscheinlich damit zusammen, dass die so klein sind und keine Bedrohung für uns sind.“</text:span></text:span></text:p>
      <text:p text:style-name="P1"><text:span text:style-name="Emphasis"><text:span text:style-name="T2">„Kann gut sein.“</text:span></text:span></text:p>
      <text:p text:style-name="P1"><text:span text:style-name="Emphasis"><text:span text:style-name="T2">Pieps schaut dann Flurina an und ist am herausfinden wie er sie einschätzen sollte.</text:span></text:span></text:p>
      <text:p text:style-name="P1"><text:span text:style-name="Emphasis"><text:span text:style-name="T2">„Hallo Pieps, ich bin die Flurina und die Freundin der Emma.“</text:span></text:span></text:p>
      <text:p text:style-name="P1"><text:span text:style-name="Emphasis"><text:span text:style-name="T2">Als Flurina sich vorgestellt hatte, geht Pieps zu ihr. Während er das macht, sind seine Krallen am Boden zu hören.</text:span></text:span></text:p>
      <text:p text:style-name="P1"><text:span text:style-name="Emphasis"><text:span text:style-name="T2">Bei Flurina angekommen, hüpft er ihr auf den Schuh und klettert dann über ihre Hose an Flurina hoch.</text:span></text:span></text:p>
      <text:p text:style-name="P1"><text:span text:style-name="Emphasis"><text:span text:style-name="T2">„Ich glaub ich bin wirklich so ein Kletterbaum für die Tiere.“</text:span></text:span></text:p>
      <text:p text:style-name="P1"><text:span text:style-name="Emphasis"><text:span text:style-name="T2">„Man kann es ihnen bei deiner Ausstrahlung aber auch nicht verübeln.“</text:span></text:span></text:p>
      <text:p text:style-name="P1"><text:span text:style-name="Emphasis"><text:span text:style-name="T2">„Wie meinst du?“</text:span></text:span></text:p>
      <text:p text:style-name="P1"><text:span text:style-name="Emphasis"><text:span text:style-name="T2">„Na du hast eine tierliebe Ausstahlung und Tiere können dieser nicht wirklich widerstehen.“</text:span></text:span></text:p>
      <text:p text:style-name="P1"><text:span text:style-name="Emphasis"><text:span text:style-name="T2">„Glaubst du das wirklich?“</text:span></text:span></text:p>
      <text:p text:style-name="P1"><text:span text:style-name="Emphasis"><text:span text:style-name="T2">„Natürlich.“</text:span></text:span></text:p>
      <text:p text:style-name="P1"><text:soft-page-break/><text:span text:style-name="Emphasis"><text:span text:style-name="T2">Pieps klettert Flurina bis zur Brust, dann piepst er einmal kurz.</text:span></text:span></text:p>
      <text:p text:style-name="P1"><text:span text:style-name="Emphasis"><text:span text:style-name="T2">„Was gibt’s Pieps?“</text:span></text:span></text:p>
      <text:p text:style-name="P1"><text:span text:style-name="Emphasis"><text:span text:style-name="T2">Darauf fängt Pieps kurz zum Trellern an und fliegt dann zu den anderen Wellensittichen, welche immer noch im Kreis sitzen und miteinander zwitschern.</text:span></text:span></text:p>
      <text:p text:style-name="P1"><text:span text:style-name="Emphasis"><text:span text:style-name="T2">Daraufhin kichern beide Mädchen etwas.</text:span></text:span></text:p>
      <text:p text:style-name="P1"><text:span text:style-name="Emphasis"><text:span text:style-name="T2">„Du Fluri andere Frage, passt es, wenn wir uns zu Mittag oben eine Pizza bestellen?“</text:span></text:span></text:p>
      <text:p text:style-name="P1"><text:span text:style-name="Emphasis"><text:span text:style-name="T2">„Natürlich.“</text:span></text:span></text:p>
      <text:p text:style-name="P1"><text:span text:style-name="Emphasis"><text:span text:style-name="T2">„Wie wäre es, wenn ich bestell und du diese holst?“</text:span></text:span></text:p>
      <text:p text:style-name="P1"><text:span text:style-name="Emphasis"><text:span text:style-name="T2">„Können wir machen, aber wie machen wir das mit dem Bezahlen?“</text:span></text:span></text:p>
      <text:p text:style-name="P1"><text:span text:style-name="Emphasis"><text:span text:style-name="T2">„Das wird über das Cafe abgerechnet, das heißt du musst dir über die Kosten keine Gedanken machen.“</text:span></text:span></text:p>
      <text:p text:style-name="P1"><text:span text:style-name="Emphasis"><text:span text:style-name="T2">„Bist du dir da sicher?“</text:span></text:span></text:p>
      <text:p text:style-name="P1"><text:span text:style-name="Emphasis"><text:span text:style-name="T2">„Ja, das Café hat ein Abkommen mit der Pizzaria, wo zu speziellen Anlässen die Pizzaria eine Wellensittichgerechte Pizza macht, und Weihnachten ist ein solcher Anlass. Wir müssen halt nur bescheid sagen, wenn wir auch eine Pizza wollen.“</text:span></text:span></text:p>
      <text:p text:style-name="P1"><text:span text:style-name="Emphasis"><text:span text:style-name="T2">„Ah verstehe. Ich würde heute eine Salamipizza wollen.“</text:span></text:span></text:p>
      <text:p text:style-name="P1"><text:span text:style-name="Emphasis"><text:span text:style-name="T2">„OK, dann ruf ich mal an.“</text:span></text:span></text:p>
      <text:p text:style-name="P1"><text:span text:style-name="Emphasis"><text:span text:style-name="T2">Emma nimmt ihr Handy aus ihrer Hosentasche und ruft bei der Pizzaria an.</text:span></text:span></text:p>
      <text:p text:style-name="P1"><text:span text:style-name="Emphasis"><text:span text:style-name="T2">„Hallo, Emma vom Wellensittichcafé hier. Ich würde zur Welli-Bestellung noch einmal eine Salamipizza und eine Wellipizza dazubestellen. Meine Freundin kommt die Bestellung dann um 12:00 abholen.“</text:span></text:span></text:p>
      <text:p text:style-name="P1"><text:span text:style-name="Emphasis"><text:span text:style-name="T2">Nach ein paar Momenten sagt dann Emma: „Passt, tschüss.“</text:span></text:span></text:p>
      <text:p text:style-name="P1"><text:span text:style-name="Emphasis"><text:span text:style-name="T2">Nachdem Emma aufgelegt hatte, wendet sich Emma wieder zu Flurina: „Du hast es eh mitbekommen, dass du es um 12:00 holen musst, richtig?</text:span></text:span></text:p>
      <text:p text:style-name="P1"><text:span text:style-name="Emphasis"><text:span text:style-name="T2">„Ja hab ich. Wie spät haben wir es eigentlich?“</text:span></text:span></text:p>
      <text:p text:style-name="P1"><text:span text:style-name="Emphasis"><text:span text:style-name="T2">Als Emma auf die Uhr schaut, sieht sie wie es 9:30 ist, etwas was sie ihrer Freundin mitteilt.</text:span></text:span></text:p>
      <text:p text:style-name="P1"><text:span text:style-name="Emphasis"><text:span text:style-name="T2">„Du Emma, wie viele Vögel sind eigentlich hier in diesem Café?“</text:span></text:span></text:p>
      <text:p text:style-name="P1"><text:span text:style-name="Emphasis"><text:span text:style-name="T2">„Es sind 10 Vögel.“</text:span></text:span></text:p>
      <text:p text:style-name="P1"><text:span text:style-name="Emphasis"><text:span text:style-name="T2">Darauf platzt Sparkles mit einem ‚TSCHÜSS!!!‘ herein und Flurina muss zum Kichern anfangen.</text:span></text:span></text:p>
      <text:p text:style-name="P1"><text:span text:style-name="Emphasis"><text:span text:style-name="T2">„Was gibt es denn Sparkles?“</text:span></text:span></text:p>
      <text:p text:style-name="P1"><text:span text:style-name="Emphasis"><text:span text:style-name="T2">Das veranlasst Sparkles nur schräg zur Emma zu schauen.</text:span></text:span></text:p>
      <text:p text:style-name="P1"><text:span text:style-name="Emphasis"><text:span text:style-name="T2">„Was gibt’s denn? Zuerst laut schreien, und dann einfach nur verwirrt zu mir schauen geht nicht.“</text:span></text:span></text:p>
      <text:p text:style-name="P1"><text:span text:style-name="Emphasis"><text:span text:style-name="T2">Darauf fliegt Sparkles zu Zira, welche so ausschaut, als ob sie kichern würde.</text:span></text:span></text:p>
      <text:p text:style-name="P1"><text:span text:style-name="Emphasis"><text:span text:style-name="T2">Das lässt Flurina zum Lachen anfangen und sie läuft rot an.</text:span></text:span></text:p>
      <text:p text:style-name="P1"><text:span text:style-name="Emphasis"><text:span text:style-name="T2">„Du Fluri, vergisst du vor lauter Lachen das Atmen eh nicht?“</text:span></text:span></text:p>
      <text:p text:style-name="P1"><text:span text:style-name="Emphasis"><text:span text:style-name="T2">Flurina schnappt nach Luft.</text:span></text:span></text:p>
      <text:p text:style-name="P1"><text:span text:style-name="Emphasis"><text:span text:style-name="T2">Nach ein paar Momenten wischt sich Flurina die Tränen aus dem Augen.</text:span></text:span></text:p>
      <text:p text:style-name="P1"><text:span text:style-name="Emphasis"><text:span text:style-name="T2">„Besser?“</text:span></text:span></text:p>
      <text:p text:style-name="P1"><text:soft-page-break/><text:span text:style-name="Emphasis"><text:span text:style-name="T2">„Besser.“</text:span></text:span></text:p>
      <text:p text:style-name="P1"><text:span text:style-name="Emphasis"><text:span text:style-name="T2">„Nur das du gewarnt bist, das kann öfters passieren.“</text:span></text:span></text:p>
      <text:p text:style-name="P1"><text:span text:style-name="Emphasis"><text:span text:style-name="T2">„Hoffentlich nur mit Sparkles.“</text:span></text:span></text:p>
      <text:p text:style-name="P1"><text:span text:style-name="Emphasis"><text:span text:style-name="T2">„Nicht nur, jedoch passiert das hauptsächlich mit Sparkles. Du bist selten so rot angelaufen wie jetzt. Was war jetzt anders?“</text:span></text:span></text:p>
      <text:p text:style-name="P1"><text:span text:style-name="Emphasis"><text:span text:style-name="T2">Flurina atmet schwer nach dem Lachen.</text:span></text:span></text:p>
      <text:p text:style-name="P1"><text:span text:style-name="Emphasis"><text:span text:style-name="T2">„Ich weiß nicht.“</text:span></text:span></text:p>
      <text:p text:style-name="P1"><text:span text:style-name="Emphasis"><text:span text:style-name="T2">Flurina bekommt nach ein paar Minuten wieder normal Luft und kommt wieder zu ihrer normalen Farbe zurück.</text:span></text:span></text:p>
      <text:p text:style-name="P1"><text:span text:style-name="Emphasis"><text:span text:style-name="T2">„Du brauchst jetzt sicher was zum trinken, nicht wahr?“</text:span></text:span></text:p>
      <text:p text:style-name="P1"><text:span text:style-name="Emphasis"><text:span text:style-name="T2">„Ja bitte.“</text:span></text:span></text:p>
      <text:p text:style-name="P1"><text:span text:style-name="Emphasis"><text:span text:style-name="T2">Darauf gehen die zwei Mädchen in die Küche um sich etwas zum Trinken einzuschenken.</text:span></text:span></text:p>
      <text:p text:style-name="P1"><text:span text:style-name="Emphasis"><text:span text:style-name="T2">Dort angekommen erkundigt sich Emma: „Hab ich dir eigentlich schon die Tafel gezeigt wo die ganzen Wellis vorgestellt werden?“</text:span></text:span></text:p>
      <text:p text:style-name="P1"><text:span text:style-name="Emphasis"><text:span text:style-name="T2">„Nein noch nicht.“</text:span></text:span></text:p>
      <text:p text:style-name="P1"><text:span text:style-name="Emphasis"><text:span text:style-name="T2">„Ich zeig’s dir dann wenn wir was getrunken haben.“</text:span></text:span></text:p>
      <text:p text:style-name="P1"><text:span text:style-name="Emphasis"><text:span text:style-name="T2">Nach ein paar Schlücken führt Emma Flurina zum Eingangsbereich, wo eine 4x4 Kästchen Leinwand aufgehängt ist, und in den ersten 10 Kästchen jeweils ein Bild von einem Vogel aufgehängt ist, und darunter eine kurze Beschreibung von diesem Vogel.</text:span></text:span></text:p>
      <text:p text:style-name="P1"><text:span text:style-name="Emphasis"><text:span text:style-name="T2">„Wo ist der Spaßvogel Sparkles?“</text:span></text:span></text:p>
      <text:p text:style-name="P1"><text:span text:style-name="Emphasis"><text:span text:style-name="T2">Emma zeigt auf das zweite Bild in der zweiten Reihe.</text:span></text:span></text:p>
      <text:p text:style-name="P1"><text:span text:style-name="Emphasis"><text:span text:style-name="T2">Daraufhin liest sich Flurina den folgenden Text durch:</text:span></text:span></text:p>
      <text:p text:style-name="P1"><text:span text:style-name="Emphasis"><text:span text:style-name="T3">Sparkles</text:span></text:span></text:p>
      <text:p text:style-name="P1"><text:span text:style-name="Emphasis"><text:span text:style-name="T3">Sparkles ist unser kleiner Clown hier im Café. Er hat hauptsächlich Spaß haben, neue Sachen entdecken die Spaß machen oder abhängen mit anderen Wellis, vor allem seiner Freundin Zira, im Kopf. Die restlichen 10% wo sein Kopf nicht von diesen Dingen belegt sind, sind entweder mit fressen, schlafen oder ein paar Knobelaufgaben, welche ihm ein paar Besucher des Cafés im Spielraum geben, belegt. Ein paar seiner Beschäftigungen sind Klettern und währenddessen ein paar Akropatikübungen wie sich mit dem Schnabel am Seil hängen und so schaukeln oder mit den Gästen plappern indem er zwitschert, trillert und herum hüpft.</text:span></text:span></text:p>
      <text:p text:style-name="P1"><text:span text:style-name="Emphasis"><text:span text:style-name="T2">„OK das klingt wirklich nach Sparkles.“</text:span></text:span></text:p>
      <text:p text:style-name="P1"><text:span text:style-name="Emphasis"><text:span text:style-name="T2">„Schon ge.“</text:span></text:span></text:p>
      <text:p text:style-name="P1"><text:span text:style-name="Emphasis"><text:span text:style-name="T2">Darauf kommt ein blauer Vogel zu den Mädchen geflogen.</text:span></text:span></text:p>
      <text:p text:style-name="P1"><text:span text:style-name="Emphasis"><text:span text:style-name="T2">„Hallo Schlauvogel, bist du wieder auf deinem täglichen Kontrollflug?“</text:span></text:span></text:p>
      <text:p text:style-name="P1"><text:span text:style-name="Emphasis"><text:span text:style-name="T2">Der Welli trillert als Antwort.</text:span></text:span></text:p>
      <text:p text:style-name="P1"><text:span text:style-name="Emphasis"><text:span text:style-name="T2">„OK das passt. Hasst du heute schon was auffälliges gefunden?“</text:span></text:span></text:p>
      <text:p text:style-name="P1"><text:span text:style-name="Emphasis"><text:span text:style-name="T2">‚Pips‘</text:span></text:span></text:p>
      <text:p text:style-name="P1"><text:span text:style-name="Emphasis"><text:span text:style-name="T2">„Nicht?“</text:span></text:span></text:p>
      <text:p text:style-name="P1"><text:span text:style-name="Emphasis"><text:span text:style-name="T2">‚æ‘</text:span></text:span></text:p>
      <text:p text:style-name="P1"><text:soft-page-break/><text:span text:style-name="Emphasis"><text:span text:style-name="T2">„Hast du heute schon alles gemacht, oder bist du mit deinem Kontrollflug schon fertig?“</text:span></text:span></text:p>
      <text:p text:style-name="P1"><text:span text:style-name="Emphasis"><text:span text:style-name="T2">‚æ pieps pieps æ‘</text:span></text:span></text:p>
      <text:p text:style-name="P1"><text:span text:style-name="Emphasis"><text:span text:style-name="T2">„Ah verstehe.“</text:span></text:span></text:p>
      <text:p text:style-name="P1"><text:span text:style-name="Emphasis"><text:span text:style-name="T2">Darauf dreht sich Schlauvogel zur Flurina und schaut diese mit einem zur Seite gedrehten Kopf an.</text:span></text:span></text:p>
      <text:p text:style-name="P1"><text:span text:style-name="Emphasis"><text:span text:style-name="T2">„Du Fluri, stell dich mal vor.“</text:span></text:span></text:p>
      <text:p text:style-name="P1"><text:span text:style-name="Emphasis"><text:span text:style-name="T2">„Hallo Schlauvogel. Ich bin die Flurina und die Freundin von Emma hier.“</text:span></text:span></text:p>
      <text:p text:style-name="P1"><text:span text:style-name="Emphasis"><text:span text:style-name="T2">Flurina zeigt auf die Emma.</text:span></text:span></text:p>
      <text:p text:style-name="P1"><text:span text:style-name="Emphasis"><text:span text:style-name="T2">‚Pieps æ‘</text:span></text:span></text:p>
      <text:p text:style-name="P1"><text:span text:style-name="Emphasis"><text:span text:style-name="T2">Darauf fliegt Schlauvogel ins Spielzimmer.</text:span></text:span></text:p>
      <text:p text:style-name="P1"><text:span text:style-name="Emphasis"><text:span text:style-name="T2">„Komm ich zeig dir was sie dort macht.“</text:span></text:span></text:p>
      <text:p text:style-name="P1"><text:span text:style-name="Emphasis"><text:span text:style-name="T2">Als beide dort ankommen, landet der Welli gerade mit einem Ball im Schnabel auf einem Schrank und lasst diesen fallen. Darauf geht der Welli ein paar Schritte nach vorne und schaut auf den Boden.</text:span></text:span></text:p>
      <text:p text:style-name="P1"><text:span text:style-name="Emphasis"><text:span text:style-name="T2">‚æ‘</text:span></text:span></text:p>
      <text:p text:style-name="P1"><text:span text:style-name="Emphasis"><text:span text:style-name="T2">Schlauvogel fliegt dann auf den Boden und wirft den Ball einmal und dann fliegt dieser wieder aus dem Spielzimmer.</text:span></text:span></text:p>
      <text:p text:style-name="P1"><text:span text:style-name="Emphasis"><text:span text:style-name="T2">„Ich hab gerade so viele Fragen und weiß nicht wo ich anfangen sollte.“</text:span></text:span></text:p>
      <text:p text:style-name="P1"><text:span text:style-name="Emphasis"><text:span text:style-name="T2">„OK dann fang ich mal an und hoffe dass ich ein paar deiner Fragen beantworte. Also das ist ein Weibchen, welche sich den Namen ‚Schlauvogel‘ selbst ausgesucht hatte. Es ist so abgelaufen, dass sie nur auf diesen Namen reagiert hatte. Sie macht jeden Morgen zwischen 9:30 und 10:00 einen Rundflug durch das Café und ‚prüft‘ ob alles in Ordnung ist, indem sie ein paar Sachen ‚Tests‘ macht, wie zum Beispiel den Ball von diesem Schrank werfen, nachschaut ob dieser eh am Boden gelandet ist und dann runter fliegt und diesen dann wirft. Deshalb nennen wir sie hier im Café gerne ‚unsere kleine Polizistin‘. Sonst noch Fragen?“</text:span></text:span></text:p>
      <text:p text:style-name="P1"><text:span text:style-name="Emphasis"><text:span text:style-name="T2">„Witzig, aber nein, zurzeit nicht, aber vielleicht kommen noch ein paar auf… Wobei, wie ist es mit den Öffnungszeiten zur Brutzeit von den Wellis?“</text:span></text:span></text:p>
      <text:p text:style-name="P1"><text:span text:style-name="Emphasis"><text:span text:style-name="T2">„Da ist das Café geschlossen, einfach nur deshalb, damit sich die Vögel ungestört paaren können. Immerhin können wir gegenüber den Wellis nicht garantieren, dass keine Menschen in deren Ritualen hineinpfuscht.“</text:span></text:span></text:p>
      <text:p text:style-name="P1"><text:span text:style-name="Emphasis"><text:span text:style-name="T2">„Oh verstehe.“</text:span></text:span></text:p>
      <text:p text:style-name="P1"><text:span text:style-name="Emphasis"><text:span text:style-name="T2">„Wen findest du eigentlich am süßesten von den Wellis?“</text:span></text:span></text:p>
      <text:p text:style-name="P1"><text:span text:style-name="Emphasis"><text:span text:style-name="T2">„Ich muss ehrlich sagen, dass ich niemanden ‚am süßesten‘ finde, sondern ich Sparkles bis jetzt am besten, da er so lustig ist.“</text:span></text:span></text:p>
      <text:p text:style-name="P1"><text:span text:style-name="Emphasis"><text:span text:style-name="T2">„Das sagen viele, dass das der Grund ist, weshalb sie ihn ins Herz schließen.“</text:span></text:span></text:p>
      <text:p text:style-name="P1"><text:span text:style-name="Emphasis"><text:span text:style-name="T2">„Das ist auch nicht schwer. Schau ihn dir doch an wie es sich verhält.“</text:span></text:span></text:p>
      <text:p text:style-name="P1"><text:span text:style-name="Emphasis"><text:span text:style-name="T2">„Mir brauchst du das nicht sagen. Immerhin ‚hilft‘ er mir beim Schreiben auch und seitdem hab ich ihn komplett in meinem Herzen eingeschlossen, wo dann neben 𐌻𐌿𐌶𐌹𐍆𐌰𐌹𐍂 und Sparkles nur noch genug Platz für dich war.“</text:span></text:span></text:p>
      <text:p text:style-name="P1"><text:span text:style-name="Emphasis"><text:span text:style-name="T2">„Was wirklich? Das hatte ich nicht wirklich erwartet.“</text:span></text:span></text:p>
      <text:p text:style-name="P1"><text:span text:style-name="Emphasis"><text:span text:style-name="T2">Das lässt Emma ums Herz warm werden.</text:span></text:span></text:p>
      <text:p text:style-name="P1"><text:soft-page-break/><text:span text:style-name="Emphasis"><text:span text:style-name="T2">„Komm lass uns wieder zu der Tafel gehen, dann kannst du die Beschreibungen der anderen Vögel durchlesen.“</text:span></text:span></text:p>
      <text:p text:style-name="P1"><text:span text:style-name="Emphasis"><text:span text:style-name="T2">„Passt.“</text:span></text:span></text:p>
      <text:p text:style-name="P1"><text:span text:style-name="Emphasis"><text:span text:style-name="T2">Als die zwei wieder bei der Tafel ankommen, sucht Flurina sofort nach Schlauvogel, da dieser in ihren Auge wesentlich interessanter geworden ist. Bei ihrer Beschreibung steht:</text:span></text:span></text:p>
      <text:p text:style-name="P1"><text:span text:style-name="Emphasis"><text:span text:style-name="T3">Schlauvogel</text:span></text:span></text:p>
      <text:p text:style-name="P1"><text:span text:style-name="Emphasis"><text:span text:style-name="T3">Schlauvogel ist ein Weibchen, welche ihren Namen selbst gewählt hatte, indem sie nur auf den Namen ‚Schlauvogel‘ reagiert hatte. Intern wird sie jedoch oft als ‚kleine Polizistin‘ bezeichnet, da sie jeden neuen Gast genaustens beobachtet, und dann ‚verbale Verwarnungen‘ (Anschreien) verteilt, wenn sich ein Gast ‚falsch‘ verhält. Zu diesen Verstößen gelten die allgemeinen Verstöße wie ohne die richtigen Umstände (kein vorheriger Vertrauensaufbau oder während dem Dösen) zu streicheln, jedoch auch wenn ein Gast eine Ausstrahlung hat, welche dieser Welli als ‚unpassend für das Café‘ empfindet. Sie macht auch jeden Morgen um 9:30-10:00 einen Kontrollflug durch das Café um zu sehen, ob alles noch in Ordnung ist. Sie führt auch ein paar Tests durch, indem sie zum Beispiel im Spielzimmer einen Ball von einem Schrank auf dem Boden wirft und dann nachschaut, um zu sehen, ob dieser am Platz landet, wo er landen sollte. Danach fliegt sie hinunter und danach fliegt sie zum Ball und wirft ihn, um zu sehen ob dieser wie gewöhnlich fliegt. Diese zwei Aktionen gehören zum gleichen Test, welcher die Schwerkraft überprüft. </text:span></text:span><text:span text:style-name="Emphasis"><text:span text:style-name="T33">Diese Beschäftigungn beanspruchen ca. 35% ihrer Zeit in Anspruch.</text:span></text:span><text:span text:style-name="Emphasis"><text:span text:style-name="T3"> Wenn Schlauvogel </text:span></text:span><text:span text:style-name="Emphasis"><text:span text:style-name="T33">bei den restlichen 65% </text:span></text:span><text:span text:style-name="Emphasis"><text:span text:style-name="T3">nicht mit einen dieser Beschäftigungen beschäftigt ist, hängt sie mit anderen Wellis ab, frisst oder schläft.</text:span></text:span></text:p>
      <text:p text:style-name="P1"><text:span text:style-name="Emphasis"><text:span text:style-name="T2">„Du Emma, ist das wirklich so?“</text:span></text:span></text:p>
      <text:p text:style-name="P1"><text:span text:style-name="Emphasis"><text:span text:style-name="T2">„Ja ist es. Ich hab die ganzen Wellis lang genug beobachtet, und hab dann gefragt, ob ich eine solche Wand machen darf und es wurde unter der Bedingung genehmigt, dass ich alle Texte formuliere. Seitdem hat sich nicht wirklich was geändert, so das diese noch aktuell sind.“</text:span></text:span></text:p>
      <text:p text:style-name="P13"><text:span text:style-name="Emphasis"><text:span text:style-name="T34">„So steht heute noch was an außer putzen und auf die kleinen aufpassen?“</text:span></text:span></text:p>
      <text:p text:style-name="P13"><text:span text:style-name="Emphasis"><text:span text:style-name="T34">„Ja, wir basteln um halb elf </text:span></text:span><text:span text:style-name="Emphasis"><text:span text:style-name="T35">meistens bis um 2, halb drei</text:span></text:span><text:span text:style-name="Emphasis"><text:span text:style-name="T34"> mit den Vögeln im Personalraum.“</text:span></text:span></text:p>
      <text:p text:style-name="P13"><text:span text:style-name="Emphasis"><text:span text:style-name="T34">„</text:span></text:span><text:span text:style-name="Emphasis"><text:span text:style-name="T35">Ist das nicht gefährlich für die Vögel?“</text:span></text:span></text:p>
      <text:p text:style-name="P14"><text:span text:style-name="Emphasis"><text:span text:style-name="T35">„Nein du brauchst keine Angst haben, die Materialien sind für die kleinen ungefährlich und all die gefährlichen Arbeiten wurden schon gemacht bevor die Materialien in das </text:span></text:span><text:span text:style-name="Emphasis"><text:span text:style-name="T2">Café </text:span></text:span><text:span text:style-name="Emphasis"><text:span text:style-name="T35">gebracht wurden.“</text:span></text:span></text:p>
      <text:p text:style-name="P14"><text:span text:style-name="Emphasis"><text:span text:style-name="T35">„Oh verstehe. Und wie läuft es so ab?“</text:span></text:span></text:p>
      <text:p text:style-name="P14"><text:span text:style-name="Emphasis"><text:span text:style-name="T35">„Es läuft grob ab mit den Wellis zu basteln?“</text:span></text:span></text:p>
      <text:p text:style-name="P14"><text:span text:style-name="Emphasis"><text:span text:style-name="T35">„Also zuerst räumen wir die Bastelsachen vom Lager in den Mitarbeiterraum, dort packen wir die Sachen aus und Schlauvogel inspiziert all die Sachen ob diese eh ‚sicher‘ sind und ihr gefallen. Wenn ihr irgendwas nicht passt, schreit sie dieses Objekt an. Nach dieser Kontrolle können wir anfangen. Die kleine Polizistin setzt sich die ersten paar Minuten auf eine Erhöhung um uns zu beobachten ob wir eh alles richtig machen. Dann fliegt sie oft raus, aber kommt immer wieder herein um zu kontrollieren. Die anderen Vögel helfen immer wieder mit, aber hauen dann meistens dann wieder ab und kommen dann wieder. Sparkles ist der einzige, welcher viel hilft und dann immer wieder mit Bastelmaterialien abhaut.“</text:span></text:span></text:p>
      <text:p text:style-name="P14"><text:span text:style-name="Emphasis"><text:span text:style-name="T35">„Ach Gott ich muss da unbedingt mithelfen.“</text:span></text:span></text:p>
      <text:p text:style-name="P14"><text:span text:style-name="Emphasis"><text:span text:style-name="T35">„Ich hoffe das du das tust, ich will sehen wie die Wellis reagieren wenn du da mithilfst. Aber bevor wir damit anfangen, willst du dir die restlichen Beschreibungen durchlesen, oder willst du zurück auf unseren Platz?“</text:span></text:span></text:p>
      <text:p text:style-name="P14"><text:span text:style-name="Emphasis"><text:span text:style-name="T35">Als Emma am Platz auf ihr Handy schaut, sieht sie das es 5 vor 10 ist.</text:span></text:span></text:p>
      <text:p text:style-name="P15"><text:soft-page-break/><text:span text:style-name="Emphasis"><text:span text:style-name="T36">Darauf hören die zwei Mädchen einen Vogel langsam hinter Emma gehen.</text:span></text:span></text:p>
      <text:p text:style-name="P15"><text:span text:style-name="Emphasis"><text:span text:style-name="T36">‚Tap… Tap… Tap… Tap…‘</text:span></text:span></text:p>
      <text:p text:style-name="P15"><text:span text:style-name="Emphasis"><text:span text:style-name="T36">Flurina lehnt sich </text:span></text:span><text:span text:style-name="Emphasis"><text:span text:style-name="T37">am Stuhl </text:span></text:span><text:span text:style-name="Emphasis"><text:span text:style-name="T36">auf die Seite um zu sehen welcher der Wellis es ist.</text:span></text:span></text:p>
      <text:p text:style-name="P15"><text:span text:style-name="Emphasis"><text:span text:style-name="T36">„Du Fluri, lass dich überraschen.“</text:span></text:span></text:p>
      <text:p text:style-name="P15"><text:span text:style-name="Emphasis"><text:span text:style-name="T36">„Weißt du leicht schon was passieren wird?“</text:span></text:span></text:p>
      <text:p text:style-name="P15"><text:span text:style-name="Emphasis"><text:span text:style-name="T36">„Natürlich. Ich arbeite schon lang genug mit denen zusammen.“</text:span></text:span></text:p>
      <text:p text:style-name="P15"><text:span text:style-name="Emphasis"><text:span text:style-name="T36">Als das Aufsetzen der Krallen auf dem harten Untergrund aufgehört hatte, durchfährt ein lautes, aber fröhliches ‚ÆÆÆÆ!‘ den Raum.</text:span></text:span></text:p>
      <text:p text:style-name="P15"><text:span text:style-name="Emphasis"><text:span text:style-name="T36">Emma und Flurina zucken etwas zusammen, und Emma dreht sich um.</text:span></text:span></text:p>
      <text:p text:style-name="P15"><text:span text:style-name="Emphasis"><text:span text:style-name="T36">Emma sagt zu dem Welli mit einem verspielt mahnenden Ton: „Sparkles jetzt hast du mich aber erschreckt. Sowas geht aber nicht.“</text:span></text:span></text:p>
      <text:p text:style-name="P15"><text:span text:style-name="Emphasis"><text:span text:style-name="T36">Das veranlasst Sparkles einfach nur fröhlich zu zwitschern </text:span></text:span><text:span text:style-name="Emphasis"><text:span text:style-name="T38">und auf und ab zu hüpfen</text:span></text:span><text:span text:style-name="Emphasis"><text:span text:style-name="T36">.</text:span></text:span></text:p>
      <text:p text:style-name="P15"><text:span text:style-name="Emphasis"><text:span text:style-name="T36">„Ach du weißt </text:span></text:span><text:span text:style-name="Emphasis"><text:span text:style-name="T39">ja schon</text:span></text:span><text:span text:style-name="Emphasis"><text:span text:style-name="T36">, dass ich dir nicht böse sein kann und es für dich eher ein Spiel ist.“</text:span></text:span></text:p>
      <text:p text:style-name="P15"><text:span text:style-name="Emphasis"><text:span text:style-name="T36">Er piepst und trällert fröhlich weiter.</text:span></text:span></text:p>
      <text:p text:style-name="P15"><text:span text:style-name="Emphasis"><text:span text:style-name="T36">„Ach warum musst du da nur recht haben?“</text:span></text:span></text:p>
      <text:p text:style-name="P15"><text:span text:style-name="Emphasis"><text:span text:style-name="T36">Dann hören sie einen anderen Vogel etwas lauter rufen, und Sparkles schaut etwas herum und antwortet dem Ruf. Als dieser nochmal kommt, fliegt Sparkles weg und Emma dreht sich wieder zu Flurina um.</text:span></text:span></text:p>
      <text:p text:style-name="P16"><text:span text:style-name="Emphasis"><text:span text:style-name="T40">Dort sieht sie wie ihre Freundin ihre Arme am Tisch abgestützt hat und ihr Gesicht in den Händen vergraben hatte. Da Flurina jedoch kichert, muss Emma zwangsläufig mit kichern.</text:span></text:span></text:p>
      <text:p text:style-name="P16"><text:span text:style-name="Emphasis"><text:span text:style-name="T40">„Das ist normal bei ihm.“</text:span></text:span></text:p>
      <text:p text:style-name="P17"><text:span text:style-name="Emphasis"><text:span text:style-name="T41">Als sich Flurina sich wieder eingefangen hatte, fragt sie: „Wer hat ihn da gerufen?“</text:span></text:span></text:p>
      <text:p text:style-name="P17"><text:span text:style-name="Emphasis"><text:span text:style-name="T41">„Es hatte sich nach seiner Freundin Zira angehört, könnte aber auch Pico gewesen sein. </text:span></text:span><text:span text:style-name="Emphasis"><text:span text:style-name="T42">Beide haben einen ähnlichen Ruflaut für Sparkles. </text:span></text:span><text:span text:style-name="Emphasis"><text:span text:style-name="T41">Hatte jetzt nicht ganz genau hingehört, was aber auch egal ist. Anderes Thema, </text:span></text:span><text:span text:style-name="Emphasis"><text:span text:style-name="T43">wie gut</text:span></text:span><text:span text:style-name="Emphasis"><text:span text:style-name="T41"> </text:span></text:span><text:span text:style-name="Emphasis"><text:span text:style-name="T43">geht es dir beim Ethik-Aufsatz? Ich hab Probleme damit es allgemein zu halten. Immerhin, wenn ich das Huhn für meinen Kater nicht töten lasse, etwas was laut der Aufgabe moralisch falsch ist, stirbt mein Kater durch langsames Organversagen, und das wär ein grausamer Tot. Für diesen Tot wär ich auch verantwortlich, da ich ihm nicht die passende Nahrung gefüttert hab. Das gleiche gilt, wenn ein Raubtier in der freien Wildbahn ein anders Tier tötet. Tut das Raubtier dann auch etwas ‚moralisch falsches‘? Das ist eigentlich genau der gleiche Gedanke. Bei den Kleinen hier ist es nicht recht viel anders. Man verhindert, dass sich einige Pflanzen Fortpflanzen, oder nicht in den ganzen Samen und Körnen die diese Pflanze produziert hat, um andere Lebewesen am Leben zu erhalten. Bei den Menschen gehaltenen Tieren ist es der Mensch, welcher diese Samen und Körner einsammelt, in der Natur sind es die Vögel selbst. Demnach sind die Menschen, welche diese Sachen machen, moralisch schlecht, oder wir deuten das so um, dass das Haustierhalten moralisch falsch ist. Wenn wir jetzt sagen, dass das Haustierhalten moralisch falsch ist und wir ab nun an keine Haustiere mehr halten, töten wir immer noch weiter, bzw. verhindern das Fortpflanzen einiger Pflanzen, damit wir Menschen überleben, da sonst unsere Organe langsam versagen. Demnach sind alle Menschen moralisch böse, da alle Menschen töten, auch wenn es nur für unser eigenes Überleben ist. Wie sollte ich das aber auf 1000-1200 Wörter ausweiten, </text:span></text:span><text:span text:style-name="Emphasis"><text:span text:style-name="T44">so dass es wirklich um das Thema ‚</text:span></text:span><text:span text:style-name="Emphasis"><text:span text:style-name="T39">Ist </text:span></text:span><text:span text:style-name="Emphasis"><text:span text:style-name="T44">Töten </text:span></text:span><text:span text:style-name="Emphasis"><text:span text:style-name="T39">gut oder</text:span></text:span><text:span text:style-name="Emphasis"><text:span text:style-name="T44"> </text:span></text:span><text:span text:style-name="Emphasis"><text:span text:style-name="T39">schlecht</text:span></text:span><text:span text:style-name="Emphasis"><text:span text:style-name="T44">‘ dreht, und nicht darum ‚Sind Menschen böse weil sie töten?‘</text:span></text:span><text:span text:style-name="Emphasis"><text:span text:style-name="T43">?</text:span></text:span><text:span text:style-name="Emphasis"><text:span text:style-name="T41">“</text:span></text:span></text:p>
      <text:p text:style-name="P18"><text:soft-page-break/><text:span text:style-name="Emphasis"><text:span text:style-name="T45">Flurina antwortet ihr: „Ich glaub, wenn du es als </text:span></text:span><text:span text:style-name="Emphasis"><text:span text:style-name="T44">‚Sind Menschen böse weil sie töten?‘ </text:span></text:span><text:span text:style-name="Emphasis"><text:span text:style-name="T45">einreichst ist es auch ein valider Aufsatz für Ethik, aber das sind Punkte, über die ich selbst nicht nachgedacht hab, und bin etwas überfordert. </text:span></text:span><text:span text:style-name="Emphasis"><text:span text:style-name="T39">Wie bist du eigentlich auf diese Punkte gekommen? Immerhin sind das nicht Sachen, über die der Rest unserer Klasse nachdenkt. Ist es eine Folge vom Tod des Wellis hier im </text:span></text:span><text:span text:style-name="Emphasis"><text:span text:style-name="T2">Café?</text:span></text:span><text:span text:style-name="Emphasis"><text:span text:style-name="T45">“</text:span></text:span></text:p>
      <text:p text:style-name="P18"><text:span text:style-name="Emphasis"><text:span text:style-name="T45">„</text:span></text:span><text:span text:style-name="Emphasis"><text:span text:style-name="T39">Ja. Sonst hätte ich mich mit dem Tod und dem töten wahrscheinlich nie auseinander gesetzt.“</text:span></text:span></text:p>
      <text:p text:style-name="P18"><text:span text:style-name="Emphasis"><text:span text:style-name="T39">„</text:span></text:span><text:span text:style-name="Emphasis"><text:span text:style-name="T46">Willst du mir erzählen wie der Welli war?“</text:span></text:span></text:p>
      <text:p text:style-name="P18"><text:span text:style-name="Emphasis"><text:span text:style-name="T46">„OK. Also es war ein er… Max war sein Name“, sie atmet einmal tief durch, „Er war einer der ruhigeren </text:span></text:span><text:span text:style-name="Emphasis"><text:span text:style-name="T47">und verschmusten</text:span></text:span><text:span text:style-name="Emphasis"><text:span text:style-name="T46"> Sorte, aber desha</text:span></text:span><text:span text:style-name="Emphasis"><text:span text:style-name="T47">l</text:span></text:span><text:span text:style-name="Emphasis"><text:span text:style-name="T46">b nicht weniger neugierig.“</text:span></text:span></text:p>
      <text:p text:style-name="P19"><text:span text:style-name="Emphasis"><text:span text:style-name="T46">Ihr kommen Erinnerungen in den Kopf als sie einmal ein Buch gelesen hatte, und Max sich auf den Rand des Buches gesetzt hatte.</text:span></text:span></text:p>
      <text:p text:style-name="P19"><text:span text:style-name="Emphasis"><text:span text:style-name="T46">„Ich hatte einmal ein Buch hier im Café gelesen und Max hatte sich an den Buchrand gesetzt hatte. Als er so dasaß, hatte er kopfüber in das Buch hineingeschaut und hatte zum zwitschern angefangen, fast so als ob er mir das Buch vorlesen würde… </text:span></text:span><text:span text:style-name="Emphasis"><text:span text:style-name="T48">Das war noch vor der Zeit von Sparkles. Er war damals mit der Sunny zusammen, welche ihn immer aufgefordert hat mit ihm oder ein paar anderen Wellis zu spielen. Das war dann immer recht witzig, </text:span></text:span><text:span text:style-name="Emphasis"><text:span text:style-name="T49">da er dann manchmal mit etwas anderem beschäftigt war als Sunny mit ihm spielen wollte…</text:span></text:span><text:span text:style-name="Emphasis"><text:span text:style-name="T46">“, </text:span></text:span><text:span text:style-name="Emphasis"><text:span text:style-name="T49">sie seufzt einmal, „Ich wünschte beide wären noch da. </text:span></text:span><text:span text:style-name="Emphasis"><text:span text:style-name="T50">Es war so oft, dass die einfach nur beobachtet hat was ich mach, aber nicht damit die mich verwarnen, sondern deshalb, das er das nachmachen kann. Max und Sunny hatten es zwar immer irgendwie gemacht und es ist dann meistens daneben gegangen, aber es war dann immer lustig. Als er dann vor ein paar Jahren gestorben ist, ist Sunny immer wieder zur Schaukel geflogen wo die zwei gesessen sind und hatte nach ihn gerufen. </text:span></text:span><text:span text:style-name="Emphasis"><text:span text:style-name="T51">Sein Tod war für mich aber nicht weniger Herzzerbrechender. Er hatte sich kurz vor seinem Tod zu mir gekämpft um mit mir zu kuscheln und ist dann in meinen Armen gestorben. Es hatte mir das Herz zerbrochen, dass er sich vor seinem Tod so abgekämpft hatte um bei mir zu sein.</text:span></text:span><text:span text:style-name="Emphasis"><text:span text:style-name="T49">“</text:span></text:span></text:p>
      <text:p text:style-name="P20"><text:span text:style-name="Emphasis"><text:span text:style-name="T51">Dabei kamen ihr die Tränen.</text:span></text:span></text:p>
      <text:p text:style-name="P18"><text:span text:style-name="Emphasis"><text:span text:style-name="T39">„Passt es, wenn ich dich umarme? Ich hab das Gefühl, dass </text:span></text:span><text:span text:style-name="Emphasis"><text:span text:style-name="T51">du das gerade brauchst</text:span></text:span><text:span text:style-name="Emphasis"><text:span text:style-name="T39">.“</text:span></text:span></text:p>
      <text:p text:style-name="P18"><text:span text:style-name="Emphasis"><text:span text:style-name="T39">„Ja </text:span></text:span><text:span text:style-name="Emphasis"><text:span text:style-name="T51">bitte</text:span></text:span><text:span text:style-name="Emphasis"><text:span text:style-name="T39">.“</text:span></text:span></text:p>
      <text:p text:style-name="P18"><text:span text:style-name="Emphasis"><text:span text:style-name="T39">Darauf kommt Flurina auf die andere Seite vom Tisch zur Emma und beide umarmen sich. Dabei lehnt sich Emma an Flurinas Schulter und schluchzt.</text:span></text:span></text:p>
      <text:p text:style-name="P18"><text:span text:style-name="Emphasis"><text:span text:style-name="T51">Währenddessen erzählt sie zwischen den Schluchzern weiter.</text:span></text:span></text:p>
      <text:p text:style-name="P18"><text:span text:style-name="Emphasis"><text:span text:style-name="T51">„Sunny hatte immer weniger mit den anderen gespielt und ist wenige Wochen nach dem Tod ihres Freundes gestorben.“</text:span></text:span></text:p>
      <text:p text:style-name="P21"><text:span text:style-name="Emphasis"><text:span text:style-name="T39">Die zwei trennen deren Umarmung nach mehreren Minuten wieder </text:span></text:span><text:span text:style-name="Emphasis"><text:span text:style-name="T51">als es Emma wieder einigermaßen gut geht.</text:span></text:span></text:p>
      <text:p text:style-name="P21"><text:span text:style-name="Emphasis"><text:span text:style-name="T39">„</text:span></text:span><text:span text:style-name="Emphasis"><text:span text:style-name="T52">Danke.“</text:span></text:span></text:p>
      <text:p text:style-name="P21"><text:span text:style-name="Emphasis"><text:span text:style-name="T52">„Ich wollte dir einfach nur etwas gutes tun. Das war einer der einfachsten Wege.“</text:span></text:span></text:p>
      <text:p text:style-name="P21"><text:span text:style-name="Emphasis"><text:span text:style-name="T52">A</text:span></text:span><text:span text:style-name="Emphasis"><text:span text:style-name="T39">ls </text:span></text:span><text:span text:style-name="Emphasis"><text:span text:style-name="T2">Emma </text:span></text:span><text:span text:style-name="Emphasis"><text:span text:style-name="T52">dann</text:span></text:span><text:span text:style-name="Emphasis"><text:span text:style-name="T2"> ihr Handy heraus nimmt, sieht </text:span></text:span><text:span text:style-name="Emphasis"><text:span text:style-name="T52">sie</text:span></text:span><text:span text:style-name="Emphasis"><text:span text:style-name="T2">, dass es 10:25 ist.</text:span></text:span></text:p>
      <text:h text:style-name="P3" text:outline-level="1"><text:span text:style-name="Emphasis"><text:span text:style-name="T1">Das Basteln</text:span></text:span></text:h>
      <text:p text:style-name="P18"><text:span text:style-name="Emphasis"><text:span text:style-name="T2">„</text:span></text:span><text:span text:style-name="Emphasis"><text:span text:style-name="T39">Du Fluri, wir müssen die Sachen für das Basteln herrichten. Es ist gleich soweit.“</text:span></text:span></text:p>
      <text:p text:style-name="P18"><text:span text:style-name="Emphasis"><text:span text:style-name="T39">„OK passt. Ich folg dir einfach.“</text:span></text:span></text:p>
      <text:p text:style-name="P1"><text:span text:style-name="Emphasis"><text:span text:style-name="T2">Als die zwei Mädchen im Lager ankommen, übergibt Emma Flurina ein paar Bastelsachen </text:span></text:span><text:span text:style-name="Emphasis"><text:span text:style-name="T53">in einem Karton</text:span></text:span><text:span text:style-name="Emphasis"><text:span text:style-name="T2">.</text:span></text:span></text:p>
      <text:p text:style-name="P22"><text:span text:style-name="Emphasis"><text:span text:style-name="T54">Als die Türe vom Lager hinter den zwei Teenagerinnen zufällt, </text:span></text:span><text:span text:style-name="Emphasis"><text:span text:style-name="T55">fliegt Sparkles zu den zwei und </text:span></text:span><text:span text:style-name="Emphasis"><text:span text:style-name="T54">setzt sich auf den Karton den Emma trägt und </text:span></text:span><text:span text:style-name="Emphasis"><text:span text:style-name="T55">fängt an aufgeregt zu </text:span></text:span><text:span text:style-name="Emphasis"><text:span text:style-name="T54">flatter</text:span></text:span><text:span text:style-name="Emphasis"><text:span text:style-name="T55">n</text:span></text:span><text:span text:style-name="Emphasis"><text:span text:style-name="T54"> und zwitscher</text:span></text:span><text:span text:style-name="Emphasis"><text:span text:style-name="T55">n</text:span></text:span><text:span text:style-name="Emphasis"><text:span text:style-name="T54"> </text:span></text:span><text:span text:style-name="Emphasis"><text:span text:style-name="T55">an</text:span></text:span><text:span text:style-name="Emphasis"><text:span text:style-name="T54">.</text:span></text:span></text:p>
      <text:p text:style-name="P22"><text:span text:style-name="Emphasis"><text:span text:style-name="T54">„Sparkles, du weißt ganz genau was da drinnen ist und freust dich schon darauf, ge?“</text:span></text:span></text:p>
      <text:p text:style-name="P22"><text:span text:style-name="Emphasis"><text:span text:style-name="T54">Dieser trällert </text:span></text:span><text:span text:style-name="Emphasis"><text:span text:style-name="T39">nur</text:span></text:span><text:span text:style-name="Emphasis"><text:span text:style-name="T54"> noch aufgeregter.</text:span></text:span></text:p>
      <text:p text:style-name="P22"><text:span text:style-name="Emphasis"><text:span text:style-name="T54">„Du es ist gleich soweit, wir müssen es nur noch in den Mitarbeiterraum tragen.“</text:span></text:span></text:p>
      <text:p text:style-name="P22"><text:span text:style-name="Emphasis"><text:span text:style-name="T54">Emma führt während sie mit Sparkles redet ihre Freundin in einen Raum, welcher mit ‚Pausenraum (Nur für Mitarbeiter*innen)‘ beschriftet ist. Beide Mädchen lassen die Tür offen.</text:span></text:span></text:p>
      <text:p text:style-name="P22"><text:span text:style-name="Emphasis"><text:span text:style-name="T54">„Du Emma, wie kommen die Wellis hier </text:span></text:span><text:span text:style-name="Emphasis"><text:span text:style-name="T39">normalerweise</text:span></text:span><text:span text:style-name="Emphasis"><text:span text:style-name="T54"> herein?“</text:span></text:span></text:p>
      <text:p text:style-name="P22"><text:span text:style-name="Emphasis"><text:span text:style-name="T54">„Es gibt </text:span></text:span><text:span text:style-name="Emphasis"><text:span text:style-name="T56">vier</text:span></text:span><text:span text:style-name="Emphasis"><text:span text:style-name="T54"> Röhre</text:span></text:span><text:span text:style-name="Emphasis"><text:span text:style-name="T57">n</text:span></text:span><text:span text:style-name="Emphasis"><text:span text:style-name="T54">, durch welche die Wellis hereinkommen. </text:span></text:span><text:span text:style-name="Emphasis"><text:span text:style-name="T39">Stell die Box auf den Tisch in der Mitte vom Raum.</text:span></text:span><text:span text:style-name="Emphasis"><text:span text:style-name="T54">“ </text:span></text:span></text:p>
      <text:p text:style-name="P22"><text:span text:style-name="Emphasis"><text:span text:style-name="T54">Die zwei Mädchen stellen die Kartons ab und fangen an die Bastelsachen auszupacken. Als die das machen, kommt Schlauvogel hereingeflogen und knabbert alles einmal kurz an.</text:span></text:span></text:p>
      <text:p text:style-name="P22"><text:span text:style-name="Emphasis"><text:span text:style-name="T54">„</text:span></text:span><text:span text:style-name="Emphasis"><text:span text:style-name="T58">I</text:span></text:span><text:span text:style-name="Emphasis"><text:span text:style-name="T54">ch </text:span></text:span><text:span text:style-name="Emphasis"><text:span text:style-name="T58">bin</text:span></text:span><text:span text:style-name="Emphasis"><text:span text:style-name="T54"> schon </text:span></text:span><text:span text:style-name="Emphasis"><text:span text:style-name="T58">aufs Basteln mit den Wellis, vor allem mit Sparkles </text:span></text:span><text:span text:style-name="Emphasis"><text:span text:style-name="T54">gespannt. Wie oft wird hier eigentlich gebastelt?“</text:span></text:span></text:p>
      <text:p text:style-name="P22"><text:span text:style-name="Emphasis"><text:span text:style-name="T54">„Jeden vierten </text:span></text:span><text:span text:style-name="Emphasis"><text:span text:style-name="T59">Sonntag</text:span></text:span><text:span text:style-name="Emphasis"><text:span text:style-name="T54">.“</text:span></text:span></text:p>
      <text:p text:style-name="P23"><text:span text:style-name="Emphasis"><text:span text:style-name="T54">„Jeden vierten <text:s/>Monat, oder wirklich jeden vierten </text:span></text:span><text:span text:style-name="Emphasis"><text:span text:style-name="T59">Sonntag</text:span></text:span><text:span text:style-name="Emphasis"><text:span text:style-name="T54">?“</text:span></text:span></text:p>
      <text:p text:style-name="P23"><text:span text:style-name="Emphasis"><text:span text:style-name="T54">„Nein, es wird jeden echten vierten </text:span></text:span><text:span text:style-name="Emphasis"><text:span text:style-name="T59">Sonntag</text:span></text:span><text:span text:style-name="Emphasis"><text:span text:style-name="T54"> gebastelt.“</text:span></text:span></text:p>
      <text:p text:style-name="P24"><text:span text:style-name="Emphasis"><text:span text:style-name="T60">Als sich die zwei Mädchen sich gegenüber setzen, nimmt Sparkles mit seiner Kralle ein </text:span></text:span><text:span text:style-name="Emphasis"><text:span text:style-name="T61">kleines</text:span></text:span><text:span text:style-name="Emphasis"><text:span text:style-name="T60"> Holz</text:span></text:span><text:span text:style-name="Emphasis"><text:span text:style-name="T57">teilchen</text:span></text:span><text:span text:style-name="Emphasis"><text:span text:style-name="T60">, nimmt es in den Schnabel und fliegt damit weg.</text:span></text:span></text:p>
      <text:p text:style-name="P24"><text:span text:style-name="Emphasis"><text:span text:style-name="T60">„Du Emma, hast du nicht gesagt, dass er uns hilft anstatt uns etwas zu klauen?“</text:span></text:span></text:p>
      <text:p text:style-name="P24"><text:span text:style-name="Emphasis"><text:span text:style-name="T60">„Ach der kommt wieder zurück, der sieht das nur als Teil des Bastelns an. Für ihn ist beides lustig und spannend und macht daher keinen Unterschied dazwischen.“</text:span></text:span></text:p>
      <text:p text:style-name="P25"><text:span text:style-name="Emphasis"><text:span text:style-name="T60">„</text:span></text:span><text:span text:style-name="Emphasis"><text:span text:style-name="T57">Was macht er mit den </text:span></text:span><text:span text:style-name="Emphasis"><text:span text:style-name="T60">Holz</text:span></text:span><text:span text:style-name="Emphasis"><text:span text:style-name="T57">teilchen?“</text:span></text:span></text:p>
      <text:p text:style-name="P26"><text:span text:style-name="Emphasis"><text:span text:style-name="T57">„Das weiß niemand so richtig. Mal finden wir es als ganzes in irgendeinem Versteck, mal komplett zerstückelt </text:span></text:span><text:span text:style-name="Emphasis"><text:span text:style-name="T37">und </text:span></text:span><text:span text:style-name="Emphasis"><text:span text:style-name="T62">die Splitter</text:span></text:span><text:span text:style-name="Emphasis"><text:span text:style-name="T57"> durch </text:span></text:span><text:span text:style-name="Emphasis"><text:span text:style-name="T62">das</text:span></text:span><text:span text:style-name="Emphasis"><text:span text:style-name="T57"> ganze </text:span></text:span><text:span text:style-name="Emphasis"><text:span text:style-name="T2">Café </text:span></text:span><text:span text:style-name="Emphasis"><text:span text:style-name="T37">verteilt, oder er macht Musik damit, da ihm die Klänge faszinieren und bringt es zurück.“</text:span></text:span></text:p>
      <text:p text:style-name="P26"><text:span text:style-name="Emphasis"><text:span text:style-name="T37">„Was glaubst du, dass er jetzt macht?“</text:span></text:span></text:p>
      <text:p text:style-name="P26"><text:span text:style-name="Emphasis"><text:span text:style-name="T37">„Keine Ahnung. Bei ihm ist das immer eine Überraschung.“</text:span></text:span></text:p>
      <text:p text:style-name="P26"><text:span text:style-name="Emphasis"><text:span text:style-name="T37">„OK gut verstehe. Ist beim Basteln irgendwas besonderes geplant was raus kommen sollte?“</text:span></text:span></text:p>
      <text:p text:style-name="P26"><text:span text:style-name="Emphasis"><text:span text:style-name="T37">„</text:span></text:span><text:span text:style-name="Emphasis"><text:span text:style-name="T63">Lass mich dir mal die Idee des Bastelns hier zeigen.“</text:span></text:span></text:p>
      <text:p text:style-name="P27"><text:span text:style-name="Emphasis"><text:span text:style-name="T63">Emma geht zu ihrer Freundin und nimmt eine Holzplatte, welche wie die Vorderseite eines Hauses aussieht, ein paar Farben, ein paar Holzplä</text:span></text:span><text:span text:style-name="Emphasis"><text:span text:style-name="T64">t</text:span></text:span><text:span text:style-name="Emphasis"><text:span text:style-name="T63">tchen und den Kleber.</text:span></text:span></text:p>
      <text:p text:style-name="P27"><text:soft-page-break/><text:span text:style-name="Emphasis"><text:span text:style-name="T63">Als alles vor den zwei Mädchen liegt, kommt Zira herbeigeflogen, und schaut zuerst auf die Holzplatte, dann zu den Mädchen, und dann wieder zur Holzplatte.</text:span></text:span></text:p>
      <text:p text:style-name="P27"><text:span text:style-name="Emphasis"><text:span text:style-name="T63">Da erkundigt sich Emma: „So Zira, was willst du wo haben?“</text:span></text:span></text:p>
      <text:p text:style-name="P28"><text:span text:style-name="Emphasis"><text:span text:style-name="T64">Zira schaut sich die restlichen Bastelsachen am Tisch an und nimmt sich ein Holzplättchen, welches zu einer Blume geschnitten wurde, und legt es über den ausgeschnittenen Eingang von der Holzplatte. </text:span></text:span></text:p>
      <text:p text:style-name="P28"><text:span text:style-name="Emphasis"><text:span text:style-name="T64">„Passt, dann kleben wir das hier an.“</text:span></text:span></text:p>
      <text:p text:style-name="P28"><text:span text:style-name="Emphasis"><text:span text:style-name="T64">Zira zwitschert </text:span></text:span><text:span text:style-name="Emphasis"><text:span text:style-name="T65">etwas</text:span></text:span><text:span text:style-name="Emphasis"><text:span text:style-name="T64">.</text:span></text:span></text:p>
      <text:p text:style-name="P28"><text:span text:style-name="Emphasis"><text:span text:style-name="T64">Emma erklärt dann, dass Flurina wie viel Kleber benötigt wird, und dass sie den Behälter für den Kleber immer zumachen sollte, damit kein Welli hineinfliegen kann. </text:span></text:span></text:p>
      <text:p text:style-name="P28"><text:span text:style-name="Emphasis"><text:span text:style-name="T64">Kaum ist sie mit dem Erklären fertig, hören sie wie Sparkles mit dem Holzplättchen gegen die Innenseite der Röhre schlägt. Nach ein paar Schlägen, zwitschert er, und fängt dann wieder an zu schlagen.</text:span></text:span></text:p>
      <text:p text:style-name="P28"><text:span text:style-name="Emphasis"><text:span text:style-name="T64">„Du Emma, jetzt haben wir </text:span></text:span><text:span text:style-name="Emphasis"><text:span text:style-name="T65">das </text:span></text:span><text:span text:style-name="Emphasis"><text:span text:style-name="T64">Livekonzert </text:span></text:span><text:span text:style-name="Emphasis"><text:span text:style-name="T65">von Sparkles wo du gesagt hast das er immer wieder macht</text:span></text:span><text:span text:style-name="Emphasis"><text:span text:style-name="T64">.“</text:span></text:span></text:p>
      <text:p text:style-name="P29"><text:span text:style-name="Emphasis"><text:span text:style-name="T65">Emma kichert leicht belustigt über Flurinas, von kindlicher Begeisterung gezeichnete Feststellung: „Ja. Mal schauen was er als nächstes als Instrument wählt. So Zira, passt das für dich so?“</text:span></text:span></text:p>
      <text:p text:style-name="P29"><text:span text:style-name="Emphasis"><text:span text:style-name="T65">Diese schaut vom Holzstück hoch und trällert kurz.</text:span></text:span></text:p>
      <text:p text:style-name="P29"><text:span text:style-name="Emphasis"><text:span text:style-name="T65">Darauf fliegt Sparkles heraus und landet auf dem Tisch. Dort hüpft er zu einem Karton und schlägt mit dem Holzstäbchen darauf. Als das nicht das gewünschte Geräusch macht, lässt er das Stäbchen fallen, fliegt in den Karton und fängt dort zu zwitschern an.</text:span></text:span></text:p>
      <text:p text:style-name="P29"><text:span text:style-name="Emphasis"><text:span text:style-name="T65">„Wart einmal, fühlt er sich da drinnen überhaupt wohl?“</text:span></text:span></text:p>
      <text:p text:style-name="P29"><text:span text:style-name="Emphasis"><text:span text:style-name="T65">„Ich glaub eher, dass ihm da drinnen die Akustik so gut gefällt, dass es ihm egal ist, dass er gerade in einem Karton ist.“</text:span></text:span></text:p>
      <text:p text:style-name="P29"><text:span text:style-name="Emphasis"><text:span text:style-name="T65">Zira entscheidet sich zu Sparkles in den Karton zu fliegen.</text:span></text:span></text:p>
      <text:p text:style-name="P30"><text:span text:style-name="Emphasis"><text:span text:style-name="T66">Kaum ist diese drinnen, hört Sparkles auf zu zwitschern.</text:span></text:span></text:p>
      <text:p text:style-name="P30"><text:span text:style-name="Emphasis"><text:span text:style-name="T66">Als Flurina geht etwas hoch und schaut rein. Dort sieht sie, wie die zwei sich gegenseitig putzen. Das Mädchen muss zum Lächeln anfangen.</text:span></text:span></text:p>
      <text:p text:style-name="P30"><text:span text:style-name="Emphasis"><text:span text:style-name="T66">„Putz</text:span></text:span><text:span text:style-name="Emphasis"><text:span text:style-name="T67">ig nicht wahr</text:span></text:span><text:span text:style-name="Emphasis"><text:span text:style-name="T66">?“</text:span></text:span></text:p>
      <text:p text:style-name="P30"><text:span text:style-name="Emphasis"><text:span text:style-name="T66">„Ja.“</text:span></text:span></text:p>
      <text:p text:style-name="P31"><text:span text:style-name="Emphasis"><text:span text:style-name="T68">Danach kommt Schlauvoge</text:span></text:span><text:span text:style-name="Emphasis"><text:span text:style-name="T67">l</text:span></text:span><text:span text:style-name="Emphasis"><text:span text:style-name="T68"> zu den Mädchen und piepst einmal. </text:span></text:span></text:p>
      <text:p text:style-name="P31"><text:span text:style-name="Emphasis"><text:span text:style-name="T68">Emma wendet sich ihr zu: „Schlauvogel, was gibt’s?“</text:span></text:span></text:p>
      <text:p text:style-name="P32"><text:span text:style-name="Emphasis"><text:span text:style-name="T67">Schlauvogel geht zum Farbeimer mit der roten Farbe, berührt diesen und hüpft zum Holzbrett und berührt das Holzplättchen, welches Zira sich ausgesucht hatte.</text:span></text:span></text:p>
      <text:p text:style-name="P32"><text:span text:style-name="Emphasis"><text:span text:style-name="T67">Emma malt dann die Blume rot an.</text:span></text:span></text:p>
      <text:p text:style-name="P32"><text:span text:style-name="Emphasis"><text:span text:style-name="T67">„</text:span></text:span><text:span text:style-name="Emphasis"><text:span text:style-name="T69">Passt das für dich?“</text:span></text:span></text:p>
      <text:p text:style-name="P33"><text:span text:style-name="Emphasis"><text:span text:style-name="T69">Darauf zwitschert der Welli kurz fröhlich und holt dann ein dreieckiges Holzstückchen und legt es dann auf die Holzplatte und rückt es zurecht. </text:span></text:span><text:span text:style-name="Emphasis"><text:span text:style-name="T70">Dann springt sie auf die andere Seite von dem Holzstückchen und </text:span></text:span><text:span text:style-name="Emphasis"><text:span text:style-name="T71">rückt</text:span></text:span><text:span text:style-name="Emphasis"><text:span text:style-name="T70"> es sich dann </text:span></text:span><text:span text:style-name="Emphasis"><text:span text:style-name="T71">noch mal etwas zurecht. Als sie fertig ist, schaut sie zur Flurina und piepst kurz.</text:span></text:span></text:p>
      <text:p text:style-name="P34"><text:soft-page-break/><text:span text:style-name="Emphasis"><text:span text:style-name="T71">Diese schaut fragend zu Emma.</text:span></text:span></text:p>
      <text:p text:style-name="P33"><text:span text:style-name="Emphasis"><text:span text:style-name="T71">„Du Fluri, sie will das du dieses Stück dort anklebst.“</text:span></text:span></text:p>
      <text:p text:style-name="P33"><text:span text:style-name="Emphasis"><text:span text:style-name="T71">„OK dann versuch ich’s mal. Schlauvogel, passt die Position für dich?“</text:span></text:span></text:p>
      <text:p text:style-name="P34"><text:span text:style-name="Emphasis"><text:span text:style-name="T71">Diese gibt ein kurzes æ von sich.</text:span></text:span><text:span text:style-name="T20"/></text:p>
      <text:p text:style-name="P34"><text:span text:style-name="Emphasis"><text:span text:style-name="T71">„OK dann lass es uns ankleben.“</text:span></text:span></text:p>
      <text:p text:style-name="P35"><text:span text:style-name="Emphasis"><text:span text:style-name="T72">Flurina greift zum Kleber und klebt das Holzplättchen an.</text:span></text:span></text:p>
      <text:p text:style-name="P35"><text:span text:style-name="Emphasis"><text:span text:style-name="T72">„Passt es für dich hier?“</text:span></text:span></text:p>
      <text:p text:style-name="P35"><text:span text:style-name="Emphasis"><text:span text:style-name="T72">Der Welli zwitschert zufrieden.</text:span></text:span></text:p>
      <text:p text:style-name="P35"><text:span text:style-name="Emphasis"><text:span text:style-name="T72">„</text:span></text:span><text:span text:style-name="Emphasis"><text:span text:style-name="T73">Das ist schön zu hören.“</text:span></text:span></text:p>
      <text:p text:style-name="P36"><text:span text:style-name="Emphasis"><text:span text:style-name="T73">Die kleine Polizistin geht zur blauen Farbe und tippt mit dem Schnabel darauf. Als sie das gemacht hatte, geht sie wieder zu dem Holzplättchen, welches sie sich ausgesucht hatte, und berührt es mit ihrem Füßchen.</text:span></text:span></text:p>
      <text:p text:style-name="P36"><text:span text:style-name="Emphasis"><text:span text:style-name="T73">„</text:span></text:span><text:span text:style-name="Emphasis"><text:span text:style-name="T74">OK, dann mal ich das mal blau an.“</text:span></text:span></text:p>
      <text:p text:style-name="P37"><text:span text:style-name="Emphasis"><text:span text:style-name="T74">Als Flurina dieses Plättchen anmalt, beobachtet Schlauvogel das Mädchen ganz genau. Kaum ist das Mädchen mit dem anmalen fertig, flattert der Welli weg.</text:span></text:span></text:p>
      <text:p text:style-name="P37"><text:span text:style-name="Emphasis"><text:span text:style-name="T74">„Ich glaub sie vertraut mir.“</text:span></text:span></text:p>
      <text:p text:style-name="P37"><text:span text:style-name="Emphasis"><text:span text:style-name="T74">„Das glaub ich auch. Anderes Thema, die kleinen dürfen die Kartons zerbeißen und zerschreddern. Das ist ein Teil vom Basteln und die finden es recht schön wenn sie einen Karton zu zerbeißen haben.“</text:span></text:span></text:p>
      <text:p text:style-name="P37"><text:span text:style-name="Emphasis"><text:span text:style-name="T74">„OK passt.“</text:span></text:span></text:p>
      <text:p text:style-name="P37"><text:span text:style-name="Emphasis"><text:span text:style-name="T74">Wie aufs Wort beißt Sparkles einen Kreis in den Karton und schaut dann mit dem ausgebissen</text:span></text:span><text:span text:style-name="Emphasis"><text:span text:style-name="T75">en</text:span></text:span><text:span text:style-name="Emphasis"><text:span text:style-name="T74"> Stück aus dem Loch.</text:span></text:span></text:p>
      <text:p text:style-name="P38"><text:span text:style-name="Emphasis"><text:span text:style-name="T76">Flurina muss kichern: </text:span></text:span><text:span text:style-name="Emphasis"><text:span text:style-name="T74">„</text:span></text:span><text:span text:style-name="Emphasis"><text:span text:style-name="T76">Und Sparkles, wie findest du das Fenster?“</text:span></text:span></text:p>
      <text:p text:style-name="P38"><text:span text:style-name="Emphasis"><text:span text:style-name="T76">Der kleine schaut einmal links und nach rechts, und zieht seinen Kopf wieder hinein. </text:span></text:span></text:p>
      <text:p text:style-name="P38"><text:span text:style-name="Emphasis"><text:span text:style-name="T76">Kaum ist der Kopf wieder im Inneren vom Karton, fliegt er raus </text:span></text:span><text:span text:style-name="Emphasis"><text:span text:style-name="T77">und setzt sich auf den Tisch und legt sein herausgebissenes Stück auf d</text:span></text:span><text:span text:style-name="Emphasis"><text:span text:style-name="T78">as Holzbrett wo die zwei Mädchen gerade basteln</text:span></text:span><text:span text:style-name="Emphasis"><text:span text:style-name="T76">. </text:span></text:span><text:span text:style-name="Emphasis"><text:span text:style-name="T78">Er legt es immer wieder um bevor er sich für eine Stelle entscheidet, zu den Mädls schaut und dann zum piepsen anfängt.</text:span></text:span></text:p>
      <text:p text:style-name="P38"><text:span text:style-name="Emphasis"><text:span text:style-name="T78">„Verstehe, du willst es also hier haben.“</text:span></text:span></text:p>
      <text:p text:style-name="P39"><text:span text:style-name="Emphasis"><text:span text:style-name="T78">Emma greift zum Kleber und klebt den Karton auf das Holz.</text:span></text:span></text:p>
      <text:p text:style-name="P39"><text:span text:style-name="Emphasis"><text:span text:style-name="T78">Kaum ist es befestigt, holt </text:span></text:span><text:span text:style-name="Emphasis"><text:span text:style-name="T79">er </text:span></text:span><text:span text:style-name="Emphasis"><text:span text:style-name="T80">einen hölzernen Zungenspatel und legt es quer über das Kartonstück, schaut etwas schief auf seine Konstruktion und legt das Holzstückchen dann so um, dass es zwischen Blume und Dreieck liegt. Sparkles geht dann noch ein paar Schritte um die Position von all den Positionen der Förmchen anzuschauen. </text:span></text:span><text:span text:style-name="Emphasis"><text:span text:style-name="T81">Kaum hatte er eine Runde um all das gemacht, piepst er bestätigend, dass diese Position passt.</text:span></text:span></text:p>
      <text:p text:style-name="P40"><text:span text:style-name="Emphasis"><text:span text:style-name="T81">Flurina schaut einmal mit einem bittenden Blick zu Emma, worauf diese den Kleber übergibt. Diese klebt es dann an.</text:span></text:span></text:p>
      <text:p text:style-name="P40"><text:span text:style-name="Emphasis"><text:span text:style-name="T81">Kaum ist das erledigt, macht Pico auf sich Aufmerksam. Die zwei Freundinnen schauen dann zu ihm und sehen, dass Pico und Coco einige Materialien für ein hängendes Spielzeug vorbereitet hatten, </text:span></text:span><text:span text:style-name="Emphasis"><text:span text:style-name="T79">indem sie es auf einen Haufen zusammengeworfen haben</text:span></text:span><text:span text:style-name="Emphasis"><text:span text:style-name="T81">.</text:span></text:span></text:p>
      <text:p text:style-name="P40"><text:soft-page-break/><text:span text:style-name="Emphasis"><text:span text:style-name="T81">„Ich muss dir wohl jetzt zeigen, wie man ein solches Hängespielzeug bastelt.“</text:span></text:span></text:p>
      <text:p text:style-name="P40"><text:span text:style-name="Emphasis"><text:span text:style-name="T81">„</text:span></text:span><text:span text:style-name="Emphasis"><text:span text:style-name="T79">Ja bitte.“</text:span></text:span></text:p>
      <text:p text:style-name="P40"><text:span text:style-name="Emphasis"><text:span text:style-name="T79">„OK passt, dann lass es mir dir zeigen.“</text:span></text:span></text:p>
      <text:p text:style-name="P40"><text:span text:style-name="Emphasis"><text:span text:style-name="T81">Nachdem Emma Flurina das anhand von diesem Spielzeug gezeigt hatte </text:span></text:span><text:span text:style-name="Emphasis"><text:span text:style-name="T79">und Coco und Pico damit einverstanden waren</text:span></text:span><text:span text:style-name="Emphasis"><text:span text:style-name="T81">, fordert Coco dieses Spielzeug für sich ein, worauf die zwei Mädchen das neu gebastelte Spielzeug ihm geben. Das schwule Paar </text:span></text:span><text:span text:style-name="Emphasis"><text:span text:style-name="T82">untersucht es zuerst und </text:span></text:span><text:span text:style-name="Emphasis"><text:span text:style-name="T81">spielt dann gemeinsam damit.</text:span></text:span></text:p>
      <text:p text:style-name="P41"><text:span text:style-name="Emphasis"><text:span text:style-name="T79">Währenddessen sind alle 10 Wellensittiche auf dem Basteltisch gekommen und räumen dort die Bastelsachen hin und her </text:span></text:span><text:span text:style-name="Emphasis"><text:span text:style-name="T83">und zwitschern und trällern lautstark herum</text:span></text:span><text:span text:style-name="Emphasis"><text:span text:style-name="T79">. Einige bleiben zwar an einem Platz, zerbeißen jedoch die <text:s/></text:span></text:span><text:span text:style-name="Emphasis"><text:span text:style-name="T80">hölzernen Zungenspatel.</text:span></text:span></text:p>
      <text:p text:style-name="P42"><text:span text:style-name="Emphasis"><text:span text:style-name="T83">Nachdem die meisten Wellis mit dem Chaos zufrieden waren, fliegen die meisten raus oder zu höher gelegenen Plätzen in dem Personalraum.</text:span></text:span></text:p>
      <text:p text:style-name="P42"><text:span text:style-name="Emphasis"><text:span text:style-name="T83">„Und ich hab mir eine solche Mühe gegeben alles schön herzurichten.“</text:span></text:span></text:p>
      <text:p text:style-name="P42"><text:span text:style-name="Emphasis"><text:span text:style-name="T83">„Du Fluri, wenn du mit Wellis irgendwas machst, darfst du nicht erwarten, dass es ordentlich und sauber bleibt.“</text:span></text:span></text:p>
      <text:p text:style-name="P42"><text:span text:style-name="Emphasis"><text:span text:style-name="T83">„</text:span></text:span><text:span text:style-name="Emphasis"><text:span text:style-name="T84">OK gut, lass uns weiter machen. Wir haben ja noch einiges zum Basteln.“</text:span></text:span></text:p>
      <text:p text:style-name="P42"><text:span text:style-name="Emphasis"><text:span text:style-name="T84">„So ich würde jetzt mit einer Seitenwand von dem Häuschen weitermachen. Traust du dir zu, dass du eine solche Wand selber machst und ich in der Zwischenzeit die andere mach?“</text:span></text:span></text:p>
      <text:p text:style-name="P42"><text:span text:style-name="Emphasis"><text:span text:style-name="T84">„Ja glaub ich schon.“</text:span></text:span></text:p>
      <text:p text:style-name="P42"><text:span text:style-name="Emphasis"><text:span text:style-name="T84">„Die sind unterschiedlich lang, da musst du aufpassen, aber es ist nicht schlimm wenn du das unter Anführungsstrichen falsche nimmst, da die Längen in Paaren kommen.“</text:span></text:span></text:p>
      <text:p text:style-name="P43"><text:span text:style-name="Emphasis"><text:span text:style-name="T85">Die zwei Mädchen sprechen sich ab, welche welche Seite macht und in welcher Länge die dieses Vogelhäuschen machen.</text:span></text:span></text:p>
      <text:p text:style-name="P43"><text:span text:style-name="Emphasis"><text:span text:style-name="T85">Als sich beide Mädchen bereit fürs Basteln machen, </text:span></text:span><text:span text:style-name="Emphasis"><text:span text:style-name="T86">schaut</text:span></text:span><text:span text:style-name="Emphasis"><text:span text:style-name="T85"> Sparkles anfangs etwas </text:span></text:span><text:span text:style-name="Emphasis"><text:span text:style-name="T86">verwirrt zwischen den zwei hin und her</text:span></text:span><text:span text:style-name="Emphasis"><text:span text:style-name="T85">, da er nicht weiß, bei wem er </text:span></text:span><text:span text:style-name="Emphasis"><text:span text:style-name="T86">als erstes helfen sollte, entscheidet sich aber für Flurina. Zira stoßt dann sofort zu </text:span></text:span><text:span text:style-name="Emphasis"><text:span text:style-name="T87">Flurina und ihrem Freund</text:span></text:span><text:span text:style-name="Emphasis"><text:span text:style-name="T86">.</text:span></text:span></text:p>
      <text:p text:style-name="P44"><text:span text:style-name="Emphasis"><text:span text:style-name="T88">Pieps entscheidet sich dafür mit Emma zu basteln.</text:span></text:span></text:p>
      <text:p text:style-name="P45"><text:span text:style-name="Emphasis"><text:span text:style-name="T89">Irgend</text:span></text:span><text:span text:style-name="Emphasis"><text:span text:style-name="T90">wo</text:span></text:span><text:span text:style-name="Emphasis"><text:span text:style-name="T89"> schüttelt </text:span></text:span><text:span text:style-name="Emphasis"><text:span text:style-name="T90">Kiki ihre</text:span></text:span><text:span text:style-name="Emphasis"><text:span text:style-name="T89"> Federn aus.</text:span></text:span></text:p>
      <text:p text:style-name="P45"><text:span text:style-name="Emphasis"><text:span text:style-name="T89">„</text:span></text:span><text:span text:style-name="Emphasis"><text:span text:style-name="T90">Du Emma, warum hatten sich die Wellis gerade nicht erschreckt, als Kiki ihre Federn ausgeschüttelt hatte?“</text:span></text:span></text:p>
      <text:p text:style-name="P45"><text:span text:style-name="Emphasis"><text:span text:style-name="T90">„</text:span></text:span><text:span text:style-name="Emphasis"><text:span text:style-name="T91">Das liegt daran, dass das ein natürlicher und normales Verhalten der Wellis ist und die anderen sich dadurch nicht erschrecken, wenn ein Welli das macht.“</text:span></text:span></text:p>
      <text:p text:style-name="P46"><text:span text:style-name="Emphasis"><text:span text:style-name="T92">Die Mädchen basteln weiter und </text:span></text:span><text:span text:style-name="Emphasis"><text:span text:style-name="T93">irgendwann setzt sich Schlauvogel auf Flurinas Schulter und döst dort.</text:span></text:span></text:p>
      <text:p text:style-name="P47"><text:span text:style-name="Emphasis"><text:span text:style-name="T93">Dann schaut Emma zu ihrer Freundin und es wird ihr warm ums Herz.</text:span></text:span></text:p>
      <text:p text:style-name="P47"><text:span text:style-name="Emphasis"><text:span text:style-name="T93">„Du Fluri, du verhältst dich wohl so perfekt, dass sich Schlauvogel bei dir so wohl fühlt, dass er auf deiner Schulter dösen will. Das macht sie sonst sie bei ganz wenigen.“</text:span></text:span></text:p>
      <text:p text:style-name="P47"><text:span text:style-name="Emphasis"><text:span text:style-name="T93">„</text:span></text:span><text:span text:style-name="Emphasis"><text:span text:style-name="T94">Das heißt ich steh bei den Wellis ganz weit oben bei der Liste der sympatischen Menschen?“</text:span></text:span></text:p>
      <text:p text:style-name="P47"><text:span text:style-name="Emphasis"><text:span text:style-name="T94">„Ja tust du.“</text:span></text:span></text:p>
      <text:p text:style-name="P47"><text:span text:style-name="Emphasis"><text:span text:style-name="T94">„</text:span></text:span><text:span text:style-name="Emphasis"><text:span text:style-name="T95">Döst sie eigentlich bei dir auch?“</text:span></text:span></text:p>
      <text:p text:style-name="P47"><text:soft-page-break/><text:span text:style-name="Emphasis"><text:span text:style-name="T95">„Wenn sie müde ist ja.“</text:span></text:span></text:p>
      <text:p text:style-name="P48"><text:span text:style-name="Emphasis"><text:span text:style-name="T95">Dann macht Sparkles wieder auf sich aufmerksam, indem er ganz klar in die Richtung von Flurina zwitschert.</text:span></text:span></text:p>
      <text:p text:style-name="P48"><text:span text:style-name="Emphasis"><text:span text:style-name="T95">„Sparkles, was gibt’s?“</text:span></text:span></text:p>
      <text:p text:style-name="P49"><text:span text:style-name="Emphasis"><text:span text:style-name="T96">Sparkles zwitschert als Antwort.</text:span></text:span></text:p>
      <text:p text:style-name="P49"><text:span text:style-name="Emphasis"><text:span text:style-name="T96">„Achso du willst plaudern.“</text:span></text:span></text:p>
      <text:p text:style-name="P49"><text:span text:style-name="Emphasis"><text:span text:style-name="T96">Dann schaltet sich Zira mit geträller hinzu.</text:span></text:span></text:p>
      <text:p text:style-name="P49"><text:span text:style-name="Emphasis"><text:span text:style-name="T96">Emmas Herz zerschmiltzt beim Zuschauen, als dann Kiki anfängt ihren Finger anzuknabbern.</text:span></text:span></text:p>
      <text:p text:style-name="P49"><text:span text:style-name="Emphasis"><text:span text:style-name="T96">„Kiki, schmeckt mein Finger?“</text:span></text:span></text:p>
      <text:p text:style-name="P49"><text:span text:style-name="Emphasis"><text:span text:style-name="T96">Diese schaut Emma nur an und knabbert dann weiter.</text:span></text:span></text:p>
      <text:p text:style-name="P49"><text:span text:style-name="Emphasis"><text:span text:style-name="T96">Dann fragt Emma </text:span></text:span><text:span text:style-name="Emphasis"><text:span text:style-name="T97">leicht amysiert </text:span></text:span><text:span text:style-name="Emphasis"><text:span text:style-name="T96">während sie </text:span></text:span><text:span text:style-name="Emphasis"><text:span text:style-name="T97">versucht durch leichtes ziehen ihren Finger aus dem Schnabel von Kiki zu befreien: </text:span></text:span><text:span text:style-name="Emphasis"><text:span text:style-name="T96">„Darf ich bitte meinen Finger </text:span></text:span><text:span text:style-name="Emphasis"><text:span text:style-name="T97">bitte</text:span></text:span><text:span text:style-name="Emphasis"><text:span text:style-name="T96"> wieder haben?“</text:span></text:span></text:p>
      <text:p text:style-name="P50"><text:span text:style-name="Emphasis"><text:span text:style-name="T97">Das veranlasst Kiki Emmas Finger mit ihrem Füßchen.</text:span></text:span></text:p>
      <text:p text:style-name="P51"><text:span text:style-name="Emphasis"><text:span text:style-name="T98">Als Kiki dann das Interesse an Emmas Finger verliert, lässt sie den Finger wieder los und fliegt aus dem Pausenraum.</text:span></text:span></text:p>
      <text:p text:style-name="P52"><text:span text:style-name="Emphasis"><text:span text:style-name="T99">Flurina hat dann wieder angefangen mit Sparkels und Zira zu basteln.</text:span></text:span></text:p>
      <text:p text:style-name="P52"><text:span text:style-name="Emphasis"><text:span text:style-name="T99">Die zwei Wellis hatten dann die Pinsel und Stifte in den Schnabel genommen, und hatten angefangen auf dem Holz zu zeichnen, während Flurina Förmchen anklebt. Schlauvogel ist in der Zwischenzeit zu </text:span></text:span><text:span text:style-name="Emphasis"><text:span text:style-name="T75">Krümel geflogen </text:span></text:span><text:span text:style-name="Emphasis"><text:span text:style-name="T100">und spielt mit ihm.</text:span></text:span></text:p>
      <text:p text:style-name="P53"><text:span text:style-name="Emphasis"><text:span text:style-name="T101">Sparkles ist noch immer fleißig am Malen mit dem einem Pinsel, jedoch ist Zira zu einem Vogelhäuschen geflogen, welches </text:span></text:span><text:span text:style-name="Emphasis"><text:span text:style-name="T102">etwas höher </text:span></text:span><text:span text:style-name="Emphasis"><text:span text:style-name="T101">im Jausenraum aufgehängt ist, </text:span></text:span><text:span text:style-name="Emphasis"><text:span text:style-name="T103">und überschaut alles</text:span></text:span><text:span text:style-name="Emphasis"><text:span text:style-name="T101">.</text:span></text:span></text:p>
      <text:p text:style-name="P54"><text:span text:style-name="Emphasis"><text:span text:style-name="T103">Als dann Sparkles vom Zeichnen gelangweilt ist, ruft er nach Zira. Diese Antwortet ihm mit einem fröhlichen geträller.</text:span></text:span></text:p>
      <text:p text:style-name="P54"><text:span text:style-name="Emphasis"><text:span text:style-name="T103">Kaum hatte dieser die Antwort erhalten, fliegt er zu ihr zum Vogelhaus.</text:span></text:span></text:p>
      <text:p text:style-name="P55"><text:span text:style-name="Emphasis"><text:span text:style-name="T104">Dort zwitschern die zwei fröhlich miteinander, etwas was das Café als dauerhaftes Hintergrundgeräusch hat.</text:span></text:span></text:p>
      <text:p text:style-name="P55"><text:span text:style-name="Emphasis"><text:span text:style-name="T10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 Copy 1"/><text:bookmark-start text:name="PageNumWizard_FOOTER_Default Page Style3"/><text:page-number text:select-page="current">81</text:page-number><text:bookmark-end text:name="PageNumWizard_FOOTER_Default Page Style3 Copy 1"/><text:bookmark-end text:name="PageNumWizard_FOOTER_Default Page Style3"/></text:p>
      </style:footer>
      <style:footer-left>
        <text:p text:style-name="MP1"><text:bookmark-start text:name="PageNumWizard_FOOTER_Default Page Style2 Copy 1"/><text:bookmark-start text:name="PageNumWizard_FOOTER_Default Page Style2"/><text:page-number text:select-page="current">80</text:page-number><text:bookmark-end text:name="PageNumWizard_FOOTER_Default Page Style2 Copy 1"/><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3T21:48:48.254611246</meta:creation-date>
    <dc:date>2025-12-04T13:15:28.215945700</dc:date>
    <meta:editing-duration>P12DT9H37M37S</meta:editing-duration>
    <meta:editing-cycles>1009</meta:editing-cycles>
    <meta:generator>LibreOffice/25.8.3.2$Windows_X86_64 LibreOffice_project/8ca8d55c161d602844f5428fa4b58097424e324e</meta:generator>
    <meta:print-date>2025-12-02T10:21:50.217989100</meta:print-date>
    <meta:document-statistic meta:table-count="0" meta:image-count="0" meta:object-count="0" meta:page-count="81" meta:paragraph-count="1758" meta:word-count="31152" meta:character-count="186981" meta:non-whitespace-character-count="157574"/>
  </office:meta>
</office:document-meta>
</file>